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Standard">
      <style:text-properties fo:color="#000000" fo:font-size="10.5pt" fo:language="en" fo:country="GB" text:paragraph-rsid="000bb06c" style:font-size-asian="10.5pt" style:font-size-complex="10.5pt"/>
    </style:style>
    <style:style style:name="P7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0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.5pt" text:paragraph-rsid="000bb06c" style:font-size-asian="10.5pt" style:font-size-complex="10.5pt"/>
    </style:style>
    <style:style style:name="P13" style:family="paragraph" style:parent-style-name="Standard">
      <style:text-properties fo:font-size="10.5pt" text:paragraph-rsid="000f9789" style:font-size-asian="10.5pt" style:font-size-complex="10.5pt"/>
    </style:style>
    <style:style style:name="P14" style:family="paragraph" style:parent-style-name="Standard">
      <style:text-properties fo:font-size="10.5pt" text:paragraph-rsid="00297a45" style:font-size-asian="10.5pt" style:font-size-complex="10.5pt"/>
    </style:style>
    <style:style style:name="P15" style:family="paragraph" style:parent-style-name="Standard">
      <style:text-properties fo:font-size="10.5pt" fo:language="en" fo:country="GB" text:paragraph-rsid="000bb06c" style:font-size-asian="10.5pt" style:font-size-complex="10.5pt"/>
    </style:style>
    <style:style style:name="P16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text:paragraph-rsid="002bef78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800000" fo:font-size="10.5pt" text:paragraph-rsid="000bb06c" style:font-size-asian="10.5pt" style:font-size-complex="10.5pt"/>
    </style:style>
    <style:style style:name="P19" style:family="paragraph" style:parent-style-name="Standard">
      <style:text-properties fo:color="#99284c" fo:font-size="10.5pt" text:paragraph-rsid="000bb06c" style:font-size-asian="10.5pt" style:font-size-complex="10.5pt"/>
    </style:style>
    <style:style style:name="P20" style:family="paragraph" style:parent-style-name="Standard">
      <style:text-properties fo:color="#99284c" fo:font-size="10.5pt" text:paragraph-rsid="0014375e" style:font-size-asian="10.5pt" style:font-size-complex="10.5pt"/>
    </style:style>
    <style:style style:name="P21" style:family="paragraph" style:parent-style-name="Standard">
      <style:text-properties fo:color="#99284c" fo:font-size="10.5pt" text:paragraph-rsid="00177859" style:font-size-asian="10.5pt" style:font-size-complex="10.5pt"/>
    </style:style>
    <style:style style:name="P22" style:family="paragraph" style:parent-style-name="Standard">
      <style:text-properties fo:color="#99284c" fo:font-size="10.5pt" text:paragraph-rsid="0024784a" style:font-size-asian="10.5pt" style:font-size-complex="10.5pt"/>
    </style:style>
    <style:style style:name="P23" style:family="paragraph" style:parent-style-name="Standard">
      <style:text-properties fo:color="#99284c" fo:font-size="10.5pt" text:paragraph-rsid="00259d08" style:font-size-asian="10.5pt" style:font-size-complex="10.5pt"/>
    </style:style>
    <style:style style:name="P24" style:family="paragraph" style:parent-style-name="Standard">
      <style:text-properties fo:color="#99284c" fo:font-size="10.5pt" text:rsid="00190ac4" text:paragraph-rsid="00190ac4" style:font-size-asian="10.5pt" style:font-size-complex="10.5pt"/>
    </style:style>
    <style:style style:name="P25" style:family="paragraph" style:parent-style-name="Standard">
      <style:text-properties fo:color="#99284c" fo:font-size="10.5pt" text:rsid="0024b461" text:paragraph-rsid="0024b461" style:font-size-asian="10.5pt" style:font-size-complex="10.5pt"/>
    </style:style>
    <style:style style:name="P26" style:family="paragraph" style:parent-style-name="Standard">
      <style:text-properties fo:color="#99284c" fo:font-size="10.5pt" fo:language="en" fo:country="US" text:paragraph-rsid="000bb06c" style:font-size-asian="10.5pt" style:font-size-complex="10.5pt"/>
    </style:style>
    <style:style style:name="P27" style:family="paragraph" style:parent-style-name="Standard">
      <style:text-properties fo:color="#99284c" fo:font-size="10.5pt" fo:font-weight="bold" text:paragraph-rsid="0014375e" style:font-size-asian="10.5pt" style:font-weight-asian="bold" style:font-size-complex="10.5pt" style:font-weight-complex="bold"/>
    </style:style>
    <style:style style:name="P28" style:family="paragraph" style:parent-style-name="Standard"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29" style:family="paragraph" style:parent-style-name="Standard"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31" style:family="paragraph" style:parent-style-name="Standard">
      <style:text-properties fo:color="#99284c" fo:font-size="10.5pt" fo:font-weight="bold" text:rsid="0014375e" text:paragraph-rsid="0014375e" style:font-size-asian="10.5pt" style:font-weight-asian="bold" style:font-size-complex="10.5pt" style:font-weight-complex="bold"/>
    </style:style>
    <style:style style:name="P32" style:family="paragraph" style:parent-style-name="Standard"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34" style:family="paragraph" style:parent-style-name="Standard"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35" style:family="paragraph" style:parent-style-name="Standard"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36" style:family="paragraph" style:parent-style-name="Standard">
      <style:text-properties fo:color="#99284c" fo:font-size="10.5pt" fo:font-weight="bold" text:paragraph-rsid="000bb06c" style:font-size-asian="10.5pt" style:font-weight-asian="bold" style:font-size-complex="10.5pt" style:font-weight-complex="bold"/>
    </style:style>
    <style:style style:name="P37" style:family="paragraph" style:parent-style-name="Standard">
      <style:text-properties fo:color="#99284c" fo:font-size="10.5pt" fo:font-weight="bold" text:paragraph-rsid="002bef78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99284c" fo:font-size="10.5pt" fo:font-weight="normal" text:paragraph-rsid="0014375e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99284c" fo:font-size="10.5pt" fo:font-weight="normal" text:paragraph-rsid="00177859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99284c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99284c" style:text-line-through-style="none" fo:font-size="10.5pt" fo:font-style="normal" fo:font-weight="normal" text:paragraph-rsid="0014375e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Standard">
      <style:text-properties fo:color="#943634" fo:font-size="10.5pt" text:paragraph-rsid="0014375e" style:font-size-asian="10.5pt" style:font-size-complex="10.5pt"/>
    </style:style>
    <style:style style:name="P43" style:family="paragraph" style:parent-style-name="Standard">
      <style:text-properties fo:color="#943634" fo:font-size="10.5pt" text:paragraph-rsid="00177859" style:font-size-asian="10.5pt" style:font-size-complex="10.5pt"/>
    </style:style>
    <style:style style:name="P44" style:family="paragraph" style:parent-style-name="Standard">
      <style:text-properties fo:color="#943634" fo:font-size="10.5pt" text:paragraph-rsid="0024784a" style:font-size-asian="10.5pt" style:font-size-complex="10.5pt"/>
    </style:style>
    <style:style style:name="P45" style:family="paragraph" style:parent-style-name="Standard"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color="#943634" fo:font-size="10.5pt" fo:font-weight="normal" text:paragraph-rsid="0014375e" style:font-size-asian="10.5pt" style:font-weight-asian="normal" style:font-size-complex="10.5pt" style:font-weight-complex="normal"/>
    </style:style>
    <style:style style:name="P47" style:family="paragraph" style:parent-style-name="Standard"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color="#943634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943634" fo:font-size="10.5pt" fo:font-weight="normal" text:paragraph-rsid="002846f3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943634" fo:font-size="10.5pt" fo:font-weight="normal" text:paragraph-rsid="002abe11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color="#943634" fo:font-size="10.5pt" fo:font-weight="bold" text:paragraph-rsid="002846f3" style:font-size-asian="10.5pt" style:font-weight-asian="bold" style:font-size-complex="10.5pt" style:font-weight-complex="bold"/>
    </style:style>
    <style:style style:name="P52" style:family="paragraph" style:parent-style-name="Standard"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53" style:family="paragraph" style:parent-style-name="Standard"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54" style:family="paragraph" style:parent-style-name="Standard">
      <style:text-properties fo:color="#943634" fo:font-size="10.5pt" fo:font-weight="bold" text:paragraph-rsid="003531d2" style:font-size-asian="10.5pt" style:font-weight-asian="bold" style:font-size-complex="10.5pt" style:font-weight-complex="bold"/>
    </style:style>
    <style:style style:name="P55" style:family="paragraph" style:parent-style-name="Standard">
      <style:text-properties fo:color="#943634" fo:font-size="10.5pt" fo:font-weight="bold" text:paragraph-rsid="0036a5ca" style:font-size-asian="10.5pt" style:font-weight-asian="bold" style:font-size-complex="10.5pt" style:font-weight-complex="bold"/>
    </style:style>
    <style:style style:name="P56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57" style:family="paragraph" style:parent-style-name="Standard"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58" style:family="paragraph" style:parent-style-name="Standard"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59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60" style:family="paragraph" style:parent-style-name="Standard"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61" style:family="paragraph" style:parent-style-name="Standard"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62" style:family="paragraph" style:parent-style-name="Standard">
      <style:text-properties fo:color="#000080" fo:font-size="10.5pt" text:paragraph-rsid="000bb06c" style:font-size-asian="10.5pt" style:font-size-complex="10.5pt"/>
    </style:style>
    <style:style style:name="P63" style:family="paragraph" style:parent-style-name="Standard">
      <style:text-properties text:paragraph-rsid="000bb06c"/>
    </style:style>
    <style:style style:name="P64" style:family="paragraph" style:parent-style-name="Standard">
      <style:text-properties text:paragraph-rsid="000cd4b4"/>
    </style:style>
    <style:style style:name="P65" style:family="paragraph" style:parent-style-name="Standard">
      <style:text-properties text:paragraph-rsid="000e6c7c"/>
    </style:style>
    <style:style style:name="P66" style:family="paragraph" style:parent-style-name="Standard">
      <style:text-properties fo:font-weight="bold" text:paragraph-rsid="000e6c7c" style:font-weight-asian="bold" style:font-weight-complex="bold"/>
    </style:style>
    <style:style style:name="P67" style:family="paragraph" style:parent-style-name="Standard">
      <style:text-properties fo:font-weight="bold" text:paragraph-rsid="00122b8f" style:font-weight-asian="bold" style:font-weight-complex="bold"/>
    </style:style>
    <style:style style:name="P68" style:family="paragraph" style:parent-style-name="Standard">
      <style:text-properties text:paragraph-rsid="00122b8f"/>
    </style:style>
    <style:style style:name="P69" style:family="paragraph" style:parent-style-name="Standard">
      <style:text-properties text:paragraph-rsid="00132683"/>
    </style:style>
    <style:style style:name="P70" style:family="paragraph" style:parent-style-name="Standard">
      <style:text-properties text:paragraph-rsid="0014375e"/>
    </style:style>
    <style:style style:name="P71" style:family="paragraph" style:parent-style-name="Standard">
      <style:text-properties text:paragraph-rsid="00170e94"/>
    </style:style>
    <style:style style:name="P72" style:family="paragraph" style:parent-style-name="Standard">
      <style:text-properties text:paragraph-rsid="00190ac4"/>
    </style:style>
    <style:style style:name="P73" style:family="paragraph" style:parent-style-name="Standard">
      <style:text-properties text:paragraph-rsid="001b1cab"/>
    </style:style>
    <style:style style:name="P74" style:family="paragraph" style:parent-style-name="Standard">
      <style:text-properties text:paragraph-rsid="001b9e8b"/>
    </style:style>
    <style:style style:name="P75" style:family="paragraph" style:parent-style-name="Standard">
      <style:text-properties text:paragraph-rsid="001d1174"/>
    </style:style>
    <style:style style:name="P76" style:family="paragraph" style:parent-style-name="Standard">
      <style:text-properties text:paragraph-rsid="001eae84"/>
    </style:style>
    <style:style style:name="P77" style:family="paragraph" style:parent-style-name="Standard">
      <style:text-properties text:paragraph-rsid="00220494"/>
    </style:style>
    <style:style style:name="P78" style:family="paragraph" style:parent-style-name="Standard">
      <style:text-properties text:paragraph-rsid="00222cc1"/>
    </style:style>
    <style:style style:name="P79" style:family="paragraph" style:parent-style-name="Standard">
      <style:text-properties text:paragraph-rsid="0024784a"/>
    </style:style>
    <style:style style:name="P80" style:family="paragraph" style:parent-style-name="Standard">
      <style:text-properties text:paragraph-rsid="00259d08"/>
    </style:style>
    <style:style style:name="P81" style:family="paragraph" style:parent-style-name="Standard">
      <style:text-properties text:paragraph-rsid="0026956f"/>
    </style:style>
    <style:style style:name="P82" style:family="paragraph" style:parent-style-name="Standard">
      <style:text-properties text:paragraph-rsid="0026f8b0"/>
    </style:style>
    <style:style style:name="P83" style:family="paragraph" style:parent-style-name="Standard">
      <style:text-properties text:paragraph-rsid="00274a57"/>
    </style:style>
    <style:style style:name="P84" style:family="paragraph" style:parent-style-name="Standard">
      <style:text-properties text:paragraph-rsid="00297a45"/>
    </style:style>
    <style:style style:name="P85" style:family="paragraph" style:parent-style-name="Standard">
      <style:text-properties text:paragraph-rsid="002abe11"/>
    </style:style>
    <style:style style:name="P86" style:family="paragraph" style:parent-style-name="Standard">
      <style:text-properties text:paragraph-rsid="002bef78"/>
    </style:style>
    <style:style style:name="P87" style:family="paragraph" style:parent-style-name="Standard">
      <style:text-properties text:paragraph-rsid="00320ce5"/>
    </style:style>
    <style:style style:name="P88" style:family="paragraph" style:parent-style-name="Standard">
      <style:text-properties text:paragraph-rsid="0032d63d"/>
    </style:style>
    <style:style style:name="P89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0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92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93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4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96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97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98" style:family="paragraph" style:parent-style-name="Standard">
      <style:paragraph-properties fo:break-before="page"/>
      <style:text-properties fo:color="#000000" style:font-name="Times New Roman" fo:font-size="11pt" style:font-size-asian="11pt" style:font-size-complex="11pt"/>
    </style:style>
    <style:style style:name="P9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Times New Roman" fo:font-size="11pt" fo:language="en" fo:country="GB" style:text-underline-style="solid" style:text-underline-width="auto" style:text-underline-color="font-color" text:paragraph-rsid="000bb06c" style:text-underline-mode="continuous" style:text-overline-mode="continuous" style:text-line-through-mode="continuous" style:font-name-asian="Courier" style:font-size-asian="11pt" style:font-name-complex="Courier" style:font-size-complex="11pt"/>
    </style:style>
    <style:style style:name="P10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0bb06c" style:font-size-asian="10.5pt" style:font-size-complex="10.5pt"/>
    </style:style>
    <style:style style:name="P10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0bb06c" style:font-size-asian="10.5pt" style:font-size-complex="10.5pt"/>
    </style:style>
    <style:style style:name="P10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2843d4" style:font-size-asian="10.5pt" style:font-size-complex="10.5pt"/>
    </style:style>
    <style:style style:name="P10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text:rsid="002843d4" text:paragraph-rsid="002843d4" style:font-size-asian="10.5pt" style:font-weight-asian="normal" style:font-size-complex="10.5pt" style:font-weight-complex="normal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fo:font-size="10.5pt" text:paragraph-rsid="001d0f4a" style:font-size-asian="10.5pt" style:font-size-complex="10.5pt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fo:font-size="10.5pt" text:rsid="001d0f4a" text:paragraph-rsid="001d0f4a" style:font-size-asian="10.5pt" style:font-size-complex="10.5pt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fo:font-size="10.5pt" text:paragraph-rsid="000bb06c" style:font-size-asian="10.5pt" style:font-size-complex="10.5pt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fo:font-size="10.5pt" text:paragraph-rsid="002bef78" style:font-size-asian="10.5pt" style:font-size-complex="10.5pt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109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0bb06c" text:paragraph-rsid="000bb06c" style:font-size-asian="10.5pt" style:font-weight-asian="bold" style:font-size-complex="10.5pt" style:font-weight-complex="bold"/>
    </style:style>
    <style:style style:name="P1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112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2bef78" style:font-size-asian="10.5pt" style:font-weight-asian="bold" style:font-size-complex="10.5pt" style:font-weight-complex="bold"/>
    </style:style>
    <style:style style:name="P113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30553f" style:font-size-asian="10.5pt" style:font-weight-asian="bold" style:font-size-complex="10.5pt" style:font-weight-complex="bold"/>
    </style:style>
    <style:style style:name="P114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d7320" style:font-size-asian="10.5pt" style:font-weight-asian="normal" style:font-size-complex="10.5pt" style:font-weight-complex="normal"/>
    </style:style>
    <style:style style:name="P115" style:family="paragraph" style:parent-style-name="Standard">
      <style:paragraph-properties fo:margin-left="0.85cm" fo:margin-right="0cm" fo:text-indent="0cm" style:auto-text-indent="false"/>
      <style:text-properties fo:font-size="10.5pt" fo:font-weight="normal" text:rsid="000cd4b4" text:paragraph-rsid="000cd4b4" style:font-size-asian="10.5pt" style:font-weight-asian="normal" style:font-size-complex="10.5pt" style:font-weight-complex="normal"/>
    </style:style>
    <style:style style:name="P1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rsid="002843d4" text:paragraph-rsid="002843d4" style:font-size-asian="10.5pt" style:font-weight-asian="normal" style:font-size-complex="10.5pt" style:font-weight-complex="normal"/>
    </style:style>
    <style:style style:name="P117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bef78" style:font-size-asian="10.5pt" style:font-weight-asian="normal" style:font-size-complex="10.5pt" style:font-weight-complex="normal"/>
    </style:style>
    <style:style style:name="P118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f30c0" style:font-size-asian="10.5pt" style:font-weight-asian="normal" style:font-size-complex="10.5pt" style:font-weight-complex="normal"/>
    </style:style>
    <style:style style:name="P11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9789" style:font-size-asian="10.5pt" style:font-weight-asian="bold" style:font-size-complex="10.5pt" style:font-weight-complex="bold"/>
    </style:style>
    <style:style style:name="P12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22b8f" style:font-size-asian="10.5pt" style:font-weight-asian="bold" style:font-size-complex="10.5pt" style:font-weight-complex="bold"/>
    </style:style>
    <style:style style:name="P12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59e65" style:font-size-asian="10.5pt" style:font-weight-asian="bold" style:font-size-complex="10.5pt" style:font-weight-complex="bold"/>
    </style:style>
    <style:style style:name="P12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74a57" style:font-size-asian="10.5pt" style:font-weight-asian="bold" style:font-size-complex="10.5pt" style:font-weight-complex="bold"/>
    </style:style>
    <style:style style:name="P12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6f8b0" style:font-size-asian="10.5pt" style:font-weight-asian="bold" style:font-size-complex="10.5pt" style:font-weight-complex="bold"/>
    </style:style>
    <style:style style:name="P12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12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12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a5ca" style:font-size-asian="10.5pt" style:font-weight-asian="bold" style:font-size-complex="10.5pt" style:font-weight-complex="bold"/>
    </style:style>
    <style:style style:name="P12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f1fc" style:font-size-asian="10.5pt" style:font-weight-asian="bold" style:font-size-complex="10.5pt" style:font-weight-complex="bold"/>
    </style:style>
    <style:style style:name="P12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74a57" style:font-size-asian="10.5pt" style:font-weight-asian="normal" style:font-size-complex="10.5pt" style:font-weight-complex="normal"/>
    </style:style>
    <style:style style:name="P12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13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bb06c" text:paragraph-rsid="000d7320" style:font-size-asian="10.5pt" style:font-weight-asian="normal" style:font-size-complex="10.5pt" style:font-weight-complex="normal"/>
    </style:style>
    <style:style style:name="P13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57f03" text:paragraph-rsid="00157f03" style:font-size-asian="10.5pt" style:font-weight-asian="normal" style:font-size-complex="10.5pt" style:font-weight-complex="normal"/>
    </style:style>
    <style:style style:name="P13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3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a7984" text:paragraph-rsid="0026f8b0" style:font-size-asian="10.5pt" style:font-weight-asian="normal" style:font-size-complex="10.5pt" style:font-weight-complex="normal"/>
    </style:style>
    <style:style style:name="P13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97a45" style:font-size-asian="10.5pt" style:font-weight-asian="normal" style:font-size-complex="10.5pt" style:font-weight-complex="normal"/>
    </style:style>
    <style:style style:name="P13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f30c0" style:font-size-asian="10.5pt" style:font-weight-asian="normal" style:font-size-complex="10.5pt" style:font-weight-complex="normal"/>
    </style:style>
    <style:style style:name="P13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20ce5" style:font-size-asian="10.5pt" style:font-weight-asian="normal" style:font-size-complex="10.5pt" style:font-weight-complex="normal"/>
    </style:style>
    <style:style style:name="P13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0553f" style:font-size-asian="10.5pt" style:font-weight-asian="normal" style:font-size-complex="10.5pt" style:font-weight-complex="normal"/>
    </style:style>
    <style:style style:name="P138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70e94" style:font-size-asian="10.5pt" style:font-size-complex="10.5pt"/>
    </style:style>
    <style:style style:name="P139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0ac4" style:font-size-asian="10.5pt" style:font-size-complex="10.5pt"/>
    </style:style>
    <style:style style:name="P140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8bdf" style:font-size-asian="10.5pt" style:font-size-complex="10.5pt"/>
    </style:style>
    <style:style style:name="P141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4b461" style:font-size-asian="10.5pt" style:font-size-complex="10.5pt" style:font-weight-complex="bold"/>
    </style:style>
    <style:style style:name="P142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59e65" text:paragraph-rsid="00159e65" style:font-size-asian="10.5pt" style:font-size-complex="10.5pt"/>
    </style:style>
    <style:style style:name="P143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90ac4" text:paragraph-rsid="00190ac4" style:font-size-asian="10.5pt" style:font-size-complex="10.5pt"/>
    </style:style>
    <style:style style:name="P144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26956f" style:font-size-asian="10.5pt" style:font-weight-asian="bold" style:font-size-complex="10.5pt" style:font-weight-complex="bold"/>
    </style:style>
    <style:style style:name="P14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14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14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32683" style:font-size-asian="10.5pt" style:font-weight-asian="bold" style:font-size-complex="10.5pt" style:font-weight-complex="bold"/>
    </style:style>
    <style:style style:name="P14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0f9789" text:paragraph-rsid="000f9789" style:font-size-asian="10.5pt" style:font-weight-asian="bold" style:font-size-complex="10.5pt" style:font-weight-complex="bold"/>
    </style:style>
    <style:style style:name="P14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122b8f" text:paragraph-rsid="00122b8f" style:font-size-asian="10.5pt" style:font-weight-asian="bold" style:font-size-complex="10.5pt" style:font-weight-complex="bold"/>
    </style:style>
    <style:style style:name="P15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size-complex="10.5pt" style:font-weight-complex="normal"/>
    </style:style>
    <style:style style:name="P15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size-complex="10.5pt" style:font-weight-complex="normal"/>
    </style:style>
    <style:style style:name="P15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59e65" style:font-size-asian="10.5pt" style:font-weight-asian="normal" style:font-size-complex="10.5pt" style:font-weight-complex="normal"/>
    </style:style>
    <style:style style:name="P15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0f9789" style:font-size-asian="10.5pt" style:font-weight-asian="normal" style:font-size-complex="10.5pt" style:font-weight-complex="normal"/>
    </style:style>
    <style:style style:name="P15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32683" style:font-size-asian="10.5pt" style:font-weight-asian="normal" style:font-size-complex="10.5pt" style:font-weight-complex="normal"/>
    </style:style>
    <style:style style:name="P15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59e65" style:font-size-asian="10.5pt" style:font-weight-asian="normal" style:font-size-complex="10.5pt" style:font-weight-complex="normal"/>
    </style:style>
    <style:style style:name="P15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22b8f" text:paragraph-rsid="00122b8f" style:font-size-asian="10.5pt" style:font-weight-asian="normal" style:font-size-complex="10.5pt" style:font-weight-complex="normal"/>
    </style:style>
    <style:style style:name="P15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15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name-complex="Thorndale AMT1" style:font-size-complex="10.5pt" style:font-weight-complex="normal"/>
    </style:style>
    <style:style style:name="P15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16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22b8f" style:font-size-asian="10.5pt" style:font-weight-asian="normal" style:font-name-complex="Thorndale AMT1" style:font-size-complex="10.5pt" style:font-weight-complex="normal"/>
    </style:style>
    <style:style style:name="P161" style:family="paragraph" style:parent-style-name="Standard">
      <style:paragraph-properties fo:margin-left="0.85cm" fo:margin-right="0cm" fo:text-indent="0cm" style:auto-text-indent="false"/>
      <style:text-properties text:paragraph-rsid="00132683"/>
    </style:style>
    <style:style style:name="P162" style:family="paragraph" style:parent-style-name="Standard">
      <style:paragraph-properties fo:margin-left="0.85cm" fo:margin-right="0cm" fo:text-indent="0cm" style:auto-text-indent="false"/>
      <style:text-properties text:paragraph-rsid="000f9789"/>
    </style:style>
    <style:style style:name="P163" style:family="paragraph" style:parent-style-name="Standard">
      <style:paragraph-properties fo:margin-left="0.85cm" fo:margin-right="0cm" fo:text-indent="0cm" style:auto-text-indent="false"/>
      <style:text-properties text:paragraph-rsid="00122b8f"/>
    </style:style>
    <style:style style:name="P164" style:family="paragraph" style:parent-style-name="Standard">
      <style:paragraph-properties fo:margin-left="0.85cm" fo:margin-right="0cm" fo:text-indent="0cm" style:auto-text-indent="false"/>
      <style:text-properties text:paragraph-rsid="00159e65"/>
    </style:style>
    <style:style style:name="P165" style:family="paragraph" style:parent-style-name="Standard">
      <style:paragraph-properties fo:margin-left="0.85cm" fo:margin-right="0cm" fo:text-indent="0cm" style:auto-text-indent="false"/>
      <style:text-properties text:paragraph-rsid="00170e94"/>
    </style:style>
    <style:style style:name="P16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16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16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169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6956f" style:font-size-asian="10.5pt" style:font-weight-asian="bold" style:font-size-complex="10.5pt" style:font-weight-complex="bold"/>
    </style:style>
    <style:style style:name="P170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17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17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90ac4" text:paragraph-rsid="00190ac4" style:font-size-asian="10.5pt" style:font-weight-asian="bold" style:font-size-complex="10.5pt" style:font-weight-complex="bold"/>
    </style:style>
    <style:style style:name="P17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17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17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17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bef78" style:font-size-asian="10.5pt" style:font-weight-asian="bold" style:font-size-complex="10.5pt" style:font-weight-complex="bold"/>
    </style:style>
    <style:style style:name="P17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d71db" style:font-size-asian="10.5pt" style:font-weight-asian="bold" style:font-size-complex="10.5pt" style:font-weight-complex="bold"/>
    </style:style>
    <style:style style:name="P17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20ce5" style:font-size-asian="10.5pt" style:font-weight-asian="bold" style:font-size-complex="10.5pt" style:font-weight-complex="bold"/>
    </style:style>
    <style:style style:name="P179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0553f" style:font-size-asian="10.5pt" style:font-weight-asian="bold" style:font-size-complex="10.5pt" style:font-weight-complex="bold"/>
    </style:style>
    <style:style style:name="P180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0bb06c" style:font-size-asian="10.5pt" style:font-weight-asian="bold" style:font-size-complex="10.5pt" style:font-weight-complex="bold"/>
    </style:style>
    <style:style style:name="P181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57f03" style:font-size-asian="10.5pt" style:font-size-complex="10.5pt"/>
    </style:style>
    <style:style style:name="P182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0ac4" style:font-size-asian="10.5pt" style:font-size-complex="10.5pt"/>
    </style:style>
    <style:style style:name="P183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8bdf" style:font-size-asian="10.5pt" style:font-size-complex="10.5pt"/>
    </style:style>
    <style:style style:name="P184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1cab" style:font-size-asian="10.5pt" style:font-size-complex="10.5pt"/>
    </style:style>
    <style:style style:name="P185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9e8b" style:font-size-asian="10.5pt" style:font-size-complex="10.5pt"/>
    </style:style>
    <style:style style:name="P186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4b461" style:font-size-asian="10.5pt" style:font-size-complex="10.5pt"/>
    </style:style>
    <style:style style:name="P187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59d08" style:font-size-asian="10.5pt" style:font-size-complex="10.5pt"/>
    </style:style>
    <style:style style:name="P188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6956f" style:font-size-asian="10.5pt" style:font-size-complex="10.5pt"/>
    </style:style>
    <style:style style:name="P189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190ac4" text:paragraph-rsid="00190ac4" style:font-size-asian="10.5pt" style:font-size-complex="10.5pt"/>
    </style:style>
    <style:style style:name="P190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24b461" text:paragraph-rsid="0024b461" style:font-size-asian="10.5pt" style:font-size-complex="10.5pt"/>
    </style:style>
    <style:style style:name="P19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rsid="0024b461" text:paragraph-rsid="0024b461" style:font-size-asian="10.5pt" style:font-size-complex="10.5pt"/>
    </style:style>
    <style:style style:name="P192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bef78" style:font-size-asian="10.5pt" style:font-size-complex="10.5pt"/>
    </style:style>
    <style:style style:name="P19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94" style:family="paragraph" style:parent-style-name="Standard">
      <style:paragraph-properties fo:margin-left="0.85cm" fo:margin-right="0cm" fo:text-indent="0cm" style:auto-text-indent="false"/>
      <style:text-properties text:paragraph-rsid="00190ac4"/>
    </style:style>
    <style:style style:name="P195" style:family="paragraph" style:parent-style-name="Standard">
      <style:paragraph-properties fo:margin-left="0.85cm" fo:margin-right="0cm" fo:text-indent="0cm" style:auto-text-indent="false"/>
      <style:text-properties text:paragraph-rsid="00198bdf"/>
    </style:style>
    <style:style style:name="P196" style:family="paragraph" style:parent-style-name="Standard">
      <style:paragraph-properties fo:margin-left="0.85cm" fo:margin-right="0cm" fo:text-indent="0cm" style:auto-text-indent="false"/>
      <style:text-properties text:paragraph-rsid="001b1cab"/>
    </style:style>
    <style:style style:name="P197" style:family="paragraph" style:parent-style-name="Standard">
      <style:paragraph-properties fo:margin-left="0.85cm" fo:margin-right="0cm" fo:text-indent="0cm" style:auto-text-indent="false"/>
      <style:text-properties text:paragraph-rsid="001b9e8b"/>
    </style:style>
    <style:style style:name="P198" style:family="paragraph" style:parent-style-name="Standard">
      <style:paragraph-properties fo:margin-left="0.85cm" fo:margin-right="0cm" fo:text-indent="0cm" style:auto-text-indent="false"/>
      <style:text-properties text:paragraph-rsid="001eae84"/>
    </style:style>
    <style:style style:name="P199" style:family="paragraph" style:parent-style-name="Standard">
      <style:paragraph-properties fo:margin-left="0.85cm" fo:margin-right="0cm" fo:text-indent="0cm" style:auto-text-indent="false"/>
      <style:text-properties text:paragraph-rsid="00207256"/>
    </style:style>
    <style:style style:name="P200" style:family="paragraph" style:parent-style-name="Standard">
      <style:paragraph-properties fo:margin-left="0.85cm" fo:margin-right="0cm" fo:text-indent="0cm" style:auto-text-indent="false"/>
      <style:text-properties text:paragraph-rsid="00220494"/>
    </style:style>
    <style:style style:name="P201" style:family="paragraph" style:parent-style-name="Standard">
      <style:paragraph-properties fo:margin-left="0.85cm" fo:margin-right="0cm" fo:text-indent="0cm" style:auto-text-indent="false"/>
      <style:text-properties text:paragraph-rsid="00222cc1"/>
    </style:style>
    <style:style style:name="P20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20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4b461" style:font-size-asian="10.5pt" style:font-size-complex="10.5pt"/>
    </style:style>
    <style:style style:name="P20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59d08" style:font-size-asian="10.5pt" style:font-size-complex="10.5pt"/>
    </style:style>
    <style:style style:name="P20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4b461" style:font-size-asian="10.5pt" style:font-size-complex="10.5pt"/>
    </style:style>
    <style:style style:name="P20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59d08" style:font-size-asian="10.5pt" style:font-size-complex="10.5pt"/>
    </style:style>
    <style:style style:name="P20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20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20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24b461" style:font-size-asian="10.5pt" style:font-size-complex="10.5pt"/>
    </style:style>
    <style:style style:name="P21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rsid="00259d08" text:paragraph-rsid="00259d08" style:font-size-asian="10.5pt" style:font-weight-asian="bold" style:font-size-complex="10.5pt" style:font-weight-complex="bold"/>
    </style:style>
    <style:style style:name="P211" style:family="paragraph" style:parent-style-name="Standard">
      <style:paragraph-properties fo:margin-left="0.85cm" fo:margin-right="0cm" fo:text-indent="0cm" style:auto-text-indent="false"/>
      <style:text-properties text:paragraph-rsid="0024b461"/>
    </style:style>
    <style:style style:name="P212" style:family="paragraph" style:parent-style-name="Standard">
      <style:paragraph-properties fo:margin-left="0.85cm" fo:margin-right="0cm" fo:text-indent="0cm" style:auto-text-indent="false"/>
      <style:text-properties text:paragraph-rsid="00259d08"/>
    </style:style>
    <style:style style:name="P213" style:family="paragraph" style:parent-style-name="Standard">
      <style:paragraph-properties fo:margin-left="0.85cm" fo:margin-right="0cm" fo:text-indent="0cm" style:auto-text-indent="false"/>
      <style:text-properties text:paragraph-rsid="00274a57"/>
    </style:style>
    <style:style style:name="P214" style:family="paragraph" style:parent-style-name="Standard">
      <style:paragraph-properties fo:margin-left="0.85cm" fo:margin-right="0cm" fo:text-indent="0cm" style:auto-text-indent="false"/>
      <style:text-properties text:paragraph-rsid="0026f8b0"/>
    </style:style>
    <style:style style:name="P215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rsid="00259d08" text:paragraph-rsid="00259d08" style:font-size-asian="10.5pt" style:font-weight-asian="bold" style:font-size-complex="10.5pt" style:font-weight-complex="bold"/>
    </style:style>
    <style:style style:name="P216" style:family="paragraph" style:parent-style-name="Standard">
      <style:paragraph-properties fo:margin-left="0.85cm" fo:margin-right="0cm" fo:text-indent="0cm" style:auto-text-indent="false"/>
      <style:text-properties text:paragraph-rsid="00297a45"/>
    </style:style>
    <style:style style:name="P217" style:family="paragraph" style:parent-style-name="Standard">
      <style:paragraph-properties fo:margin-left="0.85cm" fo:margin-right="0cm" fo:text-indent="0cm" style:auto-text-indent="false"/>
      <style:text-properties text:paragraph-rsid="002bef78"/>
    </style:style>
    <style:style style:name="P218" style:family="paragraph" style:parent-style-name="Standard">
      <style:paragraph-properties fo:margin-left="0.85cm" fo:margin-right="0cm" fo:text-indent="0cm" style:auto-text-indent="false"/>
      <style:text-properties text:paragraph-rsid="002f30c0"/>
    </style:style>
    <style:style style:name="P219" style:family="paragraph" style:parent-style-name="Standard">
      <style:paragraph-properties fo:margin-left="0.85cm" fo:margin-right="0cm" fo:text-indent="0cm" style:auto-text-indent="false"/>
      <style:text-properties text:paragraph-rsid="00320ce5"/>
    </style:style>
    <style:style style:name="P220" style:family="paragraph" style:parent-style-name="Standard">
      <style:paragraph-properties fo:margin-left="0.85cm" fo:margin-right="0cm" fo:text-indent="0cm" style:auto-text-indent="false"/>
      <style:text-properties text:paragraph-rsid="0032d63d"/>
    </style:style>
    <style:style style:name="P221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222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132683" style:font-size-asian="10.5pt" style:font-weight-asian="bold" style:font-size-complex="10.5pt" style:font-weight-complex="bold"/>
    </style:style>
    <style:style style:name="P2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2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rsid="00276245" text:paragraph-rsid="00276245" style:font-size-asian="10.5pt" style:font-size-complex="10.5pt"/>
    </style:style>
    <style:style style:name="P225" style:family="paragraph" style:parent-style-name="Standard">
      <style:paragraph-properties fo:margin-left="0cm" fo:margin-right="0cm" fo:text-indent="0cm" style:auto-text-indent="false"/>
      <style:text-properties text:paragraph-rsid="000bb06c"/>
    </style:style>
    <style:style style:name="P226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2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2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229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198bdf" style:font-size-asian="10.5pt" style:font-size-complex="10.5pt"/>
    </style:style>
    <style:style style:name="P230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text:paragraph-rsid="00198bdf"/>
    </style:style>
    <style:style style:name="P231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24b461"/>
    </style:style>
    <style:style style:name="P232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233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text:paragraph-rsid="002843d4" style:font-size-asian="10.5pt" style:font-weight-asian="bold" style:font-size-complex="10.5pt" style:font-weight-complex="bold"/>
    </style:style>
    <style:style style:name="P23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rsid="00297a45" text:paragraph-rsid="00297a45" style:font-size-asian="10.5pt" style:font-weight-asian="bold" style:font-size-complex="10.5pt" style:font-weight-complex="bold"/>
    </style:style>
    <style:style style:name="P23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a5ca" style:font-size-asian="10.5pt" style:font-weight-asian="bold" style:font-size-complex="10.5pt" style:font-weight-complex="bold"/>
    </style:style>
    <style:style style:name="P23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531d2" style:font-size-asian="10.5pt" style:font-weight-asian="bold" style:font-size-complex="10.5pt" style:font-weight-complex="bold"/>
    </style:style>
    <style:style style:name="P23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8ff74" style:font-size-asian="10.5pt" style:font-weight-asian="bold" style:font-size-complex="10.5pt" style:font-weight-complex="bold"/>
    </style:style>
    <style:style style:name="P23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f1fc" style:font-size-asian="10.5pt" style:font-weight-asian="bold" style:font-size-complex="10.5pt" style:font-weight-complex="bold"/>
    </style:style>
    <style:style style:name="P23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297a45" text:paragraph-rsid="00297a45" style:font-size-asian="10.5pt" style:font-weight-asian="normal" style:font-size-complex="10.5pt" style:font-weight-complex="normal"/>
    </style:style>
    <style:style style:name="P24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2bef78" text:paragraph-rsid="002bef78" style:font-size-asian="10.5pt" style:font-weight-asian="normal" style:font-size-complex="10.5pt" style:font-weight-complex="normal"/>
    </style:style>
    <style:style style:name="P24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2bef78" text:paragraph-rsid="002d71db" style:font-size-asian="10.5pt" style:font-weight-asian="normal" style:font-size-complex="10.5pt" style:font-weight-complex="normal"/>
    </style:style>
    <style:style style:name="P242" style:family="paragraph" style:parent-style-name="Standard">
      <style:paragraph-properties fo:margin-left="0.85cm" fo:margin-right="0cm" fo:text-indent="0cm" style:auto-text-indent="false"/>
      <style:text-properties fo:font-size="10.5pt" fo:font-weight="normal" text:rsid="002bef78" text:paragraph-rsid="002bef78" style:font-size-asian="10.5pt" style:font-weight-asian="normal" style:font-size-complex="10.5pt" style:font-weight-complex="normal"/>
    </style:style>
    <style:style style:name="P243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2bef78" text:paragraph-rsid="002bef78" style:font-size-asian="10.5pt" style:font-weight-asian="bold" style:font-size-complex="10.5pt" style:font-weight-complex="bold"/>
    </style:style>
    <style:style style:name="P24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bef78" text:paragraph-rsid="002bef78" style:font-size-asian="10.5pt" style:font-weight-asian="bold" style:font-size-complex="10.5pt" style:font-weight-complex="bold"/>
    </style:style>
    <style:style style:name="P245" style:family="paragraph" style:parent-style-name="Standard">
      <style:paragraph-properties fo:margin-left="0.85cm" fo:margin-right="0cm" fo:text-indent="0cm" style:auto-text-indent="false"/>
      <style:text-properties text:paragraph-rsid="0036a5ca"/>
    </style:style>
    <style:style style:name="P246" style:family="paragraph" style:parent-style-name="Standard">
      <style:text-properties fo:color="#943634" fo:font-size="10.5pt" fo:font-weight="normal" text:paragraph-rsid="002846f3" style:font-size-asian="10.5pt" style:font-weight-asian="normal" style:font-size-complex="10.5pt" style:font-weight-complex="normal"/>
    </style:style>
    <style:style style:name="P247" style:family="paragraph" style:parent-style-name="Standard">
      <style:text-properties fo:color="#943634" fo:font-size="10.5pt" fo:font-weight="normal" text:rsid="0023a22a" text:paragraph-rsid="002abe11" style:font-size-asian="10.5pt" style:font-weight-asian="normal" style:font-size-complex="10.5pt" style:font-weight-complex="normal"/>
    </style:style>
    <style:style style:name="P248" style:family="paragraph" style:parent-style-name="Standard">
      <style:text-properties fo:color="#943634" fo:font-size="10.5pt" fo:font-weight="normal" text:rsid="0023a22a" text:paragraph-rsid="002846f3" style:font-size-asian="10.5pt" style:font-weight-asian="normal" style:font-size-complex="10.5pt" style:font-weight-complex="normal"/>
    </style:style>
    <style:style style:name="P249" style:family="paragraph" style:parent-style-name="Standard">
      <style:text-properties fo:color="#943634" fo:font-size="10.5pt" fo:font-weight="bold" text:rsid="00297a45" text:paragraph-rsid="00297a45" style:font-size-asian="10.5pt" style:font-weight-asian="bold" style:font-size-complex="10.5pt" style:font-weight-complex="bold"/>
    </style:style>
    <style:style style:name="P250" style:family="paragraph" style:parent-style-name="Standard">
      <style:text-properties fo:color="#99284c" fo:font-size="10.5pt" fo:font-weight="bold" text:rsid="002bef78" text:paragraph-rsid="002bef78" style:font-size-asian="10.5pt" style:font-weight-asian="bold" style:font-size-complex="10.5pt" style:font-weight-complex="bold"/>
    </style:style>
    <style:style style:name="P251" style:family="paragraph" style:parent-style-name="Standard">
      <style:text-properties fo:font-size="10.5pt" text:paragraph-rsid="000bb06c" style:font-size-asian="10.5pt" style:font-size-complex="10.5pt"/>
    </style:style>
    <style:style style:name="P252" style:family="paragraph" style:parent-style-name="Standard">
      <style:text-properties fo:font-size="10.5pt" text:paragraph-rsid="0038ff74" style:font-size-asian="10.5pt" style:font-size-complex="10.5pt"/>
    </style:style>
    <style:style style:name="P253" style:family="paragraph" style:parent-style-name="Standard">
      <style:text-properties text:paragraph-rsid="0038ff74"/>
    </style:style>
    <style:style style:name="P254" style:family="paragraph" style:parent-style-name="Standard">
      <style:paragraph-properties fo:margin-left="0cm" fo:margin-right="0cm" fo:text-indent="0cm" style:auto-text-indent="false"/>
      <style:text-properties text:paragraph-rsid="0038ff7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text:rsid="000bb06c" style:font-weight-asian="normal" style:font-weight-complex="normal"/>
    </style:style>
    <style:style style:name="T3" style:family="text">
      <style:text-properties fo:font-weight="normal" text:rsid="000cd4b4" style:font-weight-asian="normal" style:font-weight-complex="normal"/>
    </style:style>
    <style:style style:name="T4" style:family="text">
      <style:text-properties fo:font-weight="normal" text:rsid="000f9789" style:font-weight-asian="normal" style:font-weight-complex="normal"/>
    </style:style>
    <style:style style:name="T5" style:family="text">
      <style:text-properties fo:font-weight="normal" text:rsid="00137c87" style:font-weight-asian="normal" style:font-weight-complex="normal"/>
    </style:style>
    <style:style style:name="T6" style:family="text">
      <style:text-properties fo:font-weight="normal" text:rsid="00122b8f" style:font-weight-asian="normal" style:font-weight-complex="normal"/>
    </style:style>
    <style:style style:name="T7" style:family="text">
      <style:text-properties fo:font-weight="normal" text:rsid="00157f03" style:font-weight-asian="normal" style:font-weight-complex="normal"/>
    </style:style>
    <style:style style:name="T8" style:family="text">
      <style:text-properties fo:font-weight="normal" text:rsid="00159e65" style:font-weight-asian="normal" style:font-weight-complex="normal"/>
    </style:style>
    <style:style style:name="T9" style:family="text">
      <style:text-properties fo:font-weight="normal" text:rsid="00170e94" style:font-weight-asian="normal" style:font-weight-complex="normal"/>
    </style:style>
    <style:style style:name="T10" style:family="text">
      <style:text-properties fo:font-weight="normal" text:rsid="00190ac4" style:font-weight-asian="normal" style:font-weight-complex="normal"/>
    </style:style>
    <style:style style:name="T11" style:family="text">
      <style:text-properties fo:font-weight="normal" text:rsid="001b1cab" style:font-weight-asian="normal" style:font-weight-complex="normal"/>
    </style:style>
    <style:style style:name="T12" style:family="text">
      <style:text-properties fo:font-weight="normal" text:rsid="00222cc1" style:font-weight-asian="normal" style:font-weight-complex="normal"/>
    </style:style>
    <style:style style:name="T13" style:family="text">
      <style:text-properties fo:font-weight="normal" text:rsid="00259d08" style:font-weight-asian="normal" style:font-weight-complex="normal"/>
    </style:style>
    <style:style style:name="T14" style:family="text">
      <style:text-properties fo:font-weight="normal" text:rsid="001a7984" style:font-weight-asian="normal" style:font-weight-complex="normal"/>
    </style:style>
    <style:style style:name="T15" style:family="text">
      <style:text-properties fo:font-weight="normal" text:rsid="00276245" style:font-weight-asian="normal" style:font-weight-complex="normal"/>
    </style:style>
    <style:style style:name="T16" style:family="text">
      <style:text-properties fo:font-weight="normal" text:rsid="0023a22a" style:font-weight-asian="normal" style:font-weight-complex="normal"/>
    </style:style>
    <style:style style:name="T17" style:family="text">
      <style:text-properties fo:font-weight="normal" text:rsid="00297a45" style:font-weight-asian="normal" style:font-weight-complex="normal"/>
    </style:style>
    <style:style style:name="T18" style:family="text">
      <style:text-properties fo:font-weight="normal" text:rsid="002bef78" style:font-weight-asian="normal" style:font-weight-complex="normal"/>
    </style:style>
    <style:style style:name="T19" style:family="text">
      <style:text-properties fo:font-weight="normal" text:rsid="002f30c0" style:font-weight-asian="normal" style:font-weight-complex="normal"/>
    </style:style>
    <style:style style:name="T20" style:family="text">
      <style:text-properties fo:font-weight="normal" text:rsid="0030553f" style:font-weight-asian="normal" style:font-weight-complex="normal"/>
    </style:style>
    <style:style style:name="T21" style:family="text">
      <style:text-properties fo:font-weight="normal" text:rsid="002a9d97" style:font-weight-asian="normal" style:font-weight-complex="normal"/>
    </style:style>
    <style:style style:name="T22" style:family="text">
      <style:text-properties fo:font-weight="normal" text:rsid="0036a5ca" style:font-weight-asian="normal" style:font-weight-complex="normal"/>
    </style:style>
    <style:style style:name="T23" style:family="text">
      <style:text-properties fo:font-weight="normal" text:rsid="0036f1fc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text:rsid="0024b461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style:text-position="sub 58%" fo:font-size="10pt" style:font-size-asian="10pt" style:font-size-complex="10pt"/>
    </style:style>
    <style:style style:name="T29" style:family="text">
      <style:text-properties fo:color="#000000" style:font-name="Times New Roman" fo:font-size="10pt" fo:language="en" fo:country="US" style:font-size-asian="10pt" style:font-size-complex="10pt"/>
    </style:style>
    <style:style style:name="T30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31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32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33" style:family="text">
      <style:text-properties fo:color="#000000" style:font-name="Times New Roman" fo:font-size="10pt" fo:language="en" fo:country="US" text:rsid="000f9789" style:font-size-asian="10pt" style:font-size-complex="10pt"/>
    </style:style>
    <style:style style:name="T34" style:family="text">
      <style:text-properties fo:color="#000000" style:font-name="Times New Roman" fo:font-size="10pt" fo:language="en" fo:country="US" text:rsid="00122b8f" style:font-size-asian="10pt" style:font-size-complex="10pt"/>
    </style:style>
    <style:style style:name="T35" style:family="text">
      <style:text-properties fo:color="#000000" style:font-name="Times New Roman" fo:font-size="10pt" fo:language="en" fo:country="US" text:rsid="00137c87" style:font-size-asian="10pt" style:font-size-complex="10pt"/>
    </style:style>
    <style:style style:name="T36" style:family="text">
      <style:text-properties fo:color="#000000" style:font-name="Times New Roman" fo:font-size="10pt" fo:language="en" fo:country="US" text:rsid="00132683" style:font-size-asian="10pt" style:font-size-complex="10pt"/>
    </style:style>
    <style:style style:name="T37" style:family="text">
      <style:text-properties fo:color="#000000" style:font-name="Times New Roman" fo:font-size="10pt" fo:language="en" fo:country="US" text:rsid="00159e65" style:font-size-asian="10pt" style:font-size-complex="10pt"/>
    </style:style>
    <style:style style:name="T38" style:family="text">
      <style:text-properties fo:color="#000000" style:font-name="Times New Roman" fo:font-size="10pt" fo:language="en" fo:country="US" text:rsid="0026f8b0" style:font-size-asian="10pt" style:font-size-complex="10pt"/>
    </style:style>
    <style:style style:name="T39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40" style:family="text">
      <style:text-properties fo:color="#000000" style:font-name="Times New Roman" fo:font-size="10pt" fo:language="en" fo:country="US" fo:font-weight="normal" text:rsid="000bb06c" style:font-size-asian="10pt" style:font-weight-asian="normal" style:font-size-complex="10pt" style:font-weight-complex="normal"/>
    </style:style>
    <style:style style:name="T41" style:family="text">
      <style:text-properties fo:color="#000000" style:font-name="Times New Roman" fo:font-size="10pt" fo:language="en" fo:country="US" fo:font-weight="normal" text:rsid="00061aeb" style:font-size-asian="10pt" style:font-weight-asian="normal" style:font-size-complex="10pt" style:font-weight-complex="normal"/>
    </style:style>
    <style:style style:name="T42" style:family="text">
      <style:text-properties fo:color="#000000" style:font-name="Times New Roman" fo:font-size="10pt" fo:language="en" fo:country="US" fo:font-weight="normal" text:rsid="000f9789" style:font-size-asian="10pt" style:font-weight-asian="normal" style:font-size-complex="10pt" style:font-weight-complex="normal"/>
    </style:style>
    <style:style style:name="T43" style:family="text">
      <style:text-properties fo:color="#000000" style:font-name="Times New Roman" fo:font-size="10pt" fo:language="en" fo:country="US" fo:font-weight="normal" text:rsid="00122b8f" style:font-size-asian="10pt" style:font-weight-asian="normal" style:font-size-complex="10pt" style:font-weight-complex="normal"/>
    </style:style>
    <style:style style:name="T44" style:family="text">
      <style:text-properties fo:color="#000000" style:font-name="Times New Roman" fo:font-size="10pt" fo:language="en" fo:country="US" fo:font-weight="normal" text:rsid="000f9789" style:font-size-asian="10pt" style:font-weight-asian="normal" style:font-name-complex="Thorndale AMT1" style:font-size-complex="10pt" style:font-weight-complex="normal"/>
    </style:style>
    <style:style style:name="T45" style:family="text">
      <style:text-properties fo:color="#000000" style:font-name="Times New Roman" fo:font-size="10pt" fo:language="en" fo:country="US" fo:font-weight="normal" text:rsid="00042e6e" style:font-size-asian="10pt" style:font-weight-asian="normal" style:font-name-complex="Thorndale AMT1" style:font-size-complex="10pt" style:font-weight-complex="normal"/>
    </style:style>
    <style:style style:name="T46" style:family="text">
      <style:text-properties fo:color="#000000" style:font-name="Times New Roman" fo:language="en" fo:country="US" text:rsid="001a7984"/>
    </style:style>
    <style:style style:name="T47" style:family="text">
      <style:text-properties fo:color="#000000" style:font-name="Times New Roman" fo:language="en" fo:country="US" text:rsid="0008b95b"/>
    </style:style>
    <style:style style:name="T48" style:family="text">
      <style:text-properties fo:color="#000000" style:font-name="Times New Roman" fo:language="en" fo:country="US" text:rsid="0026f8b0"/>
    </style:style>
    <style:style style:name="T49" style:family="text">
      <style:text-properties fo:color="#000000" style:font-name="Times New Roman" fo:font-size="10.5pt" fo:language="en" fo:country="US" style:font-size-asian="10.5pt" style:font-size-complex="10.5pt"/>
    </style:style>
    <style:style style:name="T50" style:family="text">
      <style:text-properties fo:color="#000000" style:font-name="Times New Roman" fo:font-size="10.5pt" fo:language="en" fo:country="US" text:rsid="000869e9" style:font-size-asian="10.5pt" style:font-size-complex="10.5pt"/>
    </style:style>
    <style:style style:name="T51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52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3" style:family="text">
      <style:text-properties fo:color="#000000" fo:font-size="10.5pt" style:font-size-asian="10.5pt" style:font-size-complex="10.5pt"/>
    </style:style>
    <style:style style:name="T54" style:family="text">
      <style:text-properties fo:color="#000000" text:rsid="0024b461"/>
    </style:style>
    <style:style style:name="T55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56" style:family="text">
      <style:text-properties fo:color="#000000" style:font-name="Thorndale AMT1" fo:font-size="10.5pt" style:font-size-asian="10.5pt" style:font-size-complex="10.5pt"/>
    </style:style>
    <style:style style:name="T57" style:family="text">
      <style:text-properties fo:color="#000000" style:font-name="Thorndale AMT1" fo:font-size="10.5pt" fo:language="en" fo:country="US" style:font-size-asian="10.5pt" style:font-size-complex="10.5pt"/>
    </style:style>
    <style:style style:name="T58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59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60" style:family="text">
      <style:text-properties fo:color="#000000" style:font-name="Thorndale AMT1" fo:font-size="10.5pt" fo:language="en" fo:country="US" text:rsid="00297a45" style:font-size-asian="10.5pt" style:font-size-complex="10.5pt"/>
    </style:style>
    <style:style style:name="T61" style:family="text">
      <style:text-properties fo:color="#000000" style:font-name="Thorndale AMT1" fo:font-size="10.5pt" fo:language="en" fo:country="US" text:rsid="0027acd8" style:font-size-asian="10.5pt" style:font-size-complex="10.5pt"/>
    </style:style>
    <style:style style:name="T62" style:family="text">
      <style:text-properties fo:color="#000000" style:font-name="Thorndale AMT1" fo:font-size="10.5pt" fo:language="en" fo:country="US" text:rsid="002e087e" style:font-size-asian="10.5pt" style:font-size-complex="10.5pt"/>
    </style:style>
    <style:style style:name="T63" style:family="text">
      <style:text-properties fo:color="#000000" style:font-name="Thorndale AMT1" fo:font-size="10.5pt" fo:language="en" fo:country="US" text:rsid="00309c16" style:font-size-asian="10.5pt" style:font-size-complex="10.5pt"/>
    </style:style>
    <style:style style:name="T64" style:family="text">
      <style:text-properties fo:color="#000000" style:font-name="Thorndale AMT1" fo:font-size="10.5pt" fo:language="en" fo:country="US" text:rsid="002c2c9f" style:font-size-asian="10.5pt" style:font-size-complex="10.5pt"/>
    </style:style>
    <style:style style:name="T65" style:family="text">
      <style:text-properties fo:color="#000000" style:font-name="Thorndale AMT1" fo:font-size="10.5pt" fo:language="en" fo:country="US" text:rsid="002fe847" style:font-size-asian="10.5pt" style:font-size-complex="10.5pt"/>
    </style:style>
    <style:style style:name="T66" style:family="text">
      <style:text-properties fo:color="#000000" style:font-name="Thorndale AMT1" fo:font-size="10.5pt" fo:language="en" fo:country="US" text:rsid="002849b0" style:font-size-asian="10.5pt" style:font-size-complex="10.5pt"/>
    </style:style>
    <style:style style:name="T67" style:family="text">
      <style:text-properties fo:color="#000000" style:font-name="Thorndale AMT1" fo:font-size="10.5pt" fo:language="en" fo:country="US" text:rsid="002876a0" style:font-size-asian="10.5pt" style:font-size-complex="10.5pt"/>
    </style:style>
    <style:style style:name="T68" style:family="text">
      <style:text-properties fo:color="#000000" style:font-name="Thorndale AMT1" fo:font-size="10.5pt" fo:language="en" fo:country="US" text:rsid="00331f5c" style:font-size-asian="10.5pt" style:font-size-complex="10.5pt"/>
    </style:style>
    <style:style style:name="T69" style:family="text">
      <style:text-properties fo:color="#000000" style:font-name="Thorndale AMT1" fo:font-size="10.5pt" fo:language="en" fo:country="US" fo:font-weight="bold" text:rsid="00297a45" style:font-size-asian="10.5pt" style:font-weight-asian="bold" style:font-size-complex="10.5pt" style:font-weight-complex="bold"/>
    </style:style>
    <style:style style:name="T70" style:family="text">
      <style:text-properties fo:color="#000000" style:font-name="Thorndale AMT1" fo:font-size="10.5pt" fo:language="en" fo:country="US" fo:font-style="normal" text:rsid="00309c16" style:font-size-asian="10.5pt" style:font-style-asian="normal" style:font-size-complex="10.5pt" style:font-style-complex="normal"/>
    </style:style>
    <style:style style:name="T71" style:family="text">
      <style:text-properties fo:color="#000000" style:font-name="Thorndale AMT1" fo:font-size="10.5pt" fo:language="en" fo:country="US" fo:font-weight="normal" text:rsid="0027acd8" style:font-name-asian="Times New Roman" style:font-size-asian="10.5pt" style:font-weight-asian="normal" style:font-name-complex="Times New Roman" style:font-size-complex="10.5pt" style:font-weight-complex="normal"/>
    </style:style>
    <style:style style:name="T72" style:family="text">
      <style:text-properties fo:color="#000000" style:font-name="Thorndale AMT1" fo:language="en" fo:country="US" text:rsid="0023eb65"/>
    </style:style>
    <style:style style:name="T73" style:family="text">
      <style:text-properties fo:color="#000000" style:font-name="Thorndale AMT1" fo:language="en" fo:country="US" text:rsid="00297a45"/>
    </style:style>
    <style:style style:name="T74" style:family="text">
      <style:text-properties fo:color="#000000" style:font-name="Thorndale AMT1" fo:language="en" fo:country="US" text:rsid="0020d6f8"/>
    </style:style>
    <style:style style:name="T75" style:family="text">
      <style:text-properties fo:color="#000000" style:font-name="Thorndale AMT1" fo:language="en" fo:country="US" text:rsid="0023b61d"/>
    </style:style>
    <style:style style:name="T76" style:family="text">
      <style:text-properties fo:color="#000000" style:font-name="Thorndale AMT1" fo:language="en" fo:country="US" fo:font-weight="normal" text:rsid="00297a45" style:font-weight-asian="normal" style:font-weight-complex="normal"/>
    </style:style>
    <style:style style:name="T77" style:family="text">
      <style:text-properties fo:color="#000000" style:font-name="Thorndale AMT1" fo:language="en" fo:country="US" fo:font-weight="normal" text:rsid="0020d6f8" style:font-weight-asian="normal" style:font-weight-complex="normal"/>
    </style:style>
    <style:style style:name="T78" style:family="text">
      <style:text-properties fo:color="#000000" style:font-name="Thorndale AMT1" fo:language="en" fo:country="US" fo:font-weight="normal" text:rsid="0023b61d" style:font-weight-asian="normal" style:font-weight-complex="normal"/>
    </style:style>
    <style:style style:name="T79" style:family="text">
      <style:text-properties fo:color="#000000" style:font-name="Thorndale AMT1" fo:language="en" fo:country="US" fo:font-weight="normal" text:rsid="0023eb65" style:font-weight-asian="normal" style:font-weight-complex="normal"/>
    </style:style>
    <style:style style:name="T80" style:family="text">
      <style:text-properties fo:color="#000000" style:font-name="Thorndale AMT1" fo:language="en" fo:country="US" fo:font-weight="normal" text:rsid="0023a22a" style:font-weight-asian="normal" style:font-weight-complex="normal"/>
    </style:style>
    <style:style style:name="T81" style:family="text">
      <style:text-properties fo:color="#000000" style:font-name="Thorndale AMT1" fo:language="en" fo:country="US" fo:font-weight="normal" text:rsid="0027acd8" style:font-weight-asian="normal" style:font-weight-complex="normal"/>
    </style:style>
    <style:style style:name="T82" style:family="text">
      <style:text-properties fo:color="#000000" style:font-name="Thorndale AMT1" fo:language="en" fo:country="US" fo:font-weight="normal" text:rsid="002876a0" style:font-weight-asian="normal" style:font-weight-complex="normal"/>
    </style:style>
    <style:style style:name="T83" style:family="text">
      <style:text-properties fo:color="#000000" style:font-name="Thorndale AMT1" fo:language="en" fo:country="US" fo:font-weight="normal" text:rsid="00331f5c" style:font-weight-asian="normal" style:font-weight-complex="normal"/>
    </style:style>
    <style:style style:name="T84" style:family="text">
      <style:text-properties fo:color="#000000" style:font-name="Thorndale AMT1" fo:language="en" fo:country="US" fo:font-weight="normal" text:rsid="002876a0" style:font-name-asian="Times New Roman" style:font-weight-asian="normal" style:font-name-complex="Times New Roman" style:font-weight-complex="normal"/>
    </style:style>
    <style:style style:name="T85" style:family="text">
      <style:text-properties fo:color="#000000" style:font-name="Thorndale AMT1" fo:language="en" fo:country="US" fo:font-weight="normal" text:rsid="002849b0" style:font-name-asian="Times New Roman" style:font-weight-asian="normal" style:font-name-complex="Times New Roman" style:font-weight-complex="normal"/>
    </style:style>
    <style:style style:name="T86" style:family="text">
      <style:text-properties fo:color="#000000" style:font-name="Thorndale AMT1" fo:language="en" fo:country="US" fo:font-weight="normal" text:rsid="002fe847" style:font-name-asian="Times New Roman" style:font-weight-asian="normal" style:font-name-complex="Times New Roman" style:font-weight-complex="normal"/>
    </style:style>
    <style:style style:name="T87" style:family="text">
      <style:text-properties fo:color="#000000" style:font-name="Thorndale AMT1" fo:language="en" fo:country="US" fo:font-weight="normal" text:rsid="0027acd8" style:font-name-asian="Times New Roman" style:font-weight-asian="normal" style:font-name-complex="Times New Roman" style:font-weight-complex="normal"/>
    </style:style>
    <style:style style:name="T88" style:family="text">
      <style:text-properties fo:color="#000000" style:font-name="Thorndale AMT1" fo:language="en" fo:country="US" fo:font-weight="normal" text:rsid="002e087e" style:font-name-asian="Times New Roman" style:font-weight-asian="normal" style:font-name-complex="Times New Roman" style:font-weight-complex="normal"/>
    </style:style>
    <style:style style:name="T89" style:family="text">
      <style:text-properties fo:color="#000000" style:font-name="Thorndale AMT1" fo:language="en" fo:country="US" fo:font-weight="normal" text:rsid="0036a5ca" style:font-name-asian="Times New Roman" style:font-weight-asian="normal" style:font-name-complex="Times New Roman" style:font-weight-complex="normal"/>
    </style:style>
    <style:style style:name="T90" style:family="text">
      <style:text-properties fo:color="#000000" style:font-name="Thorndale AMT1" fo:language="en" fo:country="US" fo:font-weight="normal" text:rsid="00309c16" style:font-name-asian="Times New Roman" style:font-weight-asian="normal" style:font-name-complex="Times New Roman" style:font-weight-complex="normal"/>
    </style:style>
    <style:style style:name="T91" style:family="text">
      <style:text-properties fo:color="#000000" style:font-name="Thorndale AMT1" fo:language="en" fo:country="US" text:rsid="002abe11"/>
    </style:style>
    <style:style style:name="T92" style:family="text">
      <style:text-properties fo:color="#000000" style:font-name="Thorndale AMT1" fo:language="en" fo:country="US" text:rsid="0027acd8"/>
    </style:style>
    <style:style style:name="T93" style:family="text">
      <style:text-properties fo:color="#000000" style:font-name="Thorndale AMT1" fo:language="en" fo:country="US" fo:font-style="normal" fo:font-weight="normal" text:rsid="00309c16" style:font-name-asian="Times New Roman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style:text-position="sub 58%"/>
    </style:style>
    <style:style style:name="T95" style:family="text">
      <style:text-properties style:text-position="sub 58%" fo:font-weight="normal" style:font-weight-asian="normal" style:font-weight-complex="normal"/>
    </style:style>
    <style:style style:name="T96" style:family="text">
      <style:text-properties style:text-position="sub 58%" fo:font-size="10pt" style:font-size-asian="10pt" style:font-size-complex="10pt"/>
    </style:style>
    <style:style style:name="T97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98" style:family="text">
      <style:text-properties fo:font-weight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text:rsid="0036a5ca" style:font-weight-asian="bold" style:font-weight-complex="bold"/>
    </style:style>
    <style:style style:name="T101" style:family="text">
      <style:text-properties style:text-underline-style="none" fo:font-weight="normal" style:font-weight-asian="normal" style:font-weight-complex="normal"/>
    </style:style>
    <style:style style:name="T102" style:family="text">
      <style:text-properties fo:color="#99284c" fo:font-size="10.5pt" style:font-size-asian="10.5pt" style:font-size-complex="10.5pt"/>
    </style:style>
    <style:style style:name="T103" style:family="text">
      <style:text-properties fo:color="#99284c" fo:font-size="10.5pt" text:rsid="001b1cab" style:font-size-asian="10.5pt" style:font-size-complex="10.5pt"/>
    </style:style>
    <style:style style:name="T104" style:family="text">
      <style:text-properties fo:color="#99284c" fo:font-size="10.5pt" text:rsid="001b9e8b" style:font-size-asian="10.5pt" style:font-size-complex="10.5pt"/>
    </style:style>
    <style:style style:name="T105" style:family="text">
      <style:text-properties fo:color="#99284c" fo:font-size="10.5pt" text:rsid="00222cc1" style:font-size-asian="10.5pt" style:font-size-complex="10.5pt"/>
    </style:style>
    <style:style style:name="T106" style:family="text">
      <style:text-properties fo:color="#99284c" fo:font-size="10.5pt" fo:language="en" fo:country="US" style:font-size-asian="10.5pt" style:font-size-complex="10.5pt"/>
    </style:style>
    <style:style style:name="T107" style:family="text">
      <style:text-properties fo:color="#99284c" fo:font-size="10.5pt" fo:font-weight="bold" style:font-size-asian="10.5pt" style:font-weight-asian="bold" style:font-size-complex="10.5pt"/>
    </style:style>
    <style:style style:name="T108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09" style:family="text">
      <style:text-properties fo:color="#99284c" fo:font-size="10.5pt" fo:font-weight="bold" text:rsid="00170e94" style:font-size-asian="10.5pt" style:font-weight-asian="bold" style:font-size-complex="10.5pt" style:font-weight-complex="bold"/>
    </style:style>
    <style:style style:name="T110" style:family="text">
      <style:text-properties fo:color="#99284c" fo:font-size="10.5pt" fo:font-weight="bold" text:rsid="00190ac4" style:font-size-asian="10.5pt" style:font-weight-asian="bold" style:font-size-complex="10.5pt" style:font-weight-complex="bold"/>
    </style:style>
    <style:style style:name="T111" style:family="text">
      <style:text-properties fo:color="#99284c" fo:font-size="10.5pt" fo:font-weight="bold" text:rsid="001b1cab" style:font-size-asian="10.5pt" style:font-weight-asian="bold" style:font-size-complex="10.5pt" style:font-weight-complex="bold"/>
    </style:style>
    <style:style style:name="T112" style:family="text">
      <style:text-properties fo:color="#99284c" fo:font-size="10.5pt" fo:font-weight="bold" text:rsid="001b9e8b" style:font-size-asian="10.5pt" style:font-weight-asian="bold" style:font-size-complex="10.5pt" style:font-weight-complex="bold"/>
    </style:style>
    <style:style style:name="T113" style:family="text">
      <style:text-properties fo:color="#99284c" fo:font-size="10.5pt" fo:font-weight="bold" text:rsid="001d1174" style:font-size-asian="10.5pt" style:font-weight-asian="bold" style:font-size-complex="10.5pt" style:font-weight-complex="bold"/>
    </style:style>
    <style:style style:name="T114" style:family="text">
      <style:text-properties fo:color="#99284c" fo:font-size="10.5pt" fo:font-weight="bold" text:rsid="00222cc1" style:font-size-asian="10.5pt" style:font-weight-asian="bold" style:font-size-complex="10.5pt" style:font-weight-complex="bold"/>
    </style:style>
    <style:style style:name="T115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16" style:family="text">
      <style:text-properties fo:color="#99284c" fo:font-size="10.5pt" fo:font-weight="normal" text:rsid="00170e94" style:font-size-asian="10.5pt" style:font-weight-asian="normal" style:font-size-complex="10.5pt" style:font-weight-complex="normal"/>
    </style:style>
    <style:style style:name="T117" style:family="text">
      <style:text-properties fo:color="#99284c" fo:font-size="10.5pt" fo:font-weight="normal" text:rsid="00190ac4" style:font-size-asian="10.5pt" style:font-weight-asian="normal" style:font-size-complex="10.5pt" style:font-weight-complex="normal"/>
    </style:style>
    <style:style style:name="T118" style:family="text">
      <style:text-properties fo:color="#99284c" fo:font-size="10.5pt" fo:font-weight="normal" text:rsid="00198bdf" style:font-size-asian="10.5pt" style:font-weight-asian="normal" style:font-size-complex="10.5pt" style:font-weight-complex="normal"/>
    </style:style>
    <style:style style:name="T119" style:family="text">
      <style:text-properties fo:color="#99284c" fo:font-size="10.5pt" fo:font-weight="normal" text:rsid="001b1cab" style:font-size-asian="10.5pt" style:font-weight-asian="normal" style:font-size-complex="10.5pt" style:font-weight-complex="normal"/>
    </style:style>
    <style:style style:name="T120" style:family="text">
      <style:text-properties fo:color="#99284c" fo:font-size="10.5pt" fo:font-weight="normal" text:rsid="001b9e8b" style:font-size-asian="10.5pt" style:font-weight-asian="normal" style:font-size-complex="10.5pt" style:font-weight-complex="normal"/>
    </style:style>
    <style:style style:name="T121" style:family="text">
      <style:text-properties fo:color="#99284c" fo:font-size="10.5pt" fo:font-weight="normal" text:rsid="001d0f4a" style:font-size-asian="10.5pt" style:font-weight-asian="normal" style:font-size-complex="10.5pt" style:font-weight-complex="normal"/>
    </style:style>
    <style:style style:name="T122" style:family="text">
      <style:text-properties fo:color="#99284c" fo:font-size="10.5pt" fo:font-weight="normal" text:rsid="001d1174" style:font-size-asian="10.5pt" style:font-weight-asian="normal" style:font-size-complex="10.5pt" style:font-weight-complex="normal"/>
    </style:style>
    <style:style style:name="T123" style:family="text">
      <style:text-properties fo:color="#99284c" fo:font-size="10.5pt" fo:font-weight="normal" text:rsid="00222cc1" style:font-size-asian="10.5pt" style:font-weight-asian="normal" style:font-size-complex="10.5pt" style:font-weight-complex="normal"/>
    </style:style>
    <style:style style:name="T124" style:family="text">
      <style:text-properties fo:color="#99284c" fo:font-size="10.5pt" fo:font-weight="normal" text:rsid="0023ea88" style:font-size-asian="10.5pt" style:font-weight-asian="normal" style:font-size-complex="10.5pt" style:font-weight-complex="normal"/>
    </style:style>
    <style:style style:name="T125" style:family="text">
      <style:text-properties fo:color="#99284c" fo:font-size="10.5pt" fo:font-weight="normal" text:rsid="0024784a" style:font-size-asian="10.5pt" style:font-weight-asian="normal" style:font-size-complex="10.5pt" style:font-weight-complex="normal"/>
    </style:style>
    <style:style style:name="T126" style:family="text">
      <style:text-properties fo:color="#99284c" style:font-name="DejaVu Sans" fo:font-size="10.5pt" style:font-size-asian="10.5pt" style:font-size-complex="10.5pt"/>
    </style:style>
    <style:style style:name="T127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28" style:family="text">
      <style:text-properties fo:color="#99284c" style:font-name="DejaVu Sans" fo:font-size="10.5pt" fo:font-weight="bold" text:rsid="001d1174" style:font-size-asian="10.5pt" style:font-weight-asian="bold" style:font-size-complex="10.5pt" style:font-weight-complex="bold"/>
    </style:style>
    <style:style style:name="T129" style:family="text">
      <style:text-properties fo:color="#99284c" style:font-name="DejaVu Sans" fo:font-size="10.5pt" fo:font-weight="bold" text:rsid="00220494" style:font-size-asian="10.5pt" style:font-weight-asian="bold" style:font-size-complex="10.5pt" style:font-weight-complex="bold"/>
    </style:style>
    <style:style style:name="T130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131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132" style:family="text">
      <style:text-properties fo:color="#99284c" style:font-name="Thorndale AMT1" fo:font-size="10.5pt" fo:font-weight="bold" text:rsid="001eae84" style:font-size-asian="10.5pt" style:font-weight-asian="bold" style:font-size-complex="10.5pt" style:font-weight-complex="bold"/>
    </style:style>
    <style:style style:name="T133" style:family="text">
      <style:text-properties fo:color="#99284c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34" style:family="text">
      <style:text-properties fo:color="#99284c" style:font-name="Thorndale AMT1" fo:font-size="10.5pt" fo:font-weight="bold" text:rsid="001d1174" style:font-size-asian="10.5pt" style:font-weight-asian="bold" style:font-size-complex="10.5pt" style:font-weight-complex="bold"/>
    </style:style>
    <style:style style:name="T135" style:family="text">
      <style:text-properties fo:color="#99284c" style:font-name="Thorndale AMT1" fo:font-size="10.5pt" fo:font-weight="bold" text:rsid="0026f8b0" style:font-size-asian="10.5pt" style:font-weight-asian="bold" style:font-size-complex="10.5pt"/>
    </style:style>
    <style:style style:name="T136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37" style:family="text">
      <style:text-properties fo:color="#99284c" style:font-name="Thorndale AMT1" fo:font-size="10.5pt" fo:font-weight="normal" text:rsid="001eae84" style:font-size-asian="10.5pt" style:font-weight-asian="normal" style:font-size-complex="10.5pt" style:font-weight-complex="normal"/>
    </style:style>
    <style:style style:name="T138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139" style:family="text">
      <style:text-properties fo:color="#99284c" style:font-name="Thorndale AMT1" fo:font-size="10.5pt" fo:font-weight="normal" text:rsid="00220494" style:font-size-asian="10.5pt" style:font-weight-asian="normal" style:font-size-complex="10.5pt" style:font-weight-complex="normal"/>
    </style:style>
    <style:style style:name="T140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141" style:family="text">
      <style:text-properties fo:color="#99284c" style:font-name="Thorndale AMT1" fo:font-size="10.5pt" fo:font-weight="normal" text:rsid="00222cc1" style:font-size-asian="10.5pt" style:font-weight-asian="normal" style:font-size-complex="10.5pt" style:font-weight-complex="normal"/>
    </style:style>
    <style:style style:name="T142" style:family="text">
      <style:text-properties fo:color="#99284c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43" style:family="text">
      <style:text-properties fo:color="#99284c" style:font-name="Thorndale AMT1" fo:font-size="10.5pt" fo:font-weight="normal" text:rsid="001d1174" style:font-size-asian="10.5pt" style:font-weight-asian="normal" style:font-size-complex="10.5pt" style:font-weight-complex="normal"/>
    </style:style>
    <style:style style:name="T144" style:family="text">
      <style:text-properties fo:color="#99284c" style:font-name="Thorndale AMT1" fo:font-size="10.5pt" fo:language="en" fo:country="US" fo:font-weight="normal" text:rsid="001d1174" style:font-size-asian="10.5pt" style:font-weight-asian="normal" style:font-size-complex="10.5pt" style:font-weight-complex="normal"/>
    </style:style>
    <style:style style:name="T145" style:family="text">
      <style:text-properties fo:color="#99284c" style:font-name="Thorndale AMT1" fo:font-size="10.5pt" fo:language="en" fo:country="US" fo:font-weight="normal" text:rsid="0016ddaf" style:font-size-asian="10.5pt" style:font-weight-asian="normal" style:font-size-complex="10.5pt" style:font-weight-complex="normal"/>
    </style:style>
    <style:style style:name="T146" style:family="text">
      <style:text-properties fo:color="#99284c" style:font-name="Thorndale AMT1" fo:font-size="10.5pt" fo:language="en" fo:country="US" fo:font-weight="normal" text:rsid="0017487a" style:font-size-asian="10.5pt" style:font-weight-asian="normal" style:font-size-complex="10.5pt" style:font-weight-complex="normal"/>
    </style:style>
    <style:style style:name="T147" style:family="text">
      <style:text-properties fo:color="#99284c" style:font-name="Thorndale AMT1" fo:font-size="10.5pt" fo:language="en" fo:country="US" fo:font-weight="bold" text:rsid="0016ddaf" style:font-size-asian="10.5pt" style:font-weight-asian="bold" style:font-size-complex="10.5pt" style:font-weight-complex="bold"/>
    </style:style>
    <style:style style:name="T148" style:family="text">
      <style:text-properties fo:color="#99284c" fo:font-weight="normal" style:font-weight-asian="normal" style:font-weight-complex="normal"/>
    </style:style>
    <style:style style:name="T149" style:family="text">
      <style:text-properties fo:color="#99284c" fo:font-weight="normal" text:rsid="00170e94" style:font-weight-asian="normal" style:font-weight-complex="normal"/>
    </style:style>
    <style:style style:name="T150" style:family="text">
      <style:text-properties fo:color="#99284c" fo:font-weight="normal" text:rsid="001d0f4a" style:font-weight-asian="normal" style:font-weight-complex="normal"/>
    </style:style>
    <style:style style:name="T151" style:family="text">
      <style:text-properties fo:color="#99284c" fo:font-weight="bold" style:font-weight-asian="bold" style:font-weight-complex="bold"/>
    </style:style>
    <style:style style:name="T152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53" style:family="text">
      <style:text-properties fo:color="#99284c" style:font-name="Times New Roman" fo:font-weight="normal" text:rsid="00190ac4" style:font-name-asian="Times New Roman" style:font-weight-asian="normal" style:font-name-complex="Times New Roman" style:font-weight-complex="normal"/>
    </style:style>
    <style:style style:name="T154" style:family="text">
      <style:text-properties fo:color="#99284c" style:font-name="Times New Roman" fo:font-size="10.5pt" fo:font-weight="normal" text:rsid="00190ac4" style:font-name-asian="Times New Roman" style:font-size-asian="10.5pt" style:font-weight-asian="normal" style:font-name-complex="Times New Roman" style:font-size-complex="10.5pt" style:font-weight-complex="normal"/>
    </style:style>
    <style:style style:name="T155" style:family="text">
      <style:text-properties fo:color="#99284c" style:font-name="Times New Roman" fo:font-size="10.5pt" fo:font-weight="normal" text:rsid="001eae84" style:font-name-asian="Times New Roman" style:font-size-asian="10.5pt" style:font-weight-asian="normal" style:font-name-complex="Times New Roman" style:font-size-complex="10.5pt" style:font-weight-complex="normal"/>
    </style:style>
    <style:style style:name="T156" style:family="text">
      <style:text-properties fo:color="#99284c" style:font-name="Times New Roman" fo:font-size="10.5pt" fo:font-weight="normal" text:rsid="00220494" style:font-name-asian="Times New Roman" style:font-size-asian="10.5pt" style:font-weight-asian="normal" style:font-name-complex="Times New Roman" style:font-size-complex="10.5pt" style:font-weight-complex="normal"/>
    </style:style>
    <style:style style:name="T157" style:family="text">
      <style:text-properties fo:color="#943634"/>
    </style:style>
    <style:style style:name="T158" style:family="text">
      <style:text-properties fo:color="#943634" fo:font-size="10.5pt" style:font-size-asian="10.5pt" style:font-size-complex="10.5pt"/>
    </style:style>
    <style:style style:name="T159" style:family="text">
      <style:text-properties fo:color="#943634" fo:font-size="10.5pt" style:font-size-asian="10.5pt" style:font-size-complex="10.5pt" style:font-weight-complex="bold"/>
    </style:style>
    <style:style style:name="T160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161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62" style:family="text">
      <style:text-properties fo:color="#943634" fo:font-size="10.5pt" fo:font-weight="normal" text:rsid="002bef78" style:font-size-asian="10.5pt" style:font-weight-asian="normal" style:font-size-complex="10.5pt" style:font-weight-complex="normal"/>
    </style:style>
    <style:style style:name="T163" style:family="text">
      <style:text-properties fo:color="#943634" fo:font-size="10.5pt" fo:font-weight="normal" text:rsid="002f30c0" style:font-size-asian="10.5pt" style:font-weight-asian="normal" style:font-size-complex="10.5pt" style:font-weight-complex="normal"/>
    </style:style>
    <style:style style:name="T164" style:family="text">
      <style:text-properties fo:color="#943634" fo:font-size="10.5pt" fo:font-weight="normal" text:rsid="0030553f" style:font-size-asian="10.5pt" style:font-weight-asian="normal" style:font-size-complex="10.5pt" style:font-weight-complex="normal"/>
    </style:style>
    <style:style style:name="T165" style:family="text">
      <style:text-properties fo:color="#943634" fo:font-size="10.5pt" fo:font-weight="normal" text:rsid="00320ce5" style:font-size-asian="10.5pt" style:font-weight-asian="normal" style:font-size-complex="10.5pt" style:font-weight-complex="normal"/>
    </style:style>
    <style:style style:name="T166" style:family="text">
      <style:text-properties fo:color="#943634" fo:font-size="10.5pt" fo:font-weight="normal" text:rsid="0032d63d" style:font-size-asian="10.5pt" style:font-weight-asian="normal" style:font-size-complex="10.5pt" style:font-weight-complex="normal"/>
    </style:style>
    <style:style style:name="T167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68" style:family="text">
      <style:text-properties fo:color="#943634" fo:font-size="10.5pt" fo:font-weight="bold" text:rsid="002bef78" style:font-size-asian="10.5pt" style:font-weight-asian="bold" style:font-size-complex="10.5pt" style:font-weight-complex="bold"/>
    </style:style>
    <style:style style:name="T169" style:family="text">
      <style:text-properties fo:color="#943634" fo:font-size="10.5pt" fo:font-weight="bold" text:rsid="00320ce5" style:font-size-asian="10.5pt" style:font-weight-asian="bold" style:font-size-complex="10.5pt" style:font-weight-complex="bold"/>
    </style:style>
    <style:style style:name="T170" style:family="text">
      <style:text-properties fo:color="#943634" fo:font-size="10.5pt" fo:font-weight="bold" text:rsid="0032d63d" style:font-size-asian="10.5pt" style:font-weight-asian="bold" style:font-size-complex="10.5pt" style:font-weight-complex="bold"/>
    </style:style>
    <style:style style:name="T171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72" style:family="text">
      <style:text-properties fo:color="#943634" style:font-name="DejaVu Sans" fo:font-size="10.5pt" fo:font-weight="bold" text:rsid="0032d63d" style:font-size-asian="10.5pt" style:font-weight-asian="bold" style:font-size-complex="10.5pt" style:font-weight-complex="bold"/>
    </style:style>
    <style:style style:name="T173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74" style:family="text">
      <style:text-properties fo:color="#943634" fo:font-weight="normal" text:rsid="000bb06c" style:font-weight-asian="normal" style:font-weight-complex="normal"/>
    </style:style>
    <style:style style:name="T175" style:family="text">
      <style:text-properties fo:color="#943634" fo:font-weight="normal" text:rsid="00159e65" style:font-weight-asian="normal" style:font-weight-complex="normal"/>
    </style:style>
    <style:style style:name="T176" style:family="text">
      <style:text-properties fo:color="#943634" fo:font-weight="normal" text:rsid="002bef78" style:font-weight-asian="normal" style:font-weight-complex="normal"/>
    </style:style>
    <style:style style:name="T177" style:family="text">
      <style:text-properties fo:color="#943634" fo:font-weight="normal" text:rsid="0030553f" style:font-weight-asian="normal" style:font-weight-complex="normal"/>
    </style:style>
    <style:style style:name="T178" style:family="text">
      <style:text-properties fo:color="#943634" fo:font-weight="normal" text:rsid="00320ce5" style:font-weight-asian="normal" style:font-weight-complex="normal"/>
    </style:style>
    <style:style style:name="T179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180" style:family="text">
      <style:text-properties fo:color="#943634" style:font-name="Thorndale AMT1" fo:font-size="10.5pt" fo:font-weight="bold" text:rsid="00122b8f" style:font-size-asian="10.5pt" style:font-weight-asian="bold" style:font-size-complex="10.5pt" style:font-weight-complex="bold"/>
    </style:style>
    <style:style style:name="T181" style:family="text">
      <style:text-properties fo:color="#943634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82" style:family="text">
      <style:text-properties fo:color="#943634" style:font-name="Thorndale AMT1" fo:font-size="10.5pt" fo:font-weight="bold" text:rsid="00274a57" style:font-size-asian="10.5pt" style:font-weight-asian="bold" style:font-size-complex="10.5pt" style:font-weight-complex="bold"/>
    </style:style>
    <style:style style:name="T183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184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185" style:family="text">
      <style:text-properties fo:color="#943634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86" style:family="text">
      <style:text-properties fo:color="#943634" style:font-name="Thorndale AMT1" fo:font-size="10.5pt" fo:font-weight="normal" text:rsid="001a7984" style:font-size-asian="10.5pt" style:font-weight-asian="normal" style:font-size-complex="10.5pt" style:font-weight-complex="normal"/>
    </style:style>
    <style:style style:name="T187" style:family="text">
      <style:text-properties fo:color="#943634" style:font-name="Thorndale AMT1" fo:font-size="10.5pt" fo:font-weight="normal" text:rsid="0032d63d" style:font-size-asian="10.5pt" style:font-weight-asian="normal" style:font-size-complex="10.5pt" style:font-weight-complex="normal"/>
    </style:style>
    <style:style style:name="T188" style:family="text">
      <style:text-properties fo:color="#943634" style:font-name="Thorndale AMT1" fo:font-size="10.5pt" style:font-size-asian="10.5pt" style:font-size-complex="10.5pt"/>
    </style:style>
    <style:style style:name="T189" style:family="text">
      <style:text-properties fo:color="#943634" style:font-name="Thorndale AMT1" fo:font-size="10.5pt" text:rsid="00122b8f" style:font-size-asian="10.5pt" style:font-size-complex="10.5pt"/>
    </style:style>
    <style:style style:name="T190" style:family="text">
      <style:text-properties fo:color="#943634" style:font-name="Thorndale AMT1" fo:font-weight="normal" style:font-weight-asian="normal" style:font-weight-complex="normal"/>
    </style:style>
    <style:style style:name="T191" style:family="text">
      <style:text-properties fo:color="#943634" style:font-name="Thorndale AMT1" fo:font-weight="normal" text:rsid="001a7984" style:font-weight-asian="normal" style:font-weight-complex="normal"/>
    </style:style>
    <style:style style:name="T192" style:family="text">
      <style:text-properties fo:color="#943634" style:font-name="Thorndale AMT1" text:rsid="0024b461"/>
    </style:style>
    <style:style style:name="T193" style:family="text">
      <style:text-properties fo:color="#943634" style:font-name="Thorndale AMT1" text:rsid="0024b461" style:font-name-asian="DejaVu Sans"/>
    </style:style>
    <style:style style:name="T194" style:family="text">
      <style:text-properties fo:color="#943634" style:font-name="Thorndale AMT1" fo:font-weight="bold" text:rsid="00259d08" style:font-name-asian="DejaVu Sans" style:font-weight-asian="bold" style:font-weight-complex="bold"/>
    </style:style>
    <style:style style:name="T195" style:family="text">
      <style:text-properties fo:color="#943634" text:rsid="0014375e"/>
    </style:style>
    <style:style style:name="T196" style:family="text">
      <style:text-properties fo:color="#943634" fo:font-weight="bold" style:font-weight-asian="bold" style:font-weight-complex="bold"/>
    </style:style>
    <style:style style:name="T197" style:family="text">
      <style:text-properties fo:color="#943634" text:rsid="00170e94"/>
    </style:style>
    <style:style style:name="T198" style:family="text">
      <style:text-properties fo:color="#943634" style:font-name="Arial" style:font-name-asian="DejaVu Sans"/>
    </style:style>
    <style:style style:name="T199" style:family="text">
      <style:text-properties fo:color="#943634" style:font-name="Arial" text:rsid="0024b461" style:font-name-asian="DejaVu Sans"/>
    </style:style>
    <style:style style:name="T200" style:family="text">
      <style:text-properties fo:color="#943634" style:font-name="Arial" fo:font-weight="bold" text:rsid="0024b461" style:font-name-asian="DejaVu Sans" style:font-weight-asian="bold" style:font-weight-complex="bold"/>
    </style:style>
    <style:style style:name="T201" style:family="text">
      <style:text-properties fo:color="#943634" style:font-name="Arial" fo:font-weight="bold" text:rsid="00259d08" style:font-name-asian="DejaVu Sans" style:font-weight-asian="bold" style:font-weight-complex="bold"/>
    </style:style>
    <style:style style:name="T202" style:family="text">
      <style:text-properties fo:color="#943634" text:rsid="0024b461"/>
    </style:style>
    <style:style style:name="T203" style:family="text">
      <style:text-properties fo:color="#943634" style:text-position="-33% 100%" fo:font-size="10.5pt" style:font-size-asian="10.5pt" style:font-size-complex="10.5pt"/>
    </style:style>
    <style:style style:name="T204" style:family="text">
      <style:text-properties fo:color="#943634" style:text-position="-33% 100%" text:rsid="0024b461"/>
    </style:style>
    <style:style style:name="T205" style:family="text">
      <style:text-properties fo:color="#943634" fo:language="en" fo:country="US" fo:font-weight="normal" text:rsid="00259d08" style:font-weight-asian="normal" style:font-weight-complex="normal"/>
    </style:style>
    <style:style style:name="T206" style:family="text">
      <style:text-properties text:rsid="000bb06c"/>
    </style:style>
    <style:style style:name="T207" style:family="text">
      <style:text-properties fo:font-size="10.5pt"/>
    </style:style>
    <style:style style:name="T208" style:family="text">
      <style:text-properties text:rsid="000cd4b4"/>
    </style:style>
    <style:style style:name="T209" style:family="text">
      <style:text-properties style:font-name="DejaVu Sans" fo:font-weight="normal" text:rsid="000bb06c" style:font-name-asian="DejaVu Sans" style:font-weight-asian="normal" style:font-name-complex="DejaVu Sans" style:font-weight-complex="normal"/>
    </style:style>
    <style:style style:name="T210" style:family="text">
      <style:text-properties style:font-size-asian="10.5pt"/>
    </style:style>
    <style:style style:name="T211" style:family="text">
      <style:text-properties style:font-size-complex="10.5pt"/>
    </style:style>
    <style:style style:name="T212" style:family="text">
      <style:text-properties style:font-name="Thorndale AMT1"/>
    </style:style>
    <style:style style:name="T213" style:family="text">
      <style:text-properties style:font-name="Thorndale AMT1" fo:font-weight="normal" style:font-weight-asian="normal" style:font-name-complex="Thorndale AMT1" style:font-weight-complex="normal"/>
    </style:style>
    <style:style style:name="T214" style:family="text">
      <style:text-properties style:font-name="Thorndale AMT1" fo:font-weight="normal" text:rsid="0026f8b0" style:font-weight-asian="normal" style:font-weight-complex="normal"/>
    </style:style>
    <style:style style:name="T215" style:family="text">
      <style:text-properties style:font-name="Thorndale AMT1" fo:font-weight="normal" text:rsid="001a7984" style:font-weight-asian="normal" style:font-weight-complex="normal"/>
    </style:style>
    <style:style style:name="T216" style:family="text">
      <style:text-properties style:font-name="Thorndale AMT1" fo:font-size="10.5pt" text:rsid="0026f8b0" style:font-size-asian="10.5pt" style:font-size-complex="10.5pt"/>
    </style:style>
    <style:style style:name="T217" style:family="text">
      <style:text-properties style:font-name="Thorndale AMT1" text:rsid="0026f8b0"/>
    </style:style>
    <style:style style:name="T218" style:family="text">
      <style:text-properties style:font-name="Thorndale AMT1" text:rsid="001a7984"/>
    </style:style>
    <style:style style:name="T219" style:family="text">
      <style:text-properties style:font-name="Thorndale AMT1" fo:font-weight="bold" text:rsid="00274a57" style:font-weight-asian="bold" style:font-weight-complex="bold"/>
    </style:style>
    <style:style style:name="T220" style:family="text">
      <style:text-properties text:rsid="000f9789"/>
    </style:style>
    <style:style style:name="T221" style:family="text">
      <style:text-properties text:rsid="000f9789" style:font-name-complex="Thorndale AMT1"/>
    </style:style>
    <style:style style:name="T222" style:family="text">
      <style:text-properties text:rsid="00137c87" style:font-name-complex="Thorndale AMT1"/>
    </style:style>
    <style:style style:name="T223" style:family="text">
      <style:text-properties text:rsid="00137c87"/>
    </style:style>
    <style:style style:name="T224" style:family="text">
      <style:text-properties text:rsid="00122b8f"/>
    </style:style>
    <style:style style:name="T225" style:family="text">
      <style:text-properties style:font-weight-asian="bold"/>
    </style:style>
    <style:style style:name="T226" style:family="text">
      <style:text-properties style:font-weight-complex="bold"/>
    </style:style>
    <style:style style:name="T227" style:family="text">
      <style:text-properties text:rsid="0014375e"/>
    </style:style>
    <style:style style:name="T228" style:family="text">
      <style:text-properties text:rsid="0014762b"/>
    </style:style>
    <style:style style:name="T229" style:family="text">
      <style:text-properties text:rsid="00159e65"/>
    </style:style>
    <style:style style:name="T230" style:family="text">
      <style:text-properties text:rsid="00177859"/>
    </style:style>
    <style:style style:name="T231" style:family="text">
      <style:text-properties fo:color="#ff0000" fo:font-weight="normal" text:rsid="00222cc1" style:font-weight-asian="normal" style:font-weight-complex="normal"/>
    </style:style>
    <style:style style:name="T232" style:family="text">
      <style:text-properties text:rsid="0024b461"/>
    </style:style>
    <style:style style:name="T233" style:family="text">
      <style:text-properties text:rsid="00259d08"/>
    </style:style>
    <style:style style:name="T234" style:family="text">
      <style:text-properties text:rsid="001a7984"/>
    </style:style>
    <style:style style:name="T235" style:family="text">
      <style:text-properties text:rsid="00276245"/>
    </style:style>
    <style:style style:name="T236" style:family="text">
      <style:text-properties text:rsid="0023a22a"/>
    </style:style>
    <style:style style:name="T237" style:family="text">
      <style:text-properties text:rsid="00297a45"/>
    </style:style>
    <style:style style:name="T238" style:family="text">
      <style:text-properties text:rsid="002abe11"/>
    </style:style>
    <style:style style:name="T239" style:family="text">
      <style:text-properties text:rsid="002bef78"/>
    </style:style>
    <style:style style:name="T240" style:family="text">
      <style:text-properties text:rsid="002f30c0"/>
    </style:style>
    <style:style style:name="T241" style:family="text">
      <style:text-properties text:rsid="0030553f"/>
    </style:style>
    <style:style style:name="T242" style:family="text">
      <style:text-properties text:rsid="00320ce5"/>
    </style:style>
    <style:style style:name="T243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244" style:family="text">
      <style:text-properties style:font-name="Times New Roman" fo:font-weight="normal" text:rsid="002a9d97" style:font-name-asian="Times New Roman" style:font-weight-asian="normal" style:font-name-complex="Times New Roman" style:font-weight-complex="normal"/>
    </style:style>
    <style:style style:name="T245" style:family="text">
      <style:text-properties style:font-name="Times New Roman" fo:font-weight="normal" text:rsid="0036a5ca" style:font-name-asian="Times New Roman" style:font-weight-asian="normal" style:font-name-complex="Times New Roman" style:font-weight-complex="normal"/>
    </style:style>
    <style:style style:name="T246" style:family="text">
      <style:text-properties style:font-name="Times New Roman" fo:font-weight="normal" text:rsid="0036f1fc" style:font-name-asian="Times New Roman" style:font-weight-asian="normal" style:font-name-complex="Times New Roman" style:font-weight-complex="normal"/>
    </style:style>
    <style:style style:name="T247" style:family="text">
      <style:text-properties text:rsid="0036a5ca"/>
    </style:style>
    <style:style style:name="T248" style:family="text">
      <style:text-properties text:rsid="00373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8. Esquema de traducción orientado a las gramáticas de atributos </text:p>
      <text:p text:style-name="P2"/>
      <text:p text:style-name="P5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16">Programa → </text:p>
      <text:p text:style-name="P110">{</text:p>
      <text:p text:style-name="P115"><text:tab/>Declaraciones.etqh <text:s text:c="5"/>= longInicio + 1</text:p>
      <text:p text:style-name="P115"><text:s text:c="4"/><text:tab/>Declaraciones.dirh <text:s text:c="5"/>= 0</text:p>
      <text:p text:style-name="P115"><text:s text:c="4"/><text:tab/>Declaraciones.nh <text:s text:c="7"/>= 0</text:p>
      <text:p text:style-name="P45"><text:tab/><text:tab/>Declaraciones.tsh = creaTS()</text:p>
      <text:p text:style-name="P130"><text:tab/></text:p>
      <text:p text:style-name="P110">}</text:p>
      <text:p text:style-name="P108">Declaraciones </text:p>
      <text:p text:style-name="P110">{</text:p>
      <text:p text:style-name="P110"/>
      <text:p text:style-name="P110">}</text:p>
      <text:p text:style-name="P108">&amp; </text:p>
      <text:p text:style-name="P110">{</text:p>
      <text:p text:style-name="P115"><text:s text:c="4"/><text:tab/>Instrucciones.etqh <text:s text:c="7"/>= Declaraciones.etq</text:p>
      <text:p text:style-name="P114"><text:span text:style-name="T208"><text:tab/></text:span><text:span text:style-name="Fuente_20_de_20_párrafo_20_predeter."><text:span text:style-name="T208">Instrucciones.tsh = Declaraciones.ts</text:span></text:span></text:p>
      <text:p text:style-name="P110">}</text:p>
      <text:p text:style-name="P108">Instrucciones</text:p>
      <text:p text:style-name="P110">{</text:p>
      <text:p text:style-name="P109"><text:span text:style-name="T206"><text:tab/></text:span><text:span text:style-name="T174">Programa.ts = Declaraciones.ts</text:span></text:p>
      <text:p text:style-name="P109"><text:span text:style-name="T206"><text:tab/></text:span><text:span text:style-name="Fuente_20_de_20_párrafo_20_predeter."><text:span text:style-name="T2">Programa.error = Declaraciones.error v Instrucciones.error <text:s/>v Declaraciones.pend = </text:span></text:span><text:span text:style-name="Fuente_20_de_20_párrafo_20_predeter."><text:span text:style-name="T209">ⵁ</text:span></text:span></text:p>
      <text:p text:style-name="P221"><text:span text:style-name="T2"><text:tab/><text:tab/></text:span><text:span text:style-name="T3">Programa.cod <text:s/>= </text:span></text:p>
      <text:p text:style-name="P115"><text:s text:c="6"/><text:tab/><text:tab/>inicio(Declaraciones.n,Declaraciones.dir) ||</text:p>
      <text:p text:style-name="P115"><text:s text:c="6"/><text:tab/><text:tab/>ir-a(Declaraciones.etq) <text:s text:c="9"/>||</text:p>
      <text:p text:style-name="P115"><text:s text:c="6"/><text:tab/><text:tab/>Declaraciones.cod <text:s text:c="15"/>||</text:p>
      <text:p text:style-name="P115"><text:s text:c="7"/><text:tab/><text:tab/>Instrucciones.cod <text:s text:c="17"/>||</text:p>
      <text:p text:style-name="P115"><text:s text:c="8"/><text:tab/><text:tab/>stop;</text:p>
      <text:p text:style-name="P110">}</text:p>
      <text:p text:style-name="P64"><text:span text:style-name="Fuente_20_de_20_párrafo_20_predeter."><text:span text:style-name="T161"/></text:span></text:p>
      <text:p text:style-name="P69"><text:span text:style-name="Fuente_20_de_20_párrafo_20_predeter."><text:span text:style-name="T161"/></text:span></text:p>
      <text:p text:style-name="P57">Declaraciones → </text:p>
      <text:p text:style-name="P148">{</text:p>
      <text:p text:style-name="P153"><text:tab/>Declaracion.nh = Declaraciones.nh</text:p>
      <text:p text:style-name="P147"><text:span text:style-name="T4"><text:tab/></text:span><text:span text:style-name="Fuente_20_de_20_párrafo_20_predeter."><text:span text:style-name="T42">Declaracion.etqh = Declaraciones.etqh</text:span></text:span></text:p>
      <text:p text:style-name="P69"><text:span text:style-name="Fuente_20_de_20_párrafo_20_predeter."><text:span text:style-name="T29"><text:tab/><text:tab/>Declaracion.dirh = Declaraciones.dir<text:tab/></text:span></text:span></text:p>
      <text:p text:style-name="P148">}</text:p>
      <text:p text:style-name="P145">Declaracion</text:p>
      <text:p text:style-name="P162">{</text:p>
      <text:p text:style-name="P69"><text:span text:style-name="Fuente_20_de_20_párrafo_20_predeter."><text:span text:style-name="T29"><text:tab/><text:tab/></text:span></text:span><text:span text:style-name="Fuente_20_de_20_párrafo_20_predeter."><text:span text:style-name="T31">DeclaracionesRec.codh = Declaracion.cod</text:span></text:span></text:p>
      <text:p text:style-name="P69"><text:span text:style-name="Fuente_20_de_20_párrafo_20_predeter."><text:span text:style-name="T29"><text:tab/><text:tab/>DeclaracionesRec.dirh = </text:span></text:span><text:span text:style-name="Fuente_20_de_20_párrafo_20_predeter."><text:span text:style-name="T30">Declaraciones.dirh + </text:span></text:span><text:span text:style-name="Fuente_20_de_20_párrafo_20_predeter."><text:span text:style-name="T29">D</text:span></text:span><text:span text:style-name="Fuente_20_de_20_párrafo_20_predeter."><text:span text:style-name="T30">eclaracion.tam</text:span></text:span></text:p>
      <text:p text:style-name="P151"><text:span text:style-name="Fuente_20_de_20_párrafo_20_predeter."><text:span text:style-name="T33"><text:tab/>DeclaracionesRec.etqh = Declaracion.etq</text:span></text:span></text:p>
      <text:p text:style-name="P154"><text:tab/>DeclaracionesRec.nh = Declaraciones.nh</text:p>
      <text:p text:style-name="P155"><text:tab/>DeclaracionesRec.tsh <text:s/>= inserta(Declaraciones.tsh,Declaracion.id,</text:p>
      <text:p text:style-name="P152"><text:span text:style-name="T220"><text:tab/><text:tab/><text:tab/><text:tab/><text:tab/><text:tab/><text:tab/>Declaracion.props </text:span><text:span text:style-name="T229">++ Declaracion.propsops)</text:span></text:p>
      <text:p text:style-name="P150"><text:span text:style-name="T220"><text:tab/></text:span><text:span text:style-name="T223">DeclaracionesRec.errorh = Declaracion.error <text:s/>v <text:s/></text:span><text:span text:style-name="T222">(existeID(Declaraciones.tsh,Declaracion.id) <text:s/>٨ <text:tab/><text:tab/><text:tab/><text:tab/><text:tab/><text:tab/><text:tab/><text:tab/><text:tab/>Declaraciones.tsh[Declaracion.id].nivel = Declaraciones.nh)</text:span></text:p>
      <text:p text:style-name="P60"><text:tab/><text:tab/>DeclaracionesRec.pendh = Declaracion.pend – <text:s/></text:p>
      <text:p text:style-name="P159"><text:tab/><text:tab/><text:tab/><text:tab/><text:tab/><text:tab/><text:tab/>( si (Declaracion.props.clase = tipo) {Declaracion.id} sino {}</text:p>
      <text:p text:style-name="P148">}</text:p>
      <text:p text:style-name="P145">DeclaracionesRec</text:p>
      <text:p text:style-name="P148">{</text:p>
      <text:p text:style-name="P153"><text:tab/>Declaraciones.ts = DeclaracionesRec.ts</text:p>
      <text:p text:style-name="P150"><text:span text:style-name="T221"><text:tab/></text:span><text:span text:style-name="T221">Declaraciones.error = DeclaracionesRec.error </text:span></text:p>
      <text:p text:style-name="P160"><text:soft-page-break/><text:tab/>Declaraciones.pend = DeclaracionesRec.pend</text:p>
      <text:p text:style-name="P147"><text:span text:style-name="Fuente_20_de_20_párrafo_20_predeter."><text:span text:style-name="T44"><text:tab/>Declaraciones.n = </text:span></text:span><text:span text:style-name="Fuente_20_de_20_párrafo_20_predeter."><text:span text:style-name="T45">DeclaracionesRec.n</text:span></text:span></text:p>
      <text:p text:style-name="P69"><text:span text:style-name="Fuente_20_de_20_párrafo_20_predeter."><text:span text:style-name="T29"><text:tab/><text:tab/>Declaraciones.dir = DeclaracionesRec.dir<text:tab/></text:span></text:span></text:p>
      <text:p text:style-name="P69"><text:span text:style-name="Fuente_20_de_20_párrafo_20_predeter."><text:span text:style-name="T29"><text:tab/><text:tab/>Declaraciones.etq = DeclaracionesRec.etq</text:span></text:span></text:p>
      <text:p text:style-name="P69"><text:span text:style-name="Fuente_20_de_20_párrafo_20_predeter."><text:span text:style-name="T29"><text:tab/><text:tab/>Declaraciones.ts = DeclaracionesRec.ts</text:span></text:span></text:p>
      <text:p text:style-name="P147"><text:span text:style-name="Fuente_20_de_20_párrafo_20_predeter."><text:span text:style-name="T44"><text:tab/>Declaraciones.cod = DeclaracionesRec.cod</text:span></text:span></text:p>
      <text:p text:style-name="P119">}<text:bookmark-start text:name="__DdeLink__10602_375864274"/><text:tab/></text:p>
      <text:p text:style-name="P61"/>
      <text:p text:style-name="P59"/>
      <text:p text:style-name="P59"><text:tab/><text:bookmark-end text:name="__DdeLink__10602_375864274"/></text:p>
      <text:p text:style-name="P56"/>
      <text:p text:style-name="P58">DeclaracionesRec → ';'</text:p>
      <text:p text:style-name="P149">{</text:p>
      <text:p text:style-name="P163"><text:tab/>Declaracion.nh = DeclaracionesRec0.nh</text:p>
      <text:p text:style-name="P161"><text:span text:style-name="Fuente_20_de_20_párrafo_20_predeter."><text:span text:style-name="T29"><text:tab/>Declaracion.etqh = DeclaracionesRec0.etqh</text:span></text:span></text:p>
      <text:p text:style-name="P151"><text:span text:style-name="Fuente_20_de_20_párrafo_20_predeter."><text:span text:style-name="T34"><text:tab/></text:span></text:span><text:span text:style-name="Fuente_20_de_20_párrafo_20_predeter."><text:span text:style-name="T32">Declaracion.dir = DeclaracionesRec0.dirh</text:span></text:span></text:p>
      <text:p text:style-name="P149">}</text:p>
      <text:p text:style-name="P146">Declaracion</text:p>
      <text:p text:style-name="P149">{</text:p>
      <text:p text:style-name="P156"><text:tab/>DeclaracionesRec1.tsh = inserta(DeclaracionesRec0.tsh, Declaracion.id, Declaracion.props)</text:p>
      <text:p text:style-name="P161"><text:span text:style-name="Fuente_20_de_20_párrafo_20_predeter."><text:span text:style-name="T29"><text:tab/>DeclaracionesRec1.etqh = Declaracion.etq</text:span></text:span></text:p>
      <text:p text:style-name="P161"><text:span text:style-name="Fuente_20_de_20_párrafo_20_predeter."><text:span text:style-name="T29"><text:tab/></text:span></text:span><text:span text:style-name="Fuente_20_de_20_párrafo_20_predeter."><text:span text:style-name="T30">DeclaracionesRec1.nh = max (DeclaracionesRec0.nh, Declaracion.n)</text:span></text:span></text:p>
      <text:p text:style-name="P161"><text:span text:style-name="Fuente_20_de_20_párrafo_20_predeter."><text:span text:style-name="T29"><text:tab/>DeclaracionesRec1.dirh = Declaracion.dir </text:span></text:span><text:span text:style-name="Fuente_20_de_20_párrafo_20_predeter."><text:span text:style-name="T32">+ Declaracion.tam</text:span></text:span></text:p>
      <text:p text:style-name="P164"><text:span text:style-name="Fuente_20_de_20_párrafo_20_predeter."><text:span text:style-name="T29"><text:tab/>DeclaracionesRec1.tsh = inserta(DeclaracionesRec0.tsh, Declaracion.id, </text:span></text:span></text:p>
      <text:p text:style-name="P164"><text:span text:style-name="Fuente_20_de_20_párrafo_20_predeter."><text:span text:style-name="T29"><text:tab/><text:tab/><text:tab/><text:tab/><text:tab/><text:tab/><text:tab/>Declaracion.props </text:span></text:span><text:span text:style-name="Fuente_20_de_20_párrafo_20_predeter."><text:span text:style-name="T37">++ Declaracion.propsop</text:span></text:span><text:span text:style-name="Fuente_20_de_20_párrafo_20_predeter."><text:span text:style-name="T29">)<text:tab/></text:span></text:span></text:p>
      <text:p text:style-name="P147"><text:span text:style-name="Fuente_20_de_20_párrafo_20_predeter."><text:span text:style-name="T43"><text:tab/></text:span></text:span><text:span text:style-name="Fuente_20_de_20_párrafo_20_predeter."><text:span text:style-name="T41">DeclaracionesRec1.codh = DeclaracionesRec0.codh || Declaracion.cod</text:span></text:span></text:p>
      <text:p text:style-name="P156"/>
      <text:p text:style-name="P146"><text:span text:style-name="T6"><text:tab/>DeclaracionesRec</text:span><text:span text:style-name="T5">1</text:span><text:span text:style-name="T6">.error</text:span><text:span text:style-name="T5">h</text:span><text:span text:style-name="T6"> = </text:span><text:span text:style-name="T5">DeclaracionesRec0.errorh v </text:span><text:span text:style-name="T6">Declaracion.error v </text:span></text:p>
      <text:p text:style-name="P120"><text:span text:style-name="T1"><text:tab/><text:tab/><text:tab/><text:tab/><text:tab/><text:tab/><text:tab/>(existeID(DeclaracionesRec0.tsh,Declaracion.id) <text:s/></text:span><text:span text:style-name="T213">٨</text:span></text:p>
      <text:p text:style-name="P157"><text:tab/><text:tab/><text:tab/><text:tab/><text:tab/><text:tab/><text:tab/>DeclaracionesRec0.tsh[Declaracion.id].nivel = DeclaracionesRec0.nh)</text:p>
      <text:p text:style-name="P157"><text:tab/>DeclaracionesRec<text:span text:style-name="T223">1</text:span>.pend<text:span text:style-name="T223">h</text:span> = <text:span text:style-name="T223">DeclaracionesRec0.pendh U </text:span>Declaracion.pend – </text:p>
      <text:p text:style-name="P157"><text:tab/><text:tab/><text:tab/><text:tab/><text:tab/>( si (Declaracion.props.clase = tipo) {Declaracion.id} sino {}</text:p>
      <text:p text:style-name="P156"/>
      <text:p text:style-name="P149">}</text:p>
      <text:p text:style-name="P146">DeclaracionesRec</text:p>
      <text:p text:style-name="P149">{</text:p>
      <text:p text:style-name="P146"><text:span text:style-name="T224"><text:tab/></text:span><text:span text:style-name="T6">DeclaracionesRec0.ts = DeclaracionesRec1.ts</text:span></text:p>
      <text:p text:style-name="P157"><text:tab/><text:span text:style-name="T223">DeclaracionesRec0.error = DeclaracionesRec1.error</text:span></text:p>
      <text:p text:style-name="P163"><text:tab/>DeclaracionesRec0.pend = DeclaracionesRec1.pend</text:p>
      <text:p text:style-name="P161"><text:span text:style-name="Fuente_20_de_20_párrafo_20_predeter."><text:span text:style-name="T29"><text:tab/>DeclaracionesRec0.n = </text:span></text:span><text:span text:style-name="Fuente_20_de_20_párrafo_20_predeter."><text:span text:style-name="T30">DeclaracionesRec</text:span></text:span><text:span text:style-name="Fuente_20_de_20_párrafo_20_predeter."><text:span text:style-name="T36">1</text:span></text:span><text:span text:style-name="Fuente_20_de_20_párrafo_20_predeter."><text:span text:style-name="T30">.n</text:span></text:span></text:p>
      <text:p text:style-name="P161"><text:span text:style-name="Fuente_20_de_20_párrafo_20_predeter."><text:span text:style-name="T29"><text:tab/>DeclaracionesRec0.etq = DeclaracionesRec1.etq</text:span></text:span></text:p>
      <text:p text:style-name="P161"><text:span text:style-name="Fuente_20_de_20_párrafo_20_predeter."><text:span text:style-name="T29"><text:tab/>DeclaracionesRec0.dir = DeclaracionesRec1.di</text:span></text:span><text:span text:style-name="Fuente_20_de_20_párrafo_20_predeter."><text:span text:style-name="T30">r</text:span></text:span></text:p>
      <text:p text:style-name="P158"><text:span text:style-name="Fuente_20_de_20_párrafo_20_predeter."><text:span text:style-name="T35"><text:tab/>DeclaracionesRec0.cod = DeclaracionesRec1.cod</text:span></text:span></text:p>
      <text:p text:style-name="P149">}</text:p>
      <text:p text:style-name="P56"><text:tab/></text:p>
      <text:p text:style-name="P59"><text:tab/></text:p>
      <text:p text:style-name="P65"><text:span text:style-name="Fuente_20_de_20_párrafo_20_predeter."><text:span text:style-name="T131">DeclaracionesRec → </text:span></text:span><text:bookmark-start text:name="__DdeLink__7005_1948327631"/><text:span text:style-name="Fuente_20_de_20_párrafo_20_predeter."><text:span text:style-name="T179">λ</text:span></text:span><text:bookmark-end text:name="__DdeLink__7005_1948327631"/></text:p>
      <text:p text:style-name="P68"><text:span text:style-name="Fuente_20_de_20_párrafo_20_predeter."><text:span text:style-name="T180">{</text:span></text:span></text:p>
      <text:p text:style-name="P68"><text:span text:style-name="Fuente_20_de_20_párrafo_20_predeter."><text:span text:style-name="T180"><text:tab/></text:span></text:span><text:span text:style-name="Fuente_20_de_20_párrafo_20_predeter."><text:span text:style-name="T183">DeclaracionesRec.ts = DeclaracionesRec.tsh</text:span></text:span></text:p>
      <text:p text:style-name="P67"><text:span text:style-name="Fuente_20_de_20_párrafo_20_predeter."><text:span text:style-name="T188"><text:tab/></text:span></text:span><text:span text:style-name="Fuente_20_de_20_párrafo_20_predeter."><text:span text:style-name="T183">DeclaracionesRec.error = </text:span></text:span><text:span text:style-name="Fuente_20_de_20_párrafo_20_predeter."><text:span text:style-name="T184">DeclaracionesRec.errorh</text:span></text:span></text:p>
      <text:p text:style-name="P67"><text:span text:style-name="Fuente_20_de_20_párrafo_20_predeter."><text:span text:style-name="T183"><text:tab/>DeclaracionesRec.pend = </text:span></text:span><text:span text:style-name="Fuente_20_de_20_párrafo_20_predeter."><text:span text:style-name="T184">DeclaracionesRec.pendh</text:span></text:span></text:p>
      <text:p text:style-name="P69"><text:span text:style-name="Fuente_20_de_20_párrafo_20_predeter."><text:span text:style-name="T29"><text:tab/>DeclaracionesRec.n = DeclaracionesRec.nh</text:span></text:span></text:p>
      <text:p text:style-name="P69"><text:span text:style-name="Fuente_20_de_20_párrafo_20_predeter."><text:span text:style-name="T29"><text:tab/>DeclaracionesRec.etq = DeclaracionesRec.etqh</text:span></text:span></text:p>
      <text:p text:style-name="P69"><text:span text:style-name="Fuente_20_de_20_párrafo_20_predeter."><text:span text:style-name="T29"><text:tab/>DeclaracionesRec.dir = DeclaracionesRec.dirh</text:span></text:span></text:p>
      <text:p text:style-name="P222"><text:span text:style-name="Fuente_20_de_20_párrafo_20_predeter."><text:span text:style-name="T40"><text:tab/>DeclaracionesRec.cod = </text:span></text:span><text:span text:style-name="Fuente_20_de_20_párrafo_20_predeter."><text:span text:style-name="T41">DeclaracionesRec.codh</text:span></text:span></text:p>
      <text:p text:style-name="P67"><text:span text:style-name="Fuente_20_de_20_párrafo_20_predeter."><text:span text:style-name="T189">}</text:span></text:span></text:p>
      <text:p text:style-name="P66"><text:span text:style-name="Fuente_20_de_20_párrafo_20_predeter."><text:span text:style-name="T184"/></text:span></text:p>
      <text:p text:style-name="P225"><text:span text:style-name="Fuente_20_de_20_párrafo_20_predeter."><text:span text:style-name="T29"/></text:span></text:p>
      <text:p text:style-name="P13"/>
      <text:p text:style-name="P20"><text:soft-page-break/></text:p>
      <text:p text:style-name="P20"/>
      <text:p text:style-name="P20"/>
      <text:p text:style-name="P27">Declaracion → </text:p>
      <text:p text:style-name="P31">{</text:p>
      <text:p text:style-name="P42"><text:tab/>DeclaracionTipo.tsh = Declaracion.tsh</text:p>
      <text:p text:style-name="P48"><text:tab/>DeclaracionTipo.nh = Declaracion.nh</text:p>
      <text:p text:style-name="P31">}</text:p>
      <text:p text:style-name="P27">DeclaracionTipo</text:p>
      <text:p text:style-name="P31">{</text:p>
      <text:p text:style-name="P41"><text:span text:style-name="T227"><text:tab/></text:span><text:span text:style-name="T227">Declaracion.propsop <text:s text:c="4"/>= &lt;&gt;</text:span></text:p>
      <text:p text:style-name="P40"><text:tab/>Declaracion.tam <text:s text:c="8"/>= 0</text:p>
      <text:p text:style-name="P38"><text:span text:style-name="T227"><text:tab/>Declaracion.n <text:s text:c="10"/>= Declaracion.n</text:span><text:span text:style-name="T228">h</text:span></text:p>
      <text:p text:style-name="P40"><text:tab/>Declaracion.cod <text:s text:c="8"/>= λ</text:p>
      <text:p text:style-name="P40"><text:tab/>Declaracion.etq <text:s text:c="8"/>= Declaracion.etqh</text:p>
      <text:p text:style-name="P40"><text:tab/>Declaracion.id = DeclaracionTipo.id</text:p>
      <text:p text:style-name="P38"><text:span text:style-name="Fuente_20_de_20_párrafo_20_predeter."><text:span text:style-name="T227"><text:tab/>Declaracion.props = DeclaracionTipo.props</text:span></text:span></text:p>
      <text:p text:style-name="P70"><text:span text:style-name="Fuente_20_de_20_párrafo_20_predeter."><text:span text:style-name="T167"><text:tab/></text:span></text:span><text:span text:style-name="Fuente_20_de_20_párrafo_20_predeter."><text:span text:style-name="T158">Declaracion.error <text:s/>= DeclaracionTipo.error</text:span></text:span></text:p>
      <text:p text:style-name="P46"><text:span text:style-name="Fuente_20_de_20_párrafo_20_predeter."><text:span text:style-name="T195"><text:tab/>Declaracion.pend = DeclaracionTipo.pend</text:span></text:span></text:p>
      <text:p text:style-name="P31">}</text:p>
      <text:p text:style-name="P40"/>
      <text:p text:style-name="P28">Declaracion → </text:p>
      <text:p text:style-name="P170">{</text:p>
      <text:p text:style-name="P131"><text:tab/>DeclaracionVariable.tsh = Declaracion.tsh</text:p>
      <text:p text:style-name="P131"><text:tab/>DeclaracionVariable.nh = Declaracion.nh</text:p>
      <text:p text:style-name="P170">}</text:p>
      <text:p text:style-name="P166">DeclaracionVariable</text:p>
      <text:p text:style-name="P170">{</text:p>
      <text:p text:style-name="P181"><text:tab/>Declaracion.id = DeclaracionVariable.id</text:p>
      <text:p text:style-name="P166"><text:span text:style-name="Fuente_20_de_20_párrafo_20_predeter."><text:span text:style-name="T7"><text:tab/>Declaracion.props = DeclaracionVariable.props</text:span></text:span></text:p>
      <text:p text:style-name="P121"><text:span text:style-name="Fuente_20_de_20_párrafo_20_predeter."><text:span text:style-name="T229"><text:tab/></text:span></text:span><text:span text:style-name="Fuente_20_de_20_párrafo_20_predeter."><text:span text:style-name="T175">Declaracion.propsop <text:s text:c="9"/>= &lt;dir:Declaracion.dirh&gt;</text:span></text:span></text:p>
      <text:p text:style-name="P164"><text:span text:style-name="Fuente_20_de_20_párrafo_20_predeter."><text:span text:style-name="T167"><text:tab/></text:span></text:span><text:span text:style-name="Fuente_20_de_20_párrafo_20_predeter."><text:span text:style-name="T158">Declaracion.error = DeclaracionVariable.error</text:span></text:span></text:p>
      <text:p text:style-name="P121"><text:span text:style-name="Fuente_20_de_20_párrafo_20_predeter."><text:span text:style-name="T7"><text:tab/>Declaracion.pend = DeclaracionVariable.pend</text:span></text:span></text:p>
      <text:p text:style-name="P121"><text:span text:style-name="Fuente_20_de_20_párrafo_20_predeter."><text:span text:style-name="T8"><text:tab/>Declaracion.tam <text:s text:c="8"/>= DeclaracionVariable.props.tipo.tam</text:span></text:span></text:p>
      <text:p text:style-name="P121"><text:span text:style-name="Fuente_20_de_20_párrafo_20_predeter."><text:span text:style-name="T8"><text:tab/>Declaracion.n <text:s text:c="10"/>= Declaracion.nh</text:span></text:span></text:p>
      <text:p text:style-name="P142"><text:tab/>Declaracion.cod <text:s text:c="8"/>= λ</text:p>
      <text:p text:style-name="P121"><text:span text:style-name="Fuente_20_de_20_párrafo_20_predeter."><text:span text:style-name="T8"><text:tab/>Declaracion.etq <text:s text:c="8"/>= Declaracion.etqh</text:span></text:span></text:p>
      <text:p text:style-name="P181">}<text:span text:style-name="T196"><text:tab/></text:span></text:p>
      <text:p text:style-name="P32"/>
      <text:p text:style-name="P32"/>
      <text:p text:style-name="P71"><text:span text:style-name="Fuente_20_de_20_párrafo_20_predeter."><text:span text:style-name="T108">Declaracion → </text:span></text:span></text:p>
      <text:p text:style-name="P165"><text:span text:style-name="Fuente_20_de_20_párrafo_20_predeter."><text:span text:style-name="T109">{</text:span></text:span></text:p>
      <text:p text:style-name="P165"><text:span text:style-name="Fuente_20_de_20_párrafo_20_predeter."><text:span text:style-name="T116"/></text:span></text:p>
      <text:p text:style-name="P138"><text:tab/>DeclaracionProcedimiento.tsh = Declaracion.tsh</text:p>
      <text:p text:style-name="P138"><text:span text:style-name="Fuente_20_de_20_párrafo_20_predeter."><text:span text:style-name="T9"><text:tab/>DeclaracionProcedimiento.nh = Declaracion.nh</text:span></text:span></text:p>
      <text:p text:style-name="P138"><text:span text:style-name="Fuente_20_de_20_párrafo_20_predeter."><text:span text:style-name="T149"><text:tab/>DeclaracionProcedimiento.etqh = Declaracion.etqh</text:span></text:span></text:p>
      <text:p text:style-name="P165"><text:span text:style-name="Fuente_20_de_20_párrafo_20_predeter."><text:span text:style-name="T109">}</text:span></text:span></text:p>
      <text:p text:style-name="P165"><text:span text:style-name="Fuente_20_de_20_párrafo_20_predeter."><text:span text:style-name="T108">DeclaracionProcedimiento</text:span></text:span></text:p>
      <text:p text:style-name="P165"><text:span text:style-name="Fuente_20_de_20_párrafo_20_predeter."><text:span text:style-name="T109">{</text:span></text:span></text:p>
      <text:p text:style-name="P138"><text:span text:style-name="Fuente_20_de_20_párrafo_20_predeter."><text:span text:style-name="T151"><text:tab/></text:span></text:span><text:span text:style-name="Fuente_20_de_20_párrafo_20_predeter."><text:span text:style-name="T148">Declaracion.error = DeclaracionProcedimiento.error</text:span></text:span></text:p>
      <text:p text:style-name="P138"><text:span text:style-name="Fuente_20_de_20_párrafo_20_predeter."><text:span text:style-name="T149"><text:tab/>Declaracion.pend = DeclaracionProcedimiento.pend</text:span></text:span></text:p>
      <text:p text:style-name="P165"><text:span text:style-name="Fuente_20_de_20_párrafo_20_predeter."><text:span text:style-name="T107"><text:tab/></text:span></text:span><text:span text:style-name="Fuente_20_de_20_párrafo_20_predeter."><text:span text:style-name="T102">Declaracion.id = DeclaracionProcedimiento.id</text:span></text:span></text:p>
      <text:p text:style-name="P138"><text:span text:style-name="Fuente_20_de_20_párrafo_20_predeter."><text:span text:style-name="T9"><text:tab/>Declaracion.props = DeclaracionProcedimiento.props</text:span></text:span></text:p>
      <text:p text:style-name="P138"><text:span text:style-name="Fuente_20_de_20_párrafo_20_predeter."><text:span text:style-name="T149"><text:tab/>Declaracion.n <text:s text:c="10"/>= DeclaracionProcedimiento.n</text:span></text:span></text:p>
      <text:p text:style-name="P138"><text:span text:style-name="Fuente_20_de_20_párrafo_20_predeter."><text:span text:style-name="T149"><text:tab/>Declaracion.etq <text:s text:c="8"/>= DeclaracionProcedimiento.etq</text:span></text:span></text:p>
      <text:p text:style-name="P165"><text:span text:style-name="Fuente_20_de_20_párrafo_20_predeter."><text:span text:style-name="T116"><text:tab/>Declaracion.cod <text:s text:c="8"/>= DeclaracionProcedimiento.cod</text:span></text:span></text:p>
      <text:p text:style-name="P138"><text:span text:style-name="Fuente_20_de_20_párrafo_20_predeter."><text:span text:style-name="T149"><text:tab/>Declaracion.propsop <text:s text:c="4"/>= DeclaracionProcedimiento.propsop</text:span></text:span></text:p>
      <text:p text:style-name="P165"><text:span text:style-name="Fuente_20_de_20_párrafo_20_predeter."><text:span text:style-name="T109">}</text:span></text:span></text:p>
      <text:p text:style-name="P71"><text:span text:style-name="Fuente_20_de_20_párrafo_20_predeter."><text:span text:style-name="T116"/></text:span></text:p>
      <text:p text:style-name="P71"><text:span text:style-name="Fuente_20_de_20_párrafo_20_predeter."><text:span text:style-name="T116"/></text:span></text:p>
      <text:p text:style-name="P19"><text:soft-page-break/></text:p>
      <text:p text:style-name="P29">DeclaracionTipo → tipo id = </text:p>
      <text:p text:style-name="P171">{</text:p>
      <text:p text:style-name="P39"><text:span text:style-name="Fuente_20_de_20_párrafo_20_predeter."><text:span text:style-name="T197"><text:tab/><text:tab/>Tipo.tsh = DeclaracionTipo.tsh</text:span></text:span></text:p>
      <text:p text:style-name="P171">}</text:p>
      <text:p text:style-name="P167">Tipo</text:p>
      <text:p text:style-name="P171">{</text:p>
      <text:p text:style-name="P21"><text:tab/><text:tab/>DeclaracionTipo.id = id.lex</text:p>
      <text:p text:style-name="P21"><text:tab/><text:tab/>DeclaracionTipo.props = &lt;clase:tipo, tipo:DeclaracionTipo.tipo, <text:span text:style-name="Fuente_20_de_20_párrafo_20_predeter."><text:span text:style-name="T157">nivel: DeclaracionTipo.nh</text:span></text:span>&gt;</text:p>
      <text:p text:style-name="P193"><text:tab/>DeclaracionTipo.tipo = Tipo.tipo</text:p>
      <text:p text:style-name="P43"><text:tab/><text:tab/>DeclaracionTipo.error = Tipo.error v exi<text:span text:style-name="T230">s</text:span>teID(DeclaracionTipo.tsh, id.lex) v</text:p>
      <text:p text:style-name="P43"><text:tab/><text:tab/><text:tab/><text:tab/><text:tab/><text:tab/><text:tab/>¬existeRef(DeclaracionTipo.tsh,Tipo.tipo)</text:p>
      <text:p text:style-name="P132"><text:tab/>DeclaracionTipo.pend = Tipo.pend</text:p>
      <text:p text:style-name="P171">}</text:p>
      <text:p text:style-name="P171"/>
      <text:p text:style-name="P226"/>
      <text:p text:style-name="P30">DeclaraciónVariable → id : </text:p>
      <text:p text:style-name="P172">{</text:p>
      <text:p text:style-name="P143"><text:tab/>Tipo.tsh = DeclaracionVariable.tsh</text:p>
      <text:p text:style-name="P172">}</text:p>
      <text:p text:style-name="P168">Tipo</text:p>
      <text:p text:style-name="P172">{</text:p>
      <text:p text:style-name="P182"><text:tab/>DeclaracionVariable.id = id.lex</text:p>
      <text:p text:style-name="P194"><text:span text:style-name="Fuente_20_de_20_párrafo_20_predeter."><text:span text:style-name="T102"><text:tab/>DeclaracionVariable.props = &lt;clase:var, tipo: DeclaracionVariable.tipo, </text:span></text:span><text:span text:style-name="Fuente_20_de_20_párrafo_20_predeter."><text:span text:style-name="T158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102">&gt;</text:span></text:span></text:p>
      <text:p text:style-name="P189"><text:tab/>DeclaracionVariable.tipo = Tipo.tipo</text:p>
      <text:p text:style-name="P139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43"><text:tab/>DeclaracionVariable.pend = Tipo.pend</text:p>
      <text:p text:style-name="P172">}</text:p>
      <text:p text:style-name="P24"/>
      <text:p text:style-name="P24"/>
      <text:p text:style-name="P72"><text:span text:style-name="Fuente_20_de_20_párrafo_20_predeter."><text:span text:style-name="T108">DeclaracionProcedimiento → procedure id </text:span></text:span></text:p>
      <text:p text:style-name="P194"><text:span text:style-name="Fuente_20_de_20_párrafo_20_predeter."><text:span text:style-name="T110">{</text:span></text:span></text:p>
      <text:p text:style-name="P182"><text:span text:style-name="Fuente_20_de_20_párrafo_20_predeter."><text:span text:style-name="T10"><text:tab/>FParams.tsh = creaTS(DeclaracionProcedimiento.tsh)</text:span></text:span></text:p>
      <text:p text:style-name="P229"><text:span text:style-name="Fuente_20_de_20_párrafo_20_predeter."><text:span text:style-name="T10">FParametros.nh = DeclaracionProcedimiento.nh +1</text:span></text:span></text:p>
      <text:p text:style-name="P194"><text:span text:style-name="Fuente_20_de_20_párrafo_20_predeter."><text:span text:style-name="T110">}</text:span></text:span></text:p>
      <text:p text:style-name="P194"><text:span text:style-name="Fuente_20_de_20_párrafo_20_predeter."><text:span text:style-name="T108">FParametros</text:span></text:span></text:p>
      <text:p text:style-name="P194"><text:span text:style-name="Fuente_20_de_20_párrafo_20_predeter."><text:span text:style-name="T110">{</text:span></text:span></text:p>
      <text:p text:style-name="P195"><text:span text:style-name="Fuente_20_de_20_párrafo_20_predeter."><text:span text:style-name="T110"><text:tab/></text:span></text:span><text:span text:style-name="Fuente_20_de_20_párrafo_20_predeter."><text:span text:style-name="T117">Bloque.tsh = inserta(FParametros.ts, id.</text:span></text:span><text:span text:style-name="Fuente_20_de_20_párrafo_20_predeter."><text:span text:style-name="T118">lex</text:span></text:span><text:span text:style-name="Fuente_20_de_20_párrafo_20_predeter."><text:span text:style-name="T117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54"><text:s text:c="4"/>nivel: DeclaracionProcedimiento.nh + 1&gt;</text:span></text:span><text:bookmark-end text:name="__DdeLink__22085_1730890738"/><text:span text:style-name="Fuente_20_de_20_párrafo_20_predeter."><text:span text:style-name="T117">)</text:span></text:span></text:p>
      <text:p text:style-name="P230"><text:span text:style-name="Fuente_20_de_20_párrafo_20_predeter."><text:span text:style-name="T117">Bloque.nh = DeclaracionProcedimiento.nh +1</text:span></text:span></text:p>
      <text:p text:style-name="P194"><text:span text:style-name="Fuente_20_de_20_párrafo_20_predeter."><text:span text:style-name="T110">}</text:span></text:span></text:p>
      <text:p text:style-name="P194"><text:span text:style-name="Fuente_20_de_20_párrafo_20_predeter."><text:span text:style-name="T108">Bloque</text:span></text:span></text:p>
      <text:p text:style-name="P194"><text:span text:style-name="Fuente_20_de_20_párrafo_20_predeter."><text:span text:style-name="T110">{</text:span></text:span></text:p>
      <text:p text:style-name="P140"><text:span text:style-name="Fuente_20_de_20_párrafo_20_predeter."><text:span text:style-name="T151"><text:tab/></text:span></text:span><text:span text:style-name="Fuente_20_de_20_párrafo_20_predeter."><text:span text:style-name="T148">DeclaracionProcedimiento.error = FParametros.error v Bloque.error v </text:span></text:span></text:p>
      <text:p text:style-name="P140"><text:span text:style-name="Fuente_20_de_20_párrafo_20_predeter."><text:span text:style-name="T148"><text:tab/><text:tab/><text:tab/><text:tab/><text:tab/>(existeID(FParametros.ts, id.lex) <text:s/></text:span></text:span><text:span text:style-name="Fuente_20_de_20_párrafo_20_predeter."><text:span text:style-name="T152">٨ </text:span></text:span></text:p>
      <text:p text:style-name="P140"><text:span text:style-name="Fuente_20_de_20_párrafo_20_predeter."><text:span text:style-name="T152"><text:tab/><text:tab/><text:tab/><text:tab/><text:tab/>FParametros.ts[id.lex].nivel = DeclaracionProcedimiento.nh +1)</text:span></text:span></text:p>
      <text:p text:style-name="P140"><text:span text:style-name="Fuente_20_de_20_párrafo_20_predeter."><text:span text:style-name="T153"><text:tab/>DeclaracionProcedimiento.pend = Bloque.pend</text:span></text:span></text:p>
      <text:p text:style-name="P195"><text:span text:style-name="Fuente_20_de_20_párrafo_20_predeter."><text:span text:style-name="T107"><text:tab/></text:span></text:span><text:span text:style-name="Fuente_20_de_20_párrafo_20_predeter."><text:span text:style-name="T102">DeclaracionProcedimiento.id = id.lex</text:span></text:span></text:p>
      <text:p text:style-name="P183"><text:tab/>DeclaracionProcedimiento.props = <text:bookmark-start text:name="__DdeLink__22087_1730890738"/><text:bookmark-start text:name="__DdeLink__22083_1730890738"/>&lt;clase:proc, tipo: &lt;t:proc, params: Fparametros.parametros&gt;, </text:p>
      <text:p text:style-name="P183"><text:span text:style-name="Fuente_20_de_20_párrafo_20_predeter."><text:span text:style-name="T153"><text:tab/><text:tab/><text:tab/><text:tab/><text:tab/><text:tab/><text:tab/><text:tab/><text:tab/> <text:s text:c="3"/>nivel: DeclaracionProcedimiento.nh + 1&gt;</text:span></text:span><text:bookmark-end text:name="__DdeLink__22087_1730890738"/><text:bookmark-end text:name="__DdeLink__22083_1730890738"/></text:p>
      <text:p text:style-name="P194"><text:span text:style-name="Fuente_20_de_20_párrafo_20_predeter."><text:span text:style-name="T110">}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73"><text:span text:style-name="Fuente_20_de_20_párrafo_20_predeter."><text:span text:style-name="T108">Bloque → </text:span></text:span></text:p>
      <text:p text:style-name="P196"><text:span text:style-name="Fuente_20_de_20_párrafo_20_predeter."><text:span text:style-name="T111">{</text:span></text:span></text:p>
      <text:p text:style-name="P196"><text:span text:style-name="Fuente_20_de_20_párrafo_20_predeter."><text:span text:style-name="T119"><text:tab/>Declaraciones.tsh = Bloque.tsh</text:span></text:span></text:p>
      <text:p text:style-name="P196"><text:span text:style-name="Fuente_20_de_20_párrafo_20_predeter."><text:span text:style-name="T119"><text:tab/>Declaraciones.nh = Bloque.nh</text:span></text:span></text:p>
      <text:p text:style-name="P196"><text:span text:style-name="Fuente_20_de_20_párrafo_20_predeter."><text:span text:style-name="T103"><text:tab/>Declaraciones.dirh <text:s text:c="6"/>= Bloque.dirh</text:span></text:span></text:p>
      <text:p text:style-name="P196"><text:span text:style-name="Fuente_20_de_20_párrafo_20_predeter."><text:span text:style-name="T119"><text:tab/>Declaraciones.etqh <text:s text:c="6"/>= Bloque.etqh</text:span></text:span></text:p>
      <text:p text:style-name="P196"><text:span text:style-name="Fuente_20_de_20_párrafo_20_predeter."><text:span text:style-name="T119"><text:tab/></text:span></text:span></text:p>
      <text:p text:style-name="P196"><text:span text:style-name="Fuente_20_de_20_párrafo_20_predeter."><text:span text:style-name="T111">}</text:span></text:span></text:p>
      <text:p text:style-name="P196"><text:span text:style-name="Fuente_20_de_20_párrafo_20_predeter."><text:span text:style-name="T108">Declaraciones &amp; </text:span></text:span></text:p>
      <text:p text:style-name="P196"><text:span text:style-name="Fuente_20_de_20_párrafo_20_predeter."><text:span text:style-name="T111">{</text:span></text:span></text:p>
      <text:p text:style-name="P196"><text:span text:style-name="Fuente_20_de_20_párrafo_20_predeter."><text:span text:style-name="T111"><text:tab/></text:span></text:span><text:span text:style-name="Fuente_20_de_20_párrafo_20_predeter."><text:span text:style-name="T119">Instrucciones.etqh <text:s text:c="9"/>= Declaraciones.etq + longPrologo</text:span></text:span></text:p>
      <text:p text:style-name="P184"><text:span text:style-name="Fuente_20_de_20_párrafo_20_predeter."><text:span text:style-name="T11"><text:tab/>Instrucciones.tsh = Declaraciones.ts</text:span></text:span></text:p>
      <text:p text:style-name="P196"><text:span text:style-name="Fuente_20_de_20_párrafo_20_predeter."><text:span text:style-name="T111">}</text:span></text:span></text:p>
      <text:p text:style-name="P196"><text:span text:style-name="Fuente_20_de_20_párrafo_20_predeter."><text:span text:style-name="T108">Instrucciones</text:span></text:span></text:p>
      <text:p text:style-name="P196"><text:span text:style-name="Fuente_20_de_20_párrafo_20_predeter."><text:span text:style-name="T111">{</text:span></text:span></text:p>
      <text:p text:style-name="P184"><text:span text:style-name="Fuente_20_de_20_párrafo_20_predeter."><text:span text:style-name="T11"><text:tab/>Bloque.ts = Declaraciones.ts</text:span></text:span></text:p>
      <text:p text:style-name="P196"><text:span text:style-name="Fuente_20_de_20_párrafo_20_predeter."><text:span text:style-name="T108"><text:tab/></text:span></text:span><text:span text:style-name="Fuente_20_de_20_párrafo_20_predeter."><text:span text:style-name="T115">Bloque.error = Declaraciones.error v Instrucciones.error</text:span></text:span></text:p>
      <text:p text:style-name="P184"><text:span text:style-name="Fuente_20_de_20_párrafo_20_predeter."><text:span text:style-name="T11"><text:tab/>Bloque.pend = Declaraciones.pend</text:span></text:span></text:p>
      <text:p text:style-name="P197"><text:span text:style-name="Fuente_20_de_20_párrafo_20_predeter."><text:span text:style-name="T103"><text:tab/>Bloque.n <text:s text:c="7"/>= Declaraciones.n</text:span></text:span></text:p>
      <text:p text:style-name="P197"><text:span text:style-name="Fuente_20_de_20_párrafo_20_predeter."><text:span text:style-name="T103"><text:tab/>Bloque.inicio <text:s text:c="2"/>= Declaraciones.etq</text:span></text:span></text:p>
      <text:p text:style-name="P197"><text:span text:style-name="Fuente_20_de_20_párrafo_20_predeter."><text:span text:style-name="T103"><text:tab/>Bloque.etq <text:s text:c="5"/>= Instrucciones.etq + longEpilogo + 1</text:span></text:span></text:p>
      <text:p text:style-name="P197"><text:span text:style-name="Fuente_20_de_20_párrafo_20_predeter."><text:span text:style-name="T103"><text:tab/>Bloque.cod <text:s text:c="5"/>=</text:span></text:span></text:p>
      <text:p text:style-name="P197"><text:span text:style-name="Fuente_20_de_20_párrafo_20_predeter."><text:span text:style-name="T103"><text:s text:c="8"/><text:tab/><text:tab/>Dec</text:span></text:span><text:span text:style-name="Fuente_20_de_20_párrafo_20_predeter."><text:span text:style-name="T104">laraciones</text:span></text:span><text:span text:style-name="Fuente_20_de_20_párrafo_20_predeter."><text:span text:style-name="T103">s.cod <text:s text:c="19"/>||</text:span></text:span></text:p>
      <text:p text:style-name="P197"><text:span text:style-name="Fuente_20_de_20_párrafo_20_predeter."><text:span text:style-name="T103"><text:tab/> <text:s text:c="8"/>prologo(Bloque.nh,Dec</text:span></text:span><text:span text:style-name="Fuente_20_de_20_párrafo_20_predeter."><text:span text:style-name="T104">laraciones</text:span></text:span><text:span text:style-name="Fuente_20_de_20_párrafo_20_predeter."><text:span text:style-name="T103">.dir) ||</text:span></text:span></text:p>
      <text:p text:style-name="P197"><text:span text:style-name="Fuente_20_de_20_párrafo_20_predeter."><text:span text:style-name="T103"><text:tab/> <text:s text:c="8"/>Ins</text:span></text:span><text:span text:style-name="Fuente_20_de_20_párrafo_20_predeter."><text:span text:style-name="T104">trucciones</text:span></text:span><text:span text:style-name="Fuente_20_de_20_párrafo_20_predeter."><text:span text:style-name="T103">.cod <text:s text:c="20"/>||</text:span></text:span></text:p>
      <text:p text:style-name="P197"><text:span text:style-name="Fuente_20_de_20_párrafo_20_predeter."><text:span text:style-name="T103"><text:tab/> <text:s text:c="8"/>epilogo(Bloque.nh) <text:s text:c="9"/>||</text:span></text:span></text:p>
      <text:p text:style-name="P185"><text:span text:style-name="Fuente_20_de_20_párrafo_20_predeter."><text:span text:style-name="T11"><text:tab/> <text:s text:c="8"/>ir-ind</text:span></text:span></text:p>
      <text:p text:style-name="P196"><text:span text:style-name="Fuente_20_de_20_párrafo_20_predeter."><text:span text:style-name="T111">}</text:span></text:span></text:p>
      <text:p text:style-name="P73"><text:span text:style-name="Fuente_20_de_20_párrafo_20_predeter."><text:span text:style-name="T102"/></text:span></text:p>
      <text:p text:style-name="P73"><text:span text:style-name="Fuente_20_de_20_párrafo_20_predeter."><text:span text:style-name="T102"/></text:span></text:p>
      <text:p text:style-name="P74"><text:span text:style-name="Fuente_20_de_20_párrafo_20_predeter."><text:span text:style-name="T108">Bloque → </text:span></text:span></text:p>
      <text:p text:style-name="P197"><text:span text:style-name="Fuente_20_de_20_párrafo_20_predeter."><text:span text:style-name="T112">{</text:span></text:span></text:p>
      <text:p text:style-name="P197"><text:span text:style-name="Fuente_20_de_20_párrafo_20_predeter."><text:span text:style-name="T120"><text:tab/>Instrucciones.tsh = <text:s/>Bloque.tsh</text:span></text:span></text:p>
      <text:p text:style-name="P104"><text:span text:style-name="Fuente_20_de_20_párrafo_20_predeter."><text:span text:style-name="T121"><text:tab/>Ins</text:span></text:span><text:span text:style-name="Fuente_20_de_20_párrafo_20_predeter."><text:span text:style-name="T150">trucciones</text:span></text:span><text:span text:style-name="Fuente_20_de_20_párrafo_20_predeter."><text:span text:style-name="T121">.etqh <text:s text:c="7"/>= Bloque.etqh + longPrologo</text:span></text:span></text:p>
      <text:p text:style-name="P197"><text:span text:style-name="Fuente_20_de_20_párrafo_20_predeter."><text:span text:style-name="T112">}</text:span></text:span></text:p>
      <text:p text:style-name="P197"><text:span text:style-name="Fuente_20_de_20_párrafo_20_predeter."><text:span text:style-name="T108">Instrucciones</text:span></text:span></text:p>
      <text:p text:style-name="P197"><text:span text:style-name="Fuente_20_de_20_párrafo_20_predeter."><text:span text:style-name="T112">{</text:span></text:span></text:p>
      <text:p text:style-name="P197"><text:span text:style-name="Fuente_20_de_20_párrafo_20_predeter."><text:span text:style-name="T120"><text:tab/>Bloque.error = Instrucciones.error</text:span></text:span></text:p>
      <text:p text:style-name="P105"><text:tab/>Bloque.n <text:s text:c="7"/>= Bloque.nh</text:p>
      <text:p text:style-name="P105"><text:tab/>Bloque.cod <text:s text:c="5"/>=</text:p>
      <text:p text:style-name="P105"><text:tab/> <text:s text:c="3"/>prologo(Bloque.nh,Bloque.dirh) <text:s/>||</text:p>
      <text:p text:style-name="P105"><text:tab/> <text:s text:c="3"/>Instrucciones.cod <text:s text:c="24"/>||</text:p>
      <text:p text:style-name="P105"><text:tab/> <text:s text:c="3"/>epilogo(Bloque.nh) <text:s text:c="13"/>||</text:p>
      <text:p text:style-name="P105"><text:tab/> <text:s text:c="3"/>ir-ind</text:p>
      <text:p text:style-name="P105"><text:tab/></text:p>
      <text:p text:style-name="P105"><text:tab/>Bloque.inicio <text:s text:c="2"/>= Bloque.etqh</text:p>
      <text:p text:style-name="P105"><text:tab/>Bloque.etq <text:s text:c="5"/>= Instrucciones.etq + longEpilogo + 1</text:p>
      <text:p text:style-name="P197"><text:span text:style-name="Fuente_20_de_20_párrafo_20_predeter."><text:span text:style-name="T112">}</text:span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pan text:style-name="Fuente_20_de_20_párrafo_20_predeter."><text:span text:style-name="T112"/></text:span></text:p>
      <text:p text:style-name="P74"><text:soft-page-break/><text:span text:style-name="Fuente_20_de_20_párrafo_20_predeter."><text:span text:style-name="T112"/></text:span></text:p>
      <text:p text:style-name="P75"><text:span text:style-name="Fuente_20_de_20_párrafo_20_predeter."><text:span text:style-name="T108">FParametros → </text:span></text:span></text:p>
      <text:p text:style-name="P75"><text:span text:style-name="Fuente_20_de_20_párrafo_20_predeter."><text:span text:style-name="T113">{</text:span></text:span></text:p>
      <text:p text:style-name="P75"><text:span text:style-name="Fuente_20_de_20_párrafo_20_predeter."><text:span text:style-name="T107"><text:tab/></text:span></text:span><text:span text:style-name="Fuente_20_de_20_párrafo_20_predeter."><text:span text:style-name="T115">LFParametros.tsh = FParametros.tsh</text:span></text:span></text:p>
      <text:p text:style-name="P75"><text:span text:style-name="Fuente_20_de_20_párrafo_20_predeter."><text:span text:style-name="T115"><text:tab/>LFPatametros.nh = FParametros.nh</text:span></text:span></text:p>
      <text:p text:style-name="P75"><text:span text:style-name="Fuente_20_de_20_párrafo_20_predeter."><text:span text:style-name="T122"><text:tab/></text:span></text:span></text:p>
      <text:p text:style-name="P75"><text:span text:style-name="Fuente_20_de_20_párrafo_20_predeter."><text:span text:style-name="T113">}</text:span></text:span></text:p>
      <text:p text:style-name="P75"><text:span text:style-name="Fuente_20_de_20_párrafo_20_predeter."><text:span text:style-name="T108">(LFParametros)</text:span></text:span></text:p>
      <text:p text:style-name="P75"><text:span text:style-name="Fuente_20_de_20_párrafo_20_predeter."><text:span text:style-name="T113">{</text:span></text:span></text:p>
      <text:p text:style-name="P75"><text:span text:style-name="Fuente_20_de_20_párrafo_20_predeter."><text:span text:style-name="T122"><text:tab/>FParametros.ts = LFParametros.ts</text:span></text:span></text:p>
      <text:p text:style-name="P75"><text:span text:style-name="Fuente_20_de_20_párrafo_20_predeter."><text:span text:style-name="T122"><text:tab/>FParametros.parametros = LFParametros.parametros</text:span></text:span></text:p>
      <text:p text:style-name="P75"><text:span text:style-name="Fuente_20_de_20_párrafo_20_predeter."><text:span text:style-name="T122"><text:tab/>FParametros.error = LFParametros.error</text:span></text:span></text:p>
      <text:p text:style-name="P75"><text:span text:style-name="Fuente_20_de_20_párrafo_20_predeter."><text:span text:style-name="T122"><text:tab/>FParams.dir = LFParams.dir</text:span></text:span></text:p>
      <text:p text:style-name="P75"><text:span text:style-name="Fuente_20_de_20_párrafo_20_predeter."><text:span text:style-name="T113">}</text:span></text:span></text:p>
      <text:p text:style-name="P75"><text:span text:style-name="Fuente_20_de_20_párrafo_20_predeter."><text:span text:style-name="T113"/></text:span></text:p>
      <text:p text:style-name="P63"><text:span text:style-name="Fuente_20_de_20_párrafo_20_predeter."><text:span text:style-name="T108">FParametros → </text:span></text:span><text:span text:style-name="Fuente_20_de_20_párrafo_20_predeter."><text:span text:style-name="T127">λ</text:span></text:span></text:p>
      <text:p text:style-name="P75"><text:span text:style-name="Fuente_20_de_20_párrafo_20_predeter."><text:span text:style-name="T128">{</text:span></text:span></text:p>
      <text:p text:style-name="P75"><text:span text:style-name="Fuente_20_de_20_párrafo_20_predeter."><text:span text:style-name="T143"><text:tab/>FParametros.dir = 0</text:span></text:span></text:p>
      <text:p text:style-name="P75"><text:span text:style-name="Fuente_20_de_20_párrafo_20_predeter."><text:span text:style-name="T134"><text:tab/></text:span></text:span><text:span text:style-name="Fuente_20_de_20_párrafo_20_predeter."><text:span text:style-name="T143">FParametros.error = false</text:span></text:span></text:p>
      <text:p text:style-name="P75"><text:span text:style-name="Fuente_20_de_20_párrafo_20_predeter."><text:span text:style-name="T107"><text:tab/></text:span></text:span><text:span text:style-name="Fuente_20_de_20_párrafo_20_predeter."><text:span text:style-name="T115">FParametros.ts = FParametros.tsh</text:span></text:span></text:p>
      <text:p text:style-name="P75"><text:span text:style-name="Fuente_20_de_20_párrafo_20_predeter."><text:span text:style-name="T143"><text:tab/>FParametros.parametros = {}</text:span></text:span></text:p>
      <text:p text:style-name="P75"><text:span text:style-name="Fuente_20_de_20_párrafo_20_predeter."><text:span text:style-name="T128">}</text:span></text:span></text:p>
      <text:p text:style-name="P75"><text:span text:style-name="Fuente_20_de_20_párrafo_20_predeter."><text:span text:style-name="T128"/></text:span></text:p>
      <text:p text:style-name="P76"><text:span text:style-name="Fuente_20_de_20_párrafo_20_predeter."><text:span text:style-name="T131">LFParametros → </text:span></text:span></text:p>
      <text:p text:style-name="P198"><text:span text:style-name="Fuente_20_de_20_párrafo_20_predeter."><text:span text:style-name="T132">{</text:span></text:span></text:p>
      <text:p text:style-name="P198"><text:span text:style-name="Fuente_20_de_20_párrafo_20_predeter."><text:span text:style-name="T132"><text:tab/></text:span></text:span><text:span text:style-name="Fuente_20_de_20_párrafo_20_predeter."><text:span text:style-name="T137">FParametro.nh = LFParametros.nh</text:span></text:span></text:p>
      <text:p text:style-name="P198"><text:span text:style-name="Fuente_20_de_20_párrafo_20_predeter."><text:span text:style-name="T132">}</text:span></text:span></text:p>
      <text:p text:style-name="P198"><text:span text:style-name="Fuente_20_de_20_párrafo_20_predeter."><text:span text:style-name="T131">FParametro </text:span></text:span></text:p>
      <text:p text:style-name="P198"><text:span text:style-name="Fuente_20_de_20_párrafo_20_predeter."><text:span text:style-name="T132">{</text:span></text:span></text:p>
      <text:p text:style-name="P198"><text:span text:style-name="Fuente_20_de_20_párrafo_20_predeter."><text:span text:style-name="T132"><text:tab/></text:span></text:span><text:span text:style-name="Fuente_20_de_20_párrafo_20_predeter."><text:span text:style-name="T137">LFParametrosRec.nh = LFParametros.nh</text:span></text:span></text:p>
      <text:p text:style-name="P198"><text:span text:style-name="Fuente_20_de_20_párrafo_20_predeter."><text:span text:style-name="T137"><text:tab/>LFParametrosRec.tsh = inserta(LFParametros.tsh, FParametro.id, FParametro.props </text:span></text:span><text:span text:style-name="Fuente_20_de_20_párrafo_20_predeter."><text:span text:style-name="T139">++ &lt;dir:0&gt;</text:span></text:span><text:span text:style-name="Fuente_20_de_20_párrafo_20_predeter."><text:span text:style-name="T137">)</text:span></text:span></text:p>
      <text:p text:style-name="P198"><text:span text:style-name="Fuente_20_de_20_párrafo_20_predeter."><text:span text:style-name="T137"><text:tab/>LFParametrosRec.parametrosh = FParametro.parametro</text:span></text:span></text:p>
      <text:p text:style-name="P198"><text:span text:style-name="Fuente_20_de_20_párrafo_20_predeter."><text:span text:style-name="T137"><text:tab/></text:span></text:span><text:span text:style-name="Fuente_20_de_20_párrafo_20_predeter."><text:span text:style-name="T139">LFParametrosRec.dirh = FParametro.tam</text:span></text:span></text:p>
      <text:p text:style-name="P199"><text:span text:style-name="Fuente_20_de_20_párrafo_20_predeter."><text:span text:style-name="T138"><text:tab/>LFParametros.errorh = FParametro.error</text:span></text:span></text:p>
      <text:p text:style-name="P198"><text:span text:style-name="Fuente_20_de_20_párrafo_20_predeter."><text:span text:style-name="T132">}</text:span></text:span></text:p>
      <text:p text:style-name="P198"><text:span text:style-name="Fuente_20_de_20_párrafo_20_predeter."><text:span text:style-name="T131">LFParametrosRec</text:span></text:span></text:p>
      <text:p text:style-name="P198"><text:span text:style-name="Fuente_20_de_20_párrafo_20_predeter."><text:span text:style-name="T132">{</text:span></text:span></text:p>
      <text:p text:style-name="P198"><text:span text:style-name="Fuente_20_de_20_párrafo_20_predeter."><text:span text:style-name="T132"><text:tab/></text:span></text:span><text:span text:style-name="Fuente_20_de_20_párrafo_20_predeter."><text:span text:style-name="T137">LFParametros.ts = LFParametrosRec.ts</text:span></text:span></text:p>
      <text:p text:style-name="P198"><text:span text:style-name="Fuente_20_de_20_párrafo_20_predeter."><text:span text:style-name="T137"><text:tab/>LFParametros.parametros = LEParametrosRec.parametros</text:span></text:span></text:p>
      <text:p text:style-name="P199"><text:span text:style-name="Fuente_20_de_20_párrafo_20_predeter."><text:span text:style-name="T155"><text:tab/>LFParametros.error = LFParametrosRec.error v <text:tab/><text:tab/><text:tab/><text:tab/><text:tab/><text:tab/><text:tab/><text:tab/><text:tab/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199"><text:span text:style-name="Fuente_20_de_20_párrafo_20_predeter."><text:span text:style-name="T155"><text:tab/></text:span></text:span><text:span text:style-name="Fuente_20_de_20_párrafo_20_predeter."><text:span text:style-name="T156">LFParametros.dir = LFParametrosRec.dir</text:span></text:span></text:p>
      <text:p text:style-name="P198"><text:span text:style-name="Fuente_20_de_20_párrafo_20_predeter."><text:span text:style-name="T132">}</text:span></text:span></text:p>
      <text:p text:style-name="P76"><text:span text:style-name="Fuente_20_de_20_párrafo_20_predeter."><text:span text:style-name="T136"><text:tab/></text:span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span text:style-name="Fuente_20_de_20_párrafo_20_predeter."><text:span text:style-name="T136"/></text:span></text:p>
      <text:p text:style-name="P76"><text:bookmark-start text:name="__DdeLink__7007_1948327631"/><text:soft-page-break/><text:span text:style-name="Fuente_20_de_20_párrafo_20_predeter."><text:span text:style-name="T136"/></text:span></text:p>
      <text:p text:style-name="P77"><text:span text:style-name="Fuente_20_de_20_párrafo_20_predeter."><text:span text:style-name="T131">LFParametrosRec → ',' </text:span></text:span></text:p>
      <text:p text:style-name="P200"><text:span text:style-name="Fuente_20_de_20_párrafo_20_predeter."><text:span text:style-name="T133">{</text:span></text:span></text:p>
      <text:p text:style-name="P200"><text:span text:style-name="Fuente_20_de_20_párrafo_20_predeter."><text:span text:style-name="T139"/></text:span></text:p>
      <text:p text:style-name="P200"><text:span text:style-name="Fuente_20_de_20_párrafo_20_predeter."><text:span text:style-name="T139"><text:tab/></text:span></text:span><text:span text:style-name="Fuente_20_de_20_párrafo_20_predeter."><text:span text:style-name="T138">FParametro.nh = LFParametrosRec0.nh</text:span></text:span></text:p>
      <text:p text:style-name="P200"><text:span text:style-name="Fuente_20_de_20_párrafo_20_predeter."><text:span text:style-name="T138"><text:tab/></text:span></text:span><text:span text:style-name="Fuente_20_de_20_párrafo_20_predeter."><text:span text:style-name="T141">FParametro.dirh = LFParametrosRec0.dirh</text:span></text:span></text:p>
      <text:p text:style-name="P200"><text:span text:style-name="Fuente_20_de_20_párrafo_20_predeter."><text:span text:style-name="T133">}</text:span></text:span></text:p>
      <text:p text:style-name="P200"><text:span text:style-name="Fuente_20_de_20_párrafo_20_predeter."><text:span text:style-name="T131">FParametro</text:span></text:span></text:p>
      <text:p text:style-name="P200"><text:span text:style-name="Fuente_20_de_20_párrafo_20_predeter."><text:span text:style-name="T133">{</text:span></text:span></text:p>
      <text:p text:style-name="P200"><text:span text:style-name="Fuente_20_de_20_párrafo_20_predeter."><text:span text:style-name="T139"><text:tab/>LFParametrosRec1.nh = LFParametrosRec0.nh</text:span></text:span></text:p>
      <text:p text:style-name="P200"><text:span text:style-name="Fuente_20_de_20_párrafo_20_predeter."><text:span text:style-name="T139"><text:tab/></text:span></text:span><text:span text:style-name="Fuente_20_de_20_párrafo_20_predeter."><text:span text:style-name="T141">LFParametrosRec1.dirh = LFParametrosRec0.dirh + FParametro.tam</text:span></text:span></text:p>
      <text:p text:style-name="P200"><text:span text:style-name="Fuente_20_de_20_párrafo_20_predeter."><text:span text:style-name="T139"><text:tab/>LFParametrosRec</text:span></text:span><text:span text:style-name="Fuente_20_de_20_párrafo_20_predeter."><text:span text:style-name="T140">1</text:span></text:span><text:span text:style-name="Fuente_20_de_20_párrafo_20_predeter."><text:span text:style-name="T139">.tsh = inserta(LFParametrosRec0.tsh, Fparametro.id, FParametro.props)</text:span></text:span></text:p>
      <text:p text:style-name="P200"><text:span text:style-name="Fuente_20_de_20_párrafo_20_predeter."><text:span text:style-name="T139"><text:tab/>LFParametrosRec</text:span></text:span><text:span text:style-name="Fuente_20_de_20_párrafo_20_predeter."><text:span text:style-name="T140">1</text:span></text:span><text:span text:style-name="Fuente_20_de_20_párrafo_20_predeter."><text:span text:style-name="T139">.parametros</text:span></text:span><text:span text:style-name="Fuente_20_de_20_párrafo_20_predeter."><text:span text:style-name="T140">h</text:span></text:span><text:span text:style-name="Fuente_20_de_20_párrafo_20_predeter."><text:span text:style-name="T139"> = LFParametrosRec</text:span></text:span><text:span text:style-name="Fuente_20_de_20_párrafo_20_predeter."><text:span text:style-name="T140">0</text:span></text:span><text:span text:style-name="Fuente_20_de_20_párrafo_20_predeter."><text:span text:style-name="T139">.parametros ++ FParametro.parametro</text:span></text:span></text:p>
      <text:p text:style-name="P201"><text:span text:style-name="Fuente_20_de_20_párrafo_20_predeter."><text:span text:style-name="T139"><text:tab/>LFParametrosRec</text:span></text:span><text:span text:style-name="Fuente_20_de_20_párrafo_20_predeter."><text:span text:style-name="T138">1</text:span></text:span><text:span text:style-name="Fuente_20_de_20_párrafo_20_predeter."><text:span text:style-name="T139">.error</text:span></text:span><text:span text:style-name="Fuente_20_de_20_párrafo_20_predeter."><text:span text:style-name="T138">h</text:span></text:span><text:span text:style-name="Fuente_20_de_20_párrafo_20_predeter."><text:span text:style-name="T139"> = </text:span></text:span><text:span text:style-name="Fuente_20_de_20_párrafo_20_predeter."><text:span text:style-name="T138">LFParametrosRec0.errorh v </text:span></text:span><text:span text:style-name="Fuente_20_de_20_párrafo_20_predeter."><text:span text:style-name="T139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56">٨ <text:tab/><text:tab/><text:tab/><text:tab/><text:tab/><text:tab/><text:tab/><text:tab/><text:tab/><text:tab/><text:tab/>LFParametrosRec0.tsh[FParametro.id].nivel = LFParametrosRec0.nh)</text:span></text:span></text:p>
      <text:p text:style-name="P200"><text:span text:style-name="Fuente_20_de_20_párrafo_20_predeter."><text:span text:style-name="T133">}</text:span></text:span></text:p>
      <text:p text:style-name="P200"><text:span text:style-name="Fuente_20_de_20_párrafo_20_predeter."><text:span text:style-name="T131">LFParametrosRec</text:span></text:span></text:p>
      <text:p text:style-name="P200"><text:span text:style-name="Fuente_20_de_20_párrafo_20_predeter."><text:span text:style-name="T133">{</text:span></text:span></text:p>
      <text:p text:style-name="P200"><text:span text:style-name="Fuente_20_de_20_párrafo_20_predeter."><text:span text:style-name="T139"><text:tab/>LFParametrosRec0.ts = LFParametrosRec1.ts</text:span></text:span></text:p>
      <text:p text:style-name="P200"><text:span text:style-name="Fuente_20_de_20_párrafo_20_predeter."><text:span text:style-name="T139"><text:tab/></text:span></text:span><text:bookmark-start text:name="__DdeLink__22141_1730890738"/><text:span text:style-name="Fuente_20_de_20_párrafo_20_predeter."><text:span text:style-name="T139">LFParametrosRec0</text:span></text:span><text:bookmark-end text:name="__DdeLink__22141_1730890738"/><text:span text:style-name="Fuente_20_de_20_párrafo_20_predeter."><text:span text:style-name="T139">.parametros = LFParametrosRec1.parametros</text:span></text:span></text:p>
      <text:p text:style-name="P201"><text:span text:style-name="Fuente_20_de_20_párrafo_20_predeter."><text:span text:style-name="T139"><text:tab/> LFParametrosRec0.</text:span></text:span><text:span text:style-name="Fuente_20_de_20_párrafo_20_predeter."><text:span text:style-name="T141">error = LFParametrosRec1.error</text:span></text:span></text:p>
      <text:p text:style-name="P200"><text:span text:style-name="Fuente_20_de_20_párrafo_20_predeter."><text:span text:style-name="T133">}</text:span></text:span></text:p>
      <text:p text:style-name="P77"><text:span text:style-name="Fuente_20_de_20_párrafo_20_predeter."><text:span text:style-name="T136"/></text:span></text:p>
      <text:p text:style-name="P77"><text:span text:style-name="Fuente_20_de_20_párrafo_20_predeter."><text:span text:style-name="T131">LFParametrosRec → </text:span></text:span><text:bookmark-start text:name="__DdeLink__7009_1948327631"/><text:span text:style-name="Fuente_20_de_20_párrafo_20_predeter."><text:span text:style-name="T179">λ</text:span></text:span><text:bookmark-end text:name="__DdeLink__7009_1948327631"/></text:p>
      <text:p text:style-name="P200"><text:span text:style-name="Fuente_20_de_20_párrafo_20_predeter."><text:span text:style-name="T181">{</text:span></text:span></text:p>
      <text:p text:style-name="P200"><text:span text:style-name="Fuente_20_de_20_párrafo_20_predeter."><text:span text:style-name="T136"><text:tab/>LFParametrosRec.ts = LFParametrosRec.tsh</text:span></text:span></text:p>
      <text:p text:style-name="P200"><text:bookmark-end text:name="__DdeLink__7007_1948327631"/><text:span text:style-name="Fuente_20_de_20_párrafo_20_predeter."><text:span text:style-name="T144"><text:tab/></text:span></text:span><text:span text:style-name="Fuente_20_de_20_párrafo_20_predeter."><text:span text:style-name="T145">LFParametrosRec.parametros= LFParametrosRec.parametrosh</text:span></text:span></text:p>
      <text:p text:style-name="P200"><text:span text:style-name="Fuente_20_de_20_párrafo_20_predeter."><text:span text:style-name="T147"><text:tab/></text:span></text:span><text:span text:style-name="Fuente_20_de_20_párrafo_20_predeter."><text:span text:style-name="T145">LFParametrosRec.error = </text:span></text:span><text:span text:style-name="Fuente_20_de_20_párrafo_20_predeter."><text:span text:style-name="T146">LFParametros.errorh</text:span></text:span></text:p>
      <text:p text:style-name="P200"><text:span text:style-name="Fuente_20_de_20_párrafo_20_predeter."><text:span text:style-name="T129">}</text:span></text:span></text:p>
      <text:p text:style-name="P75"><text:span text:style-name="Fuente_20_de_20_párrafo_20_predeter."><text:span text:style-name="T128"/></text:span></text:p>
      <text:p text:style-name="P63"><text:span text:style-name="Fuente_20_de_20_párrafo_20_predeter."><text:span text:style-name="T102"/></text:span></text:p>
      <text:p text:style-name="P63"><text:span text:style-name="Fuente_20_de_20_párrafo_20_predeter."><text:span text:style-name="T108">FParametro → var Tipo id</text:span></text:span></text:p>
      <text:p text:style-name="P78"><text:span text:style-name="Fuente_20_de_20_párrafo_20_predeter."><text:span text:style-name="T114">{</text:span></text:span></text:p>
      <text:p text:style-name="P78"><text:span text:style-name="Fuente_20_de_20_párrafo_20_predeter."><text:span text:style-name="T105"><text:tab/>FParametro.tam <text:s text:c="5"/>= 1</text:span></text:span></text:p>
      <text:p text:style-name="P78"><text:span text:style-name="Fuente_20_de_20_párrafo_20_predeter."><text:span text:style-name="T105"><text:tab/>Fparametro.parametro <text:s text:c="3"/>= &lt;modo: variable, tipo: Tipo.tipo, dir: Fparametro.dirh&gt;</text:span></text:span></text:p>
      <text:p text:style-name="P79"><text:span text:style-name="Fuente_20_de_20_párrafo_20_predeter."><text:span text:style-name="T107"><text:tab/></text:span></text:span><text:span text:style-name="Fuente_20_de_20_párrafo_20_predeter."><text:span text:style-name="T115">FParametro.id = id.lex</text:span></text:span></text:p>
      <text:p text:style-name="P79"><text:span text:style-name="Fuente_20_de_20_párrafo_20_predeter."><text:span text:style-name="T115"><text:tab/>FParametro.props = &lt;clase: pvar, tipo: Tipo.tipo, nivel: FParametro.nh&gt;</text:span></text:span></text:p>
      <text:p text:style-name="P79"><text:span text:style-name="Fuente_20_de_20_párrafo_20_predeter."><text:span text:style-name="T123"><text:tab/>FParametro.error = Tipo.error</text:span></text:span></text:p>
      <text:p text:style-name="P79"><text:span text:style-name="Fuente_20_de_20_párrafo_20_predeter."><text:span text:style-name="T123"/></text:span></text:p>
      <text:p text:style-name="P78"><text:span text:style-name="Fuente_20_de_20_párrafo_20_predeter."><text:span text:style-name="T114">}</text:span></text:span></text:p>
      <text:p text:style-name="P63"><text:span text:style-name="Fuente_20_de_20_párrafo_20_predeter."><text:span text:style-name="T102"/></text:span></text:p>
      <text:p text:style-name="P63"><text:span text:style-name="Fuente_20_de_20_párrafo_20_predeter."><text:span text:style-name="T108">FParametro → Tipo id</text:span></text:span></text:p>
      <text:p text:style-name="P78"><text:span text:style-name="Fuente_20_de_20_párrafo_20_predeter."><text:span text:style-name="T114">{</text:span></text:span></text:p>
      <text:p text:style-name="P78"><text:span text:style-name="Fuente_20_de_20_párrafo_20_predeter."><text:span text:style-name="T123"><text:tab/>FParam</text:span></text:span><text:span text:style-name="Fuente_20_de_20_párrafo_20_predeter."><text:span text:style-name="T124">etro</text:span></text:span><text:span text:style-name="Fuente_20_de_20_párrafo_20_predeter."><text:span text:style-name="T123">.tam <text:s text:c="5"/>= Tipo.tipo.tam</text:span></text:span></text:p>
      <text:p text:style-name="P78"><text:span text:style-name="Fuente_20_de_20_párrafo_20_predeter."><text:span text:style-name="T123"><text:tab/>Fparam</text:span></text:span><text:span text:style-name="Fuente_20_de_20_párrafo_20_predeter."><text:span text:style-name="T124">etro</text:span></text:span><text:span text:style-name="Fuente_20_de_20_párrafo_20_predeter."><text:span text:style-name="T123">.param</text:span></text:span><text:span text:style-name="Fuente_20_de_20_párrafo_20_predeter."><text:span text:style-name="T124">etro</text:span></text:span><text:span text:style-name="Fuente_20_de_20_párrafo_20_predeter."><text:span text:style-name="T123"> <text:s text:c="3"/>= &lt;modo: va</text:span></text:span><text:span text:style-name="Fuente_20_de_20_párrafo_20_predeter."><text:span text:style-name="T125">lor</text:span></text:span><text:span text:style-name="Fuente_20_de_20_párrafo_20_predeter."><text:span text:style-name="T123">, tipo: Tipo.tipo, dir: Fparametro.dirh&gt;</text:span></text:span></text:p>
      <text:p text:style-name="P22"><text:tab/><text:span text:style-name="Fuente_20_de_20_párrafo_20_predeter."><text:span text:style-name="T1">FParametro.id = id.lex</text:span></text:span></text:p>
      <text:p text:style-name="P79"><text:span text:style-name="Fuente_20_de_20_párrafo_20_predeter."><text:span text:style-name="T115"><text:tab/>FParametro.props = &lt;clase: var, tipo: Tipo.tipo, nivel: FParametro.nh&gt;</text:span></text:span></text:p>
      <text:p text:style-name="P22"><text:span text:style-name="Fuente_20_de_20_párrafo_20_predeter."><text:span text:style-name="T12"><text:tab/>FParametro.parametro = &lt;modo: </text:span></text:span><text:span text:style-name="Fuente_20_de_20_párrafo_20_predeter."><text:span text:style-name="T231">valor</text:span></text:span><text:span text:style-name="Fuente_20_de_20_párrafo_20_predeter."><text:span text:style-name="T12">, tipo: Tipo.tipo&gt;</text:span></text:span></text:p>
      <text:p text:style-name="P44"><text:span text:style-name="Fuente_20_de_20_párrafo_20_predeter."><text:span text:style-name="T12"><text:tab/>Fparametro.error = Tipo.error</text:span></text:span></text:p>
      <text:p text:style-name="P78"><text:span text:style-name="Fuente_20_de_20_párrafo_20_predeter."><text:span text:style-name="T114">}</text:span></text:span></text:p>
      <text:p text:style-name="P100"/>
      <text:p text:style-name="P33">Tipo → id</text:p>
      <text:p text:style-name="P173">{</text:p>
      <text:p text:style-name="P190"><text:s text:c="4"/>Tipo.tipo =</text:p>
      <text:p text:style-name="P190"><text:s text:c="8"/>&lt;</text:p>
      <text:p text:style-name="P190"><text:s text:c="12"/>t:ref,</text:p>
      <text:p text:style-name="P190"><text:s text:c="12"/>id:id.lex,</text:p>
      <text:p text:style-name="P190"><text:s text:c="12"/>tam:Tipo.tsh[id.lex].tipo.tam</text:p>
      <text:p text:style-name="P191"><text:soft-page-break/><text:s text:c="8"/>&gt;</text:p>
      <text:p text:style-name="P141"><text:tab/>Tipo.error = <text:s/>si existeID(Tipo.tsh,id.lex)</text:p>
      <text:p text:style-name="P141"><text:tab/><text:tab/><text:tab/>Tipo.tsh[id.lex].clase != tipo</text:p>
      <text:p text:style-name="P141"><text:tab/><text:tab/> <text:s text:c="7"/>sino </text:p>
      <text:p text:style-name="P231"><text:span text:style-name="Fuente_20_de_20_párrafo_20_predeter."><text:span text:style-name="T159">false</text:span></text:span><text:span text:style-name="Fuente_20_de_20_párrafo_20_predeter."><text:span text:style-name="T167"><text:tab/><text:tab/></text:span></text:span></text:p>
      <text:p text:style-name="P141"><text:tab/>Tipo.pend = <text:s/>si (¬existeID(Tipo.tsh,id.lex))</text:p>
      <text:p text:style-name="P141"><text:tab/><text:tab/><text:tab/>{id.lex}</text:p>
      <text:p text:style-name="P141"><text:tab/><text:tab/> <text:s text:c="7"/>sino </text:p>
      <text:p text:style-name="P232"><text:span text:style-name="Fuente_20_de_20_párrafo_20_predeter."><text:span text:style-name="T198">ⵁ</text:span></text:span></text:p>
      <text:p text:style-name="P202"><text:span text:style-name="Fuente_20_de_20_párrafo_20_predeter."><text:span text:style-name="T200">}</text:span></text:span><text:span text:style-name="Fuente_20_de_20_párrafo_20_predeter."><text:span text:style-name="T196"><text:tab/></text:span></text:span></text:p>
      <text:p text:style-name="P202"><text:span text:style-name="Fuente_20_de_20_párrafo_20_predeter."><text:span text:style-name="T196"/></text:span></text:p>
      <text:p text:style-name="P227">Tipo → Boolean</text:p>
      <text:p text:style-name="P207">{</text:p>
      <text:p text:style-name="P205"><text:tab/>Tipo.tipo = &lt;t:boolean,tam:1&gt;</text:p>
      <text:p text:style-name="P203"><text:span text:style-name="Fuente_20_de_20_párrafo_20_predeter."><text:span text:style-name="T26"><text:tab/></text:span></text:span><text:span text:style-name="Fuente_20_de_20_párrafo_20_predeter."><text:span text:style-name="T54">Tipo.error = false</text:span></text:span></text:p>
      <text:p text:style-name="P203"><text:span text:style-name="Fuente_20_de_20_párrafo_20_predeter."><text:span text:style-name="T202"><text:tab/>Tipo.pend = </text:span></text:span><text:span text:style-name="Fuente_20_de_20_párrafo_20_predeter."><text:span text:style-name="T199">ⵁ</text:span></text:span></text:p>
      <text:p text:style-name="P207">}</text:p>
      <text:p text:style-name="P207"/>
      <text:p text:style-name="P227"/>
      <text:p text:style-name="P227">Tipo → Character</text:p>
      <text:p text:style-name="P210">{</text:p>
      <text:p text:style-name="P209"><text:span text:style-name="T232"><text:tab/>Ti</text:span><text:span text:style-name="T233">po</text:span><text:span text:style-name="T232">.tipo = &lt;t:character,tam:1&gt;</text:span></text:p>
      <text:p text:style-name="P211"><text:span text:style-name="Fuente_20_de_20_párrafo_20_predeter."><text:span text:style-name="T55"><text:tab/></text:span></text:span><text:span text:style-name="Fuente_20_de_20_párrafo_20_predeter."><text:span text:style-name="T56">Tipo.error = false</text:span></text:span></text:p>
      <text:p text:style-name="P203"><text:span text:style-name="Fuente_20_de_20_párrafo_20_predeter."><text:span text:style-name="T192"><text:tab/>Tipo.pend = </text:span></text:span><text:span text:style-name="Fuente_20_de_20_párrafo_20_predeter."><text:span text:style-name="T193">ⵁ</text:span></text:span></text:p>
      <text:p text:style-name="P204"><text:span text:style-name="Fuente_20_de_20_párrafo_20_predeter."><text:span text:style-name="T194">}</text:span></text:span></text:p>
      <text:p text:style-name="P227"/>
      <text:p text:style-name="P227">Tipo → Float</text:p>
      <text:p text:style-name="P208">{</text:p>
      <text:p text:style-name="P205"><text:tab/>Tipo.tipo = &lt;t:float,tam:1&gt;</text:p>
      <text:p text:style-name="P211"><text:span text:style-name="Fuente_20_de_20_párrafo_20_predeter."><text:span text:style-name="T52"><text:tab/></text:span></text:span><text:span text:style-name="Fuente_20_de_20_párrafo_20_predeter."><text:span text:style-name="T53">Tipo.error = false</text:span></text:span></text:p>
      <text:p text:style-name="P203"><text:span text:style-name="Fuente_20_de_20_párrafo_20_predeter."><text:span text:style-name="T202"><text:tab/>Tipo.pend = </text:span></text:span><text:span text:style-name="Fuente_20_de_20_párrafo_20_predeter."><text:span text:style-name="T199">ⵁ</text:span></text:span></text:p>
      <text:p text:style-name="P208">}</text:p>
      <text:p text:style-name="P228"/>
      <text:p text:style-name="P227">Tipo → Natural</text:p>
      <text:p text:style-name="P208">{</text:p>
      <text:p text:style-name="P205"><text:tab/>Tipo.tipo = &lt;t:natural,tam:1&gt;</text:p>
      <text:p text:style-name="P211"><text:span text:style-name="Fuente_20_de_20_párrafo_20_predeter."><text:span text:style-name="T52"><text:tab/></text:span></text:span><text:span text:style-name="Fuente_20_de_20_párrafo_20_predeter."><text:span text:style-name="T53">Tipo.error = false</text:span></text:span></text:p>
      <text:p text:style-name="P203"><text:span text:style-name="Fuente_20_de_20_párrafo_20_predeter."><text:span text:style-name="T202"><text:tab/>Tipo.pend = </text:span></text:span><text:span text:style-name="Fuente_20_de_20_párrafo_20_predeter."><text:span text:style-name="T199">ⵁ</text:span></text:span></text:p>
      <text:p text:style-name="P208">}</text:p>
      <text:p text:style-name="P208"/>
      <text:p text:style-name="P227">Tipo → Integer</text:p>
      <text:p text:style-name="P208">{</text:p>
      <text:p text:style-name="P206"><text:tab/>Tipo.tipo = &lt;t:integer,tam:1&gt;</text:p>
      <text:p text:style-name="P212"><text:span text:style-name="Fuente_20_de_20_párrafo_20_predeter."><text:span text:style-name="T52"><text:tab/></text:span></text:span><text:span text:style-name="Fuente_20_de_20_párrafo_20_predeter."><text:span text:style-name="T53">Tipo.error = false</text:span></text:span></text:p>
      <text:p text:style-name="P204"><text:span text:style-name="Fuente_20_de_20_párrafo_20_predeter."><text:span text:style-name="T202"><text:tab/>Tipo.pend = </text:span></text:span><text:span text:style-name="Fuente_20_de_20_párrafo_20_predeter."><text:span text:style-name="T199">ⵁ</text:span></text:span></text:p>
      <text:p text:style-name="P204"><text:span text:style-name="Fuente_20_de_20_párrafo_20_predeter."><text:span text:style-name="T201">}</text:span></text:span></text:p>
      <text:p text:style-name="P25"/>
      <text:p text:style-name="P33">Tipo → array [num] of Tipo</text:p>
      <text:p text:style-name="P175">{</text:p>
      <text:p text:style-name="P186"><text:span text:style-name="T232"><text:s text:c="4"/>Tipo</text:span><text:span text:style-name="T233">0</text:span><text:span text:style-name="T232">.tipo =</text:span></text:p>
      <text:p text:style-name="P190"><text:s text:c="8"/>&lt;</text:p>
      <text:p text:style-name="P190"><text:s text:c="12"/>t:array,</text:p>
      <text:p text:style-name="P190"><text:s text:c="12"/>nelems:valorDe(num.lex),</text:p>
      <text:p text:style-name="P186"><text:span text:style-name="T232"><text:s text:c="12"/>tbase:Tipo</text:span><text:span text:style-name="T233">1</text:span><text:span text:style-name="T232">.tipo,</text:span></text:p>
      <text:p text:style-name="P190"><text:s text:c="12"/>tam:valorDe(num.lex)*Tipo1.tipo.tam</text:p>
      <text:p text:style-name="P190"><text:s text:c="8"/>&gt;</text:p>
      <text:p text:style-name="P187"><text:span text:style-name="T232"><text:tab/></text:span><text:span text:style-name="Fuente_20_de_20_párrafo_20_predeter."><text:span text:style-name="T202">Tipo</text:span></text:span><text:span text:style-name="Fuente_20_de_20_párrafo_20_predeter."><text:span text:style-name="T204">1</text:span></text:span><text:span text:style-name="Fuente_20_de_20_párrafo_20_predeter."><text:span text:style-name="T202">.tsh = Tipo</text:span></text:span><text:span text:style-name="Fuente_20_de_20_párrafo_20_predeter."><text:span text:style-name="T204">o</text:span></text:span><text:span text:style-name="Fuente_20_de_20_párrafo_20_predeter."><text:span text:style-name="T202">.tsh</text:span></text:span></text:p>
      <text:p text:style-name="P187"><text:span text:style-name="Fuente_20_de_20_párrafo_20_predeter."><text:span text:style-name="T202"><text:tab/>Tipo</text:span></text:span><text:span text:style-name="Fuente_20_de_20_párrafo_20_predeter."><text:span text:style-name="T204">o</text:span></text:span><text:span text:style-name="Fuente_20_de_20_párrafo_20_predeter."><text:span text:style-name="T202">.error = Expresion.tipo.t != natural v Tipo</text:span></text:span><text:span text:style-name="Fuente_20_de_20_párrafo_20_predeter."><text:span text:style-name="T204">1</text:span></text:span><text:span text:style-name="Fuente_20_de_20_párrafo_20_predeter."><text:span text:style-name="T202">.error v ¬existeRef (Tipo</text:span></text:span><text:span text:style-name="Fuente_20_de_20_párrafo_20_predeter."><text:span text:style-name="T204">o</text:span></text:span><text:span text:style-name="Fuente_20_de_20_párrafo_20_predeter."><text:span text:style-name="T202">.tsh , Tipo</text:span></text:span><text:span text:style-name="Fuente_20_de_20_párrafo_20_predeter."><text:span text:style-name="T204">1</text:span></text:span><text:span text:style-name="Fuente_20_de_20_párrafo_20_predeter."><text:span text:style-name="T202">.tipo)</text:span></text:span></text:p>
      <text:p text:style-name="P187"><text:span text:style-name="Fuente_20_de_20_párrafo_20_predeter."><text:span text:style-name="T202"><text:tab/>Tipo</text:span></text:span><text:span text:style-name="Fuente_20_de_20_párrafo_20_predeter."><text:span text:style-name="T204">o</text:span></text:span><text:span text:style-name="Fuente_20_de_20_párrafo_20_predeter."><text:span text:style-name="T202">.pend = Tipo</text:span></text:span><text:span text:style-name="Fuente_20_de_20_párrafo_20_predeter."><text:span text:style-name="T204">1</text:span></text:span><text:span text:style-name="Fuente_20_de_20_párrafo_20_predeter."><text:span text:style-name="T202">.pend</text:span></text:span></text:p>
      <text:p text:style-name="P175"><text:soft-page-break/>}</text:p>
      <text:p text:style-name="P25"/>
      <text:p text:style-name="P33">Tipo → ^Tipo</text:p>
      <text:p text:style-name="P35">{</text:p>
      <text:p text:style-name="P25"><text:s text:c="4"/>Tipo0.tipo =</text:p>
      <text:p text:style-name="P25"><text:s text:c="8"/>&lt;</text:p>
      <text:p text:style-name="P25"><text:s text:c="12"/>t:puntero,</text:p>
      <text:p text:style-name="P25"><text:s text:c="12"/>tbase:Tipo1.tipo,</text:p>
      <text:p text:style-name="P25"><text:s text:c="12"/>tam:1</text:p>
      <text:p text:style-name="P25"><text:s text:c="8"/>&gt;</text:p>
      <text:p text:style-name="P23"><text:span text:style-name="Fuente_20_de_20_párrafo_20_predeter."><text:span text:style-name="T202"><text:tab/>Tipo</text:span></text:span><text:span text:style-name="Fuente_20_de_20_párrafo_20_predeter."><text:span text:style-name="T204">1</text:span></text:span><text:span text:style-name="Fuente_20_de_20_párrafo_20_predeter."><text:span text:style-name="T202">.tsh = Tipo</text:span></text:span><text:span text:style-name="Fuente_20_de_20_párrafo_20_predeter."><text:span text:style-name="T204">o</text:span></text:span><text:span text:style-name="Fuente_20_de_20_párrafo_20_predeter."><text:span text:style-name="T202">.tsh</text:span></text:span></text:p>
      <text:p text:style-name="P80"><text:span text:style-name="Fuente_20_de_20_párrafo_20_predeter."><text:span text:style-name="T167"><text:tab/></text:span></text:span><text:span text:style-name="Fuente_20_de_20_párrafo_20_predeter."><text:span text:style-name="T158">Tipo</text:span></text:span><text:span text:style-name="Fuente_20_de_20_párrafo_20_predeter."><text:span text:style-name="T203">o</text:span></text:span><text:span text:style-name="Fuente_20_de_20_párrafo_20_predeter."><text:span text:style-name="T158">.error = Tipo</text:span></text:span><text:span text:style-name="Fuente_20_de_20_párrafo_20_predeter."><text:span text:style-name="T203">1</text:span></text:span><text:span text:style-name="Fuente_20_de_20_párrafo_20_predeter."><text:span text:style-name="T158">.error</text:span></text:span></text:p>
      <text:p text:style-name="P23"><text:span text:style-name="Fuente_20_de_20_párrafo_20_predeter."><text:span text:style-name="T202"><text:tab/>Tipo</text:span></text:span><text:span text:style-name="Fuente_20_de_20_párrafo_20_predeter."><text:span text:style-name="T204">o</text:span></text:span><text:span text:style-name="Fuente_20_de_20_párrafo_20_predeter."><text:span text:style-name="T202">.pend = Tipo</text:span></text:span><text:span text:style-name="Fuente_20_de_20_párrafo_20_predeter."><text:span text:style-name="T204">1</text:span></text:span><text:span text:style-name="Fuente_20_de_20_párrafo_20_predeter."><text:span text:style-name="T202">.pend</text:span></text:span></text:p>
      <text:p text:style-name="P35">}</text:p>
      <text:p text:style-name="P35"/>
      <text:p text:style-name="P35"/>
      <text:p text:style-name="P34">Tipo → reg </text:p>
      <text:p text:style-name="P175">{</text:p>
      <text:p text:style-name="P169"><text:span text:style-name="Fuente_20_de_20_párrafo_20_predeter."><text:span text:style-name="T205"><text:tab/>Campos.tsh = Tipo.tsh</text:span></text:span></text:p>
      <text:p text:style-name="P175">}</text:p>
      <text:p text:style-name="P174">Campos freg</text:p>
      <text:p text:style-name="P175">{</text:p>
      <text:p text:style-name="P190"><text:s text:c="4"/>Tipo.tipo =</text:p>
      <text:p text:style-name="P190"><text:s text:c="8"/>&lt;</text:p>
      <text:p text:style-name="P190"><text:s text:c="12"/>t:array,</text:p>
      <text:p text:style-name="P190"><text:s text:c="12"/>campos:Campos.campos,</text:p>
      <text:p text:style-name="P190"><text:s text:c="12"/>tam:Campos.tam</text:p>
      <text:p text:style-name="P190"><text:s text:c="8"/>&gt;</text:p>
      <text:p text:style-name="P81"><text:span text:style-name="Fuente_20_de_20_párrafo_20_predeter."><text:span text:style-name="T167"><text:tab/><text:tab/></text:span></text:span><text:span text:style-name="Fuente_20_de_20_párrafo_20_predeter."><text:span text:style-name="T158">Tipo.error = Campos.error</text:span></text:span></text:p>
      <text:p text:style-name="P144"><text:span text:style-name="Fuente_20_de_20_párrafo_20_predeter."><text:span text:style-name="T13"><text:tab/>Tipo.pend = Campos.pend</text:span></text:span></text:p>
      <text:p text:style-name="P215">}</text:p>
      <text:p text:style-name="P62"/>
      <text:p text:style-name="P82"><text:span text:style-name="Fuente_20_de_20_párrafo_20_predeter."><text:span text:style-name="T130">Campos → </text:span></text:span></text:p>
      <text:p text:style-name="P214"><text:span text:style-name="Fuente_20_de_20_párrafo_20_predeter."><text:span text:style-name="T135">{</text:span></text:span></text:p>
      <text:p text:style-name="P214"><text:span text:style-name="Fuente_20_de_20_párrafo_20_predeter."><text:span text:style-name="T142"><text:tab/>Campo.desh = 0</text:span></text:span></text:p>
      <text:p text:style-name="P214"><text:span text:style-name="Fuente_20_de_20_párrafo_20_predeter."><text:span text:style-name="T135">}</text:span></text:span></text:p>
      <text:p text:style-name="P214"><text:span text:style-name="Fuente_20_de_20_párrafo_20_predeter."><text:span text:style-name="T130">Campo </text:span></text:span></text:p>
      <text:p text:style-name="P214"><text:span text:style-name="Fuente_20_de_20_párrafo_20_predeter."><text:span text:style-name="T135">{</text:span></text:span></text:p>
      <text:p text:style-name="P214"><text:span text:style-name="Fuente_20_de_20_párrafo_20_predeter."><text:span text:style-name="T142"><text:tab/>CamposRec.camposh = [Campo.campo]</text:span></text:span></text:p>
      <text:p text:style-name="P123"><text:span text:style-name="T1"><text:tab/></text:span><text:span text:style-name="T14">CamposRec.errorh = Campo.error</text:span></text:p>
      <text:p text:style-name="P123"><text:span text:style-name="Fuente_20_de_20_párrafo_20_predeter."><text:span text:style-name="T214"><text:tab/></text:span></text:span><text:span text:style-name="Fuente_20_de_20_párrafo_20_predeter."><text:span text:style-name="T215">CamposRec.pendh = Campo.pend</text:span></text:span></text:p>
      <text:p text:style-name="P123"><text:span text:style-name="Fuente_20_de_20_párrafo_20_predeter."><text:span text:style-name="T215"><text:tab/></text:span></text:span><text:span text:style-name="Fuente_20_de_20_párrafo_20_predeter."><text:span text:style-name="T214">CamposRec.desh = Campo.tam</text:span></text:span></text:p>
      <text:p text:style-name="P214"><text:span text:style-name="Fuente_20_de_20_párrafo_20_predeter."><text:span text:style-name="T135">}</text:span></text:span></text:p>
      <text:p text:style-name="P214"><text:span text:style-name="Fuente_20_de_20_párrafo_20_predeter."><text:span text:style-name="T130">CamposRec</text:span></text:span></text:p>
      <text:p text:style-name="P214"><text:span text:style-name="Fuente_20_de_20_párrafo_20_predeter."><text:span text:style-name="T135">{</text:span></text:span></text:p>
      <text:p text:style-name="P214"><text:span text:style-name="Fuente_20_de_20_párrafo_20_predeter."><text:span text:style-name="T135"><text:tab/></text:span></text:span><text:span text:style-name="Fuente_20_de_20_párrafo_20_predeter."><text:span text:style-name="T142">Campos.campos = CamposRec.campos</text:span></text:span></text:p>
      <text:p text:style-name="P133"><text:tab/>Campos.error = CamposRec.error</text:p>
      <text:p text:style-name="P129"><text:span text:style-name="Fuente_20_de_20_párrafo_20_predeter."><text:span text:style-name="T217"><text:tab/>Campos.pend = CamposRec.pend</text:span></text:span></text:p>
      <text:p text:style-name="P214"><text:span text:style-name="Fuente_20_de_20_párrafo_20_predeter."><text:span text:style-name="T216"><text:tab/>Campos.tam = CamposRec.tam</text:span></text:span></text:p>
      <text:p text:style-name="P214"><text:span text:style-name="Fuente_20_de_20_párrafo_20_predeter."><text:span text:style-name="T135">}</text:span></text:span></text:p>
      <text:p text:style-name="P81"><text:span text:style-name="Fuente_20_de_20_párrafo_20_predeter."><text:span text:style-name="T130"><text:tab/></text:span></text:span></text:p>
      <text:p text:style-name="P81"><text:span text:style-name="Fuente_20_de_20_párrafo_20_predeter."><text:span text:style-name="T130"/></text:span></text:p>
      <text:p text:style-name="P81"><text:span text:style-name="Fuente_20_de_20_párrafo_20_predeter."><text:span text:style-name="T130"/></text:span></text:p>
      <text:p text:style-name="P81"><text:span text:style-name="Fuente_20_de_20_párrafo_20_predeter."><text:span text:style-name="T130"/></text:span></text:p>
      <text:p text:style-name="P81"><text:span text:style-name="Fuente_20_de_20_párrafo_20_predeter."><text:span text:style-name="T130"/></text:span></text:p>
      <text:p text:style-name="P81"><text:span text:style-name="Fuente_20_de_20_párrafo_20_predeter."><text:span text:style-name="T130"/></text:span></text:p>
      <text:p text:style-name="P81"><text:span text:style-name="Fuente_20_de_20_párrafo_20_predeter."><text:span text:style-name="T130"/></text:span></text:p>
      <text:p text:style-name="P81"><text:span text:style-name="Fuente_20_de_20_párrafo_20_predeter."><text:span text:style-name="T130"/></text:span></text:p>
      <text:p text:style-name="P81"><text:span text:style-name="Fuente_20_de_20_párrafo_20_predeter."><text:span text:style-name="T130"/></text:span></text:p>
      <text:p text:style-name="P81"><text:soft-page-break/><text:span text:style-name="Fuente_20_de_20_párrafo_20_predeter."><text:span text:style-name="T130"/></text:span></text:p>
      <text:p text:style-name="P82"><text:span text:style-name="Fuente_20_de_20_párrafo_20_predeter."><text:span text:style-name="T130">CamposRec → ';' </text:span></text:span></text:p>
      <text:p text:style-name="P214"><text:span text:style-name="Fuente_20_de_20_párrafo_20_predeter."><text:span text:style-name="T135">{</text:span></text:span></text:p>
      <text:p text:style-name="P213"><text:span text:style-name="Fuente_20_de_20_párrafo_20_predeter."><text:span text:style-name="T39"><text:tab/></text:span></text:span><text:span text:style-name="Fuente_20_de_20_párrafo_20_predeter."><text:span text:style-name="T51">Campo.desh=CamposRec0.desh</text:span></text:span></text:p>
      <text:p text:style-name="P214"><text:span text:style-name="Fuente_20_de_20_párrafo_20_predeter."><text:span text:style-name="T135">}</text:span></text:span></text:p>
      <text:p text:style-name="P214"><text:span text:style-name="Fuente_20_de_20_párrafo_20_predeter."><text:span text:style-name="T130">Campo</text:span></text:span></text:p>
      <text:p text:style-name="P214"><text:span text:style-name="Fuente_20_de_20_párrafo_20_predeter."><text:span text:style-name="T135">{</text:span></text:span></text:p>
      <text:p text:style-name="P213"><text:span text:style-name="Fuente_20_de_20_párrafo_20_predeter."><text:span text:style-name="T142"><text:tab/>CamposRec1.camposh = CamposRec0.camposh ++ Campo.campo</text:span></text:span></text:p>
      <text:p text:style-name="P128"><text:tab/>CamposRec<text:span text:style-name="T234">1</text:span>.error<text:span text:style-name="T234">h</text:span> = Campo<text:span text:style-name="T234">sRec0</text:span>.error<text:span text:style-name="T234">h</text:span> v existeCampo(CamposRec0.camposh, Campo.id)</text:p>
      <text:p text:style-name="P213"><text:span text:style-name="Fuente_20_de_20_párrafo_20_predeter."><text:span text:style-name="T185"><text:tab/>CamposRec</text:span></text:span><text:span text:style-name="Fuente_20_de_20_párrafo_20_predeter."><text:span text:style-name="T186">1</text:span></text:span><text:span text:style-name="Fuente_20_de_20_párrafo_20_predeter."><text:span text:style-name="T185">.pend</text:span></text:span><text:span text:style-name="Fuente_20_de_20_párrafo_20_predeter."><text:span text:style-name="T186">h</text:span></text:span><text:span text:style-name="Fuente_20_de_20_párrafo_20_predeter."><text:span text:style-name="T185"> = CamposRec</text:span></text:span><text:span text:style-name="Fuente_20_de_20_párrafo_20_predeter."><text:span text:style-name="T186">0</text:span></text:span><text:span text:style-name="Fuente_20_de_20_párrafo_20_predeter."><text:span text:style-name="T185">.pend</text:span></text:span><text:span text:style-name="Fuente_20_de_20_párrafo_20_predeter."><text:span text:style-name="T186">h</text:span></text:span><text:span text:style-name="Fuente_20_de_20_párrafo_20_predeter."><text:span text:style-name="T185"> U Campo.pend</text:span></text:span></text:p>
      <text:p text:style-name="P128"><text:span text:style-name="Fuente_20_de_20_párrafo_20_predeter."><text:span text:style-name="T38"><text:tab/></text:span></text:span><text:span text:style-name="Fuente_20_de_20_párrafo_20_predeter."><text:span text:style-name="T48">CamposRec1.desh = Campo.tam + CamposRec0.desh</text:span></text:span></text:p>
      <text:p text:style-name="P214"><text:span text:style-name="Fuente_20_de_20_párrafo_20_predeter."><text:span text:style-name="T135">}</text:span></text:span></text:p>
      <text:p text:style-name="P214"><text:span text:style-name="Fuente_20_de_20_párrafo_20_predeter."><text:span text:style-name="T130">CamposRec</text:span></text:span></text:p>
      <text:p text:style-name="P214"><text:span text:style-name="Fuente_20_de_20_párrafo_20_predeter."><text:span text:style-name="T135">{</text:span></text:span></text:p>
      <text:p text:style-name="P213"><text:span text:style-name="Fuente_20_de_20_párrafo_20_predeter."><text:span text:style-name="T142"><text:tab/>CamposRec0.campos = CamposRec1.campos</text:span></text:span></text:p>
      <text:p text:style-name="P128"><text:tab/><text:span text:style-name="T234">CamposRec0.ped = CamposRec1.pend</text:span></text:p>
      <text:p text:style-name="P128"><text:span text:style-name="Fuente_20_de_20_párrafo_20_predeter."><text:span text:style-name="T218"><text:tab/>CamposRec0.error = CamposRec1.error</text:span></text:span></text:p>
      <text:p text:style-name="P83"><text:span text:style-name="Fuente_20_de_20_párrafo_20_predeter."><text:span text:style-name="T49"><text:tab/><text:tab/></text:span></text:span><text:span text:style-name="Fuente_20_de_20_párrafo_20_predeter."><text:span text:style-name="T50">CamposRec0.tam = CamposRec1.tam</text:span></text:span></text:p>
      <text:p text:style-name="P214"><text:span text:style-name="Fuente_20_de_20_párrafo_20_predeter."><text:span text:style-name="T135">}</text:span></text:span></text:p>
      <text:p text:style-name="P81"><text:span text:style-name="Fuente_20_de_20_párrafo_20_predeter."><text:span text:style-name="T130"><text:tab/></text:span></text:span></text:p>
      <text:p text:style-name="P81"><text:span text:style-name="Fuente_20_de_20_párrafo_20_predeter."><text:span text:style-name="T136"/></text:span></text:p>
      <text:p text:style-name="P81"><text:span text:style-name="Fuente_20_de_20_párrafo_20_predeter."><text:span text:style-name="T130">CamposRec → </text:span></text:span><text:span text:style-name="Fuente_20_de_20_párrafo_20_predeter."><text:span text:style-name="T179">λ</text:span></text:span></text:p>
      <text:p text:style-name="P213"><text:span text:style-name="Fuente_20_de_20_párrafo_20_predeter."><text:span text:style-name="T182">{</text:span></text:span></text:p>
      <text:p text:style-name="P188"><text:span text:style-name="Fuente_20_de_20_párrafo_20_predeter."><text:span text:style-name="T190"><text:tab/>CamposRec.campos = CamposRec.camposh</text:span></text:span></text:p>
      <text:p text:style-name="P122"><text:tab/><text:span text:style-name="T1">CamposRec.error = <text:s/></text:span><text:span text:style-name="T14">CamposRec.error</text:span></text:p>
      <text:p text:style-name="P128"><text:span text:style-name="Fuente_20_de_20_párrafo_20_predeter."><text:span text:style-name="T212"><text:tab/>CamposRec.pend = </text:span></text:span><text:span text:style-name="Fuente_20_de_20_párrafo_20_predeter."><text:span text:style-name="T218">CamposRec.pendh</text:span></text:span></text:p>
      <text:p text:style-name="P128"><text:span text:style-name="Fuente_20_de_20_párrafo_20_predeter."><text:span text:style-name="T46"><text:tab/>CamposRec.tam = </text:span></text:span><text:span text:style-name="Fuente_20_de_20_párrafo_20_predeter."><text:span text:style-name="T47">CamposRec.desh</text:span></text:span></text:p>
      <text:p text:style-name="P128"><text:span text:style-name="Fuente_20_de_20_párrafo_20_predeter."><text:span text:style-name="T219">}</text:span></text:span></text:p>
      <text:p text:style-name="P47"><text:span text:style-name="Fuente_20_de_20_párrafo_20_predeter."><text:span text:style-name="T191"/></text:span></text:p>
      <text:p text:style-name="P101"/>
      <text:p text:style-name="P223">Campo → id : </text:p>
      <text:p text:style-name="P111">{</text:p>
      <text:p text:style-name="P233"><text:span text:style-name="T235"><text:tab/></text:span><text:span text:style-name="T15">Tipo.tsh = Campo.tsh</text:span></text:p>
      <text:p text:style-name="P111">}</text:p>
      <text:p text:style-name="P111">Tipo</text:p>
      <text:p text:style-name="P111">{</text:p>
      <text:p text:style-name="P116"><text:s text:c="4"/>Campo.campo =</text:p>
      <text:p text:style-name="P116"><text:s text:c="8"/>&lt;</text:p>
      <text:p text:style-name="P116"><text:s text:c="12"/>id:iden.lex,</text:p>
      <text:p text:style-name="P116"><text:s text:c="12"/>tipo:Tipo.tipo,</text:p>
      <text:p text:style-name="P116"><text:s text:c="12"/>desp:Campo.desh</text:p>
      <text:p text:style-name="P116"><text:s text:c="8"/>&gt;</text:p>
      <text:p text:style-name="P116"><text:s text:c="4"/>Campo.tam <text:s text:c="2"/>= Tipo.tam</text:p>
      <text:p text:style-name="P102">Campo.error = Tipo.error v ¬existeRef(Campo.tsh , Tipo.tipo)</text:p>
      <text:p text:style-name="P103">Campo.pend = Tipo.pend</text:p>
      <text:p text:style-name="P111">}</text:p>
      <text:p text:style-name="P224"/>
      <text:p text:style-name="P224"/>
      <text:p text:style-name="P52">Instrucciones →</text:p>
      <text:p text:style-name="P234">{</text:p>
      <text:p text:style-name="P239"><text:tab/>Instruccion.tsh = Instrucciones.tsh</text:p>
      <text:p text:style-name="P134"><text:span text:style-name="Fuente_20_de_20_párrafo_20_predeter."><text:span text:style-name="T73"><text:tab/>I</text:span></text:span><text:span text:style-name="Fuente_20_de_20_párrafo_20_predeter."><text:span text:style-name="T74">nstruccion</text:span></text:span><text:span text:style-name="Fuente_20_de_20_párrafo_20_predeter."><text:span text:style-name="T73">.etqh = I</text:span></text:span><text:span text:style-name="Fuente_20_de_20_párrafo_20_predeter."><text:span text:style-name="T74">nstruccione</text:span></text:span><text:span text:style-name="Fuente_20_de_20_párrafo_20_predeter."><text:span text:style-name="T73">s.etqh</text:span></text:span></text:p>
      <text:p text:style-name="P234">}</text:p>
      <text:p text:style-name="P124"><text:span text:style-name="T237">I</text:span>nstrucción</text:p>
      <text:p text:style-name="P234">{</text:p>
      <text:p text:style-name="P134"><text:span text:style-name="T236"><text:tab/>I</text:span>nstrucciónesRec.tsh = Instrucciones.tsh</text:p>
      <text:p text:style-name="P134"><text:span text:style-name="T237"><text:tab/></text:span><text:span text:style-name="T236">InstruccionesRec.errorh = </text:span><text:span text:style-name="T237">I</text:span><text:span text:style-name="T236">nstrucción.error</text:span></text:p>
      <text:p text:style-name="P216"><text:span text:style-name="Fuente_20_de_20_párrafo_20_predeter."><text:span text:style-name="T57"><text:tab/>I</text:span></text:span><text:span text:style-name="Fuente_20_de_20_párrafo_20_predeter."><text:span text:style-name="T59">nstruccione</text:span></text:span><text:span text:style-name="Fuente_20_de_20_párrafo_20_predeter."><text:span text:style-name="T57">s</text:span></text:span><text:span text:style-name="Fuente_20_de_20_párrafo_20_predeter."><text:span text:style-name="T60">Rec</text:span></text:span><text:span text:style-name="Fuente_20_de_20_párrafo_20_predeter."><text:span text:style-name="T57">.etqh = I</text:span></text:span><text:span text:style-name="Fuente_20_de_20_párrafo_20_predeter."><text:span text:style-name="T59">nstruccion</text:span></text:span><text:span text:style-name="Fuente_20_de_20_párrafo_20_predeter."><text:span text:style-name="T57">.etq</text:span></text:span></text:p>
      <text:p text:style-name="P134"><text:span text:style-name="Fuente_20_de_20_párrafo_20_predeter."><text:span text:style-name="T74"><text:tab/></text:span></text:span><text:span text:style-name="Fuente_20_de_20_párrafo_20_predeter."><text:span text:style-name="T75">Instrucciones</text:span></text:span><text:span text:style-name="Fuente_20_de_20_párrafo_20_predeter."><text:span text:style-name="T73">Rec</text:span></text:span><text:span text:style-name="Fuente_20_de_20_párrafo_20_predeter."><text:span text:style-name="T75">.codh = Instruccion.cod</text:span></text:span></text:p>
      <text:p text:style-name="P234">}</text:p>
      <text:p text:style-name="P124"><text:soft-page-break/>InstruccionesRec</text:p>
      <text:p text:style-name="P234">{</text:p>
      <text:p text:style-name="P239"><text:tab/>Instrucciones.error = InstruccionesRec.error</text:p>
      <text:p text:style-name="P216"><text:span text:style-name="Fuente_20_de_20_párrafo_20_predeter."><text:span text:style-name="T57"><text:tab/>I</text:span></text:span><text:span text:style-name="Fuente_20_de_20_párrafo_20_predeter."><text:span text:style-name="T59">nstruccione</text:span></text:span><text:span text:style-name="Fuente_20_de_20_párrafo_20_predeter."><text:span text:style-name="T57">s.etq = I</text:span></text:span><text:span text:style-name="Fuente_20_de_20_párrafo_20_predeter."><text:span text:style-name="T59">n</text:span></text:span><text:span text:style-name="Fuente_20_de_20_párrafo_20_predeter."><text:span text:style-name="T57">s</text:span></text:span><text:span text:style-name="Fuente_20_de_20_párrafo_20_predeter."><text:span text:style-name="T59">trucciones</text:span></text:span><text:span text:style-name="Fuente_20_de_20_párrafo_20_predeter."><text:span text:style-name="T60">Rec</text:span></text:span><text:span text:style-name="Fuente_20_de_20_párrafo_20_predeter."><text:span text:style-name="T57">.etq</text:span></text:span></text:p>
      <text:p text:style-name="P124"><text:span text:style-name="Fuente_20_de_20_párrafo_20_predeter."><text:span text:style-name="T76"><text:tab/>I</text:span></text:span><text:span text:style-name="Fuente_20_de_20_párrafo_20_predeter."><text:span text:style-name="T77">n</text:span></text:span><text:span text:style-name="Fuente_20_de_20_párrafo_20_predeter."><text:span text:style-name="T76">s</text:span></text:span><text:span text:style-name="Fuente_20_de_20_párrafo_20_predeter."><text:span text:style-name="T77">trucciones</text:span></text:span><text:span text:style-name="Fuente_20_de_20_párrafo_20_predeter."><text:span text:style-name="T76">.cod = I</text:span></text:span><text:span text:style-name="Fuente_20_de_20_párrafo_20_predeter."><text:span text:style-name="T77">nstruccion</text:span></text:span><text:span text:style-name="Fuente_20_de_20_párrafo_20_predeter."><text:span text:style-name="T76">Rec.co</text:span></text:span><text:span text:style-name="Fuente_20_de_20_párrafo_20_predeter."><text:span text:style-name="T78">d</text:span></text:span></text:p>
      <text:p text:style-name="P234">}</text:p>
      <text:p text:style-name="P49"/>
      <text:p text:style-name="P49"><text:tab/></text:p>
      <text:p text:style-name="P52">InstruccionesRec → ;</text:p>
      <text:p text:style-name="P249">{</text:p>
      <text:p text:style-name="P52"><text:span text:style-name="T237"><text:tab/></text:span><text:span text:style-name="T17">Instruccion.tsh = InstruccionesRec0.tsh</text:span></text:p>
      <text:p text:style-name="P53"><text:span text:style-name="Fuente_20_de_20_párrafo_20_predeter."><text:span text:style-name="T79"><text:tab/>Instruccion.etqh = InstruccionesRec0.etqh</text:span></text:span></text:p>
      <text:p text:style-name="P249">}</text:p>
      <text:p text:style-name="P52"><text:span text:style-name="T238">I</text:span>nstrucción</text:p>
      <text:p text:style-name="P249">{</text:p>
      <text:p text:style-name="P50"><text:tab/>InstruccionesRec1.tsh = InstruccionesRec0.tsh</text:p>
      <text:p text:style-name="P50"><text:span text:style-name="T237"><text:tab/>InstruccionesRec</text:span><text:span text:style-name="T238">1</text:span><text:span text:style-name="T237">.error</text:span><text:span text:style-name="T236">h</text:span><text:span text:style-name="T237"> = </text:span><text:span text:style-name="T236">I</text:span><text:span text:style-name="T237">nstrucción.error v InstruccionesRec</text:span><text:span text:style-name="T236">0</text:span><text:span text:style-name="T237">.error</text:span><text:span text:style-name="T236">h</text:span></text:p>
      <text:p text:style-name="P85"><text:span text:style-name="Fuente_20_de_20_párrafo_20_predeter."><text:span text:style-name="T58"><text:tab/>InstruccionesRec1.etqh = Instruccion.etq</text:span></text:span></text:p>
      <text:p text:style-name="P50"><text:span text:style-name="Fuente_20_de_20_párrafo_20_predeter."><text:span text:style-name="T72"><text:tab/>InstruccionesRec1.codh = InstruccionesRec0.cod | | Instruccion.cod</text:span></text:span></text:p>
      <text:p text:style-name="P249">}</text:p>
      <text:p text:style-name="P52">InstruccionesRec</text:p>
      <text:p text:style-name="P249">{</text:p>
      <text:p text:style-name="P247"><text:tab/>InstruccionesRec0.error = InstruccionesRec1.error</text:p>
      <text:p text:style-name="P85"><text:span text:style-name="Fuente_20_de_20_párrafo_20_predeter."><text:span text:style-name="T58"><text:tab/>InstruccionesRec0.cod = InstruccionesRec1.cod</text:span></text:span></text:p>
      <text:p text:style-name="P50"><text:span text:style-name="Fuente_20_de_20_párrafo_20_predeter."><text:span text:style-name="T72"><text:tab/>InstruccionesRec</text:span></text:span><text:span text:style-name="Fuente_20_de_20_párrafo_20_predeter."><text:span text:style-name="T91">0</text:span></text:span><text:span text:style-name="Fuente_20_de_20_párrafo_20_predeter."><text:span text:style-name="T72">.etq = InstruccionesRec1.etq</text:span></text:span></text:p>
      <text:p text:style-name="P249">}</text:p>
      <text:p text:style-name="P51"><text:tab/></text:p>
      <text:p text:style-name="P248"/>
      <text:p text:style-name="P248"><text:tab/></text:p>
      <text:p text:style-name="P51">InstruccionesRec → <text:bookmark-start text:name="__DdeLink__20807_213522392"/>λ<text:bookmark-end text:name="__DdeLink__20807_213522392"/></text:p>
      <text:p text:style-name="P234">{</text:p>
      <text:p text:style-name="P124"><text:tab/><text:span text:style-name="T1">InstruccionesRec.error = </text:span><text:span text:style-name="T16">InstruccionesRec.errorh</text:span></text:p>
      <text:p text:style-name="P85"><text:span text:style-name="Fuente_20_de_20_párrafo_20_predeter."><text:span text:style-name="T57"><text:tab/><text:tab/></text:span></text:span><text:span text:style-name="Fuente_20_de_20_párrafo_20_predeter."><text:span text:style-name="T58">InstruccionesRec.etq = InstruccionesRec.etqh</text:span></text:span></text:p>
      <text:p text:style-name="P125"><text:span text:style-name="Fuente_20_de_20_párrafo_20_predeter."><text:span text:style-name="T80"><text:tab/></text:span></text:span><text:span text:style-name="Fuente_20_de_20_párrafo_20_predeter."><text:span text:style-name="T79">InstruccionesRec.cod = InstruccionesRec.codh</text:span></text:span></text:p>
      <text:p text:style-name="P216"><text:span text:style-name="Fuente_20_de_20_párrafo_20_predeter."><text:span text:style-name="T69">}</text:span></text:span></text:p>
      <text:p text:style-name="P84"><text:span text:style-name="Fuente_20_de_20_párrafo_20_predeter."><text:span text:style-name="T57"/></text:span></text:p>
      <text:p text:style-name="P14"><text:span text:style-name="Fuente_20_de_20_párrafo_20_predeter."><text:span text:style-name="T58"/></text:span></text:p>
      <text:p text:style-name="P12"/>
      <text:p text:style-name="P86"><text:span text:style-name="Fuente_20_de_20_párrafo_20_predeter."><text:span text:style-name="T167">Instrucción → </text:span></text:span></text:p>
      <text:p text:style-name="P217"><text:span text:style-name="Fuente_20_de_20_párrafo_20_predeter."><text:span text:style-name="T168">{</text:span></text:span></text:p>
      <text:p text:style-name="P217"><text:span text:style-name="Fuente_20_de_20_párrafo_20_predeter."><text:span text:style-name="T168"><text:tab/></text:span></text:span><text:bookmark-start text:name="__DdeLink__20853_213522392"/><text:span text:style-name="Fuente_20_de_20_párrafo_20_predeter."><text:span text:style-name="T162">InsProcedimiento.tsh = Instrucción.tsh</text:span></text:span><text:bookmark-end text:name="__DdeLink__20853_213522392"/></text:p>
      <text:p text:style-name="P218"><text:span text:style-name="Fuente_20_de_20_párrafo_20_predeter."><text:span text:style-name="T162"><text:tab/>InsProcedimiento.</text:span></text:span><text:span text:style-name="Fuente_20_de_20_párrafo_20_predeter."><text:span text:style-name="T163">etqh</text:span></text:span><text:span text:style-name="Fuente_20_de_20_párrafo_20_predeter."><text:span text:style-name="T162"> = Instrucción.</text:span></text:span><text:span text:style-name="Fuente_20_de_20_párrafo_20_predeter."><text:span text:style-name="T163">etqh</text:span></text:span></text:p>
      <text:p text:style-name="P217"><text:span text:style-name="Fuente_20_de_20_párrafo_20_predeter."><text:span text:style-name="T168">}</text:span></text:span></text:p>
      <text:p text:style-name="P217"><text:span text:style-name="Fuente_20_de_20_párrafo_20_predeter."><text:span text:style-name="T167">InsProcedimiento</text:span></text:span></text:p>
      <text:p text:style-name="P217"><text:span text:style-name="Fuente_20_de_20_párrafo_20_predeter."><text:span text:style-name="T168">{</text:span></text:span></text:p>
      <text:p text:style-name="P217"><text:span text:style-name="Fuente_20_de_20_párrafo_20_predeter."><text:span text:style-name="T162"><text:tab/>Instrucción.error = InsProcedimiento.error</text:span></text:span></text:p>
      <text:p text:style-name="P217"><text:span text:style-name="Fuente_20_de_20_párrafo_20_predeter."><text:span text:style-name="T162"><text:tab/></text:span></text:span><text:span text:style-name="Fuente_20_de_20_párrafo_20_predeter."><text:span text:style-name="T164">Instrucción.cod = InstruccionProcedimiento.cod</text:span></text:span></text:p>
      <text:p text:style-name="P217"><text:span text:style-name="Fuente_20_de_20_párrafo_20_predeter."><text:span text:style-name="T164"><text:tab/>Instrucción.etq = InstruccionProcedimiento.etq</text:span></text:span></text:p>
      <text:p text:style-name="P217"><text:span text:style-name="Fuente_20_de_20_párrafo_20_predeter."><text:span text:style-name="T168">}</text:span></text:span></text:p>
      <text:p text:style-name="P16"/>
      <text:p text:style-name="P17">Instrucción → </text:p>
      <text:p text:style-name="P217">{</text:p>
      <text:p text:style-name="P242"><text:bookmark-start text:name="__DdeLink__20855_213522392"/><text:tab/>InsLectura.tsh = Instrucción.tsh<text:bookmark-end text:name="__DdeLink__20855_213522392"/></text:p>
      <text:p text:style-name="P118"><text:span text:style-name="T239"><text:tab/>InsLectura.</text:span><text:span text:style-name="T240">etqh</text:span><text:span text:style-name="T239"> = Instrucción.</text:span><text:span text:style-name="T240">eth</text:span></text:p>
      <text:p text:style-name="P243">}</text:p>
      <text:p text:style-name="P112">InsLectura</text:p>
      <text:p text:style-name="P243">{</text:p>
      <text:p text:style-name="P112"><text:span text:style-name="Fuente_20_de_20_párrafo_20_predeter."><text:span text:style-name="T18"><text:tab/>Instrucción.error = InsLectura.error</text:span></text:span></text:p>
      <text:p text:style-name="P112"><text:span text:style-name="Fuente_20_de_20_párrafo_20_predeter."><text:span text:style-name="T18"><text:tab/></text:span></text:span><text:span text:style-name="Fuente_20_de_20_párrafo_20_predeter."><text:span text:style-name="T20">Instrucción.cod = InsLectura.cod</text:span></text:span></text:p>
      <text:p text:style-name="P112"><text:span text:style-name="Fuente_20_de_20_párrafo_20_predeter."><text:span text:style-name="T20"><text:tab/>Instrucción.etq = InsLectura.etq</text:span></text:span></text:p>
      <text:p text:style-name="P243"><text:soft-page-break/>}</text:p>
      <text:p text:style-name="P16"/>
      <text:p text:style-name="P17">Instrucción → </text:p>
      <text:p text:style-name="P217">{<text:bookmark-start text:name="__DdeLink__20836_213522392"/><text:bookmark-end text:name="__DdeLink__20836_213522392"/></text:p>
      <text:p text:style-name="P242"><text:bookmark-start text:name="__DdeLink__20857_213522392"/><text:tab/>InsEscritura.tsh = Instrucción.tsh<text:bookmark-end text:name="__DdeLink__20857_213522392"/></text:p>
      <text:p text:style-name="P118"><text:span text:style-name="T239"><text:tab/>InsEscritura.</text:span><text:span text:style-name="T240">etqh</text:span><text:span text:style-name="T239"> = Instrucción.</text:span><text:span text:style-name="T240">etqh</text:span></text:p>
      <text:p text:style-name="P243">}</text:p>
      <text:p text:style-name="P112">InsEscritura</text:p>
      <text:p text:style-name="P243">{</text:p>
      <text:p text:style-name="P112"><text:span text:style-name="Fuente_20_de_20_párrafo_20_predeter."><text:span text:style-name="T18"><text:tab/></text:span></text:span><text:bookmark-start text:name="__DdeLink__20870_213522392"/><text:span text:style-name="Fuente_20_de_20_párrafo_20_predeter."><text:span text:style-name="T18">Instrucción</text:span></text:span><text:bookmark-end text:name="__DdeLink__20870_213522392"/><text:span text:style-name="Fuente_20_de_20_párrafo_20_predeter."><text:span text:style-name="T18">.error = InsEscritura.error</text:span></text:span></text:p>
      <text:p text:style-name="P112"><text:span text:style-name="Fuente_20_de_20_párrafo_20_predeter."><text:span text:style-name="T18"><text:tab/></text:span></text:span><text:span text:style-name="Fuente_20_de_20_párrafo_20_predeter."><text:span text:style-name="T20">Instruccion.cod = InsEscritura.cod</text:span></text:span></text:p>
      <text:p text:style-name="P112"><text:span text:style-name="Fuente_20_de_20_párrafo_20_predeter."><text:span text:style-name="T20"><text:tab/>Instrucción.etq = InsEscritura.etq</text:span></text:span></text:p>
      <text:p text:style-name="P243">{</text:p>
      <text:p text:style-name="P16"/>
      <text:p text:style-name="P17">Instrucción → </text:p>
      <text:p text:style-name="P107">{</text:p>
      <text:p text:style-name="P117"><text:bookmark-start text:name="__DdeLink__20859_213522392"/><text:tab/>InsAsignacion.tsh = Instrucción.tsh<text:bookmark-end text:name="__DdeLink__20859_213522392"/></text:p>
      <text:p text:style-name="P118"><text:tab/>InsAsignacion.<text:span text:style-name="T240">etqh</text:span> = Instrucción.<text:span text:style-name="T240">etqh</text:span></text:p>
      <text:p text:style-name="P243">}</text:p>
      <text:p text:style-name="P112">InsAsignación</text:p>
      <text:p text:style-name="P243">{</text:p>
      <text:p text:style-name="P242"><text:tab/>Instrucción.error = InsAsignacion.error <text:s/></text:p>
      <text:p text:style-name="P113"><text:span text:style-name="Fuente_20_de_20_párrafo_20_predeter."><text:span text:style-name="T18"><text:tab/> Instrucción.</text:span></text:span><text:span text:style-name="Fuente_20_de_20_párrafo_20_predeter."><text:span text:style-name="T20">cod = InsAsignación.cod</text:span></text:span></text:p>
      <text:p text:style-name="P113"><text:span text:style-name="Fuente_20_de_20_párrafo_20_predeter."><text:span text:style-name="T20"><text:tab/> </text:span></text:span><text:span text:style-name="Fuente_20_de_20_párrafo_20_predeter."><text:span text:style-name="T18">Instrucción.</text:span></text:span><text:span text:style-name="Fuente_20_de_20_párrafo_20_predeter."><text:span text:style-name="T20">etq = InsAsignacion.etq</text:span></text:span></text:p>
      <text:p text:style-name="P243">}</text:p>
      <text:p text:style-name="P36"/>
      <text:p text:style-name="P37">Instrucción → </text:p>
      <text:p text:style-name="P217">{</text:p>
      <text:p text:style-name="P240"><text:bookmark-start text:name="__DdeLink__20861_213522392"/><text:tab/>InsCompuesta.tsh = Instrucción.tsh<text:bookmark-end text:name="__DdeLink__20861_213522392"/></text:p>
      <text:p text:style-name="P135"><text:span text:style-name="T239"><text:tab/>InsCompuesta.</text:span><text:span text:style-name="T240">etqh</text:span><text:span text:style-name="T239"> = Instrucción.</text:span><text:span text:style-name="T240">etqh</text:span></text:p>
      <text:p text:style-name="P244">}</text:p>
      <text:p text:style-name="P176">InsCompuesta</text:p>
      <text:p text:style-name="P244">{</text:p>
      <text:p text:style-name="P176"><text:span text:style-name="Fuente_20_de_20_párrafo_20_predeter."><text:span text:style-name="T176"><text:tab/>Instrucción.error = InsCompuesta.error</text:span></text:span></text:p>
      <text:p text:style-name="P179"><text:span text:style-name="Fuente_20_de_20_párrafo_20_predeter."><text:span text:style-name="T176"><text:tab/>Instrucción.</text:span></text:span><text:span text:style-name="Fuente_20_de_20_párrafo_20_predeter."><text:span text:style-name="T177">cod = InsCompuesta.cod</text:span></text:span></text:p>
      <text:p text:style-name="P179"><text:span text:style-name="Fuente_20_de_20_párrafo_20_predeter."><text:span text:style-name="T177"><text:tab/></text:span></text:span><text:bookmark-start text:name="__DdeLink__20873_213522392"/><text:span text:style-name="Fuente_20_de_20_párrafo_20_predeter."><text:span text:style-name="T177">I</text:span></text:span><text:span text:style-name="Fuente_20_de_20_párrafo_20_predeter."><text:span text:style-name="T176">nstrucción</text:span></text:span><text:bookmark-end text:name="__DdeLink__20873_213522392"/><text:span text:style-name="Fuente_20_de_20_párrafo_20_predeter."><text:span text:style-name="T176">.</text:span></text:span><text:span text:style-name="Fuente_20_de_20_párrafo_20_predeter."><text:span text:style-name="T177">etq = InsCompuesta.etq</text:span></text:span></text:p>
      <text:p text:style-name="P244">}</text:p>
      <text:p text:style-name="P180"/>
      <text:p text:style-name="P37">Instrucción → </text:p>
      <text:p text:style-name="P217">{</text:p>
      <text:p text:style-name="P240"><text:bookmark-start text:name="__DdeLink__20863_213522392"/><text:tab/>InsIf.tsh = Instrucción.tsh<text:bookmark-end text:name="__DdeLink__20863_213522392"/></text:p>
      <text:p text:style-name="P135"><text:span text:style-name="T239"><text:tab/>InsIf.</text:span><text:span text:style-name="T240">etqh</text:span><text:span text:style-name="T239"> = Instrucción.</text:span><text:span text:style-name="T240">etqh</text:span></text:p>
      <text:p text:style-name="P244">}</text:p>
      <text:p text:style-name="P176">InsIf</text:p>
      <text:p text:style-name="P244">{</text:p>
      <text:p text:style-name="P176"><text:span text:style-name="Fuente_20_de_20_párrafo_20_predeter."><text:span text:style-name="T176"><text:tab/>Instrucción.error = InsIf.error</text:span></text:span></text:p>
      <text:p text:style-name="P179"><text:span text:style-name="Fuente_20_de_20_párrafo_20_predeter."><text:span text:style-name="T176"><text:tab/></text:span></text:span><text:span text:style-name="Fuente_20_de_20_párrafo_20_predeter."><text:span text:style-name="T177">I</text:span></text:span><text:span text:style-name="Fuente_20_de_20_párrafo_20_predeter."><text:span text:style-name="T176">nstrucción.</text:span></text:span><text:span text:style-name="Fuente_20_de_20_párrafo_20_predeter."><text:span text:style-name="T177">cod = InsIf.cod</text:span></text:span></text:p>
      <text:p text:style-name="P179"><text:span text:style-name="Fuente_20_de_20_párrafo_20_predeter."><text:span text:style-name="T177"><text:tab/>I</text:span></text:span><text:span text:style-name="Fuente_20_de_20_párrafo_20_predeter."><text:span text:style-name="T176">nstrucción.</text:span></text:span><text:span text:style-name="Fuente_20_de_20_párrafo_20_predeter."><text:span text:style-name="T177">etq = InsIf.etq</text:span></text:span></text:p>
      <text:p text:style-name="P244">}</text:p>
      <text:p text:style-name="P36"/>
      <text:p text:style-name="P37">Instrucción →</text:p>
      <text:p text:style-name="P192">{</text:p>
      <text:p text:style-name="P241"><text:bookmark-start text:name="__DdeLink__20865_213522392"/><text:tab/>InsWhile.tsh = Instrucción.tsh<text:bookmark-end text:name="__DdeLink__20865_213522392"/></text:p>
      <text:p text:style-name="P135"><text:span text:style-name="T239"><text:tab/>InsWhile.</text:span><text:span text:style-name="T240">etqh</text:span><text:span text:style-name="T239"> = Instrucción.</text:span><text:span text:style-name="T240">etqh</text:span></text:p>
      <text:p text:style-name="P244">}</text:p>
      <text:p text:style-name="P176">InsWhile</text:p>
      <text:p text:style-name="P244">{</text:p>
      <text:p text:style-name="P241"><text:tab/>Instrucción.error = InsWhile.error</text:p>
      <text:p text:style-name="P137"><text:span text:style-name="T239"><text:tab/></text:span><text:span text:style-name="Fuente_20_de_20_párrafo_20_predeter."><text:span text:style-name="T241">I</text:span></text:span><text:span text:style-name="Fuente_20_de_20_párrafo_20_predeter."><text:span text:style-name="T239">nstrucción.</text:span></text:span><text:span text:style-name="Fuente_20_de_20_párrafo_20_predeter."><text:span text:style-name="T241">cod = InsWhile.cod</text:span></text:span></text:p>
      <text:p text:style-name="P137"><text:soft-page-break/><text:span text:style-name="Fuente_20_de_20_párrafo_20_predeter."><text:span text:style-name="T241"><text:tab/>I</text:span></text:span><text:span text:style-name="Fuente_20_de_20_párrafo_20_predeter."><text:span text:style-name="T239">nstrucción.</text:span></text:span><text:span text:style-name="Fuente_20_de_20_párrafo_20_predeter."><text:span text:style-name="T241">etq = InsWhile.etq</text:span></text:span></text:p>
      <text:p text:style-name="P244">}</text:p>
      <text:p text:style-name="P250"/>
      <text:p text:style-name="P37">Instrucción →</text:p>
      <text:p text:style-name="P192">{</text:p>
      <text:p text:style-name="P241"><text:bookmark-start text:name="__DdeLink__20867_213522392"/><text:tab/>InsFor.tsh = Instrucción.tsh<text:bookmark-end text:name="__DdeLink__20867_213522392"/></text:p>
      <text:p text:style-name="P135"><text:span text:style-name="T239"><text:tab/>InsFor.</text:span><text:span text:style-name="T240">etqh</text:span><text:span text:style-name="T239"> = Instrucción.</text:span><text:span text:style-name="T240">etqh</text:span></text:p>
      <text:p text:style-name="P244">}</text:p>
      <text:p text:style-name="P176">InsFor</text:p>
      <text:p text:style-name="P244">{</text:p>
      <text:p text:style-name="P241"><text:tab/>Instrucción.error = InsFor.error</text:p>
      <text:p text:style-name="P136"><text:span text:style-name="T239"><text:tab/></text:span><text:span text:style-name="Fuente_20_de_20_párrafo_20_predeter."><text:span text:style-name="T241">I</text:span></text:span><text:span text:style-name="Fuente_20_de_20_párrafo_20_predeter."><text:span text:style-name="T239">nstrucción.</text:span></text:span><text:span text:style-name="Fuente_20_de_20_párrafo_20_predeter."><text:span text:style-name="T242">cod = InsFor.cod</text:span></text:span></text:p>
      <text:p text:style-name="P136"><text:span text:style-name="Fuente_20_de_20_párrafo_20_predeter."><text:span text:style-name="T242"><text:tab/></text:span></text:span><text:span text:style-name="Fuente_20_de_20_párrafo_20_predeter."><text:span text:style-name="T241">I</text:span></text:span><text:span text:style-name="Fuente_20_de_20_párrafo_20_predeter."><text:span text:style-name="T239">nstrucción.</text:span></text:span><text:span text:style-name="Fuente_20_de_20_párrafo_20_predeter."><text:span text:style-name="T242">etq = InsFor.etq</text:span></text:span></text:p>
      <text:p text:style-name="P244">}</text:p>
      <text:p text:style-name="P37">Instrucción → </text:p>
      <text:p text:style-name="P244">{</text:p>
      <text:p text:style-name="P176"><text:span text:style-name="T239"><text:tab/></text:span><text:span text:style-name="T19">InsNew.etqh = instrucción.etqh</text:span></text:p>
      <text:p text:style-name="P244">}</text:p>
      <text:p text:style-name="P176">InsNew</text:p>
      <text:p text:style-name="P244">{</text:p>
      <text:p text:style-name="P177"><text:span text:style-name="Fuente_20_de_20_párrafo_20_predeter."><text:span text:style-name="T176"><text:tab/>Instrucción.error =InsNew.error</text:span></text:span></text:p>
      <text:p text:style-name="P178"><text:span text:style-name="Fuente_20_de_20_párrafo_20_predeter."><text:span text:style-name="T176"><text:tab/></text:span></text:span><text:span text:style-name="Fuente_20_de_20_párrafo_20_predeter."><text:span text:style-name="T177">I</text:span></text:span><text:span text:style-name="Fuente_20_de_20_párrafo_20_predeter."><text:span text:style-name="T176">nstrucción.</text:span></text:span><text:span text:style-name="Fuente_20_de_20_párrafo_20_predeter."><text:span text:style-name="T178">cod = InsNew.cod</text:span></text:span></text:p>
      <text:p text:style-name="P178"><text:span text:style-name="Fuente_20_de_20_párrafo_20_predeter."><text:span text:style-name="T178"><text:tab/></text:span></text:span><text:span text:style-name="Fuente_20_de_20_párrafo_20_predeter."><text:span text:style-name="T177">I</text:span></text:span><text:span text:style-name="Fuente_20_de_20_párrafo_20_predeter."><text:span text:style-name="T176">nstrucción.</text:span></text:span><text:span text:style-name="Fuente_20_de_20_párrafo_20_predeter."><text:span text:style-name="T178">etq = InsNew.etq</text:span></text:span></text:p>
      <text:p text:style-name="P244">}</text:p>
      <text:p text:style-name="P36"/>
      <text:p text:style-name="P37">Instrucción →</text:p>
      <text:p text:style-name="P244">{</text:p>
      <text:p text:style-name="P176"><text:span text:style-name="T239"><text:tab/></text:span><text:span text:style-name="T19">InsDis.etqh = Instrucción.etqh</text:span></text:p>
      <text:p text:style-name="P244">}</text:p>
      <text:p text:style-name="P176">InsDis</text:p>
      <text:p text:style-name="P244">{</text:p>
      <text:p text:style-name="P177"><text:span text:style-name="Fuente_20_de_20_párrafo_20_predeter."><text:span text:style-name="T176"><text:tab/>Instrucción.error = InsDis.error</text:span></text:span></text:p>
      <text:p text:style-name="P178"><text:span text:style-name="Fuente_20_de_20_párrafo_20_predeter."><text:span text:style-name="T176"><text:tab/></text:span></text:span><text:span text:style-name="Fuente_20_de_20_párrafo_20_predeter."><text:span text:style-name="T177">I</text:span></text:span><text:span text:style-name="Fuente_20_de_20_párrafo_20_predeter."><text:span text:style-name="T176">nstrucción.</text:span></text:span><text:span text:style-name="Fuente_20_de_20_párrafo_20_predeter."><text:span text:style-name="T178">cod = InsDis.cod</text:span></text:span></text:p>
      <text:p text:style-name="P178"><text:span text:style-name="Fuente_20_de_20_párrafo_20_predeter."><text:span text:style-name="T178"><text:tab/></text:span></text:span><text:span text:style-name="Fuente_20_de_20_párrafo_20_predeter."><text:span text:style-name="T177">I</text:span></text:span><text:span text:style-name="Fuente_20_de_20_párrafo_20_predeter."><text:span text:style-name="T176">nstrucción.</text:span></text:span><text:span text:style-name="Fuente_20_de_20_párrafo_20_predeter."><text:span text:style-name="T178">etq = InsDis.etq</text:span></text:span></text:p>
      <text:p text:style-name="P244">}</text:p>
      <text:p text:style-name="P106"/>
      <text:p text:style-name="P12"/>
      <text:p text:style-name="P87"><text:span text:style-name="Fuente_20_de_20_párrafo_20_predeter."><text:span text:style-name="T167">InsProcedimiento → id</text:span></text:span></text:p>
      <text:p text:style-name="P219"><text:span text:style-name="Fuente_20_de_20_párrafo_20_predeter."><text:span text:style-name="T169">{</text:span></text:span></text:p>
      <text:p text:style-name="P219"><text:span text:style-name="Fuente_20_de_20_párrafo_20_predeter."><text:span text:style-name="T161"><text:tab/>AParametros.tsh = InsProcedimiento.tsh</text:span></text:span></text:p>
      <text:p text:style-name="P219"><text:span text:style-name="Fuente_20_de_20_párrafo_20_predeter."><text:span text:style-name="T165"><text:tab/>AParametros.fparametrosh = InsProcedimiento.tsh[id.lex].tipo.parametros</text:span></text:span></text:p>
      <text:p text:style-name="P220"><text:span text:style-name="Fuente_20_de_20_párrafo_20_predeter."><text:span text:style-name="T166"><text:tab/>AParametros.etqh <text:s text:c="11"/>= InsProcedimiento.etqh + longApilaRet</text:span></text:span></text:p>
      <text:p text:style-name="P219"><text:span text:style-name="Fuente_20_de_20_párrafo_20_predeter."><text:span text:style-name="T169">}</text:span></text:span></text:p>
      <text:p text:style-name="P219"><text:span text:style-name="Fuente_20_de_20_párrafo_20_predeter."><text:span text:style-name="T167">AParametros</text:span></text:span></text:p>
      <text:p text:style-name="P219"><text:span text:style-name="Fuente_20_de_20_párrafo_20_predeter."><text:span text:style-name="T169">{</text:span></text:span></text:p>
      <text:p text:style-name="P219"><text:span text:style-name="Fuente_20_de_20_párrafo_20_predeter."><text:span text:style-name="T167"><text:tab/></text:span></text:span><text:span text:style-name="Fuente_20_de_20_párrafo_20_predeter."><text:span text:style-name="T161">InsProcedimiento.error = ¬existeID(InsProcedimiento.tsh,id.lex) v </text:span></text:span></text:p>
      <text:p text:style-name="P220"><text:span text:style-name="Fuente_20_de_20_párrafo_20_predeter."><text:span text:style-name="T165"><text:tab/><text:tab/><text:tab/><text:tab/>InsProcedimiento.tsh[id.lex].clase != proc v Aparametros.error</text:span></text:span></text:p>
      <text:p text:style-name="P220"><text:span text:style-name="Fuente_20_de_20_párrafo_20_predeter."><text:span text:style-name="T166"><text:tab/>InsProcedimiento.cod <text:s text:c="3"/>=</text:span></text:span></text:p>
      <text:p text:style-name="P220"><text:span text:style-name="Fuente_20_de_20_párrafo_20_predeter."><text:span text:style-name="T166"><text:tab/> <text:s text:c="3"/>apila-ret(InsProcedimiento.etq) <text:s text:c="8"/>||</text:span></text:span></text:p>
      <text:p text:style-name="P220"><text:span text:style-name="Fuente_20_de_20_párrafo_20_predeter."><text:span text:style-name="T166"><text:tab/> <text:s text:c="3"/>AParametros.cod <text:s text:c="24"/>||</text:span></text:span></text:p>
      <text:p text:style-name="P220"><text:span text:style-name="Fuente_20_de_20_párrafo_20_predeter."><text:span text:style-name="T166"><text:tab/> <text:s text:c="3"/>ir-a(InsProcedimiento.tsh[iden.lex].inicio)</text:span></text:span></text:p>
      <text:p text:style-name="P220"><text:span text:style-name="Fuente_20_de_20_párrafo_20_predeter."><text:span text:style-name="T166"><text:tab/>InsProcedimiento.etq <text:s text:c="3"/>= AParametros.etq + 1</text:span></text:span></text:p>
      <text:p text:style-name="P219"><text:span text:style-name="Fuente_20_de_20_párrafo_20_predeter."><text:span text:style-name="T169">}</text:span></text:span></text:p>
      <text:p text:style-name="P87"><text:span text:style-name="Fuente_20_de_20_párrafo_20_predeter."><text:span text:style-name="T169"/></text:span></text:p>
      <text:p text:style-name="P87"><text:span text:style-name="Fuente_20_de_20_párrafo_20_predeter."><text:span text:style-name="T169"/></text:span></text:p>
      <text:p text:style-name="P88"><text:span text:style-name="Fuente_20_de_20_párrafo_20_predeter."><text:span text:style-name="T167"/></text:span></text:p>
      <text:p text:style-name="P88"><text:span text:style-name="Fuente_20_de_20_párrafo_20_predeter."><text:span text:style-name="T167"/></text:span></text:p>
      <text:p text:style-name="P88"><text:span text:style-name="Fuente_20_de_20_párrafo_20_predeter."><text:span text:style-name="T167"/></text:span></text:p>
      <text:p text:style-name="P88"><text:span text:style-name="Fuente_20_de_20_párrafo_20_predeter."><text:span text:style-name="T167"/></text:span></text:p>
      <text:p text:style-name="P88"><text:span text:style-name="Fuente_20_de_20_párrafo_20_predeter."><text:span text:style-name="T167"/></text:span></text:p>
      <text:p text:style-name="P88"><text:soft-page-break/><text:span text:style-name="Fuente_20_de_20_párrafo_20_predeter."><text:span text:style-name="T167"/></text:span></text:p>
      <text:p text:style-name="P88"><text:span text:style-name="Fuente_20_de_20_párrafo_20_predeter."><text:span text:style-name="T167">AParametros → </text:span></text:span></text:p>
      <text:p text:style-name="P220"><text:span text:style-name="Fuente_20_de_20_párrafo_20_predeter."><text:span text:style-name="T170">{</text:span></text:span></text:p>
      <text:p text:style-name="P220"><text:span text:style-name="Fuente_20_de_20_párrafo_20_predeter."><text:span text:style-name="T161"><text:tab/>LAParametros.tsh = Aparametros.tsh</text:span></text:span></text:p>
      <text:p text:style-name="P220"><text:span text:style-name="Fuente_20_de_20_párrafo_20_predeter."><text:span text:style-name="T166"><text:tab/>LAParametros.fparametrosh = Aparametros.fparametrosh</text:span></text:span></text:p>
      <text:p text:style-name="P220"><text:span text:style-name="Fuente_20_de_20_párrafo_20_predeter."><text:span text:style-name="T170">}</text:span></text:span></text:p>
      <text:p text:style-name="P220"><text:span text:style-name="Fuente_20_de_20_párrafo_20_predeter."><text:span text:style-name="T167">(LAParametros)</text:span></text:span></text:p>
      <text:p text:style-name="P220"><text:span text:style-name="Fuente_20_de_20_párrafo_20_predeter."><text:span text:style-name="T170">{</text:span></text:span></text:p>
      <text:p text:style-name="P220"><text:span text:style-name="Fuente_20_de_20_párrafo_20_predeter."><text:span text:style-name="T170"><text:tab/></text:span></text:span><text:span text:style-name="Fuente_20_de_20_párrafo_20_predeter."><text:span text:style-name="T166">AParametros.error = LAParametros.error v |Aparametros.fparametrosh| != LAParametros.nparametros</text:span></text:span></text:p>
      <text:p text:style-name="P220"><text:span text:style-name="Fuente_20_de_20_párrafo_20_predeter."><text:span text:style-name="T166"><text:tab/>AParametros.cod <text:s text:c="4"/>= inicio-paso || LAParametros.cod || fin-paso</text:span></text:span></text:p>
      <text:p text:style-name="P220"><text:span text:style-name="Fuente_20_de_20_párrafo_20_predeter."><text:span text:style-name="T166"><text:tab/>AParametros.etq <text:s text:c="4"/>= LAParametros.etq + longFinPaso</text:span></text:span></text:p>
      <text:p text:style-name="P220"><text:span text:style-name="Fuente_20_de_20_párrafo_20_predeter."><text:span text:style-name="T170">}</text:span></text:span></text:p>
      <text:p text:style-name="P63"><text:span text:style-name="Fuente_20_de_20_párrafo_20_predeter."><text:span text:style-name="T160">AParametros</text:span></text:span><text:span text:style-name="Fuente_20_de_20_párrafo_20_predeter."><text:span text:style-name="T167"> → </text:span></text:span><text:span text:style-name="Fuente_20_de_20_párrafo_20_predeter."><text:span text:style-name="T171">λ</text:span></text:span></text:p>
      <text:p text:style-name="P220"><text:span text:style-name="Fuente_20_de_20_párrafo_20_predeter."><text:span text:style-name="T172">{</text:span></text:span></text:p>
      <text:p text:style-name="P220"><text:span text:style-name="Fuente_20_de_20_párrafo_20_predeter."><text:span text:style-name="T187"><text:tab/>AParametros.error = |AParametros.fparametrosh | &gt; 0</text:span></text:span></text:p>
      <text:p text:style-name="P220"><text:span text:style-name="Fuente_20_de_20_párrafo_20_predeter."><text:span text:style-name="T187"><text:tab/>AParametros.cod <text:s text:c="4"/>= λ</text:span></text:span></text:p>
      <text:p text:style-name="P220"><text:span text:style-name="Fuente_20_de_20_párrafo_20_predeter."><text:span text:style-name="T187"><text:tab/>AParametros.etq <text:s text:c="4"/>= AParametros.etqh</text:span></text:span></text:p>
      <text:p text:style-name="P220"><text:span text:style-name="Fuente_20_de_20_párrafo_20_predeter."><text:span text:style-name="T172">}</text:span></text:span></text:p>
      <text:p text:style-name="P63"><text:span text:style-name="Fuente_20_de_20_párrafo_20_predeter."><text:span text:style-name="T158"/></text:span></text:p>
      <text:p text:style-name="P63"><text:span text:style-name="Fuente_20_de_20_párrafo_20_predeter."><text:span text:style-name="T158"/></text:span></text:p>
      <text:p text:style-name="P55"><text:span text:style-name="Fuente_20_de_20_párrafo_20_predeter."/></text:p>
      <text:p text:style-name="P55"><text:span text:style-name="Fuente_20_de_20_párrafo_20_predeter.">LAParametros → </text:span></text:p>
      <text:p text:style-name="P126"><text:span text:style-name="Fuente_20_de_20_párrafo_20_predeter."><text:span text:style-name="T247">{</text:span></text:span></text:p>
      <text:p text:style-name="P126"><text:span text:style-name="Fuente_20_de_20_párrafo_20_predeter."><text:span text:style-name="T245"><text:tab/>Expresion.tsh = LAParametros.tsh</text:span></text:span></text:p>
      <text:p text:style-name="P253"><text:span text:style-name="Fuente_20_de_20_párrafo_20_predeter."><text:span text:style-name="T57"><text:tab/><text:tab/></text:span></text:span><text:span text:style-name="Fuente_20_de_20_párrafo_20_predeter."><text:span text:style-name="T61">Expresion.etqh = LAParametros.etqh </text:span></text:span><text:span text:style-name="Fuente_20_de_20_párrafo_20_predeter."><text:span text:style-name="T62">+ 1</text:span></text:span></text:p>
      <text:p text:style-name="P237"><text:span text:style-name="Fuente_20_de_20_párrafo_20_predeter."><text:span text:style-name="T89"><text:tab/></text:span></text:span><text:span text:style-name="Fuente_20_de_20_párrafo_20_predeter."><text:span text:style-name="T90">Expresion.parh = </text:span></text:span><text:span text:style-name="Fuente_20_de_20_párrafo_20_predeter."><text:span text:style-name="T93"><text:s/>LAParametros.fparametrosh[LAParametros.nparametros_h].modo == var</text:span></text:span></text:p>
      <text:p text:style-name="P126"><text:span text:style-name="Fuente_20_de_20_párrafo_20_predeter."><text:span text:style-name="T247">}</text:span></text:span></text:p>
      <text:p text:style-name="P126"><text:span text:style-name="Fuente_20_de_20_párrafo_20_predeter.">Expresion</text:span></text:p>
      <text:p text:style-name="P126"><text:span text:style-name="Fuente_20_de_20_párrafo_20_predeter."><text:span text:style-name="T247">{</text:span></text:span></text:p>
      <text:p text:style-name="P126"><text:span text:style-name="Fuente_20_de_20_párrafo_20_predeter."><text:span text:style-name="T245"><text:tab/>LAParametrosRec.nparametros_h = 1</text:span></text:span></text:p>
      <text:p text:style-name="P126"><text:span text:style-name="Fuente_20_de_20_párrafo_20_predeter."><text:span text:style-name="T243"><text:tab/>LAParametrosRec.tsh = LAParametros.tsh</text:span></text:span></text:p>
      <text:p text:style-name="P126"><text:span text:style-name="Fuente_20_de_20_párrafo_20_predeter."><text:span text:style-name="T243"><text:tab/>LAParametrosRec.fparametrosh = LAParametros.fparametrosh</text:span></text:span></text:p>
      <text:p text:style-name="P126"><text:span text:style-name="Fuente_20_de_20_párrafo_20_predeter."><text:span text:style-name="T243"><text:tab/></text:span></text:span><text:span text:style-name="Fuente_20_de_20_párrafo_20_predeter."><text:span text:style-name="T244">LAParametrosRec.errorh = Expresion.error v | LAParametros.fparametrosh | &lt; 1 v</text:span></text:span></text:p>
      <text:p text:style-name="P126"><text:span text:style-name="Fuente_20_de_20_párrafo_20_predeter."><text:span text:style-name="T1"><text:tab/><text:tab/><text:tab/>LAParametros.parametrosh[0].modo = var </text:span></text:span><text:bookmark-start text:name="__DdeLink__14735_1844718597"/><text:span text:style-name="Fuente_20_de_20_párrafo_20_predeter."><text:span text:style-name="T243">٨</text:span></text:span><text:bookmark-end text:name="__DdeLink__14735_1844718597"/><text:span text:style-name="Fuente_20_de_20_párrafo_20_predeter."><text:span text:style-name="T243"> <text:tab/>Expresion.modo = val </text:span></text:span></text:p>
      <text:p text:style-name="P126"><text:span text:style-name="Fuente_20_de_20_párrafo_20_predeter."><text:span text:style-name="T245"><text:tab/><text:tab/><text:tab/>not compatibles(LAParametros.fparametrosh[0].tipo, Expresion.tipo, LAParametros.tsh</text:span></text:span><text:span text:style-name="Fuente_20_de_20_párrafo_20_predeter."><text:span text:style-name="T244">)</text:span></text:span></text:p>
      <text:p text:style-name="P253"><text:span text:style-name="Fuente_20_de_20_párrafo_20_predeter."><text:span text:style-name="T57"><text:tab/><text:tab/></text:span></text:span><text:span text:style-name="Fuente_20_de_20_párrafo_20_predeter."><text:span text:style-name="T61">LAParametrosRec.codh = </text:span></text:span></text:p>
      <text:p text:style-name="P253"><text:span text:style-name="Fuente_20_de_20_párrafo_20_predeter."><text:span text:style-name="T61"><text:tab/><text:tab/><text:tab/></text:span></text:span><text:span text:style-name="Fuente_20_de_20_párrafo_20_predeter."><text:span text:style-name="T64">copia ||</text:span></text:span></text:p>
      <text:p text:style-name="P253"><text:span text:style-name="Fuente_20_de_20_párrafo_20_predeter."><text:span text:style-name="T61"><text:tab/><text:tab/><text:tab/>Expresion.cod </text:span></text:span><text:span text:style-name="Fuente_20_de_20_párrafo_20_predeter."><text:span text:style-name="T64">||</text:span></text:span></text:p>
      <text:p text:style-name="P253"><text:span text:style-name="Fuente_20_de_20_párrafo_20_predeter."><text:span text:style-name="T64"><text:tab/><text:tab/><text:tab/>pasoParametro(Exp.modo,LAParametros.fparam</text:span></text:span><text:span text:style-name="Fuente_20_de_20_párrafo_20_predeter."><text:span text:style-name="T62">etros</text:span></text:span><text:span text:style-name="Fuente_20_de_20_párrafo_20_predeter."><text:span text:style-name="T65">h</text:span></text:span><text:span text:style-name="Fuente_20_de_20_párrafo_20_predeter."><text:span text:style-name="T62">[0])</text:span></text:span></text:p>
      <text:p text:style-name="P254"><text:span text:style-name="Fuente_20_de_20_párrafo_20_predeter."><text:span text:style-name="Fuente_20_de_20_párrafo_20_predeter."><text:span text:style-name="Fuente_20_de_20_párrafo_20_predeter."><text:tab/></text:span></text:span></text:span><text:span text:style-name="Fuente_20_de_20_párrafo_20_predeter."><text:tab/>LAParametrosRec.etqh = Expresion.etq </text:span><text:span text:style-name="Fuente_20_de_20_párrafo_20_predeter.">+ longPaseoParametro</text:span></text:p>
      <text:p text:style-name="P126"><text:span text:style-name="Fuente_20_de_20_párrafo_20_predeter."><text:span text:style-name="T247">}</text:span></text:span></text:p>
      <text:p text:style-name="P126"><text:span text:style-name="Fuente_20_de_20_párrafo_20_predeter.">LAParametrosRec</text:span></text:p>
      <text:p text:style-name="P126"><text:span text:style-name="Fuente_20_de_20_párrafo_20_predeter."><text:span text:style-name="T247">{</text:span></text:span></text:p>
      <text:p text:style-name="P126"><text:span text:style-name="Fuente_20_de_20_párrafo_20_predeter."><text:span text:style-name="T244"><text:tab/>LAParametros.error = LAParametrosRec.error</text:span></text:span></text:p>
      <text:p text:style-name="P253"><text:span text:style-name="Fuente_20_de_20_párrafo_20_predeter."><text:span text:style-name="T57"><text:tab/><text:tab/></text:span></text:span><text:span text:style-name="Fuente_20_de_20_párrafo_20_predeter."><text:span text:style-name="T61">LAParametros.cod = LAParametrosRec.cod</text:span></text:span></text:p>
      <text:p text:style-name="P237"><text:span text:style-name="Fuente_20_de_20_párrafo_20_predeter."><text:span text:style-name="T87"><text:tab/>LAParametros.etq = LAParametrosRec.etq</text:span></text:span></text:p>
      <text:p text:style-name="P126"><text:span text:style-name="Fuente_20_de_20_párrafo_20_predeter."><text:span text:style-name="T247">}</text:span></text:span></text:p>
      <text:p text:style-name="P54"><text:span text:style-name="Fuente_20_de_20_párrafo_20_predeter."><text:span text:style-name="T243"/></text:span></text:p>
      <text:p text:style-name="P54"><text:span text:style-name="Fuente_20_de_20_párrafo_20_predeter."><text:span text:style-name="T244"/></text:span></text:p>
      <text:p text:style-name="P54"><text:span text:style-name="Fuente_20_de_20_párrafo_20_predeter."/></text:p>
      <text:p text:style-name="P55"><text:span text:style-name="Fuente_20_de_20_párrafo_20_predeter.">LAParametrosRec → ',' </text:span></text:p>
      <text:p text:style-name="P126"><text:span text:style-name="Fuente_20_de_20_párrafo_20_predeter."><text:span text:style-name="T247">{</text:span></text:span></text:p>
      <text:p text:style-name="P126"><text:span text:style-name="Fuente_20_de_20_párrafo_20_predeter."><text:span text:style-name="T22"><text:tab/>Expresion.tsh = LAParametrosRec0.tsh</text:span></text:span></text:p>
      <text:p text:style-name="P253"><text:span text:style-name="Fuente_20_de_20_párrafo_20_predeter."><text:span text:style-name="T57"><text:tab/><text:tab/></text:span></text:span><text:span text:style-name="Fuente_20_de_20_párrafo_20_predeter."><text:span text:style-name="T66">Expresion.etqh = LAParametrosRec0.etqh </text:span></text:span><text:span text:style-name="Fuente_20_de_20_párrafo_20_predeter."><text:span text:style-name="T67">+ 1 + longDireccionParFormal</text:span></text:span></text:p>
      <text:p text:style-name="P237"><text:span text:style-name="Fuente_20_de_20_párrafo_20_predeter."><text:span text:style-name="T82"><text:tab/></text:span></text:span><text:span text:style-name="Fuente_20_de_20_párrafo_20_predeter."><text:span text:style-name="T83">Expresion.parh = LAParametrosRec0.fParametrosh[LAParametros0Rec.nParametros_h].modo == var</text:span></text:span></text:p>
      <text:p text:style-name="P126"><text:span text:style-name="Fuente_20_de_20_párrafo_20_predeter."><text:span text:style-name="T247">}</text:span></text:span></text:p>
      <text:p text:style-name="P126"><text:span text:style-name="Fuente_20_de_20_párrafo_20_predeter.">Expresion</text:span></text:p>
      <text:p text:style-name="P126"><text:span text:style-name="Fuente_20_de_20_párrafo_20_predeter."><text:span text:style-name="T247">{</text:span></text:span></text:p>
      <text:p text:style-name="P126"><text:span text:style-name="Fuente_20_de_20_párrafo_20_predeter."><text:span text:style-name="T22"><text:tab/>LAParametrosRec1.nparametros_h = LAParametrosRec0.nparametros_h + 1</text:span></text:span></text:p>
      <text:p text:style-name="P126"><text:span text:style-name="Fuente_20_de_20_párrafo_20_predeter."><text:span text:style-name="T22"><text:tab/>LAParametrosRec1.tsh = LAParametrosRec0.tsh</text:span></text:span></text:p>
      <text:p text:style-name="P126"><text:soft-page-break/><text:span text:style-name="Fuente_20_de_20_párrafo_20_predeter."><text:span text:style-name="T22"><text:tab/>LAParametrosRec1.fparametrosh = LAParametrosRec0.fparametrosh</text:span></text:span></text:p>
      <text:p text:style-name="P126"><text:span text:style-name="Fuente_20_de_20_párrafo_20_predeter."><text:span text:style-name="T1"><text:tab/>LAParametrosRec</text:span></text:span><text:span text:style-name="Fuente_20_de_20_párrafo_20_predeter."><text:span text:style-name="T21">1</text:span></text:span><text:span text:style-name="Fuente_20_de_20_párrafo_20_predeter."><text:span text:style-name="T1">.error</text:span></text:span><text:span text:style-name="Fuente_20_de_20_párrafo_20_predeter."><text:span text:style-name="T21">h</text:span></text:span><text:span text:style-name="Fuente_20_de_20_párrafo_20_predeter."><text:span text:style-name="T1"> = </text:span></text:span></text:p>
      <text:p text:style-name="P126"><text:span text:style-name="Fuente_20_de_20_párrafo_20_predeter."><text:span text:style-name="T21"><text:tab/><text:tab/><text:tab/>LAParametrosRec0.error v </text:span></text:span><text:span text:style-name="Fuente_20_de_20_párrafo_20_predeter."><text:span text:style-name="T1"><text:s/>Expresion.error v</text:span></text:span></text:p>
      <text:p text:style-name="P126"><text:span text:style-name="Fuente_20_de_20_párrafo_20_predeter."><text:span text:style-name="T1"><text:tab/><text:tab/><text:tab/></text:span></text:span><text:span text:style-name="Fuente_20_de_20_párrafo_20_predeter."><text:span text:style-name="T23">| </text:span></text:span><text:span text:style-name="Fuente_20_de_20_párrafo_20_predeter."><text:span text:style-name="T1">LAParametros.fparametrosh | </text:span></text:span><text:span text:style-name="Fuente_20_de_20_párrafo_20_predeter."><text:span text:style-name="T23">&lt; LAParametrosRec0.nparametros_h + 1</text:span></text:span><text:span text:style-name="Fuente_20_de_20_párrafo_20_predeter."><text:span text:style-name="T1"> <text:s/>v</text:span></text:span></text:p>
      <text:p text:style-name="P126"><text:span text:style-name="Fuente_20_de_20_párrafo_20_predeter."><text:span text:style-name="T1"><text:tab/><text:tab/><text:tab/>LAParametrosRec0.parametrosh[LAParametrosRec0.nparametros_h].modo = var <text:s/></text:span></text:span><text:span text:style-name="Fuente_20_de_20_párrafo_20_predeter."><text:span text:style-name="T243">٨ <text:tab/><text:tab/><text:tab/><text:tab/><text:tab/><text:tab/><text:tab/><text:tab/><text:tab/><text:tab/><text:tab/><text:tab/><text:tab/><text:tab/><text:tab/>Expresion.modo = val v</text:span></text:span></text:p>
      <text:p text:style-name="P127"><text:span text:style-name="Fuente_20_de_20_párrafo_20_predeter."><text:span text:style-name="T245"><text:tab/><text:tab/><text:tab/>not compatibles(LAParametrosRec0.fparametrosh</text:span></text:span></text:p>
      <text:p text:style-name="P127"><text:span text:style-name="Fuente_20_de_20_párrafo_20_predeter."><text:span text:style-name="T245"><text:tab/><text:tab/><text:tab/><text:tab/>[LAParametrosRec0.nparametros_h].tipo, Expresion.tipo, LAParametrosRec0.tsh</text:span></text:span><text:span text:style-name="Fuente_20_de_20_párrafo_20_predeter."><text:span text:style-name="T246">)</text:span></text:span></text:p>
      <text:p text:style-name="P237"><text:span text:style-name="Fuente_20_de_20_párrafo_20_predeter."><text:span text:style-name="T246"><text:tab/></text:span></text:span><text:span text:style-name="Fuente_20_de_20_párrafo_20_predeter."><text:span text:style-name="T85"><text:tab/>LAParametrosRec1.etqh = Expresion.etq </text:span></text:span><text:span text:style-name="Fuente_20_de_20_párrafo_20_predeter."><text:span text:style-name="T84">+ longPasoParametro</text:span></text:span></text:p>
      <text:p text:style-name="P253"><text:span text:style-name="Fuente_20_de_20_párrafo_20_predeter."><text:span text:style-name="T67"><text:tab/><text:tab/>LAParametrosRec1.codh = </text:span></text:span></text:p>
      <text:p text:style-name="P253"><text:span text:style-name="Fuente_20_de_20_párrafo_20_predeter."><text:span text:style-name="T67"><text:tab/><text:tab/><text:tab/></text:span></text:span><text:span text:style-name="Fuente_20_de_20_párrafo_20_predeter."><text:span text:style-name="T62">LAParametrosRec0.codh ||</text:span></text:span></text:p>
      <text:p text:style-name="P253"><text:span text:style-name="Fuente_20_de_20_párrafo_20_predeter."><text:span text:style-name="T62"><text:tab/><text:tab/><text:tab/>copia ||</text:span></text:span></text:p>
      <text:p text:style-name="P253"><text:span text:style-name="Fuente_20_de_20_párrafo_20_predeter."><text:span text:style-name="T62"><text:tab/><text:tab/><text:tab/>direccionParFormal(LAParametrosRec0.fparametrosh[LAParametrosRec0.nparam</text:span></text:span><text:span text:style-name="Fuente_20_de_20_párrafo_20_predeter."><text:span text:style-name="T65">etros_h</text:span></text:span><text:span text:style-name="Fuente_20_de_20_párrafo_20_predeter."><text:span text:style-name="T62">]) </text:span></text:span><text:span text:style-name="Fuente_20_de_20_párrafo_20_predeter."><text:span text:style-name="T65">||</text:span></text:span></text:p>
      <text:p text:style-name="P253"><text:span text:style-name="Fuente_20_de_20_párrafo_20_predeter."><text:span text:style-name="T65"><text:tab/><text:tab/><text:tab/>Expresion.cod ||</text:span></text:span></text:p>
      <text:p text:style-name="P237"><text:span text:style-name="Fuente_20_de_20_párrafo_20_predeter."><text:span text:style-name="T86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126"><text:span text:style-name="Fuente_20_de_20_párrafo_20_predeter."><text:span text:style-name="T247">}</text:span></text:span></text:p>
      <text:p text:style-name="P126"><text:span text:style-name="Fuente_20_de_20_párrafo_20_predeter.">LAParametrosRec</text:span></text:p>
      <text:p text:style-name="P126"><text:span text:style-name="Fuente_20_de_20_párrafo_20_predeter."><text:span text:style-name="T247">{</text:span></text:span></text:p>
      <text:p text:style-name="P127"><text:span text:style-name="Fuente_20_de_20_párrafo_20_predeter."><text:span text:style-name="T245"><text:tab/></text:span></text:span><text:span text:style-name="Fuente_20_de_20_párrafo_20_predeter."><text:span text:style-name="T244">LAParametrosRec0.error = LAParametrosRec1.error</text:span></text:span></text:p>
      <text:p text:style-name="P253"><text:span text:style-name="Fuente_20_de_20_párrafo_20_predeter."><text:span text:style-name="T67"><text:tab/><text:tab/>LAParametrosRec0.etq = LAParametrosRec1.etq</text:span></text:span></text:p>
      <text:p text:style-name="P237"><text:span text:style-name="Fuente_20_de_20_párrafo_20_predeter."><text:span text:style-name="T84"><text:tab/>LAParametrosRec0.cod = LAParametrosRec1.cod</text:span></text:span></text:p>
      <text:p text:style-name="P126"><text:span text:style-name="Fuente_20_de_20_párrafo_20_predeter."><text:span text:style-name="T247">}</text:span></text:span></text:p>
      <text:p text:style-name="P54"><text:span text:style-name="Fuente_20_de_20_párrafo_20_predeter."><text:tab/></text:span></text:p>
      <text:p text:style-name="P54"><text:span text:style-name="Fuente_20_de_20_párrafo_20_predeter."><text:span text:style-name="T1"><text:tab/></text:span></text:span></text:p>
      <text:p text:style-name="P54"><text:span text:style-name="Fuente_20_de_20_párrafo_20_predeter."><text:tab/></text:span></text:p>
      <text:p text:style-name="P54"><text:span text:style-name="Fuente_20_de_20_párrafo_20_predeter."><text:span text:style-name="T244"/></text:span></text:p>
      <text:p text:style-name="P54"><text:span text:style-name="Fuente_20_de_20_párrafo_20_predeter.">LAParametrosRec → λ</text:span></text:p>
      <text:p text:style-name="P126"><text:span text:style-name="Fuente_20_de_20_párrafo_20_predeter."><text:span text:style-name="T247">{</text:span></text:span></text:p>
      <text:p text:style-name="P236"><text:span text:style-name="Fuente_20_de_20_párrafo_20_predeter."><text:tab/></text:span><text:span text:style-name="Fuente_20_de_20_párrafo_20_predeter."><text:span text:style-name="T1">LAParametros.error = </text:span></text:span><text:span text:style-name="Fuente_20_de_20_párrafo_20_predeter."><text:span text:style-name="T21">LAParametrosRec.errorh</text:span></text:span></text:p>
      <text:p text:style-name="P253"><text:span text:style-name="Fuente_20_de_20_párrafo_20_predeter."><text:span text:style-name="T57"><text:tab/><text:tab/></text:span></text:span><text:span text:style-name="Fuente_20_de_20_párrafo_20_predeter."><text:span text:style-name="T61">LAParametrosRec.cod = LAParametrosRec.codh</text:span></text:span></text:p>
      <text:p text:style-name="P237"><text:span text:style-name="Fuente_20_de_20_párrafo_20_predeter."><text:span text:style-name="T81"><text:tab/>LAParametrosRec.etq = LAParametrosRec.etqh</text:span></text:span></text:p>
      <text:p text:style-name="P245"><text:span text:style-name="Fuente_20_de_20_párrafo_20_predeter."><text:span text:style-name="T100">}</text:span></text:span></text:p>
      <text:p text:style-name="P253"><text:span text:style-name="Fuente_20_de_20_párrafo_20_predeter."><text:span text:style-name="T70"/></text:span></text:p>
      <text:p text:style-name="P253"><text:span text:style-name="Fuente_20_de_20_párrafo_20_predeter."><text:span text:style-name="T62"/></text:span></text:p>
      <text:p text:style-name="P253"><text:span text:style-name="Fuente_20_de_20_párrafo_20_predeter."><text:span text:style-name="T57"/></text:span></text:p>
      <text:p text:style-name="P253"><text:span text:style-name="Fuente_20_de_20_párrafo_20_predeter."><text:span text:style-name="T61"/></text:span></text:p>
      <text:p text:style-name="P253"><text:span text:style-name="Fuente_20_de_20_párrafo_20_predeter."><text:span text:style-name="T57"/></text:span></text:p>
      <text:p text:style-name="P253"><text:span text:style-name="Fuente_20_de_20_párrafo_20_predeter."><text:span text:style-name="T66"/></text:span></text:p>
      <text:p text:style-name="P253"><text:span text:style-name="Fuente_20_de_20_párrafo_20_predeter."><text:span text:style-name="T65"/></text:span></text:p>
      <text:p text:style-name="P253"><text:span text:style-name="Fuente_20_de_20_párrafo_20_predeter."><text:span text:style-name="T67"/></text:span></text:p>
      <text:p text:style-name="P253"><text:span text:style-name="Fuente_20_de_20_párrafo_20_predeter."><text:span text:style-name="T67"/></text:span></text:p>
      <text:p text:style-name="P253"><text:span text:style-name="Fuente_20_de_20_párrafo_20_predeter."><text:span text:style-name="T67"/></text:span></text:p>
      <text:p text:style-name="P252"><text:span text:style-name="Fuente_20_de_20_párrafo_20_predeter."><text:span text:style-name="T61"/></text:span></text:p>
      <text:p text:style-name="P12"/>
      <text:p text:style-name="P12"/>
      <text:p text:style-name="P12">InsLectura → <text:s/>in(id)</text:p>
      <text:p text:style-name="P12">InsEscritura → out(Expresion)</text:p>
      <text:p text:style-name="P19">InsAsignación → Mem := Expresión</text:p>
      <text:p text:style-name="P19"/>
      <text:p text:style-name="P19">InsCompuesta → { Instrucciones }</text:p>
      <text:p text:style-name="P19"/>
      <text:p text:style-name="P26">InsIf → if Expresion then Instrucción Pelse</text:p>
      <text:p text:style-name="P26">PElse → else Instrucción</text:p>
      <text:p text:style-name="P63"><text:span text:style-name="Fuente_20_de_20_párrafo_20_predeter."><text:span text:style-name="T106">PElse → </text:span></text:span><text:span text:style-name="Fuente_20_de_20_párrafo_20_predeter."><text:span text:style-name="T126">λ</text:span></text:span></text:p>
      <text:p text:style-name="P26"/>
      <text:p text:style-name="P26">InsWhile → while Expresion do Instrucción</text:p>
      <text:p text:style-name="P26"/>
      <text:p text:style-name="P26">InsFor → for id=Expresion to Expresion do Instruccion</text:p>
      <text:p text:style-name="P26"/>
      <text:p text:style-name="P26"><text:soft-page-break/>InsNew → new Mem</text:p>
      <text:p text:style-name="P26"/>
      <text:p text:style-name="P26">InsDis → dispose Mem</text:p>
      <text:p text:style-name="P26"/>
      <text:p text:style-name="P26">Mem → id</text:p>
      <text:p text:style-name="P26">Mem → Mem-&gt; </text:p>
      <text:p text:style-name="P26">Mem → Mem[Exp]</text:p>
      <text:p text:style-name="P26">Mem → Mem.id</text:p>
      <text:p text:style-name="P26"/>
      <text:p text:style-name="P12">Expresión → ExpresiónNiv1 OpNiv0 ExpresiónNiv1</text:p>
      <text:p text:style-name="P12">Expresión → ExpresiónNiv1</text:p>
      <text:p text:style-name="P12"/>
      <text:p text:style-name="P12">ExpresiónNiv1 → ExpresiónNiv1 OpNiv1 ExpresiónNiv2</text:p>
      <text:p text:style-name="P63"><text:span text:style-name="Fuente_20_de_20_párrafo_20_predeter."><text:span text:style-name="T158">ExpresionNiv1 </text:span></text:span><text:span text:style-name="Fuente_20_de_20_párrafo_20_predeter."><text:span text:style-name="T173"></text:span></text:span><text:span text:style-name="Fuente_20_de_20_párrafo_20_predeter."><text:span text:style-name="T158"> ExpresionNiv1 or ExpresionNiv2</text:span></text:span></text:p>
      <text:p text:style-name="P12">ExpresiónNiv1 → ExpresiónNiv2</text:p>
      <text:p text:style-name="P12"/>
      <text:p text:style-name="P12">ExpresiónNiv2 → ExpresiónNiv2 OpNiv2 ExpresiónNiv3</text:p>
      <text:p text:style-name="P63"><text:span text:style-name="Fuente_20_de_20_párrafo_20_predeter."><text:span text:style-name="T158">ExpresionNiv2 </text:span></text:span><text:span text:style-name="Fuente_20_de_20_párrafo_20_predeter."><text:span text:style-name="T173"></text:span></text:span><text:span text:style-name="Fuente_20_de_20_párrafo_20_predeter."><text:span text:style-name="T158"> ExpresionNiv2 and ExpresionNiv3</text:span></text:span></text:p>
      <text:p text:style-name="P12">ExpresiónNiv2 → ExpresiónNiv3</text:p>
      <text:p text:style-name="P12"/>
      <text:p text:style-name="P12">ExpresiónNiv3 → ExpresionNiv4 OpNiv3 ExpresiónNiv3</text:p>
      <text:p text:style-name="P12">ExpresiónNiv3 → ExpresiónNiv4</text:p>
      <text:p text:style-name="P12"/>
      <text:p text:style-name="P12">ExpresiónNiv4 → OpNiv4 ExpresiónNiv4</text:p>
      <text:p text:style-name="P12">ExpresiónNiv4 → | Expresión |</text:p>
      <text:p text:style-name="P12">ExpresiónNiv4 → ( Expresión )</text:p>
      <text:p text:style-name="P12">ExpresiónNiv4 → Literal</text:p>
      <text:p text:style-name="P18">ExpresionNiv4 → Mem</text:p>
      <text:p text:style-name="P19"/>
      <text:p text:style-name="P15">Literal → litNat</text:p>
      <text:p text:style-name="P15">Literal → litFlo</text:p>
      <text:p text:style-name="P15">Literal → litTrue</text:p>
      <text:p text:style-name="P12">Litera → litFalse</text:p>
      <text:p text:style-name="P12">Literal → litCha</text:p>
      <text:p text:style-name="P12"/>
      <text:p text:style-name="P12">OpNiv0 → &lt;</text:p>
      <text:p text:style-name="P12">OpNiv0 → &gt;<text:tab/></text:p>
      <text:p text:style-name="P12">OpNiv0 → &lt;=<text:tab/></text:p>
      <text:p text:style-name="P12">OpNiv0 → &gt;=</text:p>
      <text:p text:style-name="P12">OpNiv0 → =</text:p>
      <text:p text:style-name="P12">OpNiv0 → =/=</text:p>
      <text:p text:style-name="P12"/>
      <text:p text:style-name="P12">OpNiv1 → +</text:p>
      <text:p text:style-name="P12">OpNiv1 → -</text:p>
      <text:p text:style-name="P12">OpNiv1 → or</text:p>
      <text:p text:style-name="P12"/>
      <text:p text:style-name="P12">OpNiv2 → *</text:p>
      <text:p text:style-name="P12">OpNiv2 → /</text:p>
      <text:p text:style-name="P12">OpNiv2 → %</text:p>
      <text:p text:style-name="P12">OpNiv2 → and</text:p>
      <text:p text:style-name="P101"/>
      <text:p text:style-name="P12">OpNiv3 → &gt;&gt;</text:p>
      <text:p text:style-name="P12">OpNiv3 → &lt;&lt;</text:p>
      <text:p text:style-name="P12"/>
      <text:p text:style-name="P12">OpNiv4 → not</text:p>
      <text:p text:style-name="P12">OpNiv4 → -</text:p>
      <text:p text:style-name="P12">OpNiv4 → (float)</text:p>
      <text:p text:style-name="P15">OpNiv4 → (int)</text:p>
      <text:p text:style-name="P15">OpNiv4 → (nat)</text:p>
      <text:p text:style-name="P6">OpNiv4 → (char)</text:p>
      <text:p text:style-name="P99"><text:soft-page-break/></text:p>
      <text:p text:style-name="P98"/>
      <text:p text:style-name="P98"/>
      <text:p text:style-name="P98"/>
      <text:p text:style-name="P3">Programa → <text:s/></text:p>
      <text:p text:style-name="P3"><text:tab/>Declaraciones </text:p>
      <text:p text:style-name="P3"><text:tab/>&amp; </text:p>
      <text:p text:style-name="P3"><text:tab/><text:span text:style-name="T1">{Instrucciones.tsh = Declaraciones.ts}</text:span></text:p>
      <text:p text:style-name="P3"><text:tab/>Instrucciones</text:p>
      <text:p text:style-name="P92"><text:tab/>{</text:p>
      <text:p text:style-name="P92"><text:tab/><text:tab/>Programa.error = Declaraciones.error v Instrucciones.error</text:p>
      <text:p text:style-name="P3"><text:tab/><text:tab/><text:span text:style-name="T1">Programa.ts = Declaraciones.ts</text:span></text:p>
      <text:p text:style-name="P92"><text:tab/><text:tab/>Programa.codJ = Instrucciones.codJ</text:p>
      <text:p text:style-name="P90"><text:tab/><text:tab/>Programa.codP = Instrucciones.codP</text:p>
      <text:p text:style-name="P93"><text:tab/><text:span text:style-name="T1">}</text:span></text:p>
      <text:p text:style-name="P90"/>
      <text:p text:style-name="P93">Declaración → id : Tipo</text:p>
      <text:p text:style-name="P93"><text:tab/><text:span text:style-name="T101">{</text:span></text:p>
      <text:p text:style-name="P94"><text:tab/>Declaración.id = id.lex</text:p>
      <text:p text:style-name="P90"><text:tab/>Declaración.tipo = Tipo.tipo</text:p>
      <text:p text:style-name="P90"><text:tab/>Declaración.error = (Tipo.tipo=error)</text:p>
      <text:p text:style-name="P90"><text:tab/>}</text:p>
      <text:p text:style-name="P90"/>
      <text:p text:style-name="P9">Tipo → Boolean</text:p>
      <text:p text:style-name="P10"><text:tab/>Tipo.tipo = boolean</text:p>
      <text:p text:style-name="P9">Tipo → character</text:p>
      <text:p text:style-name="P10"><text:tab/>Tipo.tipo = character</text:p>
      <text:p text:style-name="P9">Tipo → Float</text:p>
      <text:p text:style-name="P10"><text:tab/>Tipo.tipo = float</text:p>
      <text:p text:style-name="P9">Tipo → Natural</text:p>
      <text:p text:style-name="P97"><text:tab/>Tipo.tipo = natural</text:p>
      <text:p text:style-name="P97"/>
      <text:p text:style-name="P97"/>
      <text:p text:style-name="P97"/>
      <text:p text:style-name="P96"/>
      <text:p text:style-name="P3">Declaraciones → </text:p>
      <text:p text:style-name="P3"><text:tab/>Declaracion </text:p>
      <text:p text:style-name="P3"><text:tab/><text:span text:style-name="T1">{</text:span></text:p>
      <text:p text:style-name="P4"><text:tab/><text:tab/>DeclaracionesFact.idh = Declaracion.id</text:p>
      <text:p text:style-name="P4"><text:tab/><text:tab/>DeclaracionesFact.tipoh = Declaracion.tipo</text:p>
      <text:p text:style-name="P4"><text:tab/><text:tab/>DeclaracionesFact.errorh = Declaracion.error</text:p>
      <text:p text:style-name="P4"><text:tab/>}</text:p>
      <text:p text:style-name="P3"><text:tab/>DeclaracionesFact</text:p>
      <text:p text:style-name="P4"><text:tab/>{</text:p>
      <text:p text:style-name="P4"><text:tab/><text:tab/>Declaraciones.ts = DeclaracionesFact.ts</text:p>
      <text:p text:style-name="P90"><text:tab/><text:tab/>Declaraciones.error = DeclaracionesFact.error</text:p>
      <text:p text:style-name="P90"><text:tab/><text:tab/>Declaraciones.numVars = DeclaracionesFact.numVars</text:p>
      <text:p text:style-name="P90"><text:tab/>}</text:p>
      <text:p text:style-name="P90"/>
      <text:p text:style-name="P3">DeclaracionesFact → λ</text:p>
      <text:p text:style-name="P4"><text:tab/>{</text:p>
      <text:p text:style-name="P4"><text:tab/>DeclaracionesFact.error = DeclaracionesFact.errorh</text:p>
      <text:p text:style-name="P4"><text:tab/>DeclaracionFact.ts = </text:p>
      <text:p text:style-name="P4"><text:tab/><text:tab/><text:tab/><text:tab/>inserta(creaTS(),DeclaracionesFact.idh,&lt;tipo:DeclaracionesFact.tipoh, dir:0&gt;)</text:p>
      <text:p text:style-name="P4"><text:tab/>DeclaracionesFact.numVars = 1</text:p>
      <text:p text:style-name="P4"><text:tab/>}</text:p>
      <text:p text:style-name="P3">DeclaracionesFact → </text:p>
      <text:p text:style-name="P3"><text:tab/>; </text:p>
      <text:p text:style-name="P3"><text:tab/>Declaraciones</text:p>
      <text:p text:style-name="P3"><text:tab/><text:span text:style-name="T1">{</text:span></text:p>
      <text:p text:style-name="P90"><text:soft-page-break/><text:tab/>DeclaracionesFact.error = DeclaracionesFact.errorh v </text:p>
      <text:p text:style-name="P90"><text:tab/><text:tab/><text:tab/><text:tab/><text:tab/><text:tab/>Declaraciones.error v existe(Declaraciones.ts,DeclaracionFact.idh)</text:p>
      <text:p text:style-name="P4"><text:tab/>DeclaracionesFact.ts = </text:p>
      <text:p text:style-name="P4"><text:tab/><text:tab/><text:tab/>inserta(Declaraciones.ts, DeclaracionesFact.idh,</text:p>
      <text:p text:style-name="P4"><text:tab/><text:tab/><text:tab/><text:tab/><text:tab/>&lt;tipo:DeclaracionesFact.tipoh, dir:Declaraciones.numVars&gt;)</text:p>
      <text:p text:style-name="P90"><text:tab/>DeclaracionesFact.numVars = Declaraciones.numVars + 1</text:p>
      <text:p text:style-name="P90"><text:tab/>}</text:p>
      <text:p text:style-name="P89"/>
      <text:p text:style-name="P7"/>
      <text:p text:style-name="P7"/>
      <text:p text:style-name="P7"/>
      <text:p text:style-name="P93">Instrucciones → </text:p>
      <text:p text:style-name="P94"><text:tab/>{</text:p>
      <text:p text:style-name="P94"><text:tab/>Instrucción.tsh = Instrucciones.tsh</text:p>
      <text:p text:style-name="P94"><text:tab/>InstruccionesFact.tsh = Instrucciones.tsh</text:p>
      <text:p text:style-name="P94"><text:tab/>}</text:p>
      <text:p text:style-name="P93"><text:tab/>Instrucción </text:p>
      <text:p text:style-name="P93"><text:tab/><text:span text:style-name="T1">{</text:span></text:p>
      <text:p text:style-name="P94"><text:tab/>InstruccionesFact.errorh = Instruccion.error</text:p>
      <text:p text:style-name="P8"><text:tab/><text:span text:style-name="T1">InstruccionesFact.codPh = Instrucción.codP</text:span></text:p>
      <text:p text:style-name="P94"><text:tab/>InstruccionesFact.codJh = Instrucción.codJ</text:p>
      <text:p text:style-name="P94"><text:tab/>}</text:p>
      <text:p text:style-name="P93"><text:tab/>InstruccionesFact</text:p>
      <text:p text:style-name="P94"><text:tab/>{</text:p>
      <text:p text:style-name="P94"><text:tab/>Instrucciones.error = InstruccionesFact.error</text:p>
      <text:p text:style-name="P7"><text:tab/>Instrucciones.codP = InstruccionesFact.codP</text:p>
      <text:p text:style-name="P94"><text:tab/>Instrucciones.codJ = InstruccionesFact.codJ</text:p>
      <text:p text:style-name="P94"><text:tab/>}</text:p>
      <text:p text:style-name="P94"/>
      <text:p text:style-name="P93">InstruccionesFact → λ</text:p>
      <text:p text:style-name="P94"><text:tab/>{</text:p>
      <text:p text:style-name="P94"><text:tab/>InstruccionesFact.error = InstruccionesFact.errorh</text:p>
      <text:p text:style-name="P8"><text:tab/><text:span text:style-name="T1">InstruccionesFact.codP = InstruccionesFact.codPh</text:span></text:p>
      <text:p text:style-name="P94"><text:tab/>InstruccionesFact.codJ = InstruccionesFact.codJh</text:p>
      <text:p text:style-name="P94"><text:tab/>}</text:p>
      <text:p text:style-name="P93">InstruccionesFact → </text:p>
      <text:p text:style-name="P93"><text:tab/>; </text:p>
      <text:p text:style-name="P93"><text:tab/><text:span text:style-name="T1">{Instrucciones.tsh = InstruccionesFact.tsh}</text:span></text:p>
      <text:p text:style-name="P93"><text:tab/>Instrucciones</text:p>
      <text:p text:style-name="P94"><text:tab/>{</text:p>
      <text:p text:style-name="P94"><text:tab/>InstruccionesFact.error = InstruccionesFact.errorh v Instrucciones.error</text:p>
      <text:p text:style-name="P92"><text:tab/>InstruccionesFact.codP = InstruccionesFact.codPh || Instrucciones.codP</text:p>
      <text:p text:style-name="P94"><text:tab/>InstruccionesFact.codJ = InstruccionesFact.codJh || Instrucciones.codJ</text:p>
      <text:p text:style-name="P94"><text:tab/>}</text:p>
      <text:p text:style-name="P93"/>
      <text:p text:style-name="P93"/>
      <text:p text:style-name="P93">Instrucción → </text:p>
      <text:p text:style-name="P94"><text:tab/>{InsLectura.tsh = Instrucción.tsh}</text:p>
      <text:p text:style-name="P93"><text:tab/>InsLectura</text:p>
      <text:p text:style-name="P93"><text:tab/><text:span text:style-name="T1">{</text:span></text:p>
      <text:p text:style-name="P93"><text:tab/><text:span text:style-name="T1">Instrucción.error = InsLectura.error</text:span></text:p>
      <text:p text:style-name="P92"><text:tab/>Instruccion.codP = InsLectura.codP</text:p>
      <text:p text:style-name="P94"><text:tab/>Instruccion.codJ = InsLectura.codJ</text:p>
      <text:p text:style-name="P94"><text:tab/>}</text:p>
      <text:p text:style-name="P93">Instrucción → </text:p>
      <text:p text:style-name="P93"><text:tab/><text:span text:style-name="T1">{InsEscritura.tsh = Instrucción.tsh}</text:span></text:p>
      <text:p text:style-name="P93"><text:tab/>InsEscritura</text:p>
      <text:p text:style-name="P93"><text:soft-page-break/><text:tab/><text:span text:style-name="T1">{</text:span></text:p>
      <text:p text:style-name="P94"><text:tab/>Instrucción.error = InsEscritura.error</text:p>
      <text:p text:style-name="P92"><text:tab/>Instrucción.codP = InsEscritura.codP</text:p>
      <text:p text:style-name="P94"><text:tab/>Instrucción.codJ = InsEscritura.codJ</text:p>
      <text:p text:style-name="P94"><text:tab/>}<text:tab/><text:span text:style-name="T25"><text:tab/>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93">Instrucción → </text:p>
      <text:p text:style-name="P94"><text:tab/>{InsAsignacion.tsh = Instrucción.tsh}</text:p>
      <text:p text:style-name="P93"><text:tab/>InsAsignacion</text:p>
      <text:p text:style-name="P94"><text:tab/>{</text:p>
      <text:p text:style-name="P94"><text:tab/>Instrucción.error = InsAsignacion.error</text:p>
      <text:p text:style-name="P92"><text:tab/>Instrucciones.codP = InsAsignación.codP</text:p>
      <text:p text:style-name="P94"><text:tab/>Instrucciones.codJ = InsAsignación.codJ</text:p>
      <text:p text:style-name="P94"><text:tab/>}</text:p>
      <text:p text:style-name="P92"/>
      <text:p text:style-name="P93">InsLectura → <text:s/><text:tab/>in(id)</text:p>
      <text:p text:style-name="P93"><text:tab/><text:span text:style-name="T1">{</text:span></text:p>
      <text:p text:style-name="P94"><text:tab/>InsLectura.error = NOT existeID(InsLectura.tsh,id.lex)</text:p>
      <text:p text:style-name="P94"><text:tab/>InsLectura.codP = in InsLectura.tsh[id.lex].dir</text:p>
      <text:p text:style-name="P94"><text:tab/>InsLectura.codJ = lectura dameNumTipo(InsLectura.tsh[id.lex].tipo) InsLectura.tsh[id.lex].dir</text:p>
      <text:p text:style-name="P94"><text:tab/>}</text:p>
      <text:p text:style-name="P93"/>
      <text:p text:style-name="P93">InsEscritura → out(Expresión)</text:p>
      <text:p text:style-name="P93"><text:tab/><text:span text:style-name="T1">{</text:span><text:tab/></text:p>
      <text:p text:style-name="P94"><text:tab/>InsEscritura.error = (Expresión.tipo = error)</text:p>
      <text:p text:style-name="P93"><text:span text:style-name="T1"><text:tab/></text:span><text:span text:style-name="T1">InsEscritura.codP = Expresión.codP || out</text:span></text:p>
      <text:p text:style-name="P94"><text:tab/>InsEscritura.codJ = apilaPrinter || Expresion.codJ || escritura dameNumTipo(InsEscritura.tsh[id.lex].tipo)</text:p>
      <text:p text:style-name="P94"><text:tab/>}</text:p>
      <text:p text:style-name="P94"/>
      <text:p text:style-name="P93">InsAsignación → </text:p>
      <text:p text:style-name="P93"><text:tab/>id <text:s/>:= </text:p>
      <text:p text:style-name="P94"><text:tab/>{Expresion.tsh = InsAsignación.tsh}</text:p>
      <text:p text:style-name="P93"><text:tab/>Expresión</text:p>
      <text:p text:style-name="P93"><text:tab/><text:span text:style-name="T1">{</text:span></text:p>
      <text:p text:style-name="P93"><text:tab/><text:span text:style-name="T1">InsAsignación.error = (NOT existeID(InsAsignación.tsh,id.lex)) v (Expresion.tipo = error) v</text:span></text:p>
      <text:p text:style-name="P94"><text:tab/><text:tab/><text:tab/> <text:s text:c="5"/>(id.tipo = float ᴧ (Expresión.tipo = character v Expresión.tipo = boolean)) v</text:p>
      <text:p text:style-name="P94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94"><text:tab/><text:tab/><text:tab/> <text:s text:c="7"/>(id.tipo = natural ᴧ Expresión.tipo =/= natural) <text:s/>v</text:p>
      <text:p text:style-name="P94"><text:tab/><text:tab/><text:tab/> <text:s text:c="7"/>(id.tipo = character ᴧ Expresión.tipo =/= character) <text:s/>v</text:p>
      <text:p text:style-name="P94"><text:tab/><text:tab/><text:tab/> <text:s text:c="7"/>(id.tipo = boolean ᴧ Expresión.tipo =/= boolean)<text:tab/><text:tab/><text:tab/></text:p>
      <text:p text:style-name="P92"><text:tab/>InsAsignación.codP = Expresión.codP || desapila-dir InsAsignación.tsh[id.lex].dir</text:p>
      <text:p text:style-name="P92"><text:tab/>InsAsignacion.codJ = </text:p>
      <text:p text:style-name="P92"><text:tab/><text:tab/>case (InstAsignacion.tsh[id.lex].tipo)</text:p>
      <text:p text:style-name="P92"><text:tab/><text:tab/><text:tab/>boolean:</text:p>
      <text:p text:style-name="P92"><text:tab/><text:tab/><text:tab/><text:tab/>Expresion.codJ || i2b || istore InstAsignación.tsh[id.lex].dir</text:p>
      <text:p text:style-name="P92"><text:tab/><text:tab/><text:tab/>character:</text:p>
      <text:p text:style-name="P92"><text:tab/><text:tab/><text:tab/><text:tab/>Expresion.codJ || i2c || istore InstAsignación.tsh[id.lex].dir</text:p>
      <text:p text:style-name="P92"><text:tab/><text:tab/><text:tab/>natural:</text:p>
      <text:p text:style-name="P92"><text:tab/><text:tab/><text:tab/>entero:</text:p>
      <text:p text:style-name="P92"><text:tab/><text:tab/><text:tab/><text:tab/>Expresion.codJ || istore InstAsignación.tsh[id.lex].dir</text:p>
      <text:p text:style-name="P92"><text:soft-page-break/><text:tab/><text:tab/><text:tab/>float:</text:p>
      <text:p text:style-name="P94"><text:tab/><text:tab/><text:tab/><text:tab/>Expresion.codJ || fstore InstAsignación.tsh[id.lex].dir<text:tab/><text:tab/></text:p>
      <text:p text:style-name="P89"/>
      <text:p text:style-name="P89"><text:tab/><text:span text:style-name="T1">}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3">Expresión → </text:p>
      <text:p text:style-name="P93"><text:tab/><text:span text:style-name="T1">{</text:span></text:p>
      <text:p text:style-name="P94"><text:tab/>ExpresionNiv1.tsh = Expresion.tsh</text:p>
      <text:p text:style-name="P94"><text:tab/>ExpresionFact.tsh = Expresion.tsh</text:p>
      <text:p text:style-name="P94"><text:tab/>}</text:p>
      <text:p text:style-name="P93"><text:tab/>ExpresiónNiv1 </text:p>
      <text:p text:style-name="P93"><text:tab/><text:span text:style-name="T1">{</text:span></text:p>
      <text:p text:style-name="P94"><text:tab/>ExpresionFact.tipoh = ExpresionNiv1.tipo</text:p>
      <text:p text:style-name="P93"><text:tab/><text:span text:style-name="T1">ExpresiónFact.codPh = ExpresionNiv1.codP</text:span></text:p>
      <text:p text:style-name="P94"><text:tab/>ExpresiónFact.codJh = ExpresiónNiv1.codJ</text:p>
      <text:p text:style-name="P94"><text:tab/>}</text:p>
      <text:p text:style-name="P93"><text:tab/>ExpresiónFact</text:p>
      <text:p text:style-name="P94"><text:tab/>{</text:p>
      <text:p text:style-name="P94"><text:tab/>Expresion.tipo = ExpresionFact.tipo</text:p>
      <text:p text:style-name="P94"><text:tab/>Expresión.codP = ExpresiónFact.codP</text:p>
      <text:p text:style-name="P94"><text:tab/>Expresión.codJ = ExpresiónFact.codJ</text:p>
      <text:p text:style-name="P94"><text:tab/>}</text:p>
      <text:p text:style-name="P94"/>
      <text:p text:style-name="P93">ExpresiónFact → λ</text:p>
      <text:p text:style-name="P93"><text:tab/><text:span text:style-name="T1">{</text:span></text:p>
      <text:p text:style-name="P93"><text:tab/><text:span text:style-name="T1">ExpresionFact.tipo = ExpresionFact.tipoh</text:span></text:p>
      <text:p text:style-name="P93"><text:tab/><text:span text:style-name="T1">ExpresiónFact.codP = ExpresiónFact.codPh</text:span></text:p>
      <text:p text:style-name="P94"><text:tab/>ExpresiónFact.codJ = ExpresiónFact.codJh</text:p>
      <text:p text:style-name="P94"><text:tab/>}</text:p>
      <text:p text:style-name="P94"/>
      <text:p text:style-name="P93">ExpresiónFact → </text:p>
      <text:p text:style-name="P93"><text:tab/>OpNiv0 </text:p>
      <text:p text:style-name="P94"><text:tab/>{ExpresionNiv1.tsh = ExpresionFact.tsh}</text:p>
      <text:p text:style-name="P93"><text:tab/>ExpresiónNiv1</text:p>
      <text:p text:style-name="P93"><text:tab/><text:span text:style-name="T1">{</text:span></text:p>
      <text:p text:style-name="P94"><text:tab/>ExpresionFact.tipo = si (ExpresionFact.tipoh = error v ExpresionNiv1.tipo = error) v</text:p>
      <text:p text:style-name="P94"><text:tab/><text:tab/> <text:tab/> <text:s text:c="5"/>( ExpresionFact.tipoh = character ᴧ ExpresionNiv1.tipo =/= character) v</text:p>
      <text:p text:style-name="P94"><text:tab/><text:tab/><text:tab/> <text:s text:c="5"/>( ExpresionFact.tipoh =/= character ᴧ ExpresionNiv1.tipo = character)</text:p>
      <text:p text:style-name="P94"><text:tab/><text:tab/> <text:tab/> <text:s text:c="5"/>(ExpresionFact.tipoh = boolean ᴧ ExpresionNiv1.tipo =/= boolean) v</text:p>
      <text:p text:style-name="P94"><text:tab/><text:tab/><text:tab/> <text:s text:c="5"/>( ExpresionFact.tipoh =/= boolean ᴧ ExpresionNiv1.tipo = boolean))</text:p>
      <text:p text:style-name="P94"><text:tab/><text:tab/><text:tab/> <text:s text:c="13"/>error</text:p>
      <text:p text:style-name="P94"><text:tab/><text:tab/><text:tab/> <text:s/>sino <text:s/>boolean</text:p>
      <text:p text:style-name="P92"><text:tab/>ExpresiónFact.codP = </text:p>
      <text:p text:style-name="P92"><text:tab/><text:tab/>case (OpNiv0.op)</text:p>
      <text:p text:style-name="P92"><text:tab/><text:tab/><text:tab/>menor:</text:p>
      <text:p text:style-name="P92"><text:tab/><text:tab/><text:tab/><text:tab/>case (ExpresiónFact.tipoh)</text:p>
      <text:p text:style-name="P92"><text:tab/><text:tab/><text:tab/><text:tab/><text:tab/>float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ExpresiónNiv1.codP || menor</text:p>
      <text:p text:style-name="P92"><text:tab/><text:tab/><text:tab/><text:tab/><text:tab/><text:tab/>sino</text:p>
      <text:p text:style-name="P92"><text:soft-page-break/><text:tab/><text:tab/><text:tab/><text:tab/><text:tab/><text:tab/> <text:s text:c="6"/>ExpresiónFact.codPh || ExpresiónNiv1.codP || CastFloat || menor</text:p>
      <text:p text:style-name="P92"><text:tab/><text:tab/><text:tab/><text:tab/><text:tab/>entero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enor</text:p>
      <text:p text:style-name="P92"><text:tab/><text:tab/><text:tab/><text:tab/><text:tab/><text:tab/>sino si (ExpresiónNiv1.tipo = natural)</text:p>
      <text:p text:style-name="P92"><text:tab/><text:tab/><text:tab/><text:tab/><text:tab/><text:tab/> <text:s text:c="6"/>ExpresiónFact.codPh || ExpresiónNiv1.codP || CastInt || menor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enor</text:p>
      <text:p text:style-name="P92"><text:tab/><text:tab/><text:tab/><text:tab/><text:tab/>natural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enor</text:p>
      <text:p text:style-name="P92"><text:tab/><text:tab/><text:tab/><text:tab/><text:tab/><text:tab/>sino si (ExpresiónNiv1.tipo = entero)</text:p>
      <text:p text:style-name="P92"><text:tab/><text:tab/><text:tab/><text:tab/><text:tab/><text:tab/> <text:s text:c="6"/>ExpresiónFact.codPh || CastInt || ExpresiónNiv1.codP || menor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enor</text:p>
      <text:p text:style-name="P92"><text:tab/><text:tab/><text:tab/><text:tab/><text:tab/>otro:</text:p>
      <text:p text:style-name="P92"><text:tab/><text:tab/><text:tab/><text:tab/><text:tab/><text:tab/>ExpresiónFact.codPh || ExpresiónNiv1.codP || menor</text:p>
      <text:p text:style-name="P92"><text:tab/><text:tab/><text:tab/>mayor</text:p>
      <text:p text:style-name="P92"><text:tab/><text:tab/><text:tab/><text:tab/>case (ExpresiónFact.tipoh)</text:p>
      <text:p text:style-name="P92"><text:tab/><text:tab/><text:tab/><text:tab/><text:tab/>float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ExpresiónNiv1.codP || mayor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CastFloat || mayor</text:p>
      <text:p text:style-name="P92"><text:tab/><text:tab/><text:tab/><text:tab/><text:tab/>entero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ayor</text:p>
      <text:p text:style-name="P92"><text:tab/><text:tab/><text:tab/><text:tab/><text:tab/><text:tab/>sino si (ExpresiónNiv1.tipo = natural)</text:p>
      <text:p text:style-name="P92"><text:tab/><text:tab/><text:tab/><text:tab/><text:tab/><text:tab/> <text:s text:c="6"/>ExpresiónFact.codPh || ExpresiónNiv1.codP || CastInt || mayor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ayor</text:p>
      <text:p text:style-name="P92"><text:tab/><text:tab/><text:tab/><text:tab/><text:tab/>natural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ayor</text:p>
      <text:p text:style-name="P92"><text:tab/><text:tab/><text:tab/><text:tab/><text:tab/><text:tab/>sino si (ExpresiónNiv1.tipo = entero)</text:p>
      <text:p text:style-name="P92"><text:tab/><text:tab/><text:tab/><text:tab/><text:tab/><text:tab/> <text:s text:c="6"/>ExpresiónFact.codPh || CastInt || ExpresiónNiv1.codP || mayor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ayor</text:p>
      <text:p text:style-name="P92"><text:tab/><text:tab/><text:tab/><text:tab/><text:tab/>otro:</text:p>
      <text:p text:style-name="P92"><text:tab/><text:tab/><text:tab/><text:tab/><text:tab/><text:tab/>ExpresiónFact.codPh || ExpresiónNiv1.codP || <text:s/>mayor</text:p>
      <text:p text:style-name="P92"><text:tab/><text:tab/><text:tab/>menor-ig</text:p>
      <text:p text:style-name="P92"><text:tab/><text:tab/><text:tab/><text:tab/>case (ExpresiónFact.tipoh)</text:p>
      <text:p text:style-name="P92"><text:tab/><text:tab/><text:tab/><text:tab/><text:tab/>float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ExpresiónNiv1.codP || menorIg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CastFloat || menorIg</text:p>
      <text:p text:style-name="P92"><text:tab/><text:tab/><text:tab/><text:tab/><text:tab/>entero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enorIg</text:p>
      <text:p text:style-name="P92"><text:tab/><text:tab/><text:tab/><text:tab/><text:tab/><text:tab/>sino si (ExpresiónNiv1.tipo = natural)</text:p>
      <text:p text:style-name="P92"><text:tab/><text:tab/><text:tab/><text:tab/><text:tab/><text:tab/> <text:s text:c="6"/>ExpresiónFact.codPh || ExpresiónNiv1.codP || CastInt || menorIg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enorIg</text:p>
      <text:p text:style-name="P92"><text:tab/><text:tab/><text:tab/><text:tab/><text:tab/>natural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enorIg</text:p>
      <text:p text:style-name="P92"><text:soft-page-break/><text:tab/><text:tab/><text:tab/><text:tab/><text:tab/><text:tab/>sino si (ExpresiónNiv1.tipo = entero)</text:p>
      <text:p text:style-name="P92"><text:tab/><text:tab/><text:tab/><text:tab/><text:tab/><text:tab/> <text:s text:c="6"/>ExpresiónFact.codPh || CastInt || ExpresiónNiv1.codP || menorIg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enorIg</text:p>
      <text:p text:style-name="P92"><text:tab/><text:tab/><text:tab/><text:tab/><text:tab/>otro:</text:p>
      <text:p text:style-name="P92"><text:tab/><text:tab/><text:tab/><text:tab/><text:tab/><text:tab/>ExpresiónFact.codPh || ExpresiónNiv1.codP || <text:s/>menorIg</text:p>
      <text:p text:style-name="P92"><text:tab/><text:tab/><text:tab/>mayor-ig</text:p>
      <text:p text:style-name="P92"><text:tab/><text:tab/><text:tab/><text:tab/>case (ExpresiónFact.tipoh)</text:p>
      <text:p text:style-name="P92"><text:tab/><text:tab/><text:tab/><text:tab/><text:tab/>float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ExpresiónNiv1.codP || mayorIg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CastFloat || mayorIg</text:p>
      <text:p text:style-name="P92"><text:tab/><text:tab/><text:tab/><text:tab/><text:tab/>entero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ayorIg</text:p>
      <text:p text:style-name="P92"><text:tab/><text:tab/><text:tab/><text:tab/><text:tab/><text:tab/>sino si (ExpresiónNiv1.tipo = natural)</text:p>
      <text:p text:style-name="P92"><text:tab/><text:tab/><text:tab/><text:tab/><text:tab/><text:tab/> <text:s text:c="6"/>ExpresiónFact.codPh || ExpresiónNiv1.codP || CastInt || mayorIg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ayorIg</text:p>
      <text:p text:style-name="P92"><text:tab/><text:tab/><text:tab/><text:tab/><text:tab/>natural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mayorIg</text:p>
      <text:p text:style-name="P92"><text:tab/><text:tab/><text:tab/><text:tab/><text:tab/><text:tab/>sino si (ExpresiónNiv1.tipo = entero)</text:p>
      <text:p text:style-name="P92"><text:tab/><text:tab/><text:tab/><text:tab/><text:tab/><text:tab/> <text:s text:c="6"/>ExpresiónFact.codPh || CastInt || ExpresiónNiv1.codP || mayorIg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mayorIg</text:p>
      <text:p text:style-name="P92"><text:tab/><text:tab/><text:tab/><text:tab/><text:tab/>otro:</text:p>
      <text:p text:style-name="P92"><text:tab/><text:tab/><text:tab/><text:tab/><text:tab/><text:tab/>ExpresiónFact.codPh || ExpresiónNiv1.codP || <text:s/>mayorIg</text:p>
      <text:p text:style-name="P92"><text:tab/><text:tab/><text:tab/>igual</text:p>
      <text:p text:style-name="P92"><text:tab/><text:tab/><text:tab/><text:tab/>case (ExpresiónFact0.tipoh)</text:p>
      <text:p text:style-name="P92"><text:tab/><text:tab/><text:tab/><text:tab/><text:tab/>float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ExpresiónNiv1.codP || igual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CastFloat || igual</text:p>
      <text:p text:style-name="P92"><text:tab/><text:tab/><text:tab/><text:tab/><text:tab/>entero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igual</text:p>
      <text:p text:style-name="P92"><text:tab/><text:tab/><text:tab/><text:tab/><text:tab/><text:tab/>sino si (ExpresiónNiv1.tipo = natural)</text:p>
      <text:p text:style-name="P92"><text:tab/><text:tab/><text:tab/><text:tab/><text:tab/><text:tab/> <text:s text:c="6"/>ExpresiónFact.codPh || ExpresiónNiv1.codP || CastInt || igual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igual</text:p>
      <text:p text:style-name="P92"><text:tab/><text:tab/><text:tab/><text:tab/><text:tab/>natural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CastFloat || ExpresiónNiv1.codP || igual</text:p>
      <text:p text:style-name="P92"><text:tab/><text:tab/><text:tab/><text:tab/><text:tab/><text:tab/>sino si (ExpresiónNiv1.tipo = entero)</text:p>
      <text:p text:style-name="P92"><text:tab/><text:tab/><text:tab/><text:tab/><text:tab/><text:tab/> <text:s text:c="6"/>ExpresiónFact.codPh || CastInt || ExpresiónNiv1.codP || igual</text:p>
      <text:p text:style-name="P92"><text:tab/><text:tab/><text:tab/><text:tab/><text:tab/><text:tab/>sino</text:p>
      <text:p text:style-name="P92"><text:tab/><text:tab/><text:tab/><text:tab/><text:tab/><text:tab/> <text:s text:c="6"/>ExpresiónFact.codPh || ExpresiónNiv1.codP || igual</text:p>
      <text:p text:style-name="P92"><text:tab/><text:tab/><text:tab/><text:tab/><text:tab/>otro:</text:p>
      <text:p text:style-name="P92"><text:tab/><text:tab/><text:tab/><text:tab/><text:tab/><text:tab/>ExpresiónFact0.codPh || ExpresiónNiv1.codP || <text:s/>igual</text:p>
      <text:p text:style-name="P92"><text:tab/><text:tab/><text:tab/>no-igual</text:p>
      <text:p text:style-name="P92"><text:tab/><text:tab/><text:tab/><text:tab/>case (ExpresiónFact0.tipoh)</text:p>
      <text:p text:style-name="P92"><text:tab/><text:tab/><text:tab/><text:tab/><text:tab/>float:</text:p>
      <text:p text:style-name="P92"><text:tab/><text:tab/><text:tab/><text:tab/><text:tab/><text:tab/>si (ExpresiónNiv1.tipo = float)</text:p>
      <text:p text:style-name="P92"><text:tab/><text:tab/><text:tab/><text:tab/><text:tab/><text:tab/> <text:s text:c="6"/>ExpresiónFact.codPh || ExpresiónNiv1.codP || no-igual</text:p>
      <text:p text:style-name="P92"><text:soft-page-break/><text:tab/><text:tab/><text:tab/><text:tab/><text:tab/><text:tab/>sino</text:p>
      <text:p text:style-name="P92"><text:tab/><text:tab/><text:tab/><text:tab/><text:tab/><text:tab/> <text:s text:c="6"/>ExpresiónFact.codPh || ExpresiónNiv1.codP || CastFloat || no-igual</text:p>
      <text:p text:style-name="P92"><text:tab/><text:tab/><text:tab/><text:tab/><text:tab/>entero:</text:p>
      <text:p text:style-name="P92"><text:tab/><text:tab/><text:tab/><text:tab/><text:tab/><text:tab/>si (ExpresiónNiv1.tipo = float)</text:p>
      <text:p text:style-name="P92"><text:tab/><text:tab/><text:tab/><text:tab/><text:tab/><text:tab/> <text:s text:c="5"/>ExpresiónFact.codPh || CastFloat || ExpresiónNiv1.codP || no-igual</text:p>
      <text:p text:style-name="P92"><text:tab/><text:tab/><text:tab/><text:tab/><text:tab/><text:tab/>sino si (ExpresiónNiv1.tipo = natural)</text:p>
      <text:p text:style-name="P92"><text:tab/><text:tab/><text:tab/><text:tab/><text:tab/><text:tab/> <text:s text:c="5"/>ExpresiónFact.codPh || ExpresiónNiv1.codP || CastInt || no-igual</text:p>
      <text:p text:style-name="P92"><text:tab/><text:tab/><text:tab/><text:tab/><text:tab/><text:tab/>sino</text:p>
      <text:p text:style-name="P92"><text:tab/><text:tab/><text:tab/><text:tab/><text:tab/><text:tab/> <text:s text:c="5"/>ExpresiónFact.codPh || ExpresiónNiv1.codP || no-igual</text:p>
      <text:p text:style-name="P92"><text:tab/><text:tab/><text:tab/><text:tab/><text:tab/>natural:</text:p>
      <text:p text:style-name="P92"><text:tab/><text:tab/><text:tab/><text:tab/><text:tab/><text:tab/>si (ExpresiónNiv1.tipo = float)</text:p>
      <text:p text:style-name="P92"><text:tab/><text:tab/><text:tab/><text:tab/><text:tab/><text:tab/> <text:s text:c="5"/>ExpresiónFact.codPh || CastFloat || ExpresiónNiv1.codP || no-igual</text:p>
      <text:p text:style-name="P92"><text:tab/><text:tab/><text:tab/><text:tab/><text:tab/><text:tab/>sino si (ExpresiónNiv1.tipo = entero)</text:p>
      <text:p text:style-name="P92"><text:tab/><text:tab/><text:tab/><text:tab/><text:tab/><text:tab/> <text:s text:c="5"/>ExpresiónFact.codPh || CastInt || ExpresiónNiv1.codP || no-igual</text:p>
      <text:p text:style-name="P92"><text:tab/><text:tab/><text:tab/><text:tab/><text:tab/><text:tab/>sino</text:p>
      <text:p text:style-name="P92"><text:tab/><text:tab/><text:tab/><text:tab/><text:tab/><text:tab/> <text:s text:c="5"/>ExpresiónFact.codPh || ExpresiónNiv1.codP || no-igual</text:p>
      <text:p text:style-name="P92"><text:tab/><text:tab/><text:tab/><text:tab/><text:tab/>otro:</text:p>
      <text:p text:style-name="P92"><text:tab/><text:tab/><text:tab/><text:tab/><text:tab/><text:tab/>ExpresiónFact.codPh || ExpresiónNiv1.codP || <text:s/>no-igual</text:p>
      <text:p text:style-name="P92"/>
      <text:p text:style-name="P92"><text:tab/>ExpresiónFact.codJ = </text:p>
      <text:p text:style-name="P92"><text:tab/><text:tab/>case (OpNiv0.op)</text:p>
      <text:p text:style-name="P92"><text:tab/><text:tab/><text:tab/>menor:</text:p>
      <text:p text:style-name="P92"><text:tab/><text:tab/><text:tab/><text:tab/>si (ExpresiónFact.tipoh = float)</text:p>
      <text:p text:style-name="P92"><text:tab/><text:tab/><text:tab/><text:tab/><text:tab/>si (ExpresiónNiv1.tipo = float)</text:p>
      <text:p text:style-name="P92"><text:tab/><text:tab/><text:tab/><text:tab/><text:tab/><text:tab/>ExpresiónFact.codJh || </text:p>
      <text:p text:style-name="P92"><text:tab/><text:tab/><text:tab/><text:tab/><text:tab/><text:tab/>ExpresiónNiv1.codJ || </text:p>
      <text:p text:style-name="P92"><text:tab/><text:tab/><text:tab/><text:tab/><text:tab/><text:tab/>fcmpg || </text:p>
      <text:p text:style-name="P92"><text:tab/><text:tab/><text:tab/><text:tab/><text:tab/><text:tab/>if_g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2f ||</text:p>
      <text:p text:style-name="P92"><text:tab/><text:tab/><text:tab/><text:tab/><text:tab/><text:tab/>fcmpg ||</text:p>
      <text:p text:style-name="P92"><text:tab/><text:tab/><text:tab/><text:tab/><text:tab/><text:tab/>if_g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sino</text:p>
      <text:p text:style-name="P92"><text:tab/><text:tab/><text:tab/><text:tab/><text:tab/>si(ExpresiónNiv1.tipo = float)</text:p>
      <text:p text:style-name="P92"><text:tab/><text:tab/><text:tab/><text:tab/><text:tab/><text:tab/>ExpresiónFact.codJh ||</text:p>
      <text:p text:style-name="P92"><text:tab/><text:tab/><text:tab/><text:tab/><text:tab/><text:tab/>i2f ||</text:p>
      <text:p text:style-name="P92"><text:tab/><text:tab/><text:tab/><text:tab/><text:tab/><text:tab/>ExpresiónNiv1.codJ ||</text:p>
      <text:p text:style-name="P92"><text:tab/><text:tab/><text:tab/><text:tab/><text:tab/><text:tab/>fcmpg ||</text:p>
      <text:p text:style-name="P92"><text:tab/><text:tab/><text:tab/><text:tab/><text:tab/><text:tab/>if_g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f_icmpg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</text:p>
      <text:p text:style-name="P92"><text:soft-page-break/><text:tab/><text:tab/><text:tab/>mayor</text:p>
      <text:p text:style-name="P92"><text:tab/><text:tab/><text:tab/><text:tab/>si (ExpresiónFact.tipoh = float)</text:p>
      <text:p text:style-name="P92"><text:tab/><text:tab/><text:tab/><text:tab/><text:tab/>si (ExpresiónNiv1.tipo = float)</text:p>
      <text:p text:style-name="P92"><text:tab/><text:tab/><text:tab/><text:tab/><text:tab/><text:tab/>ExpresiónFact.codJh || </text:p>
      <text:p text:style-name="P92"><text:tab/><text:tab/><text:tab/><text:tab/><text:tab/><text:tab/>ExpresiónNiv1.codJ || </text:p>
      <text:p text:style-name="P92"><text:tab/><text:tab/><text:tab/><text:tab/><text:tab/><text:tab/>fcmpg || </text:p>
      <text:p text:style-name="P92"><text:tab/><text:tab/><text:tab/><text:tab/><text:tab/><text:tab/>if_l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2f ||</text:p>
      <text:p text:style-name="P92"><text:tab/><text:tab/><text:tab/><text:tab/><text:tab/><text:tab/>fcmpg ||</text:p>
      <text:p text:style-name="P92"><text:tab/><text:tab/><text:tab/><text:tab/><text:tab/><text:tab/>if_l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sino</text:p>
      <text:p text:style-name="P92"><text:tab/><text:tab/><text:tab/><text:tab/><text:tab/>si(ExpresiónNiv1.tipo = float)</text:p>
      <text:p text:style-name="P92"><text:tab/><text:tab/><text:tab/><text:tab/><text:tab/><text:tab/>ExpresiónFact.codJh ||</text:p>
      <text:p text:style-name="P92"><text:tab/><text:tab/><text:tab/><text:tab/><text:tab/><text:tab/>i2f ||</text:p>
      <text:p text:style-name="P92"><text:tab/><text:tab/><text:tab/><text:tab/><text:tab/><text:tab/>ExpresiónNiv1.codJ ||</text:p>
      <text:p text:style-name="P92"><text:tab/><text:tab/><text:tab/><text:tab/><text:tab/><text:tab/>fcmpg ||</text:p>
      <text:p text:style-name="P92"><text:tab/><text:tab/><text:tab/><text:tab/><text:tab/><text:tab/>if_l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f_icmpl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</text:p>
      <text:p text:style-name="P92"><text:tab/><text:tab/><text:tab/>menor-ig</text:p>
      <text:p text:style-name="P92"><text:tab/><text:tab/><text:tab/><text:tab/>si (ExpresiónFact.tipoh = float)</text:p>
      <text:p text:style-name="P92"><text:tab/><text:tab/><text:tab/><text:tab/><text:tab/>si (ExpresiónNiv1.tipo = float)</text:p>
      <text:p text:style-name="P92"><text:tab/><text:tab/><text:tab/><text:tab/><text:tab/><text:tab/>ExpresiónFact.codJh || </text:p>
      <text:p text:style-name="P92"><text:tab/><text:tab/><text:tab/><text:tab/><text:tab/><text:tab/>ExpresiónNiv1.codJ || </text:p>
      <text:p text:style-name="P92"><text:tab/><text:tab/><text:tab/><text:tab/><text:tab/><text:tab/>fcmpg || </text:p>
      <text:p text:style-name="P92"><text:tab/><text:tab/><text:tab/><text:tab/><text:tab/><text:tab/>if_g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2f ||</text:p>
      <text:p text:style-name="P92"><text:tab/><text:tab/><text:tab/><text:tab/><text:tab/><text:tab/>fcmpg ||</text:p>
      <text:p text:style-name="P92"><text:tab/><text:tab/><text:tab/><text:tab/><text:tab/><text:tab/>if_g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sino</text:p>
      <text:p text:style-name="P92"><text:tab/><text:tab/><text:tab/><text:tab/><text:tab/>si(ExpresiónNiv1.tipo = float)</text:p>
      <text:p text:style-name="P92"><text:soft-page-break/><text:tab/><text:tab/><text:tab/><text:tab/><text:tab/><text:tab/>ExpresiónFact.codJh ||</text:p>
      <text:p text:style-name="P92"><text:tab/><text:tab/><text:tab/><text:tab/><text:tab/><text:tab/>i2f ||</text:p>
      <text:p text:style-name="P92"><text:tab/><text:tab/><text:tab/><text:tab/><text:tab/><text:tab/>ExpresiónNiv1.codJ ||</text:p>
      <text:p text:style-name="P92"><text:tab/><text:tab/><text:tab/><text:tab/><text:tab/><text:tab/>fcmpg ||</text:p>
      <text:p text:style-name="P92"><text:tab/><text:tab/><text:tab/><text:tab/><text:tab/><text:tab/>if_g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f_icmpg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</text:p>
      <text:p text:style-name="P92"><text:tab/><text:tab/><text:tab/>mayor-ig</text:p>
      <text:p text:style-name="P92"><text:tab/><text:tab/><text:tab/><text:tab/>si (ExpresiónFact.tipoh = float)</text:p>
      <text:p text:style-name="P92"><text:tab/><text:tab/><text:tab/><text:tab/><text:tab/>si (ExpresiónNiv1.tipo = float)</text:p>
      <text:p text:style-name="P92"><text:tab/><text:tab/><text:tab/><text:tab/><text:tab/><text:tab/>ExpresiónFact.codJh || </text:p>
      <text:p text:style-name="P92"><text:tab/><text:tab/><text:tab/><text:tab/><text:tab/><text:tab/>ExpresiónNiv1.codJ || </text:p>
      <text:p text:style-name="P92"><text:tab/><text:tab/><text:tab/><text:tab/><text:tab/><text:tab/>fcmpg || </text:p>
      <text:p text:style-name="P92"><text:tab/><text:tab/><text:tab/><text:tab/><text:tab/><text:tab/>if_l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2f ||</text:p>
      <text:p text:style-name="P92"><text:tab/><text:tab/><text:tab/><text:tab/><text:tab/><text:tab/>fcmpg ||</text:p>
      <text:p text:style-name="P92"><text:tab/><text:tab/><text:tab/><text:tab/><text:tab/><text:tab/>if_l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sino</text:p>
      <text:p text:style-name="P92"><text:tab/><text:tab/><text:tab/><text:tab/><text:tab/>si(ExpresiónNiv1.tipo = float)</text:p>
      <text:p text:style-name="P92"><text:tab/><text:tab/><text:tab/><text:tab/><text:tab/><text:tab/>ExpresiónFact.codJh ||</text:p>
      <text:p text:style-name="P92"><text:tab/><text:tab/><text:tab/><text:tab/><text:tab/><text:tab/>i2f ||</text:p>
      <text:p text:style-name="P92"><text:tab/><text:tab/><text:tab/><text:tab/><text:tab/><text:tab/>ExpresiónNiv1.codJ ||</text:p>
      <text:p text:style-name="P92"><text:tab/><text:tab/><text:tab/><text:tab/><text:tab/><text:tab/>fcmpg ||</text:p>
      <text:p text:style-name="P92"><text:tab/><text:tab/><text:tab/><text:tab/><text:tab/><text:tab/>if_l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f_icmplt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</text:p>
      <text:p text:style-name="P92"><text:tab/><text:tab/><text:tab/>igual</text:p>
      <text:p text:style-name="P92"><text:tab/><text:tab/><text:tab/><text:tab/>si (ExpresiónFact.tipoh = float)</text:p>
      <text:p text:style-name="P92"><text:tab/><text:tab/><text:tab/><text:tab/><text:tab/>si (ExpresiónNiv1.tipo = float)</text:p>
      <text:p text:style-name="P92"><text:tab/><text:tab/><text:tab/><text:tab/><text:tab/><text:tab/>ExpresiónFact.codJh || </text:p>
      <text:p text:style-name="P92"><text:tab/><text:tab/><text:tab/><text:tab/><text:tab/><text:tab/>ExpresiónNiv1.codJ || </text:p>
      <text:p text:style-name="P92"><text:tab/><text:tab/><text:tab/><text:tab/><text:tab/><text:tab/>fcmpg || </text:p>
      <text:p text:style-name="P92"><text:tab/><text:tab/><text:tab/><text:tab/><text:tab/><text:tab/>if_n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2f ||</text:p>
      <text:p text:style-name="P92"><text:tab/><text:tab/><text:tab/><text:tab/><text:tab/><text:tab/>fcmpg ||</text:p>
      <text:p text:style-name="P92"><text:tab/><text:tab/><text:tab/><text:tab/><text:tab/><text:tab/>if_ne +7</text:p>
      <text:p text:style-name="P92"><text:tab/><text:tab/><text:tab/><text:tab/><text:tab/><text:tab/>iconst_1</text:p>
      <text:p text:style-name="P92"><text:tab/><text:tab/><text:tab/><text:tab/><text:tab/><text:tab/>goto +4</text:p>
      <text:p text:style-name="P92"><text:tab/><text:tab/><text:tab/><text:tab/><text:tab/><text:tab/>iconst_0 <text:s/></text:p>
      <text:p text:style-name="P92"><text:tab/><text:tab/><text:tab/><text:tab/>sino</text:p>
      <text:p text:style-name="P92"><text:tab/><text:tab/><text:tab/><text:tab/><text:tab/>si(ExpresiónNiv1.tipo = float)</text:p>
      <text:p text:style-name="P92"><text:tab/><text:tab/><text:tab/><text:tab/><text:tab/><text:tab/>ExpresiónFact.codJh ||</text:p>
      <text:p text:style-name="P92"><text:tab/><text:tab/><text:tab/><text:tab/><text:tab/><text:tab/>i2f ||</text:p>
      <text:p text:style-name="P92"><text:tab/><text:tab/><text:tab/><text:tab/><text:tab/><text:tab/>ExpresiónNiv1.codJ ||</text:p>
      <text:p text:style-name="P92"><text:tab/><text:tab/><text:tab/><text:tab/><text:tab/><text:tab/>fcmpg ||</text:p>
      <text:p text:style-name="P92"><text:tab/><text:tab/><text:tab/><text:tab/><text:tab/><text:tab/>if_ne +7 ||</text:p>
      <text:p text:style-name="P92"><text:tab/><text:tab/><text:tab/><text:tab/><text:tab/><text:tab/>iconst_1 ||</text:p>
      <text:p text:style-name="P92"><text:tab/><text:tab/><text:tab/><text:tab/><text:tab/><text:tab/>goto +4 ||</text:p>
      <text:p text:style-name="P92"><text:tab/><text:tab/><text:tab/><text:tab/><text:tab/><text:tab/>iconst_0 <text:s/>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f_icmpne +7 ||</text:p>
      <text:p text:style-name="P92"><text:tab/><text:tab/><text:tab/><text:tab/><text:tab/><text:tab/>iconst_1 ||</text:p>
      <text:p text:style-name="P92"><text:tab/><text:tab/><text:tab/><text:tab/><text:tab/><text:tab/>goto +4 ||</text:p>
      <text:p text:style-name="P92"><text:tab/><text:tab/><text:tab/><text:tab/><text:tab/><text:tab/>iconst_0</text:p>
      <text:p text:style-name="P92"><text:tab/><text:tab/><text:tab/>no-igual</text:p>
      <text:p text:style-name="P92"><text:tab/><text:tab/><text:tab/><text:tab/>si (ExpresiónFact.tipoh = float)</text:p>
      <text:p text:style-name="P92"><text:tab/><text:tab/><text:tab/><text:tab/><text:tab/>si (ExpresiónNiv1.tipo = float)</text:p>
      <text:p text:style-name="P92"><text:tab/><text:tab/><text:tab/><text:tab/><text:tab/><text:tab/>ExpresiónFact.codJh || </text:p>
      <text:p text:style-name="P92"><text:tab/><text:tab/><text:tab/><text:tab/><text:tab/><text:tab/>ExpresiónNiv1.codJ || </text:p>
      <text:p text:style-name="P92"><text:tab/><text:tab/><text:tab/><text:tab/><text:tab/><text:tab/>fcmpg || </text:p>
      <text:p text:style-name="P92"><text:tab/><text:tab/><text:tab/><text:tab/><text:tab/><text:tab/>if_eq +7 ||</text:p>
      <text:p text:style-name="P92"><text:tab/><text:tab/><text:tab/><text:tab/><text:tab/><text:tab/>iconst_1 ||</text:p>
      <text:p text:style-name="P92"><text:tab/><text:tab/><text:tab/><text:tab/><text:tab/><text:tab/>goto +4 ||</text:p>
      <text:p text:style-name="P92"><text:tab/><text:tab/><text:tab/><text:tab/><text:tab/><text:tab/>iconst_0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2f ||</text:p>
      <text:p text:style-name="P92"><text:tab/><text:tab/><text:tab/><text:tab/><text:tab/><text:tab/>fcmpg ||</text:p>
      <text:p text:style-name="P92"><text:tab/><text:tab/><text:tab/><text:tab/><text:tab/><text:tab/>if_eq +7 ||</text:p>
      <text:p text:style-name="P92"><text:tab/><text:tab/><text:tab/><text:tab/><text:tab/><text:tab/>iconst_1 ||</text:p>
      <text:p text:style-name="P92"><text:tab/><text:tab/><text:tab/><text:tab/><text:tab/><text:tab/>goto +4 ||</text:p>
      <text:p text:style-name="P92"><text:tab/><text:tab/><text:tab/><text:tab/><text:tab/><text:tab/>iconst_0</text:p>
      <text:p text:style-name="P92"><text:tab/><text:tab/><text:tab/><text:tab/>sino</text:p>
      <text:p text:style-name="P92"><text:tab/><text:tab/><text:tab/><text:tab/><text:tab/>si(ExpresiónNiv1.tipo = float)</text:p>
      <text:p text:style-name="P92"><text:tab/><text:tab/><text:tab/><text:tab/><text:tab/><text:tab/>ExpresiónFact.codJh ||</text:p>
      <text:p text:style-name="P92"><text:tab/><text:tab/><text:tab/><text:tab/><text:tab/><text:tab/>i2f ||</text:p>
      <text:p text:style-name="P92"><text:tab/><text:tab/><text:tab/><text:tab/><text:tab/><text:tab/>ExpresiónNiv1.codJ ||</text:p>
      <text:p text:style-name="P92"><text:tab/><text:tab/><text:tab/><text:tab/><text:tab/><text:tab/>fcmpg ||</text:p>
      <text:p text:style-name="P92"><text:tab/><text:tab/><text:tab/><text:tab/><text:tab/><text:tab/>if_eq +7 ||</text:p>
      <text:p text:style-name="P92"><text:tab/><text:tab/><text:tab/><text:tab/><text:tab/><text:tab/>iconst_1 ||</text:p>
      <text:p text:style-name="P92"><text:soft-page-break/><text:tab/><text:tab/><text:tab/><text:tab/><text:tab/><text:tab/>goto +4 ||</text:p>
      <text:p text:style-name="P92"><text:tab/><text:tab/><text:tab/><text:tab/><text:tab/><text:tab/>iconst_0</text:p>
      <text:p text:style-name="P92"><text:tab/><text:tab/><text:tab/><text:tab/><text:tab/>sino</text:p>
      <text:p text:style-name="P92"><text:tab/><text:tab/><text:tab/><text:tab/><text:tab/><text:tab/>ExpresiónFact.codJh ||</text:p>
      <text:p text:style-name="P92"><text:tab/><text:tab/><text:tab/><text:tab/><text:tab/><text:tab/>ExpresiónNiv1.codJ ||</text:p>
      <text:p text:style-name="P92"><text:tab/><text:tab/><text:tab/><text:tab/><text:tab/><text:tab/>if_icmpeq +7 ||</text:p>
      <text:p text:style-name="P92"><text:tab/><text:tab/><text:tab/><text:tab/><text:tab/><text:tab/>iconst_1 ||</text:p>
      <text:p text:style-name="P92"><text:tab/><text:tab/><text:tab/><text:tab/><text:tab/><text:tab/>goto +4 ||</text:p>
      <text:p text:style-name="P92"><text:tab/><text:tab/><text:tab/><text:tab/><text:tab/><text:tab/>iconst_0</text:p>
      <text:p text:style-name="P92"><text:tab/>}</text:p>
      <text:p text:style-name="P90"/>
      <text:p text:style-name="P93">ExpresiónNiv1 → </text:p>
      <text:p text:style-name="P93"><text:tab/><text:span text:style-name="T1">{</text:span></text:p>
      <text:p text:style-name="P94"><text:tab/>ExpresionNiv2.tsh = ExpresionNiv1.tsh</text:p>
      <text:p text:style-name="P94"><text:tab/>ExpresionNiv1Rec.tsh = ExpresionNiv1.tsh</text:p>
      <text:p text:style-name="P94"><text:tab/>}</text:p>
      <text:p text:style-name="P93"><text:tab/>ExpresiónNiv2 </text:p>
      <text:p text:style-name="P93"><text:tab/><text:span text:style-name="T1">{</text:span></text:p>
      <text:p text:style-name="P94"><text:tab/>ExpresionNiv1Rec.tipoh = ExpresiónNiv2.tipo</text:p>
      <text:p text:style-name="P94"><text:span text:style-name="T99"><text:tab/></text:span>ExpresiónNiv1Rec.codPh = ExpresiónNiv2.codP</text:p>
      <text:p text:style-name="P94"><text:tab/>ExpresiónNiv1Rec.codJh = ExpresiónNiv2.codJ</text:p>
      <text:p text:style-name="P94"><text:tab/>}</text:p>
      <text:p text:style-name="P93"><text:tab/>ExpresiónNiv1Rec</text:p>
      <text:p text:style-name="P93"><text:tab/><text:span text:style-name="T1">{</text:span><text:tab/></text:p>
      <text:p text:style-name="P94"><text:tab/>ExpresionNiv1.tipo = ExpresiónNiv2Rec.tipo</text:p>
      <text:p text:style-name="P94"><text:tab/>ExpresiónNiv1.codP = ExpresiónNiv1Rec.codP</text:p>
      <text:p text:style-name="P94"><text:tab/>ExpresiónNiv1.codJ = ExpresiónNiv1Rec.codJ</text:p>
      <text:p text:style-name="P94"><text:tab/>}</text:p>
      <text:p text:style-name="P94"/>
      <text:p text:style-name="P93">ExpresiónNiv1Rec → λ</text:p>
      <text:p text:style-name="P93"><text:tab/><text:span text:style-name="T1">{</text:span></text:p>
      <text:p text:style-name="P89"><text:tab/><text:span text:style-name="T1">ExpresionNiv1Rec.tipo = ExpresionNiv1Rec.tipoh</text:span></text:p>
      <text:p text:style-name="P93"><text:tab/><text:span text:style-name="T1">ExpresiónNiv1Rec.codP = ExpresiónNiv1Rec.codPh</text:span></text:p>
      <text:p text:style-name="P94"><text:tab/>ExpresiónNiv1Rec.codJ = ExpresiónNiv1Rec.codJh</text:p>
      <text:p text:style-name="P94"><text:tab/>}</text:p>
      <text:p text:style-name="P93">ExpresiónNiv1Rec → </text:p>
      <text:p text:style-name="P93"><text:tab/>OpNiv1 </text:p>
      <text:p text:style-name="P93"><text:tab/><text:span text:style-name="T1">{</text:span></text:p>
      <text:p text:style-name="P94"><text:tab/>ExpresionNiv2.tsh = ExpresionNiv1Rec0.tsh</text:p>
      <text:p text:style-name="P94"><text:tab/>}</text:p>
      <text:p text:style-name="P93"><text:tab/>ExpresiónNiv2 </text:p>
      <text:p text:style-name="P93"><text:tab/><text:span text:style-name="T1">{</text:span></text:p>
      <text:p text:style-name="P94"><text:tab/>ExpresionNiv1Rec<text:span text:style-name="T96">1</text:span>.tsh = ExpresionNiv1Rec<text:span text:style-name="T96">o</text:span>.tsh</text:p>
      <text:p text:style-name="P94"><text:tab/>ExpresionNiv1Rec<text:span text:style-name="T96">1</text:span>.tipoh = </text:p>
      <text:p text:style-name="P94"><text:tab/><text:tab/>si (ExpresionNiv1Rec<text:span text:style-name="T96">o</text:span>.tipoh = error v ExpresionNiv2.tipo = error v</text:p>
      <text:p text:style-name="P94"><text:tab/><text:tab/> <text:s text:c="4"/>ExpresionNiv1Rec<text:span text:style-name="T96">o</text:span>.tipoh = char v ExpresionNiv2.tipo = char v</text:p>
      <text:p text:style-name="P94"><text:tab/><text:tab/> <text:s text:c="4"/>(ExpresionNiv1Rec<text:span text:style-name="T96">o</text:span>.tipoh = boolean ᴧ ExpresionNiv2.tipo =/= boolean) v</text:p>
      <text:p text:style-name="P94"><text:tab/> <text:s text:c="18"/>(ExpresionNiv1Rec<text:span text:style-name="T96">o</text:span>.tipoh =/= boolean ᴧ ExpresionNiv2.tipo = boolean))</text:p>
      <text:p text:style-name="P94"><text:tab/><text:tab/><text:tab/>error</text:p>
      <text:p text:style-name="P94"><text:tab/><text:tab/>sino case (OpNiv1.op)</text:p>
      <text:p text:style-name="P94"><text:tab/><text:tab/><text:tab/>suma,resta: </text:p>
      <text:p text:style-name="P94"><text:tab/><text:tab/><text:tab/> <text:s text:c="8"/>si (ExpresionNiv1Rec<text:span text:style-name="T96">o</text:span>.tipoh=float v ExpresionNiv2.tipo = float)</text:p>
      <text:p text:style-name="P94"><text:tab/><text:tab/><text:tab/><text:tab/>float</text:p>
      <text:p text:style-name="P94"><text:tab/><text:tab/><text:tab/> <text:s text:c="8"/>sino si (ExpresionNiv1Rec<text:span text:style-name="T96">o</text:span>.tipoh =integer v ExpresionNiv2.tipo = integer)</text:p>
      <text:p text:style-name="P94"><text:tab/><text:tab/><text:tab/><text:tab/> integer</text:p>
      <text:p text:style-name="P94"><text:tab/><text:tab/><text:tab/> <text:s text:c="8"/>sino si (ExpresionNiv1Rec<text:span text:style-name="T96">o</text:span>.tipoh =natural ᴧ ExpresionNiv2.tipo = natural)</text:p>
      <text:p text:style-name="P94"><text:tab/><text:tab/><text:tab/><text:tab/> natural</text:p>
      <text:p text:style-name="P94"><text:soft-page-break/><text:tab/><text:tab/><text:tab/> <text:s text:c="16"/>sino error</text:p>
      <text:p text:style-name="P94"><text:tab/><text:tab/><text:tab/>o: <text:s/></text:p>
      <text:p text:style-name="P94"><text:tab/><text:tab/><text:tab/> <text:s text:c="8"/>si (ExpresionNiv1Rec<text:span text:style-name="T96">o</text:span>.tipoh = boolean ᴧ ExpresionNiv2.tipo = boolean)</text:p>
      <text:p text:style-name="P94"><text:tab/><text:tab/><text:tab/><text:tab/> <text:s text:c="3"/>boolean</text:p>
      <text:p text:style-name="P94"><text:tab/><text:tab/><text:tab/> <text:s text:c="8"/>sino error</text:p>
      <text:p text:style-name="P92"><text:tab/></text:p>
      <text:p text:style-name="P92"><text:tab/>ExpresiónNiv1Rec<text:span text:style-name="T97">1</text:span>.codPh = </text:p>
      <text:p text:style-name="P92"><text:tab/><text:tab/><text:tab/>case (OpNiv1.op)</text:p>
      <text:p text:style-name="P92"><text:tab/><text:tab/><text:tab/>suma:</text:p>
      <text:p text:style-name="P91"><text:tab/><text:tab/><text:tab/><text:tab/>case (ExpresiónNiv1Rec<text:span text:style-name="T97">o</text:span>.tipoh)</text:p>
      <text:p text:style-name="P91"><text:tab/><text:tab/><text:tab/><text:tab/><text:tab/>float:</text:p>
      <text:p text:style-name="P91"><text:tab/><text:tab/><text:tab/><text:tab/><text:tab/><text:tab/>si(ExpresionNiv2 .tipo = float)</text:p>
      <text:p text:style-name="P91"><text:tab/><text:tab/><text:tab/><text:tab/><text:tab/><text:tab/><text:tab/>ExpresiónNiv1Rec<text:span text:style-name="T97">o</text:span>.codPh || ExpresionNiv2.codP || sumar</text:p>
      <text:p text:style-name="P91"><text:tab/><text:tab/><text:tab/><text:tab/><text:tab/><text:tab/>sino </text:p>
      <text:p text:style-name="P91"><text:tab/><text:tab/><text:tab/><text:tab/><text:tab/><text:tab/><text:tab/>ExpresiónNiv1Rec<text:span text:style-name="T97">o</text:span>.codPh || ExpresionNiv2.codP || CastFloat || sumar</text:p>
      <text:p text:style-name="P91"><text:tab/><text:tab/><text:tab/><text:tab/><text:tab/>entero:</text:p>
      <text:p text:style-name="P91"><text:tab/><text:tab/><text:tab/><text:tab/><text:tab/><text:tab/>si (ExpresionNiv2.tipo = float)</text:p>
      <text:p text:style-name="P91"><text:tab/><text:tab/><text:tab/><text:tab/><text:tab/><text:tab/><text:tab/>ExpresiónNiv1Rec<text:span text:style-name="T97">o</text:span>.codPh || CastFloat || ExpresionNiv2.codP || sumar</text:p>
      <text:p text:style-name="P91"><text:tab/><text:tab/><text:tab/><text:tab/><text:tab/><text:tab/>sino si (ExpresionNiv2.tipo = natural)</text:p>
      <text:p text:style-name="P91"><text:tab/><text:tab/><text:tab/><text:tab/><text:tab/><text:tab/><text:tab/>ExpresiónNiv1Rec<text:span text:style-name="T97">o</text:span>.codPh || ExpresionNiv2.codP || CastInt || sumar</text:p>
      <text:p text:style-name="P91"><text:tab/><text:tab/><text:tab/><text:tab/><text:tab/><text:tab/>sino </text:p>
      <text:p text:style-name="P91"><text:tab/><text:tab/><text:tab/><text:tab/><text:tab/><text:tab/><text:tab/>ExpresiónNiv1Rec<text:span text:style-name="T97">o</text:span>.codPh || ExpresionNiv2.codP || sumar</text:p>
      <text:p text:style-name="P91"><text:tab/><text:tab/><text:tab/><text:tab/><text:tab/>natural:</text:p>
      <text:p text:style-name="P91"><text:tab/><text:tab/><text:tab/><text:tab/><text:tab/><text:tab/>si (ExpresionNiv2.tipo = float)</text:p>
      <text:p text:style-name="P91"><text:tab/><text:tab/><text:tab/><text:tab/><text:tab/><text:tab/><text:tab/>ExpresiónNiv1Rec<text:span text:style-name="T97">o</text:span>.codPh || CastFloat || ExpresionNiv2.codP || sumar</text:p>
      <text:p text:style-name="P91"><text:tab/><text:tab/><text:tab/><text:tab/><text:tab/><text:tab/>sino si (ExpresionNiv2.tipo = entero)</text:p>
      <text:p text:style-name="P91"><text:tab/><text:tab/><text:tab/><text:tab/><text:tab/><text:tab/><text:tab/>ExpresiónNiv1Rec<text:span text:style-name="T97">o</text:span>.codPh || CastInt || ExpresionNiv2.codP || <text:s/>sumar</text:p>
      <text:p text:style-name="P91"><text:tab/><text:tab/><text:tab/><text:tab/><text:tab/><text:tab/>sino </text:p>
      <text:p text:style-name="P91"><text:tab/><text:tab/><text:tab/><text:tab/><text:tab/><text:tab/><text:tab/>ExpresiónNiv1Rec<text:span text:style-name="T97">o</text:span>.codPh || ExpresionNiv2.codP || sumar</text:p>
      <text:p text:style-name="P92"><text:tab/><text:tab/><text:tab/>resta:</text:p>
      <text:p text:style-name="P91"><text:tab/><text:tab/><text:tab/><text:tab/>case (ExpresiónNiv1Rec<text:span text:style-name="T97">o</text:span>.tipoh)</text:p>
      <text:p text:style-name="P91"><text:tab/><text:tab/><text:tab/><text:tab/><text:tab/>float:</text:p>
      <text:p text:style-name="P91"><text:tab/><text:tab/><text:tab/><text:tab/><text:tab/><text:tab/>si(ExpresionNiv2 .tipo = float)</text:p>
      <text:p text:style-name="P91"><text:tab/><text:tab/><text:tab/><text:tab/><text:tab/><text:tab/><text:tab/>ExpresiónNiv1Rec<text:span text:style-name="T97">o</text:span>.codPh || ExpresionNiv2.codP || restar</text:p>
      <text:p text:style-name="P91"><text:tab/><text:tab/><text:tab/><text:tab/><text:tab/><text:tab/>sino </text:p>
      <text:p text:style-name="P91"><text:tab/><text:tab/><text:tab/><text:tab/><text:tab/><text:tab/><text:tab/>ExpresiónNiv1Rec<text:span text:style-name="T97">o</text:span>.codPh || ExpresionNiv2.codP || CastFloat || restar</text:p>
      <text:p text:style-name="P91"><text:tab/><text:tab/><text:tab/><text:tab/><text:tab/>entero:</text:p>
      <text:p text:style-name="P91"><text:tab/><text:tab/><text:tab/><text:tab/><text:tab/><text:tab/>si (ExpresionNiv2.tipo = float)</text:p>
      <text:p text:style-name="P91"><text:tab/><text:tab/><text:tab/><text:tab/><text:tab/><text:tab/><text:tab/>ExpresiónNiv1Rec<text:span text:style-name="T97">o</text:span>.codPh || CastFloat || ExpresionNiv2.codP || restar</text:p>
      <text:p text:style-name="P91"><text:tab/><text:tab/><text:tab/><text:tab/><text:tab/><text:tab/>sino si (ExpresionNiv2.tipo = natural)</text:p>
      <text:p text:style-name="P91"><text:tab/><text:tab/><text:tab/><text:tab/><text:tab/><text:tab/><text:tab/>ExpresiónNiv1Rec<text:span text:style-name="T97">o</text:span>.codPh || ExpresionNiv2.codP || CastInt || restar</text:p>
      <text:p text:style-name="P91"><text:tab/><text:tab/><text:tab/><text:tab/><text:tab/><text:tab/>sino </text:p>
      <text:p text:style-name="P91"><text:tab/><text:tab/><text:tab/><text:tab/><text:tab/><text:tab/><text:tab/>ExpresiónNiv1Rec<text:span text:style-name="T97">o</text:span>.codPh || ExpresionNiv2.codP || restar</text:p>
      <text:p text:style-name="P91"><text:tab/><text:tab/><text:tab/><text:tab/><text:tab/>natural:</text:p>
      <text:p text:style-name="P91"><text:tab/><text:tab/><text:tab/><text:tab/><text:tab/><text:tab/>si (ExpresionNiv2.tipo = float)</text:p>
      <text:p text:style-name="P91"><text:tab/><text:tab/><text:tab/><text:tab/><text:tab/><text:tab/><text:tab/>ExpresiónNiv1Rec<text:span text:style-name="T97">o</text:span>.codPh || CastFloat || ExpresionNiv2.codP || restar</text:p>
      <text:p text:style-name="P91"><text:tab/><text:tab/><text:tab/><text:tab/><text:tab/><text:tab/>sino si (ExpresionNiv2.tipo = entero)</text:p>
      <text:p text:style-name="P91"><text:tab/><text:tab/><text:tab/><text:tab/><text:tab/><text:tab/><text:tab/>ExpresiónNiv1Rec<text:span text:style-name="T97">o</text:span>.codPh || CastInt || ExpresionNiv2.codP || <text:s/>restar</text:p>
      <text:p text:style-name="P91"><text:tab/><text:tab/><text:tab/><text:tab/><text:tab/><text:tab/>sino </text:p>
      <text:p text:style-name="P91"><text:tab/><text:tab/><text:tab/><text:tab/><text:tab/><text:tab/><text:tab/>ExpresiónNiv1Rec<text:span text:style-name="T97">o</text:span>.codPh || ExpresionNiv2.codP || restar</text:p>
      <text:p text:style-name="P92"><text:tab/><text:tab/><text:tab/>o:</text:p>
      <text:p text:style-name="P92"><text:tab/><text:tab/><text:tab/><text:tab/>ExpresiónNiv1Rec<text:span text:style-name="T97">o</text:span>.codPh || ExpresiónNiv2.codP || o<text:tab/><text:tab/></text:p>
      <text:p text:style-name="P92"/>
      <text:p text:style-name="P92"><text:tab/>ExpresiónNiv1Rec<text:span text:style-name="T97">1</text:span>.codJh =</text:p>
      <text:p text:style-name="P92"><text:tab/><text:tab/>case (OpNiv1.op)</text:p>
      <text:p text:style-name="P92"><text:tab/><text:tab/><text:tab/>suma:</text:p>
      <text:p text:style-name="P92"><text:tab/><text:tab/><text:tab/><text:tab/>si (ExpresiónNiv1Rec<text:span text:style-name="T97">o</text:span>.tipoh = float)</text:p>
      <text:p text:style-name="P92"><text:soft-page-break/><text:tab/><text:tab/><text:tab/><text:tab/><text:tab/>si(ExpresionNiv2.tipo = float)</text:p>
      <text:p text:style-name="P92"><text:tab/><text:tab/><text:tab/><text:tab/><text:tab/><text:tab/> ExpresiónNiv1Rec<text:span text:style-name="T97">o</text:span>.codJh || ExpresiónNiv2. codJ || fadd</text:p>
      <text:p text:style-name="P92"><text:tab/><text:tab/><text:tab/><text:tab/><text:tab/>sino</text:p>
      <text:p text:style-name="P92"><text:tab/><text:tab/><text:tab/><text:tab/><text:tab/><text:tab/> ExpresiónNiv1Rec<text:span text:style-name="T97">o</text:span>.codJh || ExpresiónNiv2. codJ || i2f || fadd</text:p>
      <text:p text:style-name="P92"><text:tab/><text:tab/><text:tab/><text:tab/>sino</text:p>
      <text:p text:style-name="P92"><text:tab/><text:tab/><text:tab/><text:tab/><text:tab/>si(ExpresionNiv2.tipo = float)</text:p>
      <text:p text:style-name="P92"><text:tab/><text:tab/><text:tab/><text:tab/><text:tab/><text:tab/> ExpresiónNiv1Rec<text:span text:style-name="T97">o</text:span>.codJh || i2f || ExpresiónNiv2. codJ || fadd</text:p>
      <text:p text:style-name="P92"><text:tab/><text:tab/><text:tab/><text:tab/><text:tab/>sino</text:p>
      <text:p text:style-name="P92"><text:tab/><text:tab/><text:tab/><text:tab/><text:tab/><text:tab/> ExpresiónNiv1Rec<text:span text:style-name="T97">o</text:span>.codJh || ExpresiónNiv2. codJ || iadd</text:p>
      <text:p text:style-name="P92"><text:tab/><text:tab/><text:tab/>resta:</text:p>
      <text:p text:style-name="P92"><text:tab/><text:tab/><text:tab/><text:tab/>si (ExpresiónNiv1Rec<text:span text:style-name="T97">o</text:span>.tipoh = float)</text:p>
      <text:p text:style-name="P92"><text:tab/><text:tab/><text:tab/><text:tab/><text:tab/>si(ExpresionNiv2.tipo = float)</text:p>
      <text:p text:style-name="P92"><text:tab/><text:tab/><text:tab/><text:tab/><text:tab/><text:tab/> ExpresiónNiv1Rec<text:span text:style-name="T97">o</text:span>.codJh || ExpresiónNiv2. codJ || fsub</text:p>
      <text:p text:style-name="P92"><text:tab/><text:tab/><text:tab/><text:tab/><text:tab/>sino</text:p>
      <text:p text:style-name="P92"><text:tab/><text:tab/><text:tab/><text:tab/><text:tab/><text:tab/> ExpresiónNiv1Rec<text:span text:style-name="T97">o</text:span>.codJh || ExpresiónNiv2. codJ || i2f || fsub</text:p>
      <text:p text:style-name="P92"><text:tab/><text:tab/><text:tab/><text:tab/>sino</text:p>
      <text:p text:style-name="P92"><text:tab/><text:tab/><text:tab/><text:tab/><text:tab/>si(ExpresionNiv2.tipo = float)</text:p>
      <text:p text:style-name="P92"><text:tab/><text:tab/><text:tab/><text:tab/><text:tab/><text:tab/> ExpresiónNiv1Rec<text:span text:style-name="T97">o</text:span>.codJh || i2f || ExpresiónNiv2. codJ || fsub</text:p>
      <text:p text:style-name="P92"><text:tab/><text:tab/><text:tab/><text:tab/><text:tab/>sino</text:p>
      <text:p text:style-name="P92"><text:tab/><text:tab/><text:tab/><text:tab/><text:tab/><text:tab/> ExpresiónNiv1Rec<text:span text:style-name="T97">o</text:span>.codJh || ExpresiónNiv2. codJ || isub</text:p>
      <text:p text:style-name="P92"><text:tab/><text:tab/><text:tab/>o:</text:p>
      <text:p text:style-name="P92"><text:tab/><text:tab/><text:tab/><text:tab/>ExpresiónNiv1Rec<text:span text:style-name="T97">o</text:span>.codJh ||</text:p>
      <text:p text:style-name="P92"><text:tab/><text:tab/><text:tab/><text:tab/>ifne +7 ||</text:p>
      <text:p text:style-name="P92"><text:tab/><text:tab/><text:tab/><text:tab/>ExpresionNiv2.codJ ||</text:p>
      <text:p text:style-name="P92"><text:tab/><text:tab/><text:tab/><text:tab/>ifeq +7 ||</text:p>
      <text:p text:style-name="P92"><text:tab/><text:tab/><text:tab/><text:tab/>iconst_1 ||</text:p>
      <text:p text:style-name="P92"><text:tab/><text:tab/><text:tab/><text:tab/>goto +4 ||</text:p>
      <text:p text:style-name="P94"><text:tab/><text:tab/><text:tab/><text:tab/>iconst_0</text:p>
      <text:p text:style-name="P94"><text:tab/>}</text:p>
      <text:p text:style-name="P93"><text:tab/>ExpresiónNiv1Rec</text:p>
      <text:p text:style-name="P93"><text:tab/><text:span text:style-name="T1">{</text:span></text:p>
      <text:p text:style-name="P94"><text:tab/>ExpresionNivlRec<text:span text:style-name="T96">o</text:span>.tipo = ExpresionNiv1Rec<text:span text:style-name="T96">1</text:span>.tipo</text:p>
      <text:p text:style-name="P92"><text:span text:style-name="T1"><text:tab/></text:span>ExpresiónNiv1Rec<text:span text:style-name="T97">o</text:span>.codP = ExpresiónNiv1Rec<text:span text:style-name="T97">1</text:span>.codP</text:p>
      <text:p text:style-name="P90"><text:tab/>ExpresiónNiv1Rec<text:span text:style-name="T96">o</text:span>.codJ = ExpresiónNiv1Rec<text:span text:style-name="T96">1</text:span>.codJ</text:p>
      <text:p text:style-name="P90"><text:tab/>}</text:p>
      <text:p text:style-name="P90"/>
      <text:p text:style-name="P90"/>
      <text:p text:style-name="P93">ExpresiónNiv2 → </text:p>
      <text:p text:style-name="P93"><text:tab/><text:span text:style-name="T1">{</text:span></text:p>
      <text:p text:style-name="P94"><text:tab/>ExpresionNiv3.tsh = ExpresionNiv2.tsh</text:p>
      <text:p text:style-name="P94"><text:tab/>ExpresionNiv2Rec.tsh = ExpresionNiv2.tsh</text:p>
      <text:p text:style-name="P94"><text:tab/>}</text:p>
      <text:p text:style-name="P93"><text:tab/>ExpresiónNiv3 </text:p>
      <text:p text:style-name="P93"><text:tab/><text:span text:style-name="T1">{</text:span></text:p>
      <text:p text:style-name="P94"><text:tab/>ExpresionNiv2Rec.tipoh = ExpresiónNiv3.tipo</text:p>
      <text:p text:style-name="P94"><text:tab/>ExpresiónNiv2Rec.codPh = ExpresiónNiv3.codP</text:p>
      <text:p text:style-name="P94"><text:tab/>ExpresiónNiv2Rec.codJh = ExpresiónNiv3.codJ</text:p>
      <text:p text:style-name="P94"><text:tab/>}</text:p>
      <text:p text:style-name="P93"><text:tab/>ExpresiónNiv2Rec</text:p>
      <text:p text:style-name="P93"><text:tab/><text:span text:style-name="T1">{</text:span></text:p>
      <text:p text:style-name="P94"><text:tab/>ExpresionNiv2.tipo = ExpresiónNiv2Rec.tipo</text:p>
      <text:p text:style-name="P94"><text:tab/>ExpresiónNiv2.codP = ExpresiónNiv2Rec.codP</text:p>
      <text:p text:style-name="P94"><text:tab/>ExpresiónNiv2.codJ = ExpresiónNiv2Rec.codJ</text:p>
      <text:p text:style-name="P94"><text:tab/>}</text:p>
      <text:p text:style-name="P94"/>
      <text:p text:style-name="P93">ExpresiónNiv2Rec → λ</text:p>
      <text:p text:style-name="P93"><text:tab/><text:span text:style-name="T1">{</text:span></text:p>
      <text:p text:style-name="P90"><text:soft-page-break/><text:tab/>ExpresionNiv2Rec.tipo = ExpresionNiv2Rec.tipoh</text:p>
      <text:p text:style-name="P93"><text:tab/><text:span text:style-name="T1">ExpresiónNiv2Rec.codP = ExpresiónNiv2Rec.codPh</text:span></text:p>
      <text:p text:style-name="P94"><text:tab/>ExpresiónNiv2Rec.codJ = ExpresiónNiv2Rec.codJh</text:p>
      <text:p text:style-name="P94"><text:tab/>}</text:p>
      <text:p text:style-name="P93"/>
      <text:p text:style-name="P93">ExpresiónNiv2Rec → </text:p>
      <text:p text:style-name="P93"><text:tab/>OpNiv2 </text:p>
      <text:p text:style-name="P93"><text:tab/><text:span text:style-name="T1">{</text:span></text:p>
      <text:p text:style-name="P94"><text:tab/>ExpresionNiv3.tsh = ExpresionNiv2Rec<text:span text:style-name="T96">o</text:span>.tsh</text:p>
      <text:p text:style-name="P94"><text:tab/>}</text:p>
      <text:p text:style-name="P93"><text:tab/>ExpresiónNiv3 </text:p>
      <text:p text:style-name="P93"><text:tab/><text:span text:style-name="T1">{</text:span></text:p>
      <text:p text:style-name="P94"><text:tab/>ExpresionNiv2Rec<text:span text:style-name="T28">1</text:span>.tsh = ExpresionNiv2Rec<text:span text:style-name="T96">o</text:span>.tsh</text:p>
      <text:p text:style-name="P94"><text:tab/>ExpresionNiv2Rec<text:span text:style-name="T28">1</text:span>.tipoh = </text:p>
      <text:p text:style-name="P94"><text:tab/><text:tab/>si (ExpresionNiv2Rec<text:span text:style-name="T96">o</text:span>.tipoh = error v ExpresionNiv3.tipo = error v</text:p>
      <text:p text:style-name="P94"><text:s text:c="33"/>ExpresionNiv2Rec<text:span text:style-name="T96">o</text:span>.tipoh = character v ExpresionNiv3.tipo = character v</text:p>
      <text:p text:style-name="P94"><text:tab/><text:tab/> <text:s text:c="3"/>(ExpresionNiv2Rec<text:span text:style-name="T96">o</text:span>.tipoh = boolean ᴧ ExpresionNiv3.tipo =/= boolean v</text:p>
      <text:p text:style-name="P94"><text:tab/><text:tab/> <text:s text:c="3"/>(ExpresionNiv2Rec<text:span text:style-name="T96">o</text:span>.tipoh =/= boolean ᴧ ExpresionNiv3.tipo = boolean))</text:p>
      <text:p text:style-name="P94"><text:tab/><text:tab/> <text:s text:c="9"/>error</text:p>
      <text:p text:style-name="P94"><text:tab/><text:tab/>sino case (OpNiv2.op)</text:p>
      <text:p text:style-name="P94"><text:tab/><text:tab/><text:tab/>multiplica,divide: </text:p>
      <text:p text:style-name="P94"><text:tab/><text:tab/><text:tab/> <text:s text:c="8"/>si (ExpresionNiv2Rec<text:span text:style-name="T96">o</text:span>.tipoh=float v ExpresionNiv3.tipo = float)</text:p>
      <text:p text:style-name="P94"><text:tab/><text:tab/><text:tab/><text:tab/> <text:s text:c="3"/>float</text:p>
      <text:p text:style-name="P94"><text:tab/><text:tab/><text:tab/> <text:s text:c="8"/>sino si (ExpresionNiv2Rec<text:span text:style-name="T96">o</text:span>.tipoh =integer v ExpresionNiv3.tipo = integer)</text:p>
      <text:p text:style-name="P94"><text:tab/><text:tab/><text:tab/><text:tab/><text:tab/>integer</text:p>
      <text:p text:style-name="P94"><text:tab/><text:tab/><text:tab/> <text:s text:c="8"/>sino si (ExpresionNiv2Rec<text:span text:style-name="T96">o</text:span>.tipoh =natural ᴧ ExpresionNiv3.tipo=natural)</text:p>
      <text:p text:style-name="P94"><text:tab/><text:tab/><text:tab/><text:tab/> <text:s/>natural</text:p>
      <text:p text:style-name="P94"><text:tab/><text:tab/><text:tab/> <text:s text:c="6"/>sino error</text:p>
      <text:p text:style-name="P94"><text:tab/><text:tab/><text:tab/>modulo:</text:p>
      <text:p text:style-name="P94"><text:tab/><text:tab/><text:tab/> <text:s text:c="8"/>si (ExpresionNiv3.tipo = natural ᴧ</text:p>
      <text:p text:style-name="P94"><text:tab/><text:tab/><text:tab/><text:tab/>(ExpresionNiv2Rec<text:span text:style-name="T96">o</text:span>.tipoh=natural v ExpresionNiv2Rec<text:span text:style-name="T96">o</text:span>.tipoh=integer))<text:tab/></text:p>
      <text:p text:style-name="P94"><text:tab/><text:tab/><text:tab/><text:tab/> <text:s text:c="5"/>ExpresionNiv2Rec<text:span text:style-name="T96">o</text:span>.tipoh</text:p>
      <text:p text:style-name="P94"><text:tab/><text:tab/><text:tab/> <text:s text:c="8"/>sino <text:s text:c="4"/>error</text:p>
      <text:p text:style-name="P94"><text:tab/><text:tab/><text:tab/>y: <text:s/></text:p>
      <text:p text:style-name="P94"><text:tab/><text:tab/><text:tab/> <text:s text:c="8"/>si (ExpresionNiv2Rec<text:span text:style-name="T96">o</text:span>.tipoh = boolean ᴧ ExpresionNiv3.tipo = boolean)</text:p>
      <text:p text:style-name="P94"><text:tab/><text:tab/><text:tab/><text:tab/> <text:s text:c="3"/>boolean</text:p>
      <text:p text:style-name="P94"><text:tab/><text:tab/><text:tab/> <text:s text:c="8"/>sino error</text:p>
      <text:p text:style-name="P94"><text:tab/></text:p>
      <text:p text:style-name="P90"><text:tab/>ExpresiónNiv2Rec<text:span text:style-name="T96">1</text:span>.codPh = </text:p>
      <text:p text:style-name="P91"><text:tab/><text:tab/>case(OpNiv2.op)</text:p>
      <text:p text:style-name="P91"><text:tab/><text:tab/><text:tab/>Multiplica:</text:p>
      <text:p text:style-name="P91"><text:tab/><text:tab/><text:tab/><text:tab/>case (ExpresiónNiv2Rec<text:span text:style-name="T97">o</text:span>.tipoh)</text:p>
      <text:p text:style-name="P91"><text:tab/><text:tab/><text:tab/><text:tab/><text:tab/>float:</text:p>
      <text:p text:style-name="P91"><text:tab/><text:tab/><text:tab/><text:tab/><text:tab/><text:tab/>si(ExpresionNiv3.tipo = float)</text:p>
      <text:p text:style-name="P91"><text:tab/><text:tab/><text:tab/><text:tab/><text:tab/><text:tab/><text:tab/>ExpresiónNiv2Rec<text:span text:style-name="T97">o</text:span>.codPh || ExpresiónNiv3.codP || Mul</text:p>
      <text:p text:style-name="P91"><text:tab/><text:tab/><text:tab/><text:tab/><text:tab/><text:tab/>sino </text:p>
      <text:p text:style-name="P91"><text:tab/><text:tab/><text:tab/><text:tab/><text:tab/><text:tab/><text:tab/>ExpresiónNiv2Rec<text:span text:style-name="T97">o</text:span>.codPh || ExpresiónNiv3.codP || CastFloat || Mul</text:p>
      <text:p text:style-name="P91"><text:tab/><text:tab/><text:tab/><text:tab/><text:tab/>entero:</text:p>
      <text:p text:style-name="P91"><text:tab/><text:tab/><text:tab/><text:tab/><text:tab/><text:tab/>si (ExpresionNiv3 .tipo = float)</text:p>
      <text:p text:style-name="P91"><text:tab/><text:tab/><text:tab/><text:tab/><text:tab/><text:tab/><text:tab/>ExpresiónNiv2Rec<text:span text:style-name="T97">o</text:span>.codPh || CastFloat || ExpresiónNiv3.codP || Mul</text:p>
      <text:p text:style-name="P91"><text:tab/><text:tab/><text:tab/><text:tab/><text:tab/><text:tab/>sino si (ExpresionNiv3 .tipo = natural)</text:p>
      <text:p text:style-name="P91"><text:tab/><text:tab/><text:tab/><text:tab/><text:tab/><text:tab/><text:tab/>ExpresiónNiv2Rec<text:span text:style-name="T97">o</text:span>.codPh || ExpresiónNiv3.codP || CastInt || Mul</text:p>
      <text:p text:style-name="P91"><text:tab/><text:tab/><text:tab/><text:tab/><text:tab/><text:tab/>sino </text:p>
      <text:p text:style-name="P91"><text:tab/><text:tab/><text:tab/><text:tab/><text:tab/><text:tab/><text:tab/>ExpresiónNiv2Rec0.codPh || ExpresiónNiv3.codP || Mul</text:p>
      <text:p text:style-name="P91"><text:tab/><text:tab/><text:tab/><text:tab/><text:tab/>natural:</text:p>
      <text:p text:style-name="P91"><text:tab/><text:tab/><text:tab/><text:tab/><text:tab/><text:tab/>si (ExpresionNiv3 .tipo = float)</text:p>
      <text:p text:style-name="P91"><text:tab/><text:tab/><text:tab/><text:tab/><text:tab/><text:tab/><text:tab/>ExpresiónNiv2Rec<text:span text:style-name="T97">o</text:span>.codPh || CastFloat || ExpresiónNiv3.codP || Mul</text:p>
      <text:p text:style-name="P91"><text:soft-page-break/><text:tab/><text:tab/><text:tab/><text:tab/><text:tab/><text:tab/>sino si (ExpresionNiv3 .tipo = entero)</text:p>
      <text:p text:style-name="P91"><text:tab/><text:tab/><text:tab/><text:tab/><text:tab/><text:tab/><text:tab/>ExpresiónNiv2Rec<text:span text:style-name="T97">o</text:span>.codPh || CastInt || ExpresiónNiv3.codP || <text:s/>Mul</text:p>
      <text:p text:style-name="P91"><text:tab/><text:tab/><text:tab/><text:tab/><text:tab/><text:tab/>sino </text:p>
      <text:p text:style-name="P91"><text:tab/><text:tab/><text:tab/><text:tab/><text:tab/><text:tab/><text:tab/>ExpresiónNiv2Rec<text:span text:style-name="T97">o</text:span>.codPh || ExpresiónNiv3.codP || Mul</text:p>
      <text:p text:style-name="P91"><text:tab/><text:tab/><text:tab/>Divide:</text:p>
      <text:p text:style-name="P91"><text:tab/><text:tab/><text:tab/><text:tab/>case (ExpresiónNiv2Rec<text:span text:style-name="T97">o</text:span>.tipoh)</text:p>
      <text:p text:style-name="P91"><text:tab/><text:tab/><text:tab/><text:tab/><text:tab/>float:</text:p>
      <text:p text:style-name="P91"><text:tab/><text:tab/><text:tab/><text:tab/><text:tab/><text:tab/>si(ExpresionNiv3.tipo = float)</text:p>
      <text:p text:style-name="P91"><text:tab/><text:tab/><text:tab/><text:tab/><text:tab/><text:tab/><text:tab/>ExpresiónNiv2Rec<text:span text:style-name="T97">o</text:span>.codPh || ExpresiónNiv3.codP || Div</text:p>
      <text:p text:style-name="P91"><text:tab/><text:tab/><text:tab/><text:tab/><text:tab/><text:tab/>sino </text:p>
      <text:p text:style-name="P91"><text:tab/><text:tab/><text:tab/><text:tab/><text:tab/><text:tab/><text:tab/>ExpresiónNiv2Rec<text:span text:style-name="T97">o</text:span>.codPh || ExpresiónNiv3.codP || CastFloat || Div</text:p>
      <text:p text:style-name="P91"><text:tab/><text:tab/><text:tab/><text:tab/><text:tab/>entero:</text:p>
      <text:p text:style-name="P91"><text:tab/><text:tab/><text:tab/><text:tab/><text:tab/><text:tab/>si (ExpresionNiv3 .tipo = float)</text:p>
      <text:p text:style-name="P91"><text:tab/><text:tab/><text:tab/><text:tab/><text:tab/><text:tab/><text:tab/>ExpresiónNiv2Rec<text:span text:style-name="T97">o</text:span>.codPh || CastFloat || ExpresiónNiv3.codP || Div</text:p>
      <text:p text:style-name="P91"><text:tab/><text:tab/><text:tab/><text:tab/><text:tab/><text:tab/>sino si (ExpresionNiv3 .tipo = natural)</text:p>
      <text:p text:style-name="P91"><text:tab/><text:tab/><text:tab/><text:tab/><text:tab/><text:tab/><text:tab/>ExpresiónNiv2Rec<text:span text:style-name="T97">o</text:span>.codPh || ExpresiónNiv3.codP || CastInt || Div</text:p>
      <text:p text:style-name="P91"><text:tab/><text:tab/><text:tab/><text:tab/><text:tab/><text:tab/>sino </text:p>
      <text:p text:style-name="P91"><text:tab/><text:tab/><text:tab/><text:tab/><text:tab/><text:tab/><text:tab/>ExpresiónNiv2Rec<text:span text:style-name="T97">o</text:span>.codPh || ExpresiónNiv3.codP || Div</text:p>
      <text:p text:style-name="P91"><text:tab/><text:tab/><text:tab/><text:tab/><text:tab/>natural:</text:p>
      <text:p text:style-name="P91"><text:tab/><text:tab/><text:tab/><text:tab/><text:tab/><text:tab/>si (ExpresionNiv3 .tipo = float)</text:p>
      <text:p text:style-name="P91"><text:tab/><text:tab/><text:tab/><text:tab/><text:tab/><text:tab/><text:tab/>ExpresiónNiv2Rec<text:span text:style-name="T97">o</text:span>.codPh || CastFloat || ExpresiónNiv3.codP || Div</text:p>
      <text:p text:style-name="P91"><text:tab/><text:tab/><text:tab/><text:tab/><text:tab/><text:tab/>sino si (ExpresionNiv3 .tipo = entero)</text:p>
      <text:p text:style-name="P91"><text:tab/><text:tab/><text:tab/><text:tab/><text:tab/><text:tab/><text:tab/>ExpresiónNiv2Rec<text:span text:style-name="T97">o</text:span>.codPh || CastInt || ExpresiónNiv3.codP || <text:s/>Div</text:p>
      <text:p text:style-name="P91"><text:tab/><text:tab/><text:tab/><text:tab/><text:tab/><text:tab/>sino </text:p>
      <text:p text:style-name="P91"><text:tab/><text:tab/><text:tab/><text:tab/><text:tab/><text:tab/><text:tab/>ExpresiónNiv2Rec<text:span text:style-name="T97">o</text:span>.codPh || ExpresiónNiv3.codP || Div</text:p>
      <text:p text:style-name="P91"><text:tab/><text:tab/><text:tab/>Modulo:</text:p>
      <text:p text:style-name="P91"><text:tab/><text:tab/><text:tab/><text:tab/>ExpresiónNiv2Rec<text:span text:style-name="T97">o</text:span>.codPh || ExpresiónNiv3.codP || Mod</text:p>
      <text:p text:style-name="P91"><text:tab/><text:tab/><text:tab/>y:</text:p>
      <text:p text:style-name="P91"><text:tab/><text:tab/><text:tab/><text:tab/>ExpresiónNiv2Rec<text:span text:style-name="T97">o</text:span>.codPh || ExpresiónNiv3.codP || Y</text:p>
      <text:p text:style-name="P91"/>
      <text:p text:style-name="P91"><text:tab/>ExpresiónNiv2Rec<text:span text:style-name="T97">1</text:span>.codJh = </text:p>
      <text:p text:style-name="P91"><text:tab/><text:tab/>case(OpNiv2.op)</text:p>
      <text:p text:style-name="P91"><text:tab/><text:tab/><text:tab/>Multiplica:</text:p>
      <text:p text:style-name="P91"><text:tab/><text:tab/><text:tab/><text:tab/>si(ExpresiónNiv2Rec<text:span text:style-name="T97">o</text:span>.tipoh = float)</text:p>
      <text:p text:style-name="P91"><text:tab/><text:tab/><text:tab/><text:tab/><text:tab/>si(ExpresionNiv3.tipo = float)</text:p>
      <text:p text:style-name="P91"><text:tab/><text:tab/><text:tab/><text:tab/><text:tab/><text:tab/>ExpresiónNiv2Rec<text:span text:style-name="T97">o</text:span>.codJh || ExpresionNiv3.codJ || fmul</text:p>
      <text:p text:style-name="P91"><text:tab/><text:tab/><text:tab/><text:tab/><text:tab/>sino</text:p>
      <text:p text:style-name="P91"><text:tab/><text:tab/><text:tab/><text:tab/><text:tab/><text:tab/>ExpresiónNiv2Rec<text:span text:style-name="T97">o</text:span>.codJh || ExpresionNiv3.codJ || i2f || fmul</text:p>
      <text:p text:style-name="P91"><text:tab/><text:tab/><text:tab/><text:tab/>sino</text:p>
      <text:p text:style-name="P91"><text:tab/><text:tab/><text:tab/><text:tab/><text:tab/>si(ExpresionNiv3.tipo = float)</text:p>
      <text:p text:style-name="P91"><text:tab/><text:tab/><text:tab/><text:tab/><text:tab/><text:tab/>ExpresiónNiv2Rec<text:span text:style-name="T97">o</text:span>.codJh || i2f || ExpresionNiv3.codJ|| fmul</text:p>
      <text:p text:style-name="P91"><text:tab/><text:tab/><text:tab/><text:tab/><text:tab/>sino</text:p>
      <text:p text:style-name="P91"><text:tab/><text:tab/><text:tab/><text:tab/><text:tab/><text:tab/>ExpresiónNiv2Rec<text:span text:style-name="T97">o</text:span>.codJh || ExpresionNiv3.codJ|| imul</text:p>
      <text:p text:style-name="P91"><text:tab/><text:tab/><text:tab/>Divide:</text:p>
      <text:p text:style-name="P91"><text:tab/><text:tab/><text:tab/><text:tab/>si(ExpresiónNiv2Rec<text:span text:style-name="T97">o</text:span>.tipoh = float)</text:p>
      <text:p text:style-name="P91"><text:tab/><text:tab/><text:tab/><text:tab/><text:tab/>si(ExpresionNiv3.tipo = float)</text:p>
      <text:p text:style-name="P91"><text:tab/><text:tab/><text:tab/><text:tab/><text:tab/><text:tab/>ExpresiónNiv2Rec<text:span text:style-name="T97">o</text:span>.codJh || ExpresionNiv3.codJ || fdiv</text:p>
      <text:p text:style-name="P91"><text:tab/><text:tab/><text:tab/><text:tab/><text:tab/>sino</text:p>
      <text:p text:style-name="P91"><text:tab/><text:tab/><text:tab/><text:tab/><text:tab/><text:tab/>ExpresiónNiv2Rec<text:span text:style-name="T97">o</text:span>.codJh || ExpresionNiv3.codJ || i2f || fdiv</text:p>
      <text:p text:style-name="P91"><text:tab/><text:tab/><text:tab/><text:tab/>sino</text:p>
      <text:p text:style-name="P91"><text:tab/><text:tab/><text:tab/><text:tab/><text:tab/>si(ExpresionNiv3.tipo = float)</text:p>
      <text:p text:style-name="P91"><text:tab/><text:tab/><text:tab/><text:tab/><text:tab/><text:tab/>ExpresiónNiv2Rec<text:span text:style-name="T97">o</text:span>.codJh || i2f || ExpresionNiv3.codJ|| fdiv</text:p>
      <text:p text:style-name="P91"><text:tab/><text:tab/><text:tab/><text:tab/><text:tab/>sino</text:p>
      <text:p text:style-name="P91"><text:tab/><text:tab/><text:tab/><text:tab/><text:tab/><text:tab/>ExpresiónNiv2Rec<text:span text:style-name="T97">o</text:span>.codJh || ExpresionNiv3.codJ|| idiv</text:p>
      <text:p text:style-name="P91"><text:tab/><text:tab/><text:tab/>Modulo:</text:p>
      <text:p text:style-name="P91"><text:tab/><text:tab/><text:tab/><text:tab/>ExpresiónNiv2Rec<text:span text:style-name="T97">o</text:span>.codJh || ExpresiónNiv3.codJ || imod</text:p>
      <text:p text:style-name="P91"><text:tab/><text:tab/><text:tab/>y:</text:p>
      <text:p text:style-name="P91"><text:soft-page-break/><text:tab/><text:tab/><text:tab/><text:tab/>ExpresiónNiv2Rec<text:span text:style-name="T97">o</text:span>.codJh ||</text:p>
      <text:p text:style-name="P91"><text:tab/><text:tab/><text:tab/><text:tab/>ifeq +11 ||</text:p>
      <text:p text:style-name="P91"><text:tab/><text:tab/><text:tab/><text:tab/>ExpresiónNiv3.codJ ||</text:p>
      <text:p text:style-name="P91"><text:tab/><text:tab/><text:tab/><text:tab/>ifeq +7 ||</text:p>
      <text:p text:style-name="P91"><text:tab/><text:tab/><text:tab/><text:tab/>iconst_1 ||</text:p>
      <text:p text:style-name="P91"><text:tab/><text:tab/><text:tab/><text:tab/>goto +4 ||</text:p>
      <text:p text:style-name="P90"><text:tab/><text:tab/><text:tab/><text:tab/>iconst_0</text:p>
      <text:p text:style-name="P94"><text:tab/>}</text:p>
      <text:p text:style-name="P93"><text:tab/>ExpresiónNiv2Rec</text:p>
      <text:p text:style-name="P94"><text:tab/>{</text:p>
      <text:p text:style-name="P94"><text:tab/>ExpresionNiv2Rec<text:span text:style-name="T96">o</text:span>.tipo = ExpresionNiv2Rec<text:span text:style-name="T28">1</text:span>.tipo</text:p>
      <text:p text:style-name="P91"><text:tab/>ExpresiónNiv2Rec<text:span text:style-name="T97">o</text:span>.codP = ExpresiónNiv2Rec<text:span text:style-name="T97">1</text:span>.codP</text:p>
      <text:p text:style-name="P90"><text:tab/>ExpresiónNiv2Rec<text:span text:style-name="T96">o</text:span>.codJ = ExpresiónNiv2Rec<text:span text:style-name="T96">1</text:span>.codJ</text:p>
      <text:p text:style-name="P90"><text:tab/>}</text:p>
      <text:p text:style-name="P90"/>
      <text:p text:style-name="P90"/>
      <text:p text:style-name="P89">ExpresiónNiv3 → </text:p>
      <text:p text:style-name="P89"><text:tab/><text:span text:style-name="T1">{</text:span></text:p>
      <text:p text:style-name="P90"><text:tab/>ExpresiónNiv4.tsh = ExpresiónNiv3.tsh</text:p>
      <text:p text:style-name="P90"><text:tab/>ExpresiónNiv3Fact.tsh = ExpresiónNiv3.tsh</text:p>
      <text:p text:style-name="P90"><text:tab/>}</text:p>
      <text:p text:style-name="P89"><text:tab/>ExpresiónNiv4 </text:p>
      <text:p text:style-name="P89"><text:tab/><text:span text:style-name="T1">{</text:span></text:p>
      <text:p text:style-name="P90"><text:tab/>ExpresionNiv3Fact.tipoh = ExpresiónNiv4.tipo</text:p>
      <text:p text:style-name="P90"><text:tab/>ExpresiónNiv3Fact.codPh = ExpresiónNiv4.codP</text:p>
      <text:p text:style-name="P90"><text:tab/>ExpresiónNiv3Fact.codJh = ExpresiónNiv4.codJ</text:p>
      <text:p text:style-name="P90"><text:tab/>}</text:p>
      <text:p text:style-name="P89"><text:tab/>ExpresiónNiv3Fact</text:p>
      <text:p text:style-name="P94"><text:tab/>{</text:p>
      <text:p text:style-name="P90"><text:tab/>ExpresionNiv3.tipo = ExpresionNiv3Fact.tipo</text:p>
      <text:p text:style-name="P90"><text:tab/>ExpresiónNiv3.codP = ExpresiónNiv3Fact.codP</text:p>
      <text:p text:style-name="P90"><text:tab/>ExpresiónNiv3.codJ = ExpresiónNiv3Fact.codJ</text:p>
      <text:p text:style-name="P89"><text:tab/><text:span text:style-name="T1">}</text:span></text:p>
      <text:p text:style-name="P89">ExpresiónNiv3Fact → λ</text:p>
      <text:p text:style-name="P89"><text:tab/><text:span text:style-name="T1">{</text:span></text:p>
      <text:p text:style-name="P89"><text:tab/><text:span text:style-name="T1">ExpresionNiv3Fact.tipo = ExpresionNiv3Fact.tipoh</text:span></text:p>
      <text:p text:style-name="P90"><text:tab/>ExpresiónNiv3Fact.codP = ExpresiónNiv3Fact.codPh</text:p>
      <text:p text:style-name="P90"><text:tab/>ExpresiónNiv3Fact.codJ = ExpresiónNiv3Fact.codJh</text:p>
      <text:p text:style-name="P90"><text:tab/>}</text:p>
      <text:p text:style-name="P89"/>
      <text:p text:style-name="P89">ExpresiónNiv3Fact → </text:p>
      <text:p text:style-name="P89"><text:tab/>OpNiv3 </text:p>
      <text:p text:style-name="P89"><text:tab/><text:span text:style-name="T1">{</text:span></text:p>
      <text:p text:style-name="P90"><text:tab/>ExpresiónNiv3.tsh = ExpresiónNiv3Fact.tsh</text:p>
      <text:p text:style-name="P90"><text:tab/>}</text:p>
      <text:p text:style-name="P89"><text:tab/>ExpresiónNiv3</text:p>
      <text:p text:style-name="P89"><text:tab/><text:span text:style-name="T1">{</text:span></text:p>
      <text:p text:style-name="P93"><text:tab/><text:span text:style-name="T1">ExpresionNiv3Fact.tipo = </text:span></text:p>
      <text:p text:style-name="P94"><text:tab/><text:tab/>si (ExpresionNiv3Fact.tipoh = error v ExpresionNiv3.tipo = error v</text:p>
      <text:p text:style-name="P94"><text:s text:c="33"/>ExpresionNiv3Fact.tipoh =/= natural v ExpresionNiv3.tipo =/= natural)</text:p>
      <text:p text:style-name="P94"><text:tab/><text:tab/> <text:s text:c="6"/>error</text:p>
      <text:p text:style-name="P90"><text:tab/><text:tab/>sino natural</text:p>
      <text:p text:style-name="P89"/>
      <text:p text:style-name="P91"><text:tab/>ExpresiónNiv3Fact.codP = </text:p>
      <text:p text:style-name="P92"><text:tab/><text:tab/>case (OpNiv3.op)</text:p>
      <text:p text:style-name="P92"><text:tab/><text:tab/><text:tab/>shl:</text:p>
      <text:p text:style-name="P92"><text:tab/><text:tab/><text:tab/><text:tab/><text:span text:style-name="T24">ExpresiónNiv3Fact.codPh || ExpresiónNiv3.codP || shl</text:span></text:p>
      <text:p text:style-name="P92"><text:soft-page-break/><text:tab/><text:tab/><text:tab/>shr:</text:p>
      <text:p text:style-name="P92"><text:tab/><text:tab/><text:tab/><text:tab/><text:span text:style-name="T24">ExpresiónNiv3Fact.codPh || ExpresiónNiv3.codP || shr</text:span></text:p>
      <text:p text:style-name="P91"/>
      <text:p text:style-name="P91"><text:tab/>ExpresiónNiv3Fact.codJ = </text:p>
      <text:p text:style-name="P92"><text:tab/><text:tab/>case (OpNiv3.op)</text:p>
      <text:p text:style-name="P92"><text:tab/><text:tab/><text:tab/>shl:</text:p>
      <text:p text:style-name="P92"><text:tab/><text:tab/><text:tab/><text:tab/><text:span text:style-name="T24">ExpresiónNiv3Fact.codJh || ExpresiónNiv3.codJ|| ishl</text:span></text:p>
      <text:p text:style-name="P92"><text:tab/><text:tab/><text:tab/>shr:</text:p>
      <text:p text:style-name="P90"><text:tab/><text:tab/><text:tab/><text:tab/>ExpresiónNiv3Fact.codJh || ExpresiónNiv3.codJ || ishr</text:p>
      <text:p text:style-name="P90"><text:tab/>}</text:p>
      <text:p text:style-name="P90"/>
      <text:p text:style-name="P93">ExpresiónNiv4 → </text:p>
      <text:p text:style-name="P93"><text:tab/>OpNiv4 </text:p>
      <text:p text:style-name="P94"><text:tab/>{ExpresionNiv4<text:span text:style-name="T94">1</text:span>.tsh = ExpresionNiv4<text:span text:style-name="T94">o</text:span>.tsh}</text:p>
      <text:p text:style-name="P93"><text:tab/>ExpresiónNiv4</text:p>
      <text:p text:style-name="P93"><text:tab/><text:span text:style-name="T1">{</text:span></text:p>
      <text:p text:style-name="P93"><text:tab/><text:span text:style-name="T1">ExpresionNiv4</text:span><text:span text:style-name="T95">o</text:span><text:span text:style-name="T1">.tipo = </text:span></text:p>
      <text:p text:style-name="P94"><text:tab/><text:tab/>si (ExpresionNiv4<text:span text:style-name="T94">1</text:span>.tipo = error)</text:p>
      <text:p text:style-name="P94"><text:tab/><text:tab/> <text:s text:c="9"/>error</text:p>
      <text:p text:style-name="P94"><text:tab/><text:tab/>sino case (OpNiv4.op)</text:p>
      <text:p text:style-name="P94"><text:tab/><text:tab/><text:tab/>no: </text:p>
      <text:p text:style-name="P94"><text:tab/><text:tab/><text:tab/> <text:s text:c="8"/>si (ExpresionNiv4<text:span text:style-name="T94">1</text:span>.tipo=boolean)</text:p>
      <text:p text:style-name="P94"><text:tab/><text:tab/><text:tab/><text:tab/> <text:s text:c="3"/>boolean</text:p>
      <text:p text:style-name="P94"><text:tab/><text:tab/><text:tab/> <text:s text:c="8"/>sino <text:s text:c="2"/>error</text:p>
      <text:p text:style-name="P94"><text:tab/><text:tab/><text:tab/>menos:</text:p>
      <text:p text:style-name="P94"><text:tab/><text:tab/><text:tab/> <text:s text:c="8"/>si (ExpresionNiv4<text:span text:style-name="T94">1</text:span>.tipo=float)</text:p>
      <text:p text:style-name="P94"><text:tab/><text:tab/><text:tab/><text:tab/> <text:s text:c="3"/>float</text:p>
      <text:p text:style-name="P94"><text:tab/><text:tab/><text:tab/> <text:s text:c="8"/>sino si (ExpresionNiv4<text:span text:style-name="T94">1</text:span>.tipo=integer v ExpresionNiv4<text:span text:style-name="T94">1</text:span>.tipo = natural)</text:p>
      <text:p text:style-name="P94"><text:tab/><text:tab/><text:tab/><text:tab/><text:tab/>integer</text:p>
      <text:p text:style-name="P94"><text:tab/><text:tab/><text:tab/><text:tab/> <text:s text:c="2"/>sino error</text:p>
      <text:p text:style-name="P94"><text:tab/><text:tab/><text:tab/>cast-float:</text:p>
      <text:p text:style-name="P94"><text:tab/><text:tab/><text:tab/> <text:s text:c="8"/>si (ExpresionNiv4<text:span text:style-name="T94">1</text:span>.tipo=/=boolean)</text:p>
      <text:p text:style-name="P94"><text:tab/><text:tab/><text:tab/><text:tab/> <text:s text:c="3"/>float</text:p>
      <text:p text:style-name="P94"><text:tab/><text:tab/><text:tab/> <text:s text:c="8"/>sino error</text:p>
      <text:p text:style-name="P94"><text:tab/><text:tab/><text:tab/>cast-int:</text:p>
      <text:p text:style-name="P94"><text:tab/><text:tab/><text:tab/> <text:s text:c="8"/>si (ExpresionNiv4<text:span text:style-name="T94">1</text:span>.tipo=/=boolean)</text:p>
      <text:p text:style-name="P94"><text:tab/><text:tab/><text:tab/><text:tab/> <text:s text:c="3"/>float</text:p>
      <text:p text:style-name="P94"><text:tab/><text:tab/><text:tab/> <text:s text:c="8"/>sino error</text:p>
      <text:p text:style-name="P94"><text:tab/><text:tab/><text:tab/>cast-nat:</text:p>
      <text:p text:style-name="P94"><text:tab/><text:tab/> <text:s text:c="2"/><text:tab/> <text:s text:c="8"/>si (ExpresionNiv4<text:span text:style-name="T94">1</text:span>.tipo=natural v ExpresionNiv4<text:span text:style-name="T94">1</text:span>.tipo=character)</text:p>
      <text:p text:style-name="P94"><text:tab/><text:tab/><text:tab/><text:tab/> <text:s text:c="2"/>natural</text:p>
      <text:p text:style-name="P94"><text:tab/><text:tab/><text:tab/> <text:s text:c="8"/>sino error</text:p>
      <text:p text:style-name="P94"><text:tab/><text:tab/><text:tab/>cast-char:</text:p>
      <text:p text:style-name="P94"><text:tab/><text:tab/><text:tab/> <text:s text:c="8"/>si (ExpresionNiv4<text:span text:style-name="T94">1</text:span>.tipo=natural v ExpresionNiv4<text:span text:style-name="T94">1</text:span>.tipo=character)</text:p>
      <text:p text:style-name="P94"><text:tab/><text:tab/><text:tab/><text:tab/> <text:s text:c="2"/>character</text:p>
      <text:p text:style-name="P94"><text:tab/><text:tab/><text:tab/> <text:s text:c="8"/>sino error</text:p>
      <text:p text:style-name="P94"/>
      <text:p text:style-name="P93"/>
      <text:p text:style-name="P91"><text:tab/>ExpresiónNiv4<text:span text:style-name="T95">o</text:span>.codP = </text:p>
      <text:p text:style-name="P91"><text:tab/><text:tab/>case (OpNiv4.op)</text:p>
      <text:p text:style-name="P91"><text:tab/><text:tab/><text:tab/>no:</text:p>
      <text:p text:style-name="P91"><text:tab/><text:tab/><text:tab/><text:tab/>ExpresiónNiv4<text:span text:style-name="T95">1</text:span>.codP || no</text:p>
      <text:p text:style-name="P91"><text:tab/><text:tab/><text:tab/>negativo:</text:p>
      <text:p text:style-name="P91"><text:tab/><text:tab/><text:tab/><text:tab/>ExpresiónNiv4<text:span text:style-name="T95">1</text:span>.codP || negativo</text:p>
      <text:p text:style-name="P91"><text:tab/><text:tab/><text:tab/>cast-float:</text:p>
      <text:p text:style-name="P91"><text:tab/><text:tab/><text:tab/><text:tab/>ExpresiónNiv4<text:span text:style-name="T95">1</text:span>.codP || CastFloat</text:p>
      <text:p text:style-name="P91"><text:tab/><text:tab/><text:tab/>cast-int:</text:p>
      <text:p text:style-name="P91"><text:soft-page-break/><text:tab/><text:tab/><text:tab/><text:tab/>ExpresiónNiv4<text:span text:style-name="T95">1</text:span>.codP || CastInt</text:p>
      <text:p text:style-name="P91"><text:tab/><text:tab/><text:tab/>cast-nat:</text:p>
      <text:p text:style-name="P91"><text:tab/><text:tab/><text:tab/><text:tab/>ExpresiónNiv4<text:span text:style-name="T95">1.</text:span>codP || CastNat</text:p>
      <text:p text:style-name="P91"><text:tab/><text:tab/><text:tab/>cast-char:</text:p>
      <text:p text:style-name="P91"><text:tab/><text:tab/><text:tab/><text:tab/>ExpresiónNiv4<text:span text:style-name="T95">1</text:span>.codP || CastChar</text:p>
      <text:p text:style-name="P91"><text:tab/></text:p>
      <text:p text:style-name="P91"><text:tab/>ExpresiónNiv4<text:span text:style-name="T95">o</text:span>.codJ = </text:p>
      <text:p text:style-name="P91"><text:tab/><text:tab/>case (OpNiv4.op)</text:p>
      <text:p text:style-name="P91"><text:tab/><text:tab/><text:tab/>no:</text:p>
      <text:p text:style-name="P91"><text:tab/><text:tab/><text:tab/><text:tab/>ExpresiónNiv4<text:span text:style-name="T95">1</text:span>.codJ ||</text:p>
      <text:p text:style-name="P91"><text:tab/><text:tab/><text:tab/><text:tab/>ifeq +7 ||</text:p>
      <text:p text:style-name="P91"><text:tab/><text:tab/><text:tab/><text:tab/>iconst_0 ||</text:p>
      <text:p text:style-name="P91"><text:tab/><text:tab/><text:tab/><text:tab/>goto +4 || </text:p>
      <text:p text:style-name="P91"><text:tab/><text:tab/><text:tab/><text:tab/>iconst_1</text:p>
      <text:p text:style-name="P91"><text:tab/><text:tab/><text:tab/>negativo:</text:p>
      <text:p text:style-name="P91"><text:tab/><text:tab/><text:tab/><text:tab/>case (ExpresionNiv4<text:span text:style-name="T95">1</text:span>.tipo)</text:p>
      <text:p text:style-name="P91"><text:tab/><text:tab/><text:tab/><text:tab/><text:tab/>entero:</text:p>
      <text:p text:style-name="P91"><text:tab/><text:tab/><text:tab/><text:tab/><text:tab/><text:tab/>ExpresiónNiv4<text:span text:style-name="T95">1</text:span>.codJ || ineg</text:p>
      <text:p text:style-name="P91"><text:tab/><text:tab/><text:tab/><text:tab/><text:tab/>float:</text:p>
      <text:p text:style-name="P91"><text:tab/><text:tab/><text:tab/><text:tab/><text:tab/><text:tab/>ExpresiónNiv4<text:span text:style-name="T95">1</text:span>.codJ || fneg</text:p>
      <text:p text:style-name="P91"><text:tab/><text:tab/><text:tab/>cast-float:</text:p>
      <text:p text:style-name="P91"><text:tab/><text:tab/><text:tab/><text:tab/>case (ExpresionNiv4<text:span text:style-name="T95">1</text:span>.tipo)</text:p>
      <text:p text:style-name="P91"><text:tab/><text:tab/><text:tab/><text:tab/><text:tab/>character:</text:p>
      <text:p text:style-name="P91"><text:tab/><text:tab/><text:tab/><text:tab/><text:tab/>natural:</text:p>
      <text:p text:style-name="P91"><text:tab/><text:tab/><text:tab/><text:tab/><text:tab/>entero:</text:p>
      <text:p text:style-name="P91"><text:tab/><text:tab/><text:tab/><text:tab/><text:tab/><text:tab/>ExpresiónNiv4<text:span text:style-name="T95">1</text:span>.codJ || i2f</text:p>
      <text:p text:style-name="P91"><text:tab/><text:tab/><text:tab/><text:tab/><text:tab/>float:</text:p>
      <text:p text:style-name="P91"><text:tab/><text:tab/><text:tab/><text:tab/><text:tab/><text:tab/>ExpresiónNiv4<text:span text:style-name="T95">1</text:span>.codJ</text:p>
      <text:p text:style-name="P91"><text:tab/><text:tab/><text:tab/>cast-int:</text:p>
      <text:p text:style-name="P91"><text:tab/><text:tab/><text:tab/><text:tab/>case (ExpresionNiv4<text:span text:style-name="T95">1</text:span>.tipo)</text:p>
      <text:p text:style-name="P91"><text:tab/><text:tab/><text:tab/><text:tab/><text:tab/>character:</text:p>
      <text:p text:style-name="P91"><text:tab/><text:tab/><text:tab/><text:tab/><text:tab/>natural:</text:p>
      <text:p text:style-name="P91"><text:tab/><text:tab/><text:tab/><text:tab/><text:tab/>entero:</text:p>
      <text:p text:style-name="P91"><text:tab/><text:tab/><text:tab/><text:tab/><text:tab/><text:tab/>ExpresiónNiv4<text:span text:style-name="T95">1</text:span>.codJ</text:p>
      <text:p text:style-name="P91"><text:tab/><text:tab/><text:tab/><text:tab/><text:tab/>float:</text:p>
      <text:p text:style-name="P91"><text:tab/><text:tab/><text:tab/><text:tab/><text:tab/><text:tab/>ExpresiónNiv4<text:span text:style-name="T95">1</text:span>.codJ || f2i</text:p>
      <text:p text:style-name="P91"><text:tab/><text:tab/><text:tab/>cast-nat:</text:p>
      <text:p text:style-name="P91"><text:tab/><text:tab/><text:tab/><text:tab/>case (ExpresionNiv4<text:span text:style-name="T95">1</text:span>.tipo)</text:p>
      <text:p text:style-name="P91"><text:tab/><text:tab/><text:tab/><text:tab/><text:tab/>character:</text:p>
      <text:p text:style-name="P91"><text:tab/><text:tab/><text:tab/><text:tab/><text:tab/>natural:</text:p>
      <text:p text:style-name="P91"><text:tab/><text:tab/><text:tab/><text:tab/><text:tab/>entero:</text:p>
      <text:p text:style-name="P91"><text:tab/><text:tab/><text:tab/><text:tab/><text:tab/><text:tab/>ExpresiónNiv4<text:span text:style-name="T95">1</text:span>.codJ</text:p>
      <text:p text:style-name="P91"><text:tab/><text:tab/><text:tab/><text:tab/><text:tab/>float:</text:p>
      <text:p text:style-name="P91"><text:tab/><text:tab/><text:tab/><text:tab/><text:tab/><text:tab/>ExpresiónNiv4<text:span text:style-name="T95">1</text:span>.codJ || f2i</text:p>
      <text:p text:style-name="P91"><text:tab/><text:tab/><text:tab/>cast-char:</text:p>
      <text:p text:style-name="P91"><text:tab/><text:tab/><text:tab/><text:tab/>case (ExpresionNiv4<text:span text:style-name="T95">1</text:span>.tipo)</text:p>
      <text:p text:style-name="P91"><text:tab/><text:tab/><text:tab/><text:tab/><text:tab/>character:</text:p>
      <text:p text:style-name="P91"><text:tab/><text:tab/><text:tab/><text:tab/><text:tab/>natural:</text:p>
      <text:p text:style-name="P91"><text:tab/><text:tab/><text:tab/><text:tab/><text:tab/>entero:</text:p>
      <text:p text:style-name="P91"><text:tab/><text:tab/><text:tab/><text:tab/><text:tab/><text:tab/>ExpresiónNiv4<text:span text:style-name="T95">1</text:span>.codJ</text:p>
      <text:p text:style-name="P91"><text:tab/><text:tab/><text:tab/><text:tab/><text:tab/>float:</text:p>
      <text:p text:style-name="P91"><text:tab/><text:tab/><text:tab/><text:tab/><text:tab/><text:tab/>ExpresiónNiv4<text:span text:style-name="T95">1</text:span>.codJ || f2i</text:p>
      <text:p text:style-name="P91"><text:tab/>}</text:p>
      <text:p text:style-name="P91"/>
      <text:p text:style-name="P93">ExpresiónNiv4 → </text:p>
      <text:p text:style-name="P94"><text:tab/>{Expresion.tsh = ExpresionNiv4.tsh}</text:p>
      <text:p text:style-name="P93"><text:tab/>| Expresión |</text:p>
      <text:p text:style-name="P93"><text:soft-page-break/><text:tab/><text:span text:style-name="T1">{</text:span></text:p>
      <text:p text:style-name="P93"><text:tab/><text:span text:style-name="T1">ExpresionNiv4.tipo = </text:span></text:p>
      <text:p text:style-name="P94"><text:tab/><text:tab/>si (Expresion.tipo = error v Expresion.tipo=boolean v Expresion.tipo=character)</text:p>
      <text:p text:style-name="P94"><text:tab/><text:tab/> <text:s text:c="9"/>error</text:p>
      <text:p text:style-name="P94"><text:tab/><text:tab/>sino si (Expresion.tipo = float)</text:p>
      <text:p text:style-name="P94"><text:tab/><text:tab/><text:tab/>float</text:p>
      <text:p text:style-name="P94"><text:tab/><text:tab/>sino si (Expresion.tipo = natural v Expresion.tipo = integer)</text:p>
      <text:p text:style-name="P94"><text:tab/><text:tab/><text:tab/>natural</text:p>
      <text:p text:style-name="P94"><text:tab/><text:tab/>sino error</text:p>
      <text:p text:style-name="P94"><text:tab/></text:p>
      <text:p text:style-name="P93"/>
      <text:p text:style-name="P91"><text:tab/>ExpresiónNiv4.codP = Expresión.codP || abs</text:p>
      <text:p text:style-name="P91"><text:tab/>ExpresionNiv4.codJ = </text:p>
      <text:p text:style-name="P91"><text:tab/><text:tab/>case (Expresion.tipo)</text:p>
      <text:p text:style-name="P91"><text:tab/><text:tab/><text:tab/>float:</text:p>
      <text:p text:style-name="P91"><text:tab/><text:tab/><text:tab/><text:tab/>Expresion.codJ ||</text:p>
      <text:p text:style-name="P91"><text:tab/><text:tab/><text:tab/><text:tab/>dup ||</text:p>
      <text:p text:style-name="P91"><text:tab/><text:tab/><text:tab/><text:tab/>fconst_0 ||</text:p>
      <text:p text:style-name="P91"><text:tab/><text:tab/><text:tab/><text:tab/>fcmpg ||</text:p>
      <text:p text:style-name="P91"><text:tab/><text:tab/><text:tab/><text:tab/>ifge +4</text:p>
      <text:p text:style-name="P91"><text:tab/><text:tab/><text:tab/><text:tab/>fneg</text:p>
      <text:p text:style-name="P91"><text:tab/><text:tab/><text:tab/>otro:</text:p>
      <text:p text:style-name="P91"><text:tab/><text:tab/><text:tab/><text:tab/>Expresion.codJ ||</text:p>
      <text:p text:style-name="P91"><text:tab/><text:tab/><text:tab/><text:tab/>dup ||</text:p>
      <text:p text:style-name="P91"><text:tab/><text:tab/><text:tab/><text:tab/>ifge +4</text:p>
      <text:p text:style-name="P91"><text:tab/><text:tab/><text:tab/><text:tab/>fneg</text:p>
      <text:p text:style-name="P91"><text:tab/>}</text:p>
      <text:p text:style-name="P95"/>
      <text:p text:style-name="P93">ExpresiónNiv4 → </text:p>
      <text:p text:style-name="P93"><text:tab/><text:span text:style-name="T1">{</text:span><text:span text:style-name="T27">Expresion.tsh = ExpresionNiv4.tsh</text:span><text:span text:style-name="T1">}</text:span></text:p>
      <text:p text:style-name="P93"><text:tab/>( Expresión )</text:p>
      <text:p text:style-name="P93"><text:tab/><text:span text:style-name="T1">{</text:span></text:p>
      <text:p text:style-name="P94"><text:tab/>ExpresionNiv4.tipo = Expresion.tipo</text:p>
      <text:p text:style-name="P91"><text:tab/>ExpresiónNiv4.codP = Expresión.codP</text:p>
      <text:p text:style-name="P91"><text:tab/>ExpresionNiv4.codJ = Literal.codJ</text:p>
      <text:p text:style-name="P91"><text:tab/>}</text:p>
      <text:p text:style-name="P91"/>
      <text:p text:style-name="P93">ExpresiónNiv4 → </text:p>
      <text:p text:style-name="P93"><text:tab/><text:span text:style-name="T1">{Literal.tsh = ExpresiónNiv4.tsh}</text:span></text:p>
      <text:p text:style-name="P93"><text:tab/>Literal</text:p>
      <text:p text:style-name="P93"><text:tab/><text:span text:style-name="T1">{</text:span></text:p>
      <text:p text:style-name="P93"><text:span text:style-name="T24"><text:tab/></text:span><text:span text:style-name="T27">Expresion.tipo = Literal.tipo</text:span></text:p>
      <text:p text:style-name="P91"><text:tab/>ExpresiónNiv4.codP = Literal.codP</text:p>
      <text:p text:style-name="P90"><text:tab/>ExpresionNiv4.codJ = Literal.codJ</text:p>
      <text:p text:style-name="P90"><text:tab/>}</text:p>
      <text:p text:style-name="P90"/>
      <text:p text:style-name="P93">Literal → id</text:p>
      <text:p text:style-name="P93"><text:tab/><text:span text:style-name="T1">{</text:span></text:p>
      <text:p text:style-name="P93"><text:tab/><text:span text:style-name="T1">Literal.tipo = Literal.tsh[id.lex].tipo</text:span></text:p>
      <text:p text:style-name="P91"><text:tab/>Literal.codP = apila-dir Literal.tsh[id.lex].dir</text:p>
      <text:p text:style-name="P91"><text:tab/>Literal.codJ = case(Literal.tsh[id.lex].tipo)</text:p>
      <text:p text:style-name="P91"><text:tab/><text:tab/>boolean:</text:p>
      <text:p text:style-name="P91"><text:tab/><text:tab/><text:tab/>i2b || iload <text:s/>Literal.tsh[id.lex].dir</text:p>
      <text:p text:style-name="P91"><text:tab/><text:tab/>tCha:</text:p>
      <text:p text:style-name="P91"><text:tab/><text:tab/><text:tab/>i2c || iload <text:s/>Literal.tsh[id.lex].dir</text:p>
      <text:p text:style-name="P91"><text:tab/><text:tab/>natural:</text:p>
      <text:p text:style-name="P91"><text:tab/><text:tab/>entero:</text:p>
      <text:p text:style-name="P91"><text:soft-page-break/><text:tab/><text:tab/><text:tab/>iload <text:s/>Literal.tsh[id.lex].dir</text:p>
      <text:p text:style-name="P91"><text:tab/><text:tab/>float:</text:p>
      <text:p text:style-name="P90"><text:tab/><text:tab/><text:tab/>fload <text:s/>Literal.tsh[id.lex].dir</text:p>
      <text:p text:style-name="P90"><text:tab/>}</text:p>
      <text:p text:style-name="P93">Literal → litNat</text:p>
      <text:p text:style-name="P93"><text:tab/><text:span text:style-name="T1">{</text:span></text:p>
      <text:p text:style-name="P93"><text:tab/><text:span text:style-name="T1">Literal.tipo = natural</text:span></text:p>
      <text:p text:style-name="P91"><text:tab/>Literal.codP = apila getValor(litNat.lex)</text:p>
      <text:p text:style-name="P90"><text:tab/>Literal.codJ = iconst getValor(litNat.lex))</text:p>
      <text:p text:style-name="P90"><text:tab/>}</text:p>
      <text:p text:style-name="P93">Literal → litFlo</text:p>
      <text:p text:style-name="P93"><text:tab/><text:span text:style-name="T1">{</text:span></text:p>
      <text:p text:style-name="P93"><text:tab/><text:span text:style-name="T1">Literal.tipo = float</text:span></text:p>
      <text:p text:style-name="P91"><text:tab/>Literal.codP = apila getValor(litFlo.lex)</text:p>
      <text:p text:style-name="P90"><text:tab/>Literal.codJ = fconst getValor(litFlo.lex))</text:p>
      <text:p text:style-name="P90"><text:tab/>}</text:p>
      <text:p text:style-name="P93">Literal → litTrue</text:p>
      <text:p text:style-name="P93"><text:tab/><text:span text:style-name="T1">{</text:span></text:p>
      <text:p text:style-name="P94"><text:tab/>Literal.tipo = boolean<text:tab/></text:p>
      <text:p text:style-name="P91"><text:tab/>Literal.codP = apila true</text:p>
      <text:p text:style-name="P90"><text:tab/>Literal.codJ = iconst 1</text:p>
      <text:p text:style-name="P90"><text:tab/>}</text:p>
      <text:p text:style-name="P93">Literal → litFalse</text:p>
      <text:p text:style-name="P93"><text:tab/><text:span text:style-name="T1">{</text:span></text:p>
      <text:p text:style-name="P94"><text:tab/>Literal.tipo = boolean<text:tab/></text:p>
      <text:p text:style-name="P91"><text:tab/>Literal.codP = apila false</text:p>
      <text:p text:style-name="P90"><text:tab/>Literal.codJ = iconst 0</text:p>
      <text:p text:style-name="P90"><text:tab/>}</text:p>
      <text:p text:style-name="P93">Literal → litCha</text:p>
      <text:p text:style-name="P89"><text:tab/><text:span text:style-name="T1">{</text:span></text:p>
      <text:p text:style-name="P90"><text:tab/>Literal.tipo = character</text:p>
      <text:p text:style-name="P91"><text:tab/>Literal.codP = apila getValor(litCha.lex)</text:p>
      <text:p text:style-name="P90"><text:tab/>Literal.codJ = iconst getValor(litCha.lex))</text:p>
      <text:p text:style-name="P90"><text:tab/>}</text:p>
      <text:p text:style-name="P90"/>
      <text:p text:style-name="P93">OpNiv0 → &lt;</text:p>
      <text:p text:style-name="P93"><text:tab/><text:span text:style-name="T1">{OpNiv0.op = menor}</text:span></text:p>
      <text:p text:style-name="P93">OpNiv0 → &gt;<text:tab/></text:p>
      <text:p text:style-name="P93"><text:tab/><text:span text:style-name="T1">{OpNiv0.op = mayor}</text:span></text:p>
      <text:p text:style-name="P93">OpNiv0 → &lt;=</text:p>
      <text:p text:style-name="P93"><text:tab/><text:span text:style-name="T1">{OpNiv0.op = menor-ig}</text:span></text:p>
      <text:p text:style-name="P93">OpNiv0 → &gt;=</text:p>
      <text:p text:style-name="P93"><text:tab/><text:span text:style-name="T1">{OpNiv0.op = mayor-ig}</text:span></text:p>
      <text:p text:style-name="P93">OpNiv0 → =</text:p>
      <text:p text:style-name="P93"><text:tab/><text:span text:style-name="T1">{OpNiv0.op = igual}</text:span></text:p>
      <text:p text:style-name="P93">OpNiv0 → =/=</text:p>
      <text:p text:style-name="P93"><text:tab/><text:span text:style-name="T1">{OpNiv0.op = no-igual}</text:span></text:p>
      <text:p text:style-name="P93">OpNiv1 → +</text:p>
      <text:p text:style-name="P93"><text:tab/><text:span text:style-name="T1">{OpNiv1.op = suma}</text:span></text:p>
      <text:p text:style-name="P93">OpNiv1 → -</text:p>
      <text:p text:style-name="P93"><text:tab/><text:span text:style-name="T1">{OpNiv1.op = resta}</text:span></text:p>
      <text:p text:style-name="P93">OpNiv1 → or</text:p>
      <text:p text:style-name="P93"><text:tab/><text:span text:style-name="T1">{OpNiv1.op = o}</text:span></text:p>
      <text:p text:style-name="P93">OpNiv2 → *</text:p>
      <text:p text:style-name="P93"><text:tab/><text:span text:style-name="T1">{OpNiv2.op = multiplica}</text:span></text:p>
      <text:p text:style-name="P93">OpNiv2 → /</text:p>
      <text:p text:style-name="P93"><text:tab/><text:span text:style-name="T1">{OpNiv2.op = divide}</text:span></text:p>
      <text:p text:style-name="P93"><text:soft-page-break/>OpNiv2 → %</text:p>
      <text:p text:style-name="P93"><text:tab/><text:span text:style-name="T1">{OpNiv2.op = modulo}</text:span></text:p>
      <text:p text:style-name="P93">OpNiv2 → and</text:p>
      <text:p text:style-name="P93"><text:tab/><text:span text:style-name="T1">{OpNiv2.op = y}</text:span></text:p>
      <text:p text:style-name="P8">OpNiv3 → &gt;&gt;</text:p>
      <text:p text:style-name="P8"><text:tab/><text:span text:style-name="T1">{OpNiv3.op = shl}</text:span></text:p>
      <text:p text:style-name="P8">OpNiv3 → &lt;&lt;</text:p>
      <text:p text:style-name="P8"><text:tab/><text:span text:style-name="T1">{OpNiv3.op = shr}</text:span></text:p>
      <text:p text:style-name="P8">OpNiv4 → not</text:p>
      <text:p text:style-name="P8"><text:tab/><text:span text:style-name="T1">{OpNiv4.op = no}</text:span></text:p>
      <text:p text:style-name="P8">OpNiv4 → -</text:p>
      <text:p text:style-name="P8"><text:tab/><text:span text:style-name="T1">{OpNiv4.op = menos}</text:span></text:p>
      <text:p text:style-name="P8">OpNiv4 → (float)</text:p>
      <text:p text:style-name="P8"><text:tab/><text:span text:style-name="T1">{OpNiv4.op = cast-float}</text:span></text:p>
      <text:p text:style-name="P8">OpNiv4 → (int)</text:p>
      <text:p text:style-name="P8"><text:tab/><text:span text:style-name="T1">{OpNiv4.op = cast-int}</text:span></text:p>
      <text:p text:style-name="P8">OpNiv4 → (nat)</text:p>
      <text:p text:style-name="P8"><text:tab/><text:span text:style-name="T1">{OpNiv4.op = cast-nat}</text:span></text:p>
      <text:p text:style-name="P8">OpNiv4 → (char)</text:p>
      <text:p text:style-name="P90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1T19:23:45</dc:date>
    <meta:editing-duration>PT22H21M12S</meta:editing-duration>
    <meta:editing-cycles>45</meta:editing-cycles>
    <meta:generator>OpenOffice.org/3.2$Linux OpenOffice.org_project/320m21$Build-9319</meta:generator>
    <dc:creator>Hector </dc:creator>
    <meta:document-statistic meta:table-count="0" meta:image-count="0" meta:object-count="0" meta:page-count="39" meta:paragraph-count="1882" meta:word-count="4923" meta:character-count="50710"/>
  </office:meta>
</office:document-meta>
</file>